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354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5.34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5.0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XOR_program_ABS_no_bias_AAAA081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 epochs/run</text:p>
          </table:table-cell>
          <table:table-cell/>
          <table:table-cell office:value-type="string" calcext:value-type="string">
            <text:p>100 epochs/run</text:p>
          </table:table-cell>
          <table:table-cell/>
          <table:table-cell office:value-type="string" calcext:value-type="string">
            <text:p>10 epochs/ru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ults from the top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{0.,{0,1},{1.,-1.},1.,1,1000}// TableForm</text:p>
          </table:table-cell>
          <table:table-cell/>
          <table:table-cell office:value-type="string" calcext:value-type="string">
            <text:p>{2.95324*10^-23,{1,0},{1.,-1.},1.,1,100}</text:p>
          </table:table-cell>
          <table:table-cell/>
          <table:table-cell office:value-type="string" calcext:value-type="string">
            <text:p>{0.00295766,{0,1},{-0.314971,0.891231},0.89123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// TableForm</text:p>
          </table:table-cell>
          <table:table-cell/>
          <table:table-cell office:value-type="string" calcext:value-type="string">
            <text:p>{3.48182*10^-20,{1,0},{-1.,1.},1.,1,100}</text:p>
          </table:table-cell>
          <table:table-cell/>
          <table:table-cell office:value-type="string" calcext:value-type="string">
            <text:p>{0.,{0,0},{-0.829308,0.919162},0.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// TableForm</text:p>
          </table:table-cell>
          <table:table-cell/>
          <table:table-cell office:value-type="string" calcext:value-type="string">
            <text:p>{7.35149*10^-16,{0,1},{-1.,1.},1.,1,100}</text:p>
          </table:table-cell>
          <table:table-cell/>
          <table:table-cell office:value-type="string" calcext:value-type="string">
            <text:p>{0.00312232,{0,1},{0.576378,-0.888245},0.88824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// TableForm</text:p>
          </table:table-cell>
          <table:table-cell/>
          <table:table-cell office:value-type="string" calcext:value-type="string">
            <text:p>{0.,{0,0},{1.,-1.},0.,0,100}</text:p>
          </table:table-cell>
          <table:table-cell/>
          <table:table-cell office:value-type="string" calcext:value-type="string">
            <text:p>{0.,{0,0},{-0.786329,0.458344},0.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1,1000}// TableForm</text:p>
          </table:table-cell>
          <table:table-cell/>
          <table:table-cell office:value-type="string" calcext:value-type="string">
            <text:p>{4.13006*10^-17,{1,0},{1.,-1.},1.,1,100}</text:p>
          </table:table-cell>
          <table:table-cell/>
          <table:table-cell office:value-type="string" calcext:value-type="string">
            <text:p>{0.,{0,0},{-0.956406,0.773528},0.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0,1000}// TableForm</text:p>
          </table:table-cell>
          <table:table-cell/>
          <table:table-cell office:value-type="string" calcext:value-type="string">
            <text:p>{3.10031*10^-15,{1,0},{-1.,1.},1.,1,100}</text:p>
          </table:table-cell>
          <table:table-cell/>
          <table:table-cell office:value-type="string" calcext:value-type="string">
            <text:p>{6.70733*10^-6,{1,1},{0.728799,-0.723619},0.005179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1,1000}// TableForm</text:p>
          </table:table-cell>
          <table:table-cell/>
          <table:table-cell office:value-type="string" calcext:value-type="string">
            <text:p>{2.07371*10^-16,{0,1},{-1.,1.},1.,1,100}</text:p>
          </table:table-cell>
          <table:table-cell/>
          <table:table-cell office:value-type="string" calcext:value-type="string">
            <text:p>{0.,{0,0},{0.8434,-0.608291},0.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,1000}// TableForm</text:p>
          </table:table-cell>
          <table:table-cell/>
          <table:table-cell office:value-type="string" calcext:value-type="string">
            <text:p>{2.98619*10^-21,{1,1},{-1.,1.},1.09292*10^-10,0,100}</text:p>
          </table:table-cell>
          <table:table-cell/>
          <table:table-cell office:value-type="string" calcext:value-type="string">
            <text:p>{0.000234834,{1,1},{0.156302,-0.125654},0.0306486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0,1000}// TableForm</text:p>
          </table:table-cell>
          <table:table-cell/>
          <table:table-cell office:value-type="string" calcext:value-type="string">
            <text:p>{2.67011*10^-16,{1,1},{-1.,1.},3.26809*10^-8,0,100}</text:p>
          </table:table-cell>
          <table:table-cell/>
          <table:table-cell office:value-type="string" calcext:value-type="string">
            <text:p>{0.,{0,0},{0.644915,0.937004},0.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,1000}// TableForm</text:p>
          </table:table-cell>
          <table:table-cell/>
          <table:table-cell office:value-type="string" calcext:value-type="string">
            <text:p>{7.21383*10^-23,{1,1},{1.,-1.},1.69869*10^-11,0,100}</text:p>
          </table:table-cell>
          <table:table-cell/>
          <table:table-cell office:value-type="string" calcext:value-type="string">
            <text:p>{0.0300403,{1,0},{0.653357,-0.128554},0.65335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0,1000}// TableForm</text:p>
          </table:table-cell>
          <table:table-cell/>
          <table:table-cell office:value-type="string" calcext:value-type="string">
            <text:p>{4.21712*10^-19,{1,0},{1.,-1.},1.,1,100}</text:p>
          </table:table-cell>
          <table:table-cell/>
          <table:table-cell office:value-type="string" calcext:value-type="string">
            <text:p>{0.00388379,{1,0},{-0.87536,0.703964},0.8753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// TableForm</text:p>
          </table:table-cell>
          <table:table-cell/>
          <table:table-cell office:value-type="string" calcext:value-type="string">
            <text:p>{1.31775*10^-18,{1,0},{-1.,1.},1.,1,100}</text:p>
          </table:table-cell>
          <table:table-cell/>
          <table:table-cell office:value-type="string" calcext:value-type="string">
            <text:p>{0.0000272479,{1,0},{0.98956,0.207649},0.9895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0,1000}// TableForm</text:p>
          </table:table-cell>
          <table:table-cell/>
          <table:table-cell office:value-type="string" calcext:value-type="string">
            <text:p>{1.1714*10^-19,{0,1},{-1.,1.},1.,1,100}</text:p>
          </table:table-cell>
          <table:table-cell/>
          <table:table-cell office:value-type="string" calcext:value-type="string">
            <text:p>{0.000980941,{1,0},{0.93736,-0.608291},0.9373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0,1000}// TableForm</text:p>
          </table:table-cell>
          <table:table-cell/>
          <table:table-cell office:value-type="string" calcext:value-type="string">
            <text:p>{4.60534*10^-16,{0,1},{-1.,1.},1.,1,100}</text:p>
          </table:table-cell>
          <table:table-cell/>
          <table:table-cell office:value-type="string" calcext:value-type="string">
            <text:p>{0.,{0,0},{0.99833,0.207649},0.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// TableForm</text:p>
          </table:table-cell>
          <table:table-cell/>
          <table:table-cell office:value-type="string" calcext:value-type="string">
            <text:p>{0.,{0,0},{-1.,1.},0.,0,100}</text:p>
          </table:table-cell>
          <table:table-cell/>
          <table:table-cell office:value-type="string" calcext:value-type="string">
            <text:p>{0.000435607,{1,1},{-0.786568,0.82831},0.041742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// TableForm</text:p>
          </table:table-cell>
          <table:table-cell/>
          <table:table-cell office:value-type="string" calcext:value-type="string">
            <text:p>{9.50335*10^-18,{0,1},{-1.,1.},1.,1,100}</text:p>
          </table:table-cell>
          <table:table-cell/>
          <table:table-cell office:value-type="string" calcext:value-type="string">
            <text:p>{0.,{0,0},{-0.195674,0.798848},0.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// TableForm</text:p>
          </table:table-cell>
          <table:table-cell/>
          <table:table-cell office:value-type="string" calcext:value-type="string">
            <text:p>{0.,{0,0},{-1.,1.},0.,0,100}</text:p>
          </table:table-cell>
          <table:table-cell/>
          <table:table-cell office:value-type="string" calcext:value-type="string">
            <text:p>{0.00525518,{1,0},{0.855015,-0.0895642},0.85501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0,1000}// TableForm</text:p>
          </table:table-cell>
          <table:table-cell/>
          <table:table-cell office:value-type="string" calcext:value-type="string">
            <text:p>{1.62885*10^-17,{1,0},{1.,-1.},1.,1,100}</text:p>
          </table:table-cell>
          <table:table-cell/>
          <table:table-cell office:value-type="string" calcext:value-type="string">
            <text:p>{0.0000883419,{1,1},{-0.820523,0.801725},0.018798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// TableForm</text:p>
          </table:table-cell>
          <table:table-cell/>
          <table:table-cell office:value-type="string" calcext:value-type="string">
            <text:p>{2.31435*10^-22,{1,1},{1.,-1.},3.0426*10^-11,0,100}</text:p>
          </table:table-cell>
          <table:table-cell/>
          <table:table-cell office:value-type="string" calcext:value-type="string">
            <text:p>{0.,{0,0},{0.592191,0.873224},0.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1,1000}// TableForm</text:p>
          </table:table-cell>
          <table:table-cell/>
          <table:table-cell office:value-type="string" calcext:value-type="string">
            <text:p>{0.,{0,0},{-1.,1.},0.,0,100}</text:p>
          </table:table-cell>
          <table:table-cell/>
          <table:table-cell office:value-type="string" calcext:value-type="string">
            <text:p>{0.,{0,0},{0.857966,0.974802},0.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,1000} // TableForm</text:p>
          </table:table-cell>
          <table:table-cell/>
          <table:table-cell office:value-type="string" calcext:value-type="string">
            <text:p>{0.,{0,0},{-1.,1.},0.,0,100}</text:p>
          </table:table-cell>
          <table:table-cell/>
          <table:table-cell office:value-type="string" calcext:value-type="string">
            <text:p>{0.,{0,0},{0.643955,-0.633259},0.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 // TableForm </text:p>
          </table:table-cell>
          <table:table-cell/>
          <table:table-cell office:value-type="string" calcext:value-type="string">
            <text:p>{2.52015*10^-20,{1,0},{-1.,1.},1.,1,100}</text:p>
          </table:table-cell>
          <table:table-cell/>
          <table:table-cell office:value-type="string" calcext:value-type="string">
            <text:p>{0.000559,{1,1},{-0.311698,0.358985},0.047286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0,1000} // TableForm</text:p>
          </table:table-cell>
          <table:table-cell/>
          <table:table-cell office:value-type="string" calcext:value-type="string">
            <text:p>{0.,{0,0},{-1.,1.},0.,0,100}</text:p>
          </table:table-cell>
          <table:table-cell/>
          <table:table-cell office:value-type="string" calcext:value-type="string">
            <text:p>{4.35967*10^-6,{1,0},{0.995824,0.873224},0.99582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 // TableForm</text:p>
          </table:table-cell>
          <table:table-cell/>
          <table:table-cell office:value-type="string" calcext:value-type="string">
            <text:p>{5.21613*10^-23,{0,1},{1.,-1.},1.,1,100}</text:p>
          </table:table-cell>
          <table:table-cell/>
          <table:table-cell office:value-type="string" calcext:value-type="string">
            <text:p>{0.0224658,{0,1},{-0.244345,0.700228},0.70022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0,1000} // TableForm</text:p>
          </table:table-cell>
          <table:table-cell/>
          <table:table-cell office:value-type="string" calcext:value-type="string">
            <text:p>{0.,{0,0},{-1.,1.},0.,0,100}</text:p>
          </table:table-cell>
          <table:table-cell/>
          <table:table-cell office:value-type="string" calcext:value-type="string">
            <text:p>{0.00201199,{0,1},{-0.660014,0.91029},0.9102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0,1000} // TableForm</text:p>
          </table:table-cell>
          <table:table-cell/>
          <table:table-cell office:value-type="string" calcext:value-type="string">
            <text:p>{2.7934*10^-18,{0,1},{-1.,1.},1.,1,100}</text:p>
          </table:table-cell>
          <table:table-cell/>
          <table:table-cell office:value-type="string" calcext:value-type="string">
            <text:p>{0.0000139873,{1,1},{-0.91902,0.91154},0.00747992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 // TableForm</text:p>
          </table:table-cell>
          <table:table-cell/>
          <table:table-cell office:value-type="string" calcext:value-type="string">
            <text:p>{3.2836*10^-18,{0,1},{1.,-1.},1.,1,100}</text:p>
          </table:table-cell>
          <table:table-cell/>
          <table:table-cell office:value-type="string" calcext:value-type="string">
            <text:p>{0.0241665,{0,1},{-0.216095,0.689089},0.68908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 // TableForm</text:p>
          </table:table-cell>
          <table:table-cell/>
          <table:table-cell office:value-type="string" calcext:value-type="string">
            <text:p>{0.,{0,0},{-1.,1.},0.,0,100}</text:p>
          </table:table-cell>
          <table:table-cell/>
          <table:table-cell office:value-type="string" calcext:value-type="string">
            <text:p>{0.0000193681,{1,1},{0.573074,-0.581876},0.0088018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 // TableForm</text:p>
          </table:table-cell>
          <table:table-cell/>
          <table:table-cell office:value-type="string" calcext:value-type="string">
            <text:p>{3.89419*10^-23,{0,1},{-1.,1.},1.,1,100}</text:p>
          </table:table-cell>
          <table:table-cell/>
          <table:table-cell office:value-type="string" calcext:value-type="string">
            <text:p>{0.0158819,{0,1},{-0.891776,0.747954},0.74795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0,1000} // TableForm</text:p>
          </table:table-cell>
          <table:table-cell/>
          <table:table-cell office:value-type="string" calcext:value-type="string">
            <text:p>{2.15286*10^-13,{1,0},{-0.999999,0.999999},0.999999,1,100}</text:p>
          </table:table-cell>
          <table:table-cell/>
          <table:table-cell office:value-type="string" calcext:value-type="string">
            <text:p>{0.00595364,{1,0},{0.84568,-0.842404},0.8456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0,1000} // TableForm</text:p>
          </table:table-cell>
          <table:table-cell/>
          <table:table-cell office:value-type="string" calcext:value-type="string">
            <text:p>{3.99118*10^-21,{0,1},{1.,-1.},1.,1,100}</text:p>
          </table:table-cell>
          <table:table-cell/>
          <table:table-cell office:value-type="string" calcext:value-type="string">
            <text:p>{0.,{0,0},{0.699421,-0.862857},0.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0,1000} // TableForm</text:p>
          </table:table-cell>
          <table:table-cell/>
          <table:table-cell office:value-type="string" calcext:value-type="string">
            <text:p>{1.03254*10^-20,{0,1},{1.,-1.},1.,1,100}</text:p>
          </table:table-cell>
          <table:table-cell/>
          <table:table-cell office:value-type="string" calcext:value-type="string">
            <text:p>{0.00296105,{1,0},{0.891169,-0.218494},0.89116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0,1000} // TableForm</text:p>
          </table:table-cell>
          <table:table-cell/>
          <table:table-cell office:value-type="string" calcext:value-type="string">
            <text:p>{0.,{0,0},{-1.,1.},0.,0,100}</text:p>
          </table:table-cell>
          <table:table-cell/>
          <table:table-cell office:value-type="string" calcext:value-type="string">
            <text:p>{0.0288977,{1,0},{-0.660014,0.43931},0.66001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0,1000} // TableForm</text:p>
          </table:table-cell>
          <table:table-cell/>
          <table:table-cell office:value-type="string" calcext:value-type="string">
            <text:p>{9.69884*10^-17,{1,0},{-1.,1.},1.,1,100}</text:p>
          </table:table-cell>
          <table:table-cell/>
          <table:table-cell office:value-type="string" calcext:value-type="string">
            <text:p>{0.00586098,{0,1},{0.94945,-0.846886},0.84688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0,1000} // TableForm</text:p>
          </table:table-cell>
          <table:table-cell/>
          <table:table-cell office:value-type="string" calcext:value-type="string">
            <text:p>{1.41802*10^-21,{1,0},{-1.,1.},1.,1,100}</text:p>
          </table:table-cell>
          <table:table-cell/>
          <table:table-cell office:value-type="string" calcext:value-type="string">
            <text:p>{0.000822283,{1,1},{-0.605623,0.548272},0.05735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 // TableForm </text:p>
          </table:table-cell>
          <table:table-cell/>
          <table:table-cell office:value-type="string" calcext:value-type="string">
            <text:p>{3.73749*10^-22,{1,1},{-1.,1.},3.86652*10^-11,0,100}</text:p>
          </table:table-cell>
          <table:table-cell/>
          <table:table-cell office:value-type="string" calcext:value-type="string">
            <text:p>{0.0043132,{1,0},{-0.86865,0.666614},0.8686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,1000} // TableForm</text:p>
          </table:table-cell>
          <table:table-cell/>
          <table:table-cell office:value-type="string" calcext:value-type="string">
            <text:p>{2.61286*10^-19,{1,0},{-1.,1.},1.,1,100}</text:p>
          </table:table-cell>
          <table:table-cell/>
          <table:table-cell office:value-type="string" calcext:value-type="string">
            <text:p>{0.,{0,0},{-0.690365,0.881271},0.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 // TableForm</text:p>
          </table:table-cell>
          <table:table-cell/>
          <table:table-cell office:value-type="string" calcext:value-type="string">
            <text:p>{3.8039*10^-14,{0,1},{-0.999999,1.},1.,1,100}</text:p>
          </table:table-cell>
          <table:table-cell/>
          <table:table-cell office:value-type="string" calcext:value-type="string">
            <text:p>{1.68092*10^-7,{1,1},{-0.248207,0.249027},0.0008199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,1000} // TableForm </text:p>
          </table:table-cell>
          <table:table-cell/>
          <table:table-cell office:value-type="string" calcext:value-type="string">
            <text:p>{1.64012*10^-16,{1,1},{-1.,1.},2.56134*10^-8,0,100}</text:p>
          </table:table-cell>
          <table:table-cell/>
          <table:table-cell office:value-type="string" calcext:value-type="string">
            <text:p>{0.00586341,{1,0},{0.846854,-0.715424},0.84685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0,1000} // TableForm</text:p>
          </table:table-cell>
          <table:table-cell/>
          <table:table-cell office:value-type="string" calcext:value-type="string">
            <text:p>{5.77513*10^-20,{1,1},{-1.,1.},4.8063*10^-10,0,100}</text:p>
          </table:table-cell>
          <table:table-cell/>
          <table:table-cell office:value-type="string" calcext:value-type="string">
            <text:p>{0.00297439,{0,1},{-0.0750853,0.890924},0.89092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,1000} // TableForm</text:p>
          </table:table-cell>
          <table:table-cell/>
          <table:table-cell office:value-type="string" calcext:value-type="string">
            <text:p>{1.46387*10^-18,{1,0},{-1.,1.},1.,1,100}</text:p>
          </table:table-cell>
          <table:table-cell/>
          <table:table-cell office:value-type="string" calcext:value-type="string">
            <text:p>{0.0221495,{1,0},{0.702346,-0.161868},0.70234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0,1000} // TableForm</text:p>
          </table:table-cell>
          <table:table-cell/>
          <table:table-cell office:value-type="string" calcext:value-type="string">
            <text:p>{6.41844*10^-19,{1,0},{1.,-1.},1.,1,100}</text:p>
          </table:table-cell>
          <table:table-cell/>
          <table:table-cell office:value-type="string" calcext:value-type="string">
            <text:p>{0.,{0,0},{0.644915,0.84251},0.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,1000} // TableForm</text:p>
          </table:table-cell>
          <table:table-cell/>
          <table:table-cell office:value-type="string" calcext:value-type="string">
            <text:p>{3.14945*10^-19,{1,1},{-1.,1.},1.1224*10^-9,0,100}</text:p>
          </table:table-cell>
          <table:table-cell/>
          <table:table-cell office:value-type="string" calcext:value-type="string">
            <text:p>{0.0304077,{1,0},{-0.651244,0.426156},0.65124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,1000} // TableForm</text:p>
          </table:table-cell>
          <table:table-cell/>
          <table:table-cell office:value-type="string" calcext:value-type="string">
            <text:p>{1.05373*10^-24,{1,1},{-1.,1.},2.05302*10^-12,0,100}</text:p>
          </table:table-cell>
          <table:table-cell/>
          <table:table-cell office:value-type="string" calcext:value-type="string">
            <text:p>{0.00267617,{1,0},{-0.896537,0.397132},0.89653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1,1000} // TableForm</text:p>
          </table:table-cell>
          <table:table-cell/>
          <table:table-cell office:value-type="string" calcext:value-type="string">
            <text:p>{0.,{0,0},{-1.,1.},0.,0,100}</text:p>
          </table:table-cell>
          <table:table-cell/>
          <table:table-cell office:value-type="string" calcext:value-type="string">
            <text:p>{5.28841*10^-7,{1,0},{0.998546,0.0156877},0.99854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0,1000} // TableForm</text:p>
          </table:table-cell>
          <table:table-cell/>
          <table:table-cell office:value-type="string" calcext:value-type="string">
            <text:p>{0.,{0,0},{-1.,1.},0.,0,100}</text:p>
          </table:table-cell>
          <table:table-cell/>
          <table:table-cell office:value-type="string" calcext:value-type="string">
            <text:p>{0.00257672,{1,0},{0.898477,-0.710573},0.89847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0,1000} // TableForm</text:p>
          </table:table-cell>
          <table:table-cell/>
          <table:table-cell office:value-type="string" calcext:value-type="string">
            <text:p>{3.60993*10^-19,{1,0},{-1.,1.},1.,1,100}</text:p>
          </table:table-cell>
          <table:table-cell/>
          <table:table-cell office:value-type="string" calcext:value-type="string">
            <text:p>{0.00242419,{1,1},{-0.50609,0.407618},0.098472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,1000} // TableForm</text:p>
          </table:table-cell>
          <table:table-cell/>
          <table:table-cell office:value-type="string" calcext:value-type="string">
            <text:p>{5.21181*10^-16,{1,0},{1.,-1.},1.,1,100}</text:p>
          </table:table-cell>
          <table:table-cell/>
          <table:table-cell office:value-type="string" calcext:value-type="string">
            <text:p>{0.00243323,{1,1},{-0.475757,0.574413},0.098655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0,1000} // TableForm</text:p>
          </table:table-cell>
          <table:table-cell/>
          <table:table-cell office:value-type="string" calcext:value-type="string">
            <text:p>{0.,{0,0},{0.999999,-0.999998},0.,0,100}</text:p>
          </table:table-cell>
          <table:table-cell/>
          <table:table-cell office:value-type="string" calcext:value-type="string">
            <text:p>{0.00758333,{1,0},{-0.825835,0.878049},0.82583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 // TableForm</text:p>
          </table:table-cell>
          <table:table-cell/>
          <table:table-cell office:value-type="string" calcext:value-type="string">
            <text:p>{8.57296*10^-18,{0,1},{-1.,1.},1.,1,100}</text:p>
          </table:table-cell>
          <table:table-cell/>
          <table:table-cell office:value-type="string" calcext:value-type="string">
            <text:p>{0.00232608,{0,1},{-0.353353,0.903541},0.90354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0,1000} // TableForm</text:p>
          </table:table-cell>
          <table:table-cell/>
          <table:table-cell office:value-type="string" calcext:value-type="string">
            <text:p>{1.28902*10^-20,{0,1},{1.,-1.},1.,1,100}</text:p>
          </table:table-cell>
          <table:table-cell/>
          <table:table-cell office:value-type="string" calcext:value-type="string">
            <text:p>{0.000630602,{1,1},{-0.704893,0.65467},0.0502236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0,1000} // TableForm </text:p>
          </table:table-cell>
          <table:table-cell/>
          <table:table-cell office:value-type="string" calcext:value-type="string">
            <text:p>{0.,{0,0},{-1.,1.},0.,0,100}</text:p>
          </table:table-cell>
          <table:table-cell/>
          <table:table-cell office:value-type="string" calcext:value-type="string">
            <text:p>{0.0125749,{0,1},{-0.660014,0.775724},0.77572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,1000} // TableForm</text:p>
          </table:table-cell>
          <table:table-cell/>
          <table:table-cell office:value-type="string" calcext:value-type="string">
            <text:p>{1.78492*10^-17,{1,0},{-1.,1.},1.,1,100}</text:p>
          </table:table-cell>
          <table:table-cell/>
          <table:table-cell office:value-type="string" calcext:value-type="string">
            <text:p>{0.,{0,0},{-0.0140118,0.281631},0.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 // TableForm</text:p>
          </table:table-cell>
          <table:table-cell/>
          <table:table-cell office:value-type="string" calcext:value-type="string">
            <text:p>{7.91061*10^-17,{1,0},{-1.,1.},1.,1,100}</text:p>
          </table:table-cell>
          <table:table-cell/>
          <table:table-cell office:value-type="string" calcext:value-type="string">
            <text:p>{0.0242262,{0,1},{-0.179344,0.688705},0.68870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0,1000} // TableForm</text:p>
          </table:table-cell>
          <table:table-cell/>
          <table:table-cell office:value-type="string" calcext:value-type="string">
            <text:p>{1.65738*10^-14,{1,0},{-1.,0.999999},1.,1,100}</text:p>
          </table:table-cell>
          <table:table-cell/>
          <table:table-cell office:value-type="string" calcext:value-type="string">
            <text:p>{0.0141026,{0,1},{-0.960821,0.762491},0.76249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1,1000} // TableForm</text:p>
          </table:table-cell>
          <table:table-cell/>
          <table:table-cell office:value-type="string" calcext:value-type="string">
            <text:p>{0.,{0,0},{-1.,1.},0.,0,100}</text:p>
          </table:table-cell>
          <table:table-cell/>
          <table:table-cell office:value-type="string" calcext:value-type="string">
            <text:p>{0.00711621,{1,0},{-0.831285,0.646109},0.83128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,1000} // TableForm</text:p>
          </table:table-cell>
          <table:table-cell/>
          <table:table-cell office:value-type="string" calcext:value-type="string">
            <text:p>{0.,{0,0},{-1.,1.},0.,0,100}</text:p>
          </table:table-cell>
          <table:table-cell/>
          <table:table-cell office:value-type="string" calcext:value-type="string">
            <text:p>{0.,{0,0},{0.98956,0.68306},0.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0,1000} // TableForm</text:p>
          </table:table-cell>
          <table:table-cell/>
          <table:table-cell office:value-type="string" calcext:value-type="string">
            <text:p>{1.66422*10^-19,{1,0},{-1.,1.},1.,1,100}</text:p>
          </table:table-cell>
          <table:table-cell/>
          <table:table-cell office:value-type="string" calcext:value-type="string">
            <text:p>{0.0264713,{1,0},{0.6746,-0.186107},0.674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0,1000} // TableForm</text:p>
          </table:table-cell>
          <table:table-cell/>
          <table:table-cell office:value-type="string" calcext:value-type="string">
            <text:p>{2.54698*10^-17,{1,0},{1.,-1.},1.,1,100}</text:p>
          </table:table-cell>
          <table:table-cell/>
          <table:table-cell office:value-type="string" calcext:value-type="string">
            <text:p>{0.00301641,{0,1},{-0.549038,0.890156},0.89015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 // TableForm</text:p>
          </table:table-cell>
          <table:table-cell/>
          <table:table-cell office:value-type="string" calcext:value-type="string">
            <text:p>{1.17406*10^-15,{0,1},{-1.,1.},1.,1,100}</text:p>
          </table:table-cell>
          <table:table-cell/>
          <table:table-cell office:value-type="string" calcext:value-type="string">
            <text:p>{0.0000856889,{1,1},{-0.72944,0.747954},0.018513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0,1000} // TableForm</text:p>
          </table:table-cell>
          <table:table-cell/>
          <table:table-cell office:value-type="string" calcext:value-type="string">
            <text:p>{5.66436*10^-17,{1,1},{1.,-1.},1.50524*10^-8,0,100}</text:p>
          </table:table-cell>
          <table:table-cell/>
          <table:table-cell office:value-type="string" calcext:value-type="string">
            <text:p>{0.000581568,{1,1},{-0.376541,0.424773},0.048231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0,1000} // TableForm</text:p>
          </table:table-cell>
          <table:table-cell/>
          <table:table-cell office:value-type="string" calcext:value-type="string">
            <text:p>{0.,{0,0},{1.,-1.},0.,0,100}</text:p>
          </table:table-cell>
          <table:table-cell/>
          <table:table-cell office:value-type="string" calcext:value-type="string">
            <text:p>{0.0000139159,{1,1},{0.886905,-0.894366},0.007460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0,1000} // TableForm</text:p>
          </table:table-cell>
          <table:table-cell/>
          <table:table-cell office:value-type="string" calcext:value-type="string">
            <text:p>{2.5387*10^-17,{1,0},{-1.,1.},1.,1,100}</text:p>
          </table:table-cell>
          <table:table-cell/>
          <table:table-cell office:value-type="string" calcext:value-type="string">
            <text:p>{0.000102862,{0,1},{0.98956,0.979716},0.97971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 // TableForm</text:p>
          </table:table-cell>
          <table:table-cell/>
          <table:table-cell office:value-type="string" calcext:value-type="string">
            <text:p>{0.,{0,0},{-1.,1.},0.,0,100}</text:p>
          </table:table-cell>
          <table:table-cell/>
          <table:table-cell office:value-type="string" calcext:value-type="string">
            <text:p>{0.00741299,{0,1},{-0.557143,0.827803},0.82780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0,1000} // TableForm</text:p>
          </table:table-cell>
          <table:table-cell/>
          <table:table-cell office:value-type="string" calcext:value-type="string">
            <text:p>{9.93025*10^-18,{0,1},{1.,-1.},1.,1,100}</text:p>
          </table:table-cell>
          <table:table-cell/>
          <table:table-cell office:value-type="string" calcext:value-type="string">
            <text:p>{0.0239684,{1,0},{-0.690365,0.257944},0.69036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,1000} // TableForm</text:p>
          </table:table-cell>
          <table:table-cell/>
          <table:table-cell office:value-type="string" calcext:value-type="string">
            <text:p>{1.55701*10^-19,{0,1},{-1.,1.},1.,1,100}</text:p>
          </table:table-cell>
          <table:table-cell/>
          <table:table-cell office:value-type="string" calcext:value-type="string">
            <text:p>{0.,{0,0},{0.891169,-0.687398},0.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0,1000} // TableForm</text:p>
          </table:table-cell>
          <table:table-cell/>
          <table:table-cell office:value-type="string" calcext:value-type="string">
            <text:p>{4.80697*10^-23,{1,1},{-1.,1.},1.38665*10^-11,0,100}</text:p>
          </table:table-cell>
          <table:table-cell/>
          <table:table-cell office:value-type="string" calcext:value-type="string">
            <text:p>{0.0154156,{0,1},{-0.390171,0.75168},0.7516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0,1000} // TableForm</text:p>
          </table:table-cell>
          <table:table-cell/>
          <table:table-cell office:value-type="string" calcext:value-type="string">
            <text:p>{4.8827*10^-23,{1,0},{-1.,1.},1.,1,100}</text:p>
          </table:table-cell>
          <table:table-cell/>
          <table:table-cell office:value-type="string" calcext:value-type="string">
            <text:p>{4.97933*10^-6,{1,1},{-0.839488,0.843951},0.0044628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,1000} // TableForm</text:p>
          </table:table-cell>
          <table:table-cell/>
          <table:table-cell office:value-type="string" calcext:value-type="string">
            <text:p>{0.,{0,0},{-1.,0.999999},0.,0,100}</text:p>
          </table:table-cell>
          <table:table-cell/>
          <table:table-cell office:value-type="string" calcext:value-type="string">
            <text:p>{0.,{0,0},{-0.64232,0.722396},0.,0,10}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program name: XOR_program_ABS_symm_derivative_no_bias_AAAA1003…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000 epochs/run</text:p>
          </table:table-cell>
          <table:table-cell/>
          <table:table-cell office:value-type="string" calcext:value-type="string">
            <text:p>100 epochs/run</text:p>
          </table:table-cell>
          <table:table-cell/>
          <table:table-cell office:value-type="string" calcext:value-type="string">
            <text:p>10 epochs/ru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7.71669*10^-19,{0,1},{1.,-1.},1.,100}</text:p>
          </table:table-cell>
          <table:table-cell/>
          <table:table-cell office:value-type="string" calcext:value-type="string">
            <text:p>{0.0371172,{1,0},{-0.72754,0.909411},0.7275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02955,{0,1},{0.781757,-0.923123},0.92312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7.17474*10^-9,{1,1},{0.118836,-0.118716},0.00011978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8.50766*10^-16,{1,0},{-1.,1.},1.,100}</text:p>
          </table:table-cell>
          <table:table-cell/>
          <table:table-cell office:value-type="string" calcext:value-type="string">
            <text:p>{0.0125071,{1,0},{-0.841841,0.280128},0.84184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4.31725*10^-19,{0,1},{-1.,1.},1.,100}</text:p>
          </table:table-cell>
          <table:table-cell/>
          <table:table-cell office:value-type="string" calcext:value-type="string">
            <text:p>{0.000258223,{1,0},{0.977275,0.84251},0.97727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5.8129*10^-21,{1,1},{-1.,1.},1.07823*10^-10,100}</text:p>
          </table:table-cell>
          <table:table-cell/>
          <table:table-cell office:value-type="string" calcext:value-type="string">
            <text:p>{0.00131726,{1,0},{-0.948672,0.697823},0.94867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000}</text:p>
          </table:table-cell>
          <table:table-cell/>
          <table:table-cell office:value-type="string" calcext:value-type="string">
            <text:p>{5.95069*10^-20,{1,1},{-1.,1.},3.44984*10^-10,100}</text:p>
          </table:table-cell>
          <table:table-cell/>
          <table:table-cell office:value-type="string" calcext:value-type="string">
            <text:p>{0.0000329158,{0,1},{0.592191,0.991886},0.99188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8.46883*10^-23,{1,1},{-1.,1.},1.30145*10^-11,100}</text:p>
          </table:table-cell>
          <table:table-cell/>
          <table:table-cell office:value-type="string" calcext:value-type="string">
            <text:p>{0.00212875,{1,0},{0.934751,0.996755},0.93475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1.62077*10^-18,{0,1},{1.,-1.},1.,100}</text:p>
          </table:table-cell>
          <table:table-cell/>
          <table:table-cell office:value-type="string" calcext:value-type="string">
            <text:p>{0.0000544959,{1,0},{0.98956,0.94929},0.9895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9.46544*10^-24,{1,1},{1.,-1.},4.35096*10^-12,100}</text:p>
          </table:table-cell>
          <table:table-cell/>
          <table:table-cell office:value-type="string" calcext:value-type="string">
            <text:p>{0.0499077,{1,0},{0.684064,-0.617215},0.68406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6.98865*10^-16,{1,1},{1.,-1.},3.73862*10^-8,100}</text:p>
          </table:table-cell>
          <table:table-cell/>
          <table:table-cell office:value-type="string" calcext:value-type="string">
            <text:p>{0.0502256,{0,1},{0.98956,0.68306},0.6830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0.,{0,0},{-0.999999,1.},0.,100}</text:p>
          </table:table-cell>
          <table:table-cell/>
          <table:table-cell office:value-type="string" calcext:value-type="string">
            <text:p>{0.00518383,{1,1},{-0.66889,0.770711},0.10182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000}</text:p>
          </table:table-cell>
          <table:table-cell/>
          <table:table-cell office:value-type="string" calcext:value-type="string">
            <text:p>{5.96878*10^-19,{0,1},{1.,-1.},1.,100}</text:p>
          </table:table-cell>
          <table:table-cell/>
          <table:table-cell office:value-type="string" calcext:value-type="string">
            <text:p>{0.0164352,{1,0},{-0.818698,0.642095},0.81869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1000}</text:p>
          </table:table-cell>
          <table:table-cell/>
          <table:table-cell office:value-type="string" calcext:value-type="string">
            <text:p>{2.28606*10^-18,{1,0},{-1.,1.},1.,100}</text:p>
          </table:table-cell>
          <table:table-cell/>
          <table:table-cell office:value-type="string" calcext:value-type="string">
            <text:p>{0.000470661,{0,1},{-0.693929,0.969319},0.96931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1000}</text:p>
          </table:table-cell>
          <table:table-cell/>
          <table:table-cell office:value-type="string" calcext:value-type="string">
            <text:p>{4.97032*10^-18,{0,1},{1.,-1.},1.,100}</text:p>
          </table:table-cell>
          <table:table-cell/>
          <table:table-cell office:value-type="string" calcext:value-type="string">
            <text:p>{0.011722,{0,1},{0.210161,-0.846886},0.84688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1.24335*10^-18,{0,1},{-1.,1.},1.,100}</text:p>
          </table:table-cell>
          <table:table-cell/>
          <table:table-cell office:value-type="string" calcext:value-type="string">
            <text:p>{0.00127764,{1,0},{0.94945,-0.938754},0.9494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,{0,0},{0.274742,-0.632714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000}</text:p>
          </table:table-cell>
          <table:table-cell/>
          <table:table-cell office:value-type="string" calcext:value-type="string">
            <text:p>{8.31566*10^-16,{1,0},{-1.,1.},1.,100}</text:p>
          </table:table-cell>
          <table:table-cell/>
          <table:table-cell office:value-type="string" calcext:value-type="string">
            <text:p>{0.0763285,{1,0},{0.609287,-0.0199404},0.60928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502256,{0,1},{0.934751,0.68306},0.6830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0.,{0,0},{-0.978828,0.7508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6.4059*10^-13,{0,1},{-0.999997,0.999999},0.999999,100}</text:p>
          </table:table-cell>
          <table:table-cell/>
          <table:table-cell office:value-type="string" calcext:value-type="string">
            <text:p>{0.0253319,{0,1},{-0.391333,0.774914},0.77491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1000}</text:p>
          </table:table-cell>
          <table:table-cell/>
          <table:table-cell office:value-type="string" calcext:value-type="string">
            <text:p>{2.04188*10^-20,{1,1},{-1.,1.},2.02083*10^-10,100}</text:p>
          </table:table-cell>
          <table:table-cell/>
          <table:table-cell office:value-type="string" calcext:value-type="string">
            <text:p>{0.00205986,{1,0},{-0.935815,0.567916},0.93581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000}</text:p>
          </table:table-cell>
          <table:table-cell/>
          <table:table-cell office:value-type="string" calcext:value-type="string">
            <text:p>{1.26715*10^-16,{0,1},{-1.,1.},1.,100}</text:p>
          </table:table-cell>
          <table:table-cell/>
          <table:table-cell office:value-type="string" calcext:value-type="string">
            <text:p>{0.000169191,{1,1},{-0.387832,0.406227},0.018395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1000}</text:p>
          </table:table-cell>
          <table:table-cell/>
          <table:table-cell office:value-type="string" calcext:value-type="string">
            <text:p>{6.67648*10^-16,{1,0},{-1.,1.},1.,100}</text:p>
          </table:table-cell>
          <table:table-cell/>
          <table:table-cell office:value-type="string" calcext:value-type="string">
            <text:p>{0.000189707,{1,1},{-0.733871,0.714392},0.019478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2.35919*10^-18,{1,1},{-1.,1.},2.17218*10^-9,100}</text:p>
          </table:table-cell>
          <table:table-cell/>
          <table:table-cell office:value-type="string" calcext:value-type="string">
            <text:p>{4.48421*10^-8,{1,1},{0.647714,-0.647415},0.00029947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8.488*10^-16,{1,1},{-1.,1.},4.1202*10^-8,100}</text:p>
          </table:table-cell>
          <table:table-cell/>
          <table:table-cell office:value-type="string" calcext:value-type="string">
            <text:p>{0.,{0,0},{-0.189184,0.78512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0410316,{0,1},{-0.72754,0.909411},0.90941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7.39198*10^-20,{1,0},{-1.,1.},1.,100}</text:p>
          </table:table-cell>
          <table:table-cell/>
          <table:table-cell office:value-type="string" calcext:value-type="string">
            <text:p>{0.0156898,{1,0},{-0.822857,0.569506},0.82285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6.28909*10^-20,{0,1},{-1.,1.},1.,100}</text:p>
          </table:table-cell>
          <table:table-cell/>
          <table:table-cell office:value-type="string" calcext:value-type="string">
            <text:p>{0.00198425,{0,1},{0.943186,0.937004},0.93700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4.54055*10^-20,{1,0},{-1.,1.},1.,100}</text:p>
          </table:table-cell>
          <table:table-cell/>
          <table:table-cell office:value-type="string" calcext:value-type="string">
            <text:p>{0.0271365,{0,1},{-0.482512,0.767034},0.76703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8.5597*10^-19,{1,1},{1.,-1.},1.30841*10^-9,100}</text:p>
          </table:table-cell>
          <table:table-cell/>
          <table:table-cell office:value-type="string" calcext:value-type="string">
            <text:p>{0.00924726,{1,0},{-0.864005,0.43931},0.86400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1.39996*10^-16,{0,1},{1.,-1.},1.,100}</text:p>
          </table:table-cell>
          <table:table-cell/>
          <table:table-cell office:value-type="string" calcext:value-type="string">
            <text:p>{0.00124281,{1,0},{-0.950144,0.703964},0.95014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000}</text:p>
          </table:table-cell>
          <table:table-cell/>
          <table:table-cell office:value-type="string" calcext:value-type="string">
            <text:p>{1.73813*10^-19,{0,1},{-1.,1.},1.,100}</text:p>
          </table:table-cell>
          <table:table-cell/>
          <table:table-cell office:value-type="string" calcext:value-type="string">
            <text:p>{4.47593*10^-6,{1,1},{-0.786329,0.783337},0.0029919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317637,{0,1},{-0.3236,0.747954},0.74795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1.21549*10^-18,{1,1},{0.999998,-0.999998},1.55916*10^-9,100}</text:p>
          </table:table-cell>
          <table:table-cell/>
          <table:table-cell office:value-type="string" calcext:value-type="string">
            <text:p>{0.0743536,{1,0},{-0.614374,0.887166},0.61437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3.71756*10^-19,{1,1},{1.,-1.},8.62271*10^-10,100}</text:p>
          </table:table-cell>
          <table:table-cell/>
          <table:table-cell office:value-type="string" calcext:value-type="string">
            <text:p>{0.,{0,0},{0.705988,-0.852148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1.38245*10^-18,{0,1},{-1.,1.},1.,100}</text:p>
          </table:table-cell>
          <table:table-cell/>
          <table:table-cell office:value-type="string" calcext:value-type="string">
            <text:p>{0.0464626,{1,0},{0.695164,-0.221499},0.69516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371799,{0,1},{-0.630034,0.72731},0.7273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4.96037*10^-21,{1,0},{-1.,1.},1.,100}</text:p>
          </table:table-cell>
          <table:table-cell/>
          <table:table-cell office:value-type="string" calcext:value-type="string">
            <text:p>{0.,{0,0},{-0.807865,0.612118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8.71934*10^-6,{1,0},{0.995824,0.68306},0.99582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1000}</text:p>
          </table:table-cell>
          <table:table-cell/>
          <table:table-cell office:value-type="string" calcext:value-type="string">
            <text:p>{1.25644*10^-15,{1,1},{-1.,1.},5.01286*10^-8,100}</text:p>
          </table:table-cell>
          <table:table-cell/>
          <table:table-cell office:value-type="string" calcext:value-type="string">
            <text:p>{0.027477,{0,1},{-0.128231,0.765577},0.76557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000}</text:p>
          </table:table-cell>
          <table:table-cell/>
          <table:table-cell office:value-type="string" calcext:value-type="string">
            <text:p>{1.94951*10^-18,{1,1},{1.,-1.},1.9746*10^-9,100}</text:p>
          </table:table-cell>
          <table:table-cell/>
          <table:table-cell office:value-type="string" calcext:value-type="string">
            <text:p>{0.0639676,{1,0},{-0.64232,0.722396},0.6423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531203,{1,0},{0.674054,-0.168224},0.67405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4.84354*10^-18,{1,0},{-1.,1.},1.,100}</text:p>
          </table:table-cell>
          <table:table-cell/>
          <table:table-cell office:value-type="string" calcext:value-type="string">
            <text:p>{0.,{0,0},{-0.546745,0.642095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4.44698*10^-13,{1,0},{0.999999,-0.999999},0.999999,100}</text:p>
          </table:table-cell>
          <table:table-cell/>
          <table:table-cell office:value-type="string" calcext:value-type="string">
            <text:p>{0.0473428,{1,1},{-0.180014,0.487724},0.3077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0.000947525,{1,1},{-0.325565,0.369098},0.043532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1.04762*10^-19,{1,0},{-1.,1.},1.,100}</text:p>
          </table:table-cell>
          <table:table-cell/>
          <table:table-cell office:value-type="string" calcext:value-type="string">
            <text:p>{0.0202311,{0,1},{-0.195674,0.798848},0.79884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1.16004*10^-19,{0,1},{-1.,1.},1.,100}</text:p>
          </table:table-cell>
          <table:table-cell/>
          <table:table-cell office:value-type="string" calcext:value-type="string">
            <text:p>{8.1532*10^-7,{1,1},{-0.408261,0.406984},0.0012769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1.54229*10^-18,{1,1},{1.,-1.},1.7563*10^-9,100}</text:p>
          </table:table-cell>
          <table:table-cell/>
          <table:table-cell office:value-type="string" calcext:value-type="string">
            <text:p>{0.,{0,0},{-0.947069,0.377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9.66358*10^-25,{0,1},{-1.,1.},1.,100}</text:p>
          </table:table-cell>
          <table:table-cell/>
          <table:table-cell office:value-type="string" calcext:value-type="string">
            <text:p>{0.,{0,0},{-0.379621,0.386625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1.99543*10^-18,{1,1},{-1.,1.},1.99772*10^-9,100}</text:p>
          </table:table-cell>
          <table:table-cell/>
          <table:table-cell office:value-type="string" calcext:value-type="string">
            <text:p>{0.00119299,{1,1},{-0.636006,0.587159},0.048846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1.02119*10^-6,{1,1},{-0.506936,0.505506},0.0014291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1.08676*10^-19,{1,1},{-1.,1.},4.66211*10^-10,100}</text:p>
          </table:table-cell>
          <table:table-cell/>
          <table:table-cell office:value-type="string" calcext:value-type="string">
            <text:p>{0.00138978,{1,1},{0.73978,-0.687058},0.052721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2.25692*10^-19,{1,0},{-1.,1.},1.,100}</text:p>
          </table:table-cell>
          <table:table-cell/>
          <table:table-cell office:value-type="string" calcext:value-type="string">
            <text:p>{0.,{0,0},{-0.332697,0.579334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1.26865*10^-15,{1,1},{1.,-1.},5.03716*10^-8,100}</text:p>
          </table:table-cell>
          <table:table-cell/>
          <table:table-cell office:value-type="string" calcext:value-type="string">
            <text:p>{1.46436*10^-6,{1,1},{0.637537,-0.635826},0.0017113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7.89435*10^-19,{1,1},{-1.,1.},1.25653*10^-9,100}</text:p>
          </table:table-cell>
          <table:table-cell/>
          <table:table-cell office:value-type="string" calcext:value-type="string">
            <text:p>{0.0119593,{0,1},{-0.460591,0.845344},0.84534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1.41518*10^-20,{1,1},{-1.,1.},1.68237*10^-10,100}</text:p>
          </table:table-cell>
          <table:table-cell/>
          <table:table-cell office:value-type="string" calcext:value-type="string">
            <text:p>{0.0198518,{1,0},{-0.800742,0.926736},0.80074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2.59891*10^-18,{0,1},{1.,-1.},1.,100}</text:p>
          </table:table-cell>
          <table:table-cell/>
          <table:table-cell office:value-type="string" calcext:value-type="string">
            <text:p>{0.0062819,{1,0},{0.887912,-0.196883},0.88791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1000}</text:p>
          </table:table-cell>
          <table:table-cell/>
          <table:table-cell office:value-type="string" calcext:value-type="string">
            <text:p>{9.96715*10^-22,{0,1},{-1.,1.},1.,100}</text:p>
          </table:table-cell>
          <table:table-cell/>
          <table:table-cell office:value-type="string" calcext:value-type="string">
            <text:p>{5.26653*10^-6,{0,1},{0.934751,0.996755},0.99675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,{0,0},{0.942006,-0.0895642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1.13887*10^-18,{0,1},{-1.,1.},1.,100}</text:p>
          </table:table-cell>
          <table:table-cell/>
          <table:table-cell office:value-type="string" calcext:value-type="string">
            <text:p>{0.0310961,{1,0},{-0.750617,0.424773},0.75061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1.38753*10^-18,{1,1},{1.,-1.},1.66585*10^-9,100}</text:p>
          </table:table-cell>
          <table:table-cell/>
          <table:table-cell office:value-type="string" calcext:value-type="string">
            <text:p>{0.00126037,{1,1},{-0.619582,0.669788},0.050206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1000}</text:p>
          </table:table-cell>
          <table:table-cell/>
          <table:table-cell office:value-type="string" calcext:value-type="string">
            <text:p>{6.1835*10^-17,{1,0},{1.,-1.},1.,100}</text:p>
          </table:table-cell>
          <table:table-cell/>
          <table:table-cell office:value-type="string" calcext:value-type="string">
            <text:p>{0.0371799,{0,1},{-0.852014,0.72731},0.7273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0.,{0,0},{1.,-0.999999},0.,100}</text:p>
          </table:table-cell>
          <table:table-cell/>
          <table:table-cell office:value-type="string" calcext:value-type="string">
            <text:p>{0.0766853,{1,0},{0.608375,-0.608341},0.60837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5.93064*10^-23,{1,1},{-1.,1.},1.0891*10^-11,100}</text:p>
          </table:table-cell>
          <table:table-cell/>
          <table:table-cell office:value-type="string" calcext:value-type="string">
            <text:p>{0.,{0,0},{-0.179344,0.688705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1000}</text:p>
          </table:table-cell>
          <table:table-cell/>
          <table:table-cell office:value-type="string" calcext:value-type="string">
            <text:p>{8.45834*10^-15,{1,0},{1.,-1.},1.,100}</text:p>
          </table:table-cell>
          <table:table-cell/>
          <table:table-cell office:value-type="string" calcext:value-type="string">
            <text:p>{0.,{0,0},{-0.697738,0.700228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5.82181*10^-20,{0,1},{1.,-1.},1.,100}</text:p>
          </table:table-cell>
          <table:table-cell/>
          <table:table-cell office:value-type="string" calcext:value-type="string">
            <text:p>{0.000311698,{1,1},{-0.793632,0.768664},0.024967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1000}</text:p>
          </table:table-cell>
          <table:table-cell/>
          <table:table-cell office:value-type="string" calcext:value-type="string">
            <text:p>{2.42309*10^-17,{1,0},{-1.,1.},1.,100}</text:p>
          </table:table-cell>
          <table:table-cell/>
          <table:table-cell office:value-type="string" calcext:value-type="string">
            <text:p>{0.000468867,{0,1},{-0.714823,0.969378},0.96937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1.32777*10^-18,{1,1},{1.,-1.},1.62958*10^-9,100}</text:p>
          </table:table-cell>
          <table:table-cell/>
          <table:table-cell office:value-type="string" calcext:value-type="string">
            <text:p>{0.0479368,{1,0},{-0.690365,0.257944},0.69036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1.24059*10^-18,{1,0},{-1.,1.},1.,100}</text:p>
          </table:table-cell>
          <table:table-cell/>
          <table:table-cell office:value-type="string" calcext:value-type="string">
            <text:p>{0.00223941,{1,1},{-0.770629,0.837553},0.06692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,{0,0},{0.373475,-0.467401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000}</text:p>
          </table:table-cell>
          <table:table-cell/>
          <table:table-cell office:value-type="string" calcext:value-type="string">
            <text:p>{3.01633*10^-24,{1,1},{1.,-1.},2.45615*10^-12,100}</text:p>
          </table:table-cell>
          <table:table-cell/>
          <table:table-cell office:value-type="string" calcext:value-type="string">
            <text:p>{0.0775097,{0,1},{0.943186,0.606275},0.60627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00152289,{0,1},{-0.0750853,0.982548},0.98254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1.53797*10^-15,{1,0},{1.,-1.},1.,100}</text:p>
          </table:table-cell>
          <table:table-cell/>
          <table:table-cell office:value-type="string" calcext:value-type="string">
            <text:p>{0.00841501,{1,0},{-0.870269,0.4628},0.87026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4.31253*10^-17,{1,1},{-1.,1.},9.28712*10^-9,100}</text:p>
          </table:table-cell>
          <table:table-cell/>
          <table:table-cell office:value-type="string" calcext:value-type="string">
            <text:p>{0.0370131,{1,0},{0.727922,-0.218494},0.72792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0.00121633,{1,1},{-0.406189,0.455511},0.049321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0.,{0,0},{-0.999988,0.999998},0.,100}</text:p>
          </table:table-cell>
          <table:table-cell/>
          <table:table-cell office:value-type="string" calcext:value-type="string">
            <text:p>{0.0274269,{1,0},{-0.765791,0.362842},0.76579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000}</text:p>
          </table:table-cell>
          <table:table-cell/>
          <table:table-cell office:value-type="string" calcext:value-type="string">
            <text:p>{4.85285*10^-18,{1,1},{-1.,1.},3.1154*10^-9,100}</text:p>
          </table:table-cell>
          <table:table-cell/>
          <table:table-cell office:value-type="string" calcext:value-type="string">
            <text:p>{0.0250413,{1,0},{-0.776209,0.754684},0.77620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1000}</text:p>
          </table:table-cell>
          <table:table-cell/>
          <table:table-cell office:value-type="string" calcext:value-type="string">
            <text:p>{1.30999*10^-20,{1,1},{1.,-1.},1.61863*10^-10,100}</text:p>
          </table:table-cell>
          <table:table-cell/>
          <table:table-cell office:value-type="string" calcext:value-type="string">
            <text:p>{0.0122696,{1,0},{0.84335,-0.0208525},0.8433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1.52448*10^-20,{1,1},{-1.,1.},1.74613*10^-10,100}</text:p>
          </table:table-cell>
          <table:table-cell/>
          <table:table-cell office:value-type="string" calcext:value-type="string">
            <text:p>{0.0118966,{1,0},{-0.84575,0.717914},0.8457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,{0,0},{-0.150034,0.775724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0.,{0,0},{-0.806915,0.87407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0.00720186,{1,0},{0.879984,-0.691015},0.87998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3.30794*10^-17,{0,1},{-1.,1.},1.,100}</text:p>
          </table:table-cell>
          <table:table-cell/>
          <table:table-cell office:value-type="string" calcext:value-type="string">
            <text:p>{0.00254339,{0,1},{-0.778049,0.928678},0.92867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0.,{0,0},{0.857966,0.937004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361235,{0,1},{-0.718153,0.731212},0.73121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5.58512*10^-16,{1,1},{0.999999,-0.999999},3.34219*10^-8,100}</text:p>
          </table:table-cell>
          <table:table-cell/>
          <table:table-cell office:value-type="string" calcext:value-type="string">
            <text:p>{0.007408,{1,0},{0.878279,-0.747884},0.87827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1000}</text:p>
          </table:table-cell>
          <table:table-cell/>
          <table:table-cell office:value-type="string" calcext:value-type="string">
            <text:p>{1.25194*10^-12,{1,0},{-0.999998,0.99999},0.999998,100}</text:p>
          </table:table-cell>
          <table:table-cell/>
          <table:table-cell office:value-type="string" calcext:value-type="string">
            <text:p>{0.,{0,0},{-0.493873,0.77885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6.71062*10^-18,{1,1},{-1.,1.},3.6635*10^-9,100}</text:p>
          </table:table-cell>
          <table:table-cell/>
          <table:table-cell office:value-type="string" calcext:value-type="string">
            <text:p>{8.12748*10^-6,{0,1},{0.644915,0.995968},0.99596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4.86225*10^-19,{1,0},{1.,-1.},1.,100}</text:p>
          </table:table-cell>
          <table:table-cell/>
          <table:table-cell office:value-type="string" calcext:value-type="string">
            <text:p>{0.00104097,{1,0},{-0.954372,0.923444},0.95437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0212875,{1,0},{0.934751,0.873224},0.93475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0.,{0,0},{-0.999999,0.999999},0.,100}</text:p>
          </table:table-cell>
          <table:table-cell/>
          <table:table-cell office:value-type="string" calcext:value-type="string">
            <text:p>{0.0444382,{1,0},{0.701878,-0.158828},0.70187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00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0.,{0,0},{-0.578876,0.670623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1000}</text:p>
          </table:table-cell>
          <table:table-cell/>
          <table:table-cell office:value-type="string" calcext:value-type="string">
            <text:p>{3.18979*10^-19,{0,1},{1.,-1.},1.,100}</text:p>
          </table:table-cell>
          <table:table-cell/>
          <table:table-cell office:value-type="string" calcext:value-type="string">
            <text:p>{0.00110427,{1,1},{-0.551308,0.504313},0.046995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1.94381*10^-15,{1,0},{1.,-1.},1.,100}</text:p>
          </table:table-cell>
          <table:table-cell/>
          <table:table-cell office:value-type="string" calcext:value-type="string">
            <text:p>{0.0000544959,{1,0},{0.98956,0.873224},0.9895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1000}</text:p>
          </table:table-cell>
          <table:table-cell/>
          <table:table-cell office:value-type="string" calcext:value-type="string">
            <text:p>{1.05066*10^-18,{1,0},{1.,-1.},1.,100}</text:p>
          </table:table-cell>
          <table:table-cell/>
          <table:table-cell office:value-type="string" calcext:value-type="string">
            <text:p>{0.000128283,{1,1},{-0.585514,0.601532},0.016017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7.05562*10^-14,{1,0},{1.,-0.999999},1.,100}</text:p>
          </table:table-cell>
          <table:table-cell/>
          <table:table-cell office:value-type="string" calcext:value-type="string">
            <text:p>{0.,{0,0},{0.644915,0.84251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0.,{0,0},{-0.714823,0.923444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4.61159*10^-7,{1,1},{-0.453848,0.454808},0.00096037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000}</text:p>
          </table:table-cell>
          <table:table-cell/>
          <table:table-cell office:value-type="string" calcext:value-type="string">
            <text:p>{3.81902*10^-16,{0,1},{-1.,1.},1.,100}</text:p>
          </table:table-cell>
          <table:table-cell/>
          <table:table-cell office:value-type="string" calcext:value-type="string">
            <text:p>{0.000376021,{1,1},{-0.772522,0.745099},0.027423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1000}</text:p>
          </table:table-cell>
          <table:table-cell/>
          <table:table-cell office:value-type="string" calcext:value-type="string">
            <text:p>{9.72743*10^-17,{0,1},{-1.,1.},1.,100}</text:p>
          </table:table-cell>
          <table:table-cell/>
          <table:table-cell office:value-type="string" calcext:value-type="string">
            <text:p>{0.,{0,0},{0.84568,-0.60601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8.52792*10^-16,{0,1},{-1.,1.},1.,100}</text:p>
          </table:table-cell>
          <table:table-cell/>
          <table:table-cell office:value-type="string" calcext:value-type="string">
            <text:p>{3.4009*10^-6,{1,1},{0.663102,-0.66571},0.0026080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1.25106*10^-18,{1,0},{-1.,1.},1.,100}</text:p>
          </table:table-cell>
          <table:table-cell/>
          <table:table-cell office:value-type="string" calcext:value-type="string">
            <text:p>{0.,{0,0},{0.710324,-0.251263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3.75366*10^-20,{1,0},{-1.,1.},1.,100}</text:p>
          </table:table-cell>
          <table:table-cell/>
          <table:table-cell office:value-type="string" calcext:value-type="string">
            <text:p>{0.,{0,0},{-0.80744,0.517396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2.84266*10^-22,{1,0},{-1.,1.},1.,100}</text:p>
          </table:table-cell>
          <table:table-cell/>
          <table:table-cell office:value-type="string" calcext:value-type="string">
            <text:p>{0.,{0,0},{-0.445123,0.554239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3.50898*10^-16,{1,0},{-1.,1.},1.,100}</text:p>
          </table:table-cell>
          <table:table-cell/>
          <table:table-cell office:value-type="string" calcext:value-type="string">
            <text:p>{0.0777738,{1,0},{-0.605605,0.281631},0.60560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000}</text:p>
          </table:table-cell>
          <table:table-cell/>
          <table:table-cell office:value-type="string" calcext:value-type="string">
            <text:p>{0.,{0,0},{-0.999997,0.999997},0.,100}</text:p>
          </table:table-cell>
          <table:table-cell/>
          <table:table-cell office:value-type="string" calcext:value-type="string">
            <text:p>{0.,{0,0},{-0.358255,0.611708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1000}</text:p>
          </table:table-cell>
          <table:table-cell/>
          <table:table-cell office:value-type="string" calcext:value-type="string">
            <text:p>{2.63485*10^-17,{1,1},{1.,-1.},7.25927*10^-9,100}</text:p>
          </table:table-cell>
          <table:table-cell/>
          <table:table-cell office:value-type="string" calcext:value-type="string">
            <text:p>{0.000961053,{1,0},{-0.956158,0.728078},0.95615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0.,{0,0},{0.999999,-1.},0.,100}</text:p>
          </table:table-cell>
          <table:table-cell/>
          <table:table-cell office:value-type="string" calcext:value-type="string">
            <text:p>{0.00766989,{1,0},{-0.876146,0.257944},0.87614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0.,{0,0},{-0.999999,0.999999},0.,100}</text:p>
          </table:table-cell>
          <table:table-cell/>
          <table:table-cell office:value-type="string" calcext:value-type="string">
            <text:p>{0.,{0,0},{-0.718153,0.731212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7.55273*10^-17,{0,1},{-1.,1.},1.,100}</text:p>
          </table:table-cell>
          <table:table-cell/>
          <table:table-cell office:value-type="string" calcext:value-type="string">
            <text:p>{0.0000544959,{1,0},{0.98956,0.873224},0.9895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1000}</text:p>
          </table:table-cell>
          <table:table-cell/>
          <table:table-cell office:value-type="string" calcext:value-type="string">
            <text:p>{4.00584*10^-21,{1,1},{1.,-1.},8.9508*10^-11,100}</text:p>
          </table:table-cell>
          <table:table-cell/>
          <table:table-cell office:value-type="string" calcext:value-type="string">
            <text:p>{0.00178457,{0,1},{0.249311,-0.940258},0.94025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1.2931*10^-14,{1,1},{-0.99999,0.99999},1.60816*10^-7,100}</text:p>
          </table:table-cell>
          <table:table-cell/>
          <table:table-cell office:value-type="string" calcext:value-type="string">
            <text:p>{0.,{0,0},{0.94945,-0.617215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327354,{0,1},{0.37336,-0.744128},0.74412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1.66351*10^-21,{1,1},{-1.,1.},5.76803*10^-11,100}</text:p>
          </table:table-cell>
          <table:table-cell/>
          <table:table-cell office:value-type="string" calcext:value-type="string">
            <text:p>{0.0000788925,{1,1},{-0.526164,0.513603},0.012561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0212875,{1,0},{0.934751,0.979716},0.93475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547568,{1,0},{-0.669072,0.215658},0.66907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1.99014*10^-15,{0,1},{-1.,1.},1.,100}</text:p>
          </table:table-cell>
          <table:table-cell/>
          <table:table-cell office:value-type="string" calcext:value-type="string">
            <text:p>{0.00519028,{1,1},{-0.560702,0.458817},0.10188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0.000477706,{1,1},{-0.804311,0.835221},0.030909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1000}</text:p>
          </table:table-cell>
          <table:table-cell/>
          <table:table-cell office:value-type="string" calcext:value-type="string">
            <text:p>{1.13058*10^-21,{1,0},{-1.,1.},1.,100}</text:p>
          </table:table-cell>
          <table:table-cell/>
          <table:table-cell office:value-type="string" calcext:value-type="string">
            <text:p>{0.0182738,{0,1},{-0.527513,0.808826},0.80882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1.46113*10^-20,{0,1},{1.,-1.},1.,100}</text:p>
          </table:table-cell>
          <table:table-cell/>
          <table:table-cell office:value-type="string" calcext:value-type="string">
            <text:p>{0.,{0,0},{-0.556881,0.850645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3.70999*10^-19,{1,1},{-1.,1.},8.61393*10^-10,100}</text:p>
          </table:table-cell>
          <table:table-cell/>
          <table:table-cell office:value-type="string" calcext:value-type="string">
            <text:p>{2.18273*10^-6,{1,1},{-0.725989,0.728078},0.0020893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6.30416*10^-18,{1,1},{-1.,1.},3.55082*10^-9,100}</text:p>
          </table:table-cell>
          <table:table-cell/>
          <table:table-cell office:value-type="string" calcext:value-type="string">
            <text:p>{0.000841557,{1,1},{0.719779,-0.678753},0.041025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3.96026*10^-18,{1,1},{-1.,1.},2.81434*10^-9,100}</text:p>
          </table:table-cell>
          <table:table-cell/>
          <table:table-cell office:value-type="string" calcext:value-type="string">
            <text:p>{0.,{0,0},{0.38065,-0.72045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1.60557*10^-22,{0,1},{1.,-1.},1.,100}</text:p>
          </table:table-cell>
          <table:table-cell/>
          <table:table-cell office:value-type="string" calcext:value-type="string">
            <text:p>{0.03581,{1,1},{-0.0140118,0.281631},0.26761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000482051,{1,1},{0.710324,-0.700505},0.0098188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0.0110117,{1,0},{-0.851597,0.585453},0.85159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1000}</text:p>
          </table:table-cell>
          <table:table-cell/>
          <table:table-cell office:value-type="string" calcext:value-type="string">
            <text:p>{3.57979*10^-16,{1,0},{1.,-1.},1.,100}</text:p>
          </table:table-cell>
          <table:table-cell/>
          <table:table-cell office:value-type="string" calcext:value-type="string">
            <text:p>{0.00453047,{0,1},{-0.41305,0.904811},0.90481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8.83889*10^-19,{0,1},{-1.,1.},1.,100}</text:p>
          </table:table-cell>
          <table:table-cell/>
          <table:table-cell office:value-type="string" calcext:value-type="string">
            <text:p>{0.0471047,{0,1},{-0.870599,0.693065},0.69306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1.94803*10^-22,{0,1},{-1.,1.},1.,100}</text:p>
          </table:table-cell>
          <table:table-cell/>
          <table:table-cell office:value-type="string" calcext:value-type="string">
            <text:p>{0.,{0,0},{-0.234823,0.52061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0.00577976,{0,1},{-0.718153,0.892485},0.89248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2.59217*10^-21,{1,1},{1.,-1.},7.20024*10^-11,100}</text:p>
          </table:table-cell>
          <table:table-cell/>
          <table:table-cell office:value-type="string" calcext:value-type="string">
            <text:p>{0.000162905,{1,1},{0.832761,-0.814711},0.018050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7.24884*10^-20,{1,1},{-1.,1.},3.80758*10^-10,100}</text:p>
          </table:table-cell>
          <table:table-cell/>
          <table:table-cell office:value-type="string" calcext:value-type="string">
            <text:p>{0.00178457,{0,1},{0.951956,-0.940258},0.94025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2.59068*10^-16,{0,1},{-0.999999,1.},1.,100}</text:p>
          </table:table-cell>
          <table:table-cell/>
          <table:table-cell office:value-type="string" calcext:value-type="string">
            <text:p>{0.0124182,{0,1},{0.614201,-0.842404},0.84240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1.9296*10^-22,{1,1},{-1.,1.},1.96448*10^-11,100}</text:p>
          </table:table-cell>
          <table:table-cell/>
          <table:table-cell office:value-type="string" calcext:value-type="string">
            <text:p>{7.93781*10^-8,{1,1},{-0.699232,0.699631},0.00039844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4.01869*10^-17,{1,0},{-1.,1.},1.,100}</text:p>
          </table:table-cell>
          <table:table-cell/>
          <table:table-cell office:value-type="string" calcext:value-type="string">
            <text:p>{0.0317637,{0,1},{-0.3236,0.747954},0.74795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4.2225*10^-19,{1,1},{-1.,1.},9.18966*10^-10,100}</text:p>
          </table:table-cell>
          <table:table-cell/>
          <table:table-cell office:value-type="string" calcext:value-type="string">
            <text:p>{0.0118966,{1,0},{-0.84575,0.887166},0.8457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9.44999*10^-24,{1,1},{1.,-1.},4.34741*10^-12,100}</text:p>
          </table:table-cell>
          <table:table-cell/>
          <table:table-cell office:value-type="string" calcext:value-type="string">
            <text:p>{0.,{0,0},{0.943186,0.937004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9.37802*10^-23,{1,1},{-1.,1.},1.36953*10^-11,100}</text:p>
          </table:table-cell>
          <table:table-cell/>
          <table:table-cell office:value-type="string" calcext:value-type="string">
            <text:p>{0.,{0,0},{-0.843244,0.285389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5.2457*10^-18,{1,0},{1.,-1.},1.,100}</text:p>
          </table:table-cell>
          <table:table-cell/>
          <table:table-cell office:value-type="string" calcext:value-type="string">
            <text:p>{0.00139949,{1,1},{-0.612873,0.665779},0.052905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3.07611*10^-15,{0,1},{1.,-1.},1.,100}</text:p>
          </table:table-cell>
          <table:table-cell/>
          <table:table-cell office:value-type="string" calcext:value-type="string">
            <text:p>{0.0587755,{0,1},{0.699421,-0.657143},0.65714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1000}</text:p>
          </table:table-cell>
          <table:table-cell/>
          <table:table-cell office:value-type="string" calcext:value-type="string">
            <text:p>{5.16727*10^-13,{0,1},{-0.999999,0.999999},0.999999,100}</text:p>
          </table:table-cell>
          <table:table-cell/>
          <table:table-cell office:value-type="string" calcext:value-type="string">
            <text:p>{0.,{0,0},{-0.940805,0.72731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000}</text:p>
          </table:table-cell>
          <table:table-cell/>
          <table:table-cell office:value-type="string" calcext:value-type="string">
            <text:p>{6.53331*10^-17,{1,1},{-1.,1.},1.14309*10^-8,100}</text:p>
          </table:table-cell>
          <table:table-cell/>
          <table:table-cell office:value-type="string" calcext:value-type="string">
            <text:p>{0.000340599,{1,0},{0.9739,0.68306},0.973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1.29914*10^-15,{0,1},{-1.,1.},1.,100}</text:p>
          </table:table-cell>
          <table:table-cell/>
          <table:table-cell office:value-type="string" calcext:value-type="string">
            <text:p>{0.0328643,{0,1},{0.371154,-0.743624},0.74362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3.85085*10^-17,{0,1},{-1.,1.},1.,100}</text:p>
          </table:table-cell>
          <table:table-cell/>
          <table:table-cell office:value-type="string" calcext:value-type="string">
            <text:p>{0.0306037,{1,0},{0.752599,-0.222623},0.75259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0.,{0,0},{-0.999999,1.},0.,100}</text:p>
          </table:table-cell>
          <table:table-cell/>
          <table:table-cell office:value-type="string" calcext:value-type="string">
            <text:p>{0.,{0,0},{0.210161,-0.846886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6.84314*10^-17,{0,1},{1.,-1.},1.,100}</text:p>
          </table:table-cell>
          <table:table-cell/>
          <table:table-cell office:value-type="string" calcext:value-type="string">
            <text:p>{0.000205724,{0,1},{0.836876,0.979716},0.97971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371172,{1,0},{-0.72754,0.909411},0.7275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5.82235*10^-21,{1,0},{-1.,1.},1.,100}</text:p>
          </table:table-cell>
          <table:table-cell/>
          <table:table-cell office:value-type="string" calcext:value-type="string">
            <text:p>{0.0493681,{0,1},{0.747145,-0.685777},0.68577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3.03734*10^-18,{0,1},{1.,-1.},1.,100}</text:p>
          </table:table-cell>
          <table:table-cell/>
          <table:table-cell office:value-type="string" calcext:value-type="string">
            <text:p>{0.0226731,{0,1},{0.374072,-0.787054},0.78705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9.20129*10^-20,{1,1},{-1.,1.},4.28982*10^-10,100}</text:p>
          </table:table-cell>
          <table:table-cell/>
          <table:table-cell office:value-type="string" calcext:value-type="string">
            <text:p>{7.00872*10^-6,{1,1},{0.673442,-0.677186},0.0037439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4.58509*10^-14,{1,0},{1.,-0.999998},1.,100}</text:p>
          </table:table-cell>
          <table:table-cell/>
          <table:table-cell office:value-type="string" calcext:value-type="string">
            <text:p>{0.,{0,0},{-0.614374,0.717914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1.75438*10^-24,{1,1},{-1.,1.},1.87317*10^-12,100}</text:p>
          </table:table-cell>
          <table:table-cell/>
          <table:table-cell office:value-type="string" calcext:value-type="string">
            <text:p>{0.00803609,{0,1},{0.999332,0.873224},0.87322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251499,{0,1},{-0.150034,0.775724},0.77572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8.69165*10^-21,{1,0},{-1.,1.},1.,100}</text:p>
          </table:table-cell>
          <table:table-cell/>
          <table:table-cell office:value-type="string" calcext:value-type="string">
            <text:p>{0.0259998,{0,1},{-0.8615,0.771966},0.77196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2.44816*10^-20,{1,0},{-1.,1.},1.,100}</text:p>
          </table:table-cell>
          <table:table-cell/>
          <table:table-cell office:value-type="string" calcext:value-type="string">
            <text:p>{0.,{0,0},{-0.325565,0.369098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000108387,{1,1},{-0.854122,0.858778},0.004655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3.78579*10^-16,{1,0},{1.,-1.},1.,100}</text:p>
          </table:table-cell>
          <table:table-cell/>
          <table:table-cell office:value-type="string" calcext:value-type="string">
            <text:p>{0.00372431,{1,0},{-0.913695,0.613359},0.91369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1.1425*10^-17,{0,1},{1.,-1.},1.,100}</text:p>
          </table:table-cell>
          <table:table-cell/>
          <table:table-cell office:value-type="string" calcext:value-type="string">
            <text:p>{0.00898556,{1,0},{-0.865944,0.884182},0.86594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9.03474*10^-24,{1,1},{1.,-1.},4.25082*10^-12,100}</text:p>
          </table:table-cell>
          <table:table-cell/>
          <table:table-cell office:value-type="string" calcext:value-type="string">
            <text:p>{0.00883044,{1,1},{0.375272,-0.242378},0.13289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1000}</text:p>
          </table:table-cell>
          <table:table-cell/>
          <table:table-cell office:value-type="string" calcext:value-type="string">
            <text:p>{1.67457*10^-21,{1,0},{1.,-1.},1.,100}</text:p>
          </table:table-cell>
          <table:table-cell/>
          <table:table-cell office:value-type="string" calcext:value-type="string">
            <text:p>{9.0036*10^-11,{1,1},{0.020886,-0.0208726},0.000013419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1.00104*10^-16,{1,1},{0.999999,-0.999999},1.41495*10^-8,100}</text:p>
          </table:table-cell>
          <table:table-cell/>
          <table:table-cell office:value-type="string" calcext:value-type="string">
            <text:p>{0.,{0,0},{0.158207,-0.127398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1.40444*10^-17,{1,1},{-1.,1.},5.29988*10^-9,100}</text:p>
          </table:table-cell>
          <table:table-cell/>
          <table:table-cell office:value-type="string" calcext:value-type="string">
            <text:p>{0.0000324781,{0,1},{-0.517288,0.99194},0.9919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1000}</text:p>
          </table:table-cell>
          <table:table-cell/>
          <table:table-cell office:value-type="string" calcext:value-type="string">
            <text:p>{4.37344*10^-22,{1,0},{1.,-1.},1.,100}</text:p>
          </table:table-cell>
          <table:table-cell/>
          <table:table-cell office:value-type="string" calcext:value-type="string">
            <text:p>{0.000222365,{1,1},{0.270368,-0.249279},0.021088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3.06795*10^-20,{0,1},{-1.,1.},1.,100}</text:p>
          </table:table-cell>
          <table:table-cell/>
          <table:table-cell office:value-type="string" calcext:value-type="string">
            <text:p>{0.000205724,{0,1},{0.9739,0.979716},0.97971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183852,{0,1},{-0.693929,0.808244},0.80824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1000}</text:p>
          </table:table-cell>
          <table:table-cell/>
          <table:table-cell office:value-type="string" calcext:value-type="string">
            <text:p>{8.96886*10^-14,{1,0},{-1.,1.},1.,100}</text:p>
          </table:table-cell>
          <table:table-cell/>
          <table:table-cell office:value-type="string" calcext:value-type="string">
            <text:p>{0.00282464,{1,1},{0.464337,-0.389175},0.075161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5.46552*10^-18,{0,1},{1.,-1.},1.,100}</text:p>
          </table:table-cell>
          <table:table-cell/>
          <table:table-cell office:value-type="string" calcext:value-type="string">
            <text:p>{0.00711012,{1,0},{0.880751,-0.663531},0.88075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1000}</text:p>
          </table:table-cell>
          <table:table-cell/>
          <table:table-cell office:value-type="string" calcext:value-type="string">
            <text:p>{1.9446*10^-17,{1,0},{-1.,1.},1.,100}</text:p>
          </table:table-cell>
          <table:table-cell/>
          <table:table-cell office:value-type="string" calcext:value-type="string">
            <text:p>{0.00959114,{1,0},{-0.8615,0.429914},0.861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1.,-1.},1.,1000}</text:p>
          </table:table-cell>
          <table:table-cell/>
          <table:table-cell office:value-type="string" calcext:value-type="string">
            <text:p>{7.93255*10^-17,{1,0},{-1.,1.},1.,100}</text:p>
          </table:table-cell>
          <table:table-cell/>
          <table:table-cell office:value-type="string" calcext:value-type="string">
            <text:p>{0.0335806,{1,1},{-0.326915,0.58607},0.25915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1000}</text:p>
          </table:table-cell>
          <table:table-cell/>
          <table:table-cell office:value-type="string" calcext:value-type="string">
            <text:p>{1.01445*10^-18,{1,1},{-1.,1.},1.4244*10^-9,100}</text:p>
          </table:table-cell>
          <table:table-cell/>
          <table:table-cell office:value-type="string" calcext:value-type="string">
            <text:p>{0.00987026,{0,1},{0.519643,-0.859499},0.85949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100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0.0491606,{1,0},{-0.686438,0.222722},0.68643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2.78272*10^-20,{1,0},{-1.,1.},1.,100}</text:p>
          </table:table-cell>
          <table:table-cell/>
          <table:table-cell office:value-type="string" calcext:value-type="string">
            <text:p>{0.000666583,{1,1},{0.751123,-0.787635},0.036512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1.,-1.},0.,1000}</text:p>
          </table:table-cell>
          <table:table-cell/>
          <table:table-cell office:value-type="string" calcext:value-type="string">
            <text:p>{6.69471*10^-18,{0,1},{-1.,1.},1.,100}</text:p>
          </table:table-cell>
          <table:table-cell/>
          <table:table-cell office:value-type="string" calcext:value-type="string">
            <text:p>{0.,{0,0},{-0.546745,0.942735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1000}</text:p>
          </table:table-cell>
          <table:table-cell/>
          <table:table-cell office:value-type="string" calcext:value-type="string">
            <text:p>{4.34284*10^-19,{0,1},{1.,-1.},1.,100}</text:p>
          </table:table-cell>
          <table:table-cell/>
          <table:table-cell office:value-type="string" calcext:value-type="string">
            <text:p>{0.00157844,{1,0},{0.943814,-0.646965},0.94381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500}</text:p>
          </table:table-cell>
          <table:table-cell/>
          <table:table-cell office:value-type="string" calcext:value-type="string">
            <text:p>{2.34198*10^-18,{1,0},{1.,-1.},1.,100}</text:p>
          </table:table-cell>
          <table:table-cell/>
          <table:table-cell office:value-type="string" calcext:value-type="string">
            <text:p>{0.,{0,0},{0.955165,-0.678753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500}</text:p>
          </table:table-cell>
          <table:table-cell/>
          <table:table-cell office:value-type="string" calcext:value-type="string">
            <text:p>{2.15916*10^-18,{1,1},{1.,-1.},2.07806*10^-9,100}</text:p>
          </table:table-cell>
          <table:table-cell/>
          <table:table-cell office:value-type="string" calcext:value-type="string">
            <text:p>{0.,{0,0},{0.49347,-0.801556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500}</text:p>
          </table:table-cell>
          <table:table-cell/>
          <table:table-cell office:value-type="string" calcext:value-type="string">
            <text:p>{9.98094*10^-17,{1,1},{-1.,1.},1.41287*10^-8,100}</text:p>
          </table:table-cell>
          <table:table-cell/>
          <table:table-cell office:value-type="string" calcext:value-type="string">
            <text:p>{0.000841557,{1,1},{0.719779,-0.678753},0.041025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500}</text:p>
          </table:table-cell>
          <table:table-cell/>
          <table:table-cell office:value-type="string" calcext:value-type="string">
            <text:p>{1.18271*10^-20,{1,0},{-1.,1.},1.,100}</text:p>
          </table:table-cell>
          <table:table-cell/>
          <table:table-cell office:value-type="string" calcext:value-type="string">
            <text:p>{0.0124015,{0,1},{0.857966,0.84251},0.8425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1.,-1.},1.,50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0.00125853,{1,1},{0.583883,-0.634053},0.050170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0},{-1.,1.},1.,500}</text:p>
          </table:table-cell>
          <table:table-cell/>
          <table:table-cell office:value-type="string" calcext:value-type="string">
            <text:p>{1.07061*10^-17,{1,1},{-1.,1.},4.62732*10^-9,100}</text:p>
          </table:table-cell>
          <table:table-cell/>
          <table:table-cell office:value-type="string" calcext:value-type="string">
            <text:p>{0.0268472,{1,0},{0.768279,-0.27903},0.76827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50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5.26653*10^-6,{0,1},{0.592191,0.996755},0.99675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-1.,1.},0.,5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00250108,{1,1},{0.249903,-0.227537},0.022365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1},{-1.,1.},1.,500}</text:p>
          </table:table-cell>
          <table:table-cell/>
          <table:table-cell office:value-type="string" calcext:value-type="string">
            <text:p>{9.16927*10^-22,{1,1},{-1.,1.},4.28235*10^-11,100}</text:p>
          </table:table-cell>
          <table:table-cell/>
          <table:table-cell office:value-type="string" calcext:value-type="string">
            <text:p>{0.,{0,0},{0.609287,-0.607976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50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3.28404*10^-6,{1,1},{-0.595125,0.597688},0.0025628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1,1},{-1.,1.},0.,500}</text:p>
          </table:table-cell>
          <table:table-cell/>
          <table:table-cell office:value-type="string" calcext:value-type="string">
            <text:p>{3.05106*10^-24,{1,1},{-1.,1.},2.47025*10^-12,100}</text:p>
          </table:table-cell>
          <table:table-cell/>
          <table:table-cell office:value-type="string" calcext:value-type="string">
            <text:p>{0.000583428,{1,1},{-0.812708,0.778549},0.034159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1.,-1.},0.,500}</text:p>
          </table:table-cell>
          <table:table-cell/>
          <table:table-cell office:value-type="string" calcext:value-type="string">
            <text:p>{1.74215*10^-15,{0,1},{-1.,1.},1.,100}</text:p>
          </table:table-cell>
          <table:table-cell/>
          <table:table-cell office:value-type="string" calcext:value-type="string">
            <text:p>{0.,{0,0},{-0.31885,0.909411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12927*10^-11,{0,1},{-0.999978,0.999991},0.999991,9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0.0124015,{0,1},{0.644915,0.84251},0.8425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0977*10^-17,{1,0},{1.,-1.},1.,9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110362,{1,0},{-0.851432,0.575052},0.85143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8847*10^-16,{0,1},{-1.,1.},1.,90}</text:p>
          </table:table-cell>
          <table:table-cell/>
          <table:table-cell office:value-type="string" calcext:value-type="string">
            <text:p>{0.,{0,0},{1.,-1.},0.,100}</text:p>
          </table:table-cell>
          <table:table-cell/>
          <table:table-cell office:value-type="string" calcext:value-type="string">
            <text:p>{0.000376021,{1,1},{-0.772522,0.745099},0.027423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34466*10^-19,{1,0},{-1.,1.},1.,90}</text:p>
          </table:table-cell>
          <table:table-cell/>
          <table:table-cell office:value-type="string" calcext:value-type="string">
            <text:p>{4.53517*10^-16,{1,0},{-1.,1.},1.,100}</text:p>
          </table:table-cell>
          <table:table-cell/>
          <table:table-cell office:value-type="string" calcext:value-type="string">
            <text:p>{0.,{0,0},{-0.510593,0.811221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74186*10^-11,{1,1},{-0.999961,0.999966},5.90231*10^-6,80}</text:p>
          </table:table-cell>
          <table:table-cell/>
          <table:table-cell office:value-type="string" calcext:value-type="string">
            <text:p>{1.84605*10^-17,{0,1},{-1.,1.},1.,100}</text:p>
          </table:table-cell>
          <table:table-cell/>
          <table:table-cell office:value-type="string" calcext:value-type="string">
            <text:p>{0.00231052,{1,0},{-0.932022,0.589929},0.93202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{0,0},{0.999971,-0.999965},0.,80}</text:p>
          </table:table-cell>
          <table:table-cell/>
          <table:table-cell office:value-type="string" calcext:value-type="string">
            <text:p>{6.4181*10^-18,{1,1},{1.,-1.},3.58277*10^-9,100}</text:p>
          </table:table-cell>
          <table:table-cell/>
          <table:table-cell office:value-type="string" calcext:value-type="string">
            <text:p>{0.,{0,0},{-0.564589,0.695123},0.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57175*10^-16,{1,0},{-1.,1.},1.,80}</text:p>
          </table:table-cell>
          <table:table-cell/>
          <table:table-cell office:value-type="string" calcext:value-type="string">
            <text:p>{1.09838*10^-13,{0,1},{-0.999999,1.},1.,100}</text:p>
          </table:table-cell>
          <table:table-cell/>
          <table:table-cell office:value-type="string" calcext:value-type="string">
            <text:p>{0.000151432,{0,1},{-0.314971,0.982597},0.98259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65924*10^-15,{1,1},{-1.,1.},5.76062*10^-8,80}</text:p>
          </table:table-cell>
          <table:table-cell/>
          <table:table-cell office:value-type="string" calcext:value-type="string">
            <text:p>{0.,{0,0},{-1.,1.},0.,100}</text:p>
          </table:table-cell>
          <table:table-cell/>
          <table:table-cell office:value-type="string" calcext:value-type="string">
            <text:p>{0.0000277376,{1,1},{-0.871681,0.879129},0.00744817,10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ogram name: XOR_program_best_aaaa081119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1000 epochs/run</text:p>
          </table:table-cell>
          <table:table-cell/>
          <table:table-cell office:value-type="string" calcext:value-type="string">
            <text:p>100 epochs/run</text:p>
          </table:table-cell>
          <table:table-cell/>
          <table:table-cell office:value-type="string" calcext:value-type="string">
            <text:p>10 epochs/ru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{0.0120272,0.60162,{1,0},{0.0230141,0.103932},0.280663,1,1000}</text:p>
          </table:table-cell>
          <table:table-cell/>
          <table:table-cell office:value-type="string" calcext:value-type="string">
            <text:p>{0.0251012,0.517945,{1,1},{-0.0391307,0.202247},0.316867,1,100}</text:p>
          </table:table-cell>
          <table:table-cell/>
          <table:table-cell office:value-type="string" calcext:value-type="string">
            <text:p>{0.0638676,0.62979,{1,1},{0.380487,0.000664151},0.50544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0033302,0.102429,{1,1},{-1.09608,0.885597},0.0115416,0,1000}</text:p>
          </table:table-cell>
          <table:table-cell/>
          <table:table-cell office:value-type="string" calcext:value-type="string">
            <text:p>{0.0463259,0.502055,{1,1},{0.199405,0.167925},0.430469,1,100}</text:p>
          </table:table-cell>
          <table:table-cell/>
          <table:table-cell office:value-type="string" calcext:value-type="string">
            <text:p>{0.00443651,0.633487,{0,1},{0.448469,0.127594},0.36678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32566,0.470183,{1,0},{0.137558,-0.0813163},0.269726,1,1000}</text:p>
          </table:table-cell>
          <table:table-cell/>
          <table:table-cell office:value-type="string" calcext:value-type="string">
            <text:p>{0.0303955,0.542722,{1,1},{0.0898406,0.0991187},0.348686,1,100}</text:p>
          </table:table-cell>
          <table:table-cell/>
          <table:table-cell office:value-type="string" calcext:value-type="string">
            <text:p>{0.0543739,0.527802,{1,1},{0.382363,0.0246813},0.46636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30967,0.548403,{1,1},{-0.141301,0.0274922},0.158867,0,1000}</text:p>
          </table:table-cell>
          <table:table-cell/>
          <table:table-cell office:value-type="string" calcext:value-type="string">
            <text:p>{0.0133266,0.587074,{1,0},{0.0197295,-0.0449725},0.269118,1,100}</text:p>
          </table:table-cell>
          <table:table-cell/>
          <table:table-cell office:value-type="string" calcext:value-type="string">
            <text:p>{0.00323525,0.724451,{1,0},{0.536126,0.217138},0.61375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9771,0.445245,{1,0},{0.0839537,-0.0354313},0.218781,0,1000}</text:p>
          </table:table-cell>
          <table:table-cell/>
          <table:table-cell office:value-type="string" calcext:value-type="string">
            <text:p>{0.00403311,0.381436,{0,0},{0.0684568,0.111022},0.127014,0,100}</text:p>
          </table:table-cell>
          <table:table-cell/>
          <table:table-cell office:value-type="string" calcext:value-type="string">
            <text:p>{0.0114639,0.522006,{0,0},{0.504897,0.142634},0.21413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2374*10^-6,0.0548051,{1,1},{0.946173,-1.05372},0.00277398,0,1000}</text:p>
          </table:table-cell>
          <table:table-cell/>
          <table:table-cell office:value-type="string" calcext:value-type="string">
            <text:p>{0.00494859,0.634835,{0,1},{0.139086,0.114039},0.359308,1,100}</text:p>
          </table:table-cell>
          <table:table-cell/>
          <table:table-cell office:value-type="string" calcext:value-type="string">
            <text:p>{0.0029495,0.725161,{0,1},{0.469568,0.0767526},0.39138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75598,0.550888,{1,1},{-0.046689,-0.060657},0.16439,0,1000}</text:p>
          </table:table-cell>
          <table:table-cell/>
          <table:table-cell office:value-type="string" calcext:value-type="string">
            <text:p>{0.0111546,0.517492,{0,0},{0.0499239,-0.0203336},0.211231,0,100}</text:p>
          </table:table-cell>
          <table:table-cell/>
          <table:table-cell office:value-type="string" calcext:value-type="string">
            <text:p>{0.0739065,0.669445,{1,1},{0.391392,0.0307729},0.54371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965034,0.706173,{0,1},{-0.138043,-0.0460159},0.303528,1,1000}</text:p>
          </table:table-cell>
          <table:table-cell/>
          <table:table-cell office:value-type="string" calcext:value-type="string">
            <text:p>{0.0238823,0.384793,{1,1},{0.118861,0.165182},0.309078,1,100}</text:p>
          </table:table-cell>
          <table:table-cell/>
          <table:table-cell office:value-type="string" calcext:value-type="string">
            <text:p>{0.00353903,0.653057,{0,1},{0.472119,0.131521},0.3810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84914,0.424916,{0,1},{0.00162234,0.0154295},0.162412,0,1000}</text:p>
          </table:table-cell>
          <table:table-cell/>
          <table:table-cell office:value-type="string" calcext:value-type="string">
            <text:p>{0.0115083,0.504414,{1,1},{0.0334281,-0.0151941},0.214553,0,100}</text:p>
          </table:table-cell>
          <table:table-cell/>
          <table:table-cell office:value-type="string" calcext:value-type="string">
            <text:p>{0.0863632,0.684257,{1,1},{0.431648,0.0781328},0.58775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14407,0.693758,{1,0},{0.0291576,0.00903995},0.343232,1,1000}</text:p>
          </table:table-cell>
          <table:table-cell/>
          <table:table-cell office:value-type="string" calcext:value-type="string">
            <text:p>{0.0209495,0.566446,{1,0},{-0.0500559,0.242667},0.210521,0,100}</text:p>
          </table:table-cell>
          <table:table-cell/>
          <table:table-cell office:value-type="string" calcext:value-type="string">
            <text:p>{0.0123373,0.629849,{0,1},{0.295891,-0.00955854},0.27785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7127,0.606491,{0,1},{-0.0901039,0.147912},0.362702,1,1000}</text:p>
          </table:table-cell>
          <table:table-cell/>
          <table:table-cell office:value-type="string" calcext:value-type="string">
            <text:p>{0.0145476,0.545669,{0,1},{0.174543,0.0451899},0.258773,1,100}</text:p>
          </table:table-cell>
          <table:table-cell/>
          <table:table-cell office:value-type="string" calcext:value-type="string">
            <text:p>{0.0615741,0.624184,{1,1},{0.363065,0.00534329},0.49628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00270244,0.1025,{0,0},{-1.0958,0.901672},0.010397,0,1000}</text:p>
          </table:table-cell>
          <table:table-cell/>
          <table:table-cell office:value-type="string" calcext:value-type="string">
            <text:p>{0.00120174,0.548226,{0,1},{0.325725,0.321511},0.430668,1,100}</text:p>
          </table:table-cell>
          <table:table-cell/>
          <table:table-cell office:value-type="string" calcext:value-type="string">
            <text:p>{0.0912335,0.670556,{1,1},{0.460924,0.103783},0.60409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34261,0.664195,{0,0},{0.00573816,0.154168},0.306112,1,1000}</text:p>
          </table:table-cell>
          <table:table-cell/>
          <table:table-cell office:value-type="string" calcext:value-type="string">
            <text:p>{0.00128235,0.27775,{0,0},{-0.0318463,0.0636895},0.0716198,0,100}</text:p>
          </table:table-cell>
          <table:table-cell/>
          <table:table-cell office:value-type="string" calcext:value-type="string">
            <text:p>{0.0656034,0.541681,{1,1},{0.425191,0.0579635},0.51226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25223,0.55685,{1,0},{-0.0570821,0.170304},0.199851,0,1000}</text:p>
          </table:table-cell>
          <table:table-cell/>
          <table:table-cell office:value-type="string" calcext:value-type="string">
            <text:p>{0.0028159,0.512506,{1,1},{-0.0392791,-0.128653},0.10613,0,100}</text:p>
          </table:table-cell>
          <table:table-cell/>
          <table:table-cell office:value-type="string" calcext:value-type="string">
            <text:p>{0.000824347,0.743225,{0,1},{0.486433,0.147825},0.44257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39715,0.556408,{0,0},{0.0348155,-0.0202461},0.236402,0,1000}</text:p>
          </table:table-cell>
          <table:table-cell/>
          <table:table-cell office:value-type="string" calcext:value-type="string">
            <text:p>{0.0016289,0.296323,{0,0},{0.0576737,0.11315},0.0807193,0,100}</text:p>
          </table:table-cell>
          <table:table-cell/>
          <table:table-cell office:value-type="string" calcext:value-type="string">
            <text:p>{0.0000851941,0.626119,{1,0},{0.411509,0.0311938},0.5184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23542,0.696278,{0,1},{0.0905243,0.0460691},0.355288,1,1000}</text:p>
          </table:table-cell>
          <table:table-cell/>
          <table:table-cell office:value-type="string" calcext:value-type="string">
            <text:p>{0.00993155,0.575891,{1,1},{-0.0762236,-0.000739136},0.199314,0,100}</text:p>
          </table:table-cell>
          <table:table-cell/>
          <table:table-cell office:value-type="string" calcext:value-type="string">
            <text:p>{0.0093053,0.610185,{0,1},{0.356836,0.0555115},0.30707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772217,0.7077,{1,0},{-0.0149995,0.0887936},0.324248,1,1000}</text:p>
          </table:table-cell>
          <table:table-cell/>
          <table:table-cell office:value-type="string" calcext:value-type="string">
            <text:p>{0.00330192,0.479722,{1,1},{-0.0132793,-0.106099},0.114925,0,100}</text:p>
          </table:table-cell>
          <table:table-cell/>
          <table:table-cell office:value-type="string" calcext:value-type="string">
            <text:p>{0.0232712,0.662609,{0,0},{0.471802,0.153209},0.30509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890571,0.752631,{0,1},{0.0467172,-0.080376},0.31126,1,1000}</text:p>
          </table:table-cell>
          <table:table-cell/>
          <table:table-cell office:value-type="string" calcext:value-type="string">
            <text:p>{0.00467693,0.398055,{0,0},{0.122573,-0.122376},0.136776,0,100}</text:p>
          </table:table-cell>
          <table:table-cell/>
          <table:table-cell office:value-type="string" calcext:value-type="string">
            <text:p>{0.0449197,0.490022,{1,1},{0.368286,-0.000540214},0.42388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046,0.546249,{1,0},{0.101322,0.134102},0.295452,1,1000}</text:p>
          </table:table-cell>
          <table:table-cell/>
          <table:table-cell office:value-type="string" calcext:value-type="string">
            <text:p>{0.0070334,0.403031,{1,1},{0.00720228,0.0386927},0.167731,0,100}</text:p>
          </table:table-cell>
          <table:table-cell/>
          <table:table-cell office:value-type="string" calcext:value-type="string">
            <text:p>{0.001006,0.747982,{0,1},{0.436554,0.132261},0.43656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67158,0.612538,{1,0},{-0.0483976,0.210063},0.241421,0,1000}</text:p>
          </table:table-cell>
          <table:table-cell/>
          <table:table-cell office:value-type="string" calcext:value-type="string">
            <text:p>{0.00743886,0.44773,{1,1},{0.0227639,-0.0139239},0.172498,0,100}</text:p>
          </table:table-cell>
          <table:table-cell/>
          <table:table-cell office:value-type="string" calcext:value-type="string">
            <text:p>{0.0263972,0.440728,{1,1},{0.31671,-0.0636382},0.32494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05554,0.558116,{0,1},{-0.0131432,0.0880073},0.294521,1,1000}</text:p>
          </table:table-cell>
          <table:table-cell/>
          <table:table-cell office:value-type="string" calcext:value-type="string">
            <text:p>{0.00560113,0.366756,{1,1},{-0.132106,0.184909},0.149681,0,100}</text:p>
          </table:table-cell>
          <table:table-cell/>
          <table:table-cell office:value-type="string" calcext:value-type="string">
            <text:p>{0.0712221,0.660435,{1,1},{0.373955,0.03555},0.53374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59188,0.562444,{1,0},{0.172069,0.214544},0.350442,1,1000}</text:p>
          </table:table-cell>
          <table:table-cell/>
          <table:table-cell office:value-type="string" calcext:value-type="string">
            <text:p>{0.0228745,0.438731,{0,1},{0.116914,0.0573807},0.197513,0,100}</text:p>
          </table:table-cell>
          <table:table-cell/>
          <table:table-cell office:value-type="string" calcext:value-type="string">
            <text:p>{0.0259387,0.464346,{0,1},{0.3211,0.000823598},0.1778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0574892,0.305147,{1,1},{-0.130884,0.0501679},0.0479538,0,1000}</text:p>
          </table:table-cell>
          <table:table-cell/>
          <table:table-cell office:value-type="string" calcext:value-type="string">
            <text:p>{0.00298378,0.640716,{0,1},{0.169659,0.160139},0.390752,1,100}</text:p>
          </table:table-cell>
          <table:table-cell/>
          <table:table-cell office:value-type="string" calcext:value-type="string">
            <text:p>{0.00370119,0.629354,{0,1},{0.494419,0.150747},0.37832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36482,0.552168,{0,0},{-0.168954,0.0461962},0.233651,0,1000}</text:p>
          </table:table-cell>
          <table:table-cell/>
          <table:table-cell office:value-type="string" calcext:value-type="string">
            <text:p>{0.00324257,0.331587,{1,1},{0.296067,-0.269151},0.113887,0,100}</text:p>
          </table:table-cell>
          <table:table-cell/>
          <table:table-cell office:value-type="string" calcext:value-type="string">
            <text:p>{0.0126045,0.627645,{0,1},{0.312643,-0.0110523},0.2754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19768,0.752719,{1,0},{0.0827547,-0.223772},0.411078,1,1000}</text:p>
          </table:table-cell>
          <table:table-cell/>
          <table:table-cell office:value-type="string" calcext:value-type="string">
            <text:p>{0.0489285,0.381515,{0,1},{0.276371,-0.13428},0.0576041,0,100}</text:p>
          </table:table-cell>
          <table:table-cell/>
          <table:table-cell office:value-type="string" calcext:value-type="string">
            <text:p>{0.0089947,0.695808,{0,1},{0.254832,-0.0250281},0.31031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97063,0.37026,{1,1},{0.0356492,0.0216278},0.15454,0,1000}</text:p>
          </table:table-cell>
          <table:table-cell/>
          <table:table-cell office:value-type="string" calcext:value-type="string">
            <text:p>{0.00972494,0.43639,{1,1},{0.141527,-0.0822483},0.19723,0,100}</text:p>
          </table:table-cell>
          <table:table-cell/>
          <table:table-cell office:value-type="string" calcext:value-type="string">
            <text:p>{0.0953855,0.758097,{1,1},{0.443021,0.0699775},0.61769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68044,0.339862,{0,0},{-0.162344,0.0527438},0.103546,0,1000}</text:p>
          </table:table-cell>
          <table:table-cell/>
          <table:table-cell office:value-type="string" calcext:value-type="string">
            <text:p>{0.00535469,0.58029,{0,1},{0.0402573,0.159403},0.353648,1,100}</text:p>
          </table:table-cell>
          <table:table-cell/>
          <table:table-cell office:value-type="string" calcext:value-type="string">
            <text:p>{0.0239643,0.669666,{0,0},{0.380703,0.0388536},0.30960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51698,0.621568,{0,1},{0.0067358,0.194352},0.399661,1,1000}</text:p>
          </table:table-cell>
          <table:table-cell/>
          <table:table-cell office:value-type="string" calcext:value-type="string">
            <text:p>{0.00295472,0.413486,{1,1},{-0.197128,0.132891},0.108715,0,100}</text:p>
          </table:table-cell>
          <table:table-cell/>
          <table:table-cell office:value-type="string" calcext:value-type="string">
            <text:p>{0.0319683,0.469679,{1,1},{0.312681,-0.0362721},0.35759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00250596,0.100564,{0,0},{-0.986803,0.746615},0.0100119,0,1000}</text:p>
          </table:table-cell>
          <table:table-cell/>
          <table:table-cell office:value-type="string" calcext:value-type="string">
            <text:p>{0.00755498,0.598887,{0,1},{0.0372655,0.0968392},0.326161,1,100}</text:p>
          </table:table-cell>
          <table:table-cell/>
          <table:table-cell office:value-type="string" calcext:value-type="string">
            <text:p>{0.0928945,0.647008,{1,1},{0.454822,0.147687},0.60957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57977,0.448237,{1,1},{-0.016586,0.00840283},0.162232,0,1000}</text:p>
          </table:table-cell>
          <table:table-cell/>
          <table:table-cell office:value-type="string" calcext:value-type="string">
            <text:p>{0.022839,0.485305,{1,0},{0.0111741,0.171399},0.197749,0,100}</text:p>
          </table:table-cell>
          <table:table-cell/>
          <table:table-cell office:value-type="string" calcext:value-type="string">
            <text:p>{0.0699145,0.655729,{1,1},{0.384133,0.0195548},0.52882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54225,0.429125,{1,0},{0.0411591,0.00329475},0.181111,0,1000}</text:p>
          </table:table-cell>
          <table:table-cell/>
          <table:table-cell office:value-type="string" calcext:value-type="string">
            <text:p>{0.00614585,0.655673,{0,1},{0.0808112,0.0672066},0.343209,1,100}</text:p>
          </table:table-cell>
          <table:table-cell/>
          <table:table-cell office:value-type="string" calcext:value-type="string">
            <text:p>{0.00539885,0.554851,{1,0},{0.183868,-0.190661},0.35304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68383,0.61006,{1,0},{-0.0473773,0.0596513},0.240475,0,1000}</text:p>
          </table:table-cell>
          <table:table-cell/>
          <table:table-cell office:value-type="string" calcext:value-type="string">
            <text:p>{0.00472685,0.582364,{1,0},{0.171703,0.172019},0.362496,1,100}</text:p>
          </table:table-cell>
          <table:table-cell/>
          <table:table-cell office:value-type="string" calcext:value-type="string">
            <text:p>{0.018472,0.549244,{0,1},{0.337835,-0.00552256},0.228176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969081,0.602361,{0,1},{0.111569,0.0571538},0.303116,1,1000}</text:p>
          </table:table-cell>
          <table:table-cell/>
          <table:table-cell office:value-type="string" calcext:value-type="string">
            <text:p>{0.000993175,0.665718,{0,1},{0.0903287,0.215251},0.436971,1,100}</text:p>
          </table:table-cell>
          <table:table-cell/>
          <table:table-cell office:value-type="string" calcext:value-type="string">
            <text:p>{0.00124715,0.649604,{1,0},{0.503216,0.173918},0.5706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36733,0.552498,{0,0},{0.124041,-0.0143476},0.233866,0,1000}</text:p>
          </table:table-cell>
          <table:table-cell/>
          <table:table-cell office:value-type="string" calcext:value-type="string">
            <text:p>{0.0117904,0.630019,{1,0},{-0.00202615,0.0661135},0.282833,1,100}</text:p>
          </table:table-cell>
          <table:table-cell/>
          <table:table-cell office:value-type="string" calcext:value-type="string">
            <text:p>{0.00931542,0.686968,{0,1},{0.310458,-0.0214361},0.30696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181541,0.769025,{1,0},{0.0728613,0.0387547},0.414785,1,1000}</text:p>
          </table:table-cell>
          <table:table-cell/>
          <table:table-cell office:value-type="string" calcext:value-type="string">
            <text:p>{0.00145185,0.227799,{1,1},{0.509147,-0.44973},0.0762063,0,100}</text:p>
          </table:table-cell>
          <table:table-cell/>
          <table:table-cell office:value-type="string" calcext:value-type="string">
            <text:p>{0.0723429,0.69941,{1,1},{0.387436,-0.00787169},0.53793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327597,0.344931,{1,1},{-0.00955045,0.0241607},0.114472,0,1000}</text:p>
          </table:table-cell>
          <table:table-cell/>
          <table:table-cell office:value-type="string" calcext:value-type="string">
            <text:p>{0.013069,0.561305,{1,0},{0.0489583,0.0526739},0.27136,1,100}</text:p>
          </table:table-cell>
          <table:table-cell/>
          <table:table-cell office:value-type="string" calcext:value-type="string">
            <text:p>{0.0046932,0.654263,{0,1},{0.437502,0.100605},0.36298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03057,0.407655,{1,1},{0.0627771,0.16091},0.284996,1,1000}</text:p>
          </table:table-cell>
          <table:table-cell/>
          <table:table-cell office:value-type="string" calcext:value-type="string">
            <text:p>{0.00600362,0.427416,{1,1},{0.0550631,-0.054245},0.154966,0,100}</text:p>
          </table:table-cell>
          <table:table-cell/>
          <table:table-cell office:value-type="string" calcext:value-type="string">
            <text:p>{0.000496927,0.652585,{1,0},{0.440938,0.106273},0.54458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73185,0.398179,{1,1},{-0.00972739,0.0109527},0.137577,0,1000}</text:p>
          </table:table-cell>
          <table:table-cell/>
          <table:table-cell office:value-type="string" calcext:value-type="string">
            <text:p>{0.0160382,0.584518,{1,1},{-0.109291,0.107178},0.253284,1,100}</text:p>
          </table:table-cell>
          <table:table-cell/>
          <table:table-cell office:value-type="string" calcext:value-type="string">
            <text:p>{0.00291792,0.640287,{0,1},{0.500777,0.162608},0.39196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11742,0.271248,{0,0},{-0.257935,0.225623},0.0685332,0,1000}</text:p>
          </table:table-cell>
          <table:table-cell/>
          <table:table-cell office:value-type="string" calcext:value-type="string">
            <text:p>{0.00702598,0.514331,{1,1},{-0.0593028,-0.00624485},0.167642,0,100}</text:p>
          </table:table-cell>
          <table:table-cell/>
          <table:table-cell office:value-type="string" calcext:value-type="string">
            <text:p>{0.00280029,0.636525,{0,1},{0.486573,0.170081},0.39416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75412,0.600278,{0,0},{0.0188758,0.113387},0.264886,1,1000}</text:p>
          </table:table-cell>
          <table:table-cell/>
          <table:table-cell office:value-type="string" calcext:value-type="string">
            <text:p>{0.00591496,0.544335,{1,0},{0.183318,0.111443},0.346182,1,100}</text:p>
          </table:table-cell>
          <table:table-cell/>
          <table:table-cell office:value-type="string" calcext:value-type="string">
            <text:p>{0.000195451,0.740502,{0,1},{0.561382,0.205056},0.47203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24334,0.395284,{0,1},{-0.200944,0.223671},0.276989,1,1000}</text:p>
          </table:table-cell>
          <table:table-cell/>
          <table:table-cell office:value-type="string" calcext:value-type="string">
            <text:p>{0.00161299,0.537036,{0,1},{0.22759,0.313361},0.419676,1,100}</text:p>
          </table:table-cell>
          <table:table-cell/>
          <table:table-cell office:value-type="string" calcext:value-type="string">
            <text:p>{0.00499193,0.650016,{0,1},{0.436106,0.0978576},0.35869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60671,0.582757,{0,0},{0.123258,0.0819003},0.253512,1,1000}</text:p>
          </table:table-cell>
          <table:table-cell/>
          <table:table-cell office:value-type="string" calcext:value-type="string">
            <text:p>{0.0198226,0.42102,{0,1},{-0.0281412,0.10761},0.218414,0,100}</text:p>
          </table:table-cell>
          <table:table-cell/>
          <table:table-cell office:value-type="string" calcext:value-type="string">
            <text:p>{0.00394506,0.642767,{0,1},{0.456628,0.130807},0.37438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31093,0.54498,{0,0},{0.182681,0.190087},0.228992,0,1000}</text:p>
          </table:table-cell>
          <table:table-cell/>
          <table:table-cell office:value-type="string" calcext:value-type="string">
            <text:p>{0.00847619,0.65826,{1,0},{0.021229,0.129241},0.315868,1,100}</text:p>
          </table:table-cell>
          <table:table-cell/>
          <table:table-cell office:value-type="string" calcext:value-type="string">
            <text:p>{0.000795251,0.779438,{0,1},{0.422555,0.11346},0.443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867412,0.589659,{1,0},{0.086472,0.175888},0.31373,1,1000}</text:p>
          </table:table-cell>
          <table:table-cell/>
          <table:table-cell office:value-type="string" calcext:value-type="string">
            <text:p>{0.00473499,0.399481,{0,0},{0.127985,0.112928},0.137623,0,100}</text:p>
          </table:table-cell>
          <table:table-cell/>
          <table:table-cell office:value-type="string" calcext:value-type="string">
            <text:p>{0.00127526,0.702474,{1,0},{0.452211,0.139247},0.57142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67344,0.748627,{1,0},{0.0620799,0.0180931},0.396589,1,1000}</text:p>
          </table:table-cell>
          <table:table-cell/>
          <table:table-cell office:value-type="string" calcext:value-type="string">
            <text:p>{0.0148573,0.474435,{1,1},{0.0210472,0.0722933},0.243781,0,100}</text:p>
          </table:table-cell>
          <table:table-cell/>
          <table:table-cell office:value-type="string" calcext:value-type="string">
            <text:p>{0.00568809,0.694501,{0,1},{0.40288,0.0379462},0.34916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50369,0.352345,{1,0},{-0.120191,0.159449},0.0511393,0,1000}</text:p>
          </table:table-cell>
          <table:table-cell/>
          <table:table-cell office:value-type="string" calcext:value-type="string">
            <text:p>{0.00712633,0.488733,{1,1},{0.037515,-0.075548},0.168835,0,100}</text:p>
          </table:table-cell>
          <table:table-cell/>
          <table:table-cell office:value-type="string" calcext:value-type="string">
            <text:p>{0.0119976,0.529641,{0,0},{0.364008,0.0147859},0.21906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23858,0.53508,{0,0},{-0.0583588,-0.0421853},0.222583,0,1000}</text:p>
          </table:table-cell>
          <table:table-cell/>
          <table:table-cell office:value-type="string" calcext:value-type="string">
            <text:p>{0.00135567,0.427137,{1,1},{-0.0320242,-0.113168},0.0736389,0,100}</text:p>
          </table:table-cell>
          <table:table-cell/>
          <table:table-cell office:value-type="string" calcext:value-type="string">
            <text:p>{0.0168965,0.592708,{0,0},{0.579887,0.2251},0.25997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734979,0.549273,{1,0},{0.150218,-0.0166909},0.328538,1,1000}</text:p>
          </table:table-cell>
          <table:table-cell/>
          <table:table-cell office:value-type="string" calcext:value-type="string">
            <text:p>{0.00540966,0.423401,{1,1},{-0.000168955,-0.0079351},0.147101,0,100}</text:p>
          </table:table-cell>
          <table:table-cell/>
          <table:table-cell office:value-type="string" calcext:value-type="string">
            <text:p>{0.00141709,0.706876,{1,0},{0.456971,0.134449},0.57528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34455,0.640836,{1,1},{0.00497755,0.0185791},0.306239,1,1000}</text:p>
          </table:table-cell>
          <table:table-cell/>
          <table:table-cell office:value-type="string" calcext:value-type="string">
            <text:p>{0.00522014,0.701807,{0,1},{-0.026398,0.0408823},0.355499,1,100}</text:p>
          </table:table-cell>
          <table:table-cell/>
          <table:table-cell office:value-type="string" calcext:value-type="string">
            <text:p>{0.0160838,0.582961,{0,0},{0.50523,0.164757},0.25364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378875,0.350309,{1,1},{0.0231766,0.00119873},0.123106,0,1000}</text:p>
          </table:table-cell>
          <table:table-cell/>
          <table:table-cell office:value-type="string" calcext:value-type="string">
            <text:p>{0.00182708,0.550458,{1,0},{0.290954,0.116135},0.414511,1,100}</text:p>
          </table:table-cell>
          <table:table-cell/>
          <table:table-cell office:value-type="string" calcext:value-type="string">
            <text:p>{0.0186924,0.613473,{0,0},{0.340157,0.0104589},0.2734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16887,0.534164,{1,0},{-0.0256497,-0.0774807},0.205458,0,1000}</text:p>
          </table:table-cell>
          <table:table-cell/>
          <table:table-cell office:value-type="string" calcext:value-type="string">
            <text:p>{0.00308057,0.771164,{1,0},{0.0267368,0.0521709},0.388994,1,100}</text:p>
          </table:table-cell>
          <table:table-cell/>
          <table:table-cell office:value-type="string" calcext:value-type="string">
            <text:p>{0.0147783,0.566776,{0,0},{0.512914,0.13211},0.243132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2768*10^-10,0.0590704,{0,1},{-1.05859,0.941037},0.500054,1,1000}</text:p>
          </table:table-cell>
          <table:table-cell/>
          <table:table-cell office:value-type="string" calcext:value-type="string">
            <text:p>{0.00467094,0.501056,{0,1},{0.135225,0.254342},0.363311,1,100}</text:p>
          </table:table-cell>
          <table:table-cell/>
          <table:table-cell office:value-type="string" calcext:value-type="string">
            <text:p>{0.0188679,0.615451,{0,0},{0.378016,0.0418693},0.27472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190906,0.727662,{0,1},{0.0415816,0.110466},0.412614,1,1000}</text:p>
          </table:table-cell>
          <table:table-cell/>
          <table:table-cell office:value-type="string" calcext:value-type="string">
            <text:p>{0.00382949,0.608706,{1,0},{0.167932,0.141641},0.376234,1,100}</text:p>
          </table:table-cell>
          <table:table-cell/>
          <table:table-cell office:value-type="string" calcext:value-type="string">
            <text:p>{0.0268149,0.697854,{0,0},{0.427395,0.0954616},0.32750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09937,0.568979,{1,1},{0.033271,-0.0871338},0.209702,0,1000}</text:p>
          </table:table-cell>
          <table:table-cell/>
          <table:table-cell office:value-type="string" calcext:value-type="string">
            <text:p>{0.00457345,0.649379,{1,0},{0.108362,0.167541},0.364745,1,100}</text:p>
          </table:table-cell>
          <table:table-cell/>
          <table:table-cell office:value-type="string" calcext:value-type="string">
            <text:p>{0.0724771,0.595754,{1,1},{0.41549,0.0688144},0.53843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94986,0.622007,{1,0},{0.126837,0.240223},0.35929,1,1000}</text:p>
          </table:table-cell>
          <table:table-cell/>
          <table:table-cell office:value-type="string" calcext:value-type="string">
            <text:p>{0.0219006,0.446026,{0,1},{-0.0136101,0.0602523},0.204023,0,100}</text:p>
          </table:table-cell>
          <table:table-cell/>
          <table:table-cell office:value-type="string" calcext:value-type="string">
            <text:p>{0.0128001,0.540785,{0,0},{0.444971,0.0967147},0.22627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35835,0.712674,{1,0},{0.10872,0.22928},0.402874,1,1000}</text:p>
          </table:table-cell>
          <table:table-cell/>
          <table:table-cell office:value-type="string" calcext:value-type="string">
            <text:p>{0.0132869,0.489757,{1,1},{0.0202814,0.0373263},0.230538,0,100}</text:p>
          </table:table-cell>
          <table:table-cell/>
          <table:table-cell office:value-type="string" calcext:value-type="string">
            <text:p>{0.00185251,0.713179,{0,1},{0.481751,0.127206},0.41391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129864,0.576701,{0,1},{-0.127584,0.288185},0.427927,1,1000}</text:p>
          </table:table-cell>
          <table:table-cell/>
          <table:table-cell office:value-type="string" calcext:value-type="string">
            <text:p>{0.006969,0.36028,{1,1},{0.0241649,0.0632421},0.166961,0,100}</text:p>
          </table:table-cell>
          <table:table-cell/>
          <table:table-cell office:value-type="string" calcext:value-type="string">
            <text:p>{0.0799096,0.659025,{1,1},{0.414546,0.0669492},0.56536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09628,0.518311,{1,0},{0.121711,-0.00843755},0.290593,1,1000}</text:p>
          </table:table-cell>
          <table:table-cell/>
          <table:table-cell office:value-type="string" calcext:value-type="string">
            <text:p>{0.0197347,0.443546,{1,1},{0.0559114,0.125637},0.28096,1,100}</text:p>
          </table:table-cell>
          <table:table-cell/>
          <table:table-cell office:value-type="string" calcext:value-type="string">
            <text:p>{0.0574188,0.449811,{1,1},{0.447425,0.0620799},0.47924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761225,0.459763,{0,0},{0.106218,0.140088},0.174496,0,1000}</text:p>
          </table:table-cell>
          <table:table-cell/>
          <table:table-cell office:value-type="string" calcext:value-type="string">
            <text:p>{0.0122452,0.513741,{0,1},{0.19114,0.107834},0.278684,1,100}</text:p>
          </table:table-cell>
          <table:table-cell/>
          <table:table-cell office:value-type="string" calcext:value-type="string">
            <text:p>{0.0860123,0.686287,{1,1},{0.433682,0.0711288},0.58655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13769,0.560493,{1,0},{0.073451,0.0452621},0.286675,1,1000}</text:p>
          </table:table-cell>
          <table:table-cell/>
          <table:table-cell office:value-type="string" calcext:value-type="string">
            <text:p>{0.0240392,0.527252,{0,1},{0.049267,-0.0430746},0.189908,0,100}</text:p>
          </table:table-cell>
          <table:table-cell/>
          <table:table-cell office:value-type="string" calcext:value-type="string">
            <text:p>{0.0288812,0.454423,{1,1},{0.317092,-0.0539516},0.33988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7233,0.596676,{0,0},{0.0549222,0.0665647},0.262549,1,1000}</text:p>
          </table:table-cell>
          <table:table-cell/>
          <table:table-cell office:value-type="string" calcext:value-type="string">
            <text:p>{0.00871615,0.561736,{1,1},{-0.0670999,-0.0154813},0.186721,0,100}</text:p>
          </table:table-cell>
          <table:table-cell/>
          <table:table-cell office:value-type="string" calcext:value-type="string">
            <text:p>{0.000723142,0.73497,{0,1},{0.463451,0.162673},0.44621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01554,0.356139,{1,1},{0.00293952,-0.0449971},0.0897896,0,1000}</text:p>
          </table:table-cell>
          <table:table-cell/>
          <table:table-cell office:value-type="string" calcext:value-type="string">
            <text:p>{0.01301,0.543638,{0,0},{-0.0622624,0.126717},0.228123,0,100}</text:p>
          </table:table-cell>
          <table:table-cell/>
          <table:table-cell office:value-type="string" calcext:value-type="string">
            <text:p>{0.00152845,0.649074,{0,1},{0.530145,0.205053},0.42180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98563,0.427318,{1,1},{-0.00654004,-0.0152662},0.141218,0,1000}</text:p>
          </table:table-cell>
          <table:table-cell/>
          <table:table-cell office:value-type="string" calcext:value-type="string">
            <text:p>{0.00918858,0.399482,{1,1},{0.227153,-0.139617},0.191714,0,100}</text:p>
          </table:table-cell>
          <table:table-cell/>
          <table:table-cell office:value-type="string" calcext:value-type="string">
            <text:p>{0.00150005,0.682378,{1,0},{0.486658,0.159568},0.57746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52928,0.662386,{1,0},{0.0734819,0.105326},0.351282,1,1000}</text:p>
          </table:table-cell>
          <table:table-cell/>
          <table:table-cell office:value-type="string" calcext:value-type="string">
            <text:p>{0.00193765,0.744802,{0,1},{0.0923543,0.0921996},0.411963,1,100}</text:p>
          </table:table-cell>
          <table:table-cell/>
          <table:table-cell office:value-type="string" calcext:value-type="string">
            <text:p>{0.0689569,0.689411,{1,1},{0.350415,0.0118956},0.52519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38499,0.414741,{0,0},{0.0297953,-0.0306388},0.146765,0,1000}</text:p>
          </table:table-cell>
          <table:table-cell/>
          <table:table-cell office:value-type="string" calcext:value-type="string">
            <text:p>{0.0193302,0.421313,{0,1},{0.237075,0.112764},0.221934,0,100}</text:p>
          </table:table-cell>
          <table:table-cell/>
          <table:table-cell office:value-type="string" calcext:value-type="string">
            <text:p>{0.012309,0.627144,{0,1},{0.302309,-0.00645946},0.27810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4715*10^-7,0.0815664,{0,1},{0.920531,-1.08005},0.499239,1,1000}</text:p>
          </table:table-cell>
          <table:table-cell/>
          <table:table-cell office:value-type="string" calcext:value-type="string">
            <text:p>{0.0127115,0.539573,{0,0},{0.113408,0.183682},0.22549,0,100}</text:p>
          </table:table-cell>
          <table:table-cell/>
          <table:table-cell office:value-type="string" calcext:value-type="string">
            <text:p>{0.0535663,0.496729,{1,1},{0.404071,0.0275369},0.46288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14828,0.405515,{1,1},{-0.179018,0.0623635},0.0770142,0,1000}</text:p>
          </table:table-cell>
          <table:table-cell/>
          <table:table-cell office:value-type="string" calcext:value-type="string">
            <text:p>{0.0107599,0.51163,{0,0},{0.0955704,0.232288},0.20746,0,100}</text:p>
          </table:table-cell>
          <table:table-cell/>
          <table:table-cell office:value-type="string" calcext:value-type="string">
            <text:p>{0.00116923,0.673365,{1,0},{0.474196,0.155789},0.56838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0857506,0.81832,{0,1},{-0.0343108,0.0706671},0.441434,1,1000}</text:p>
          </table:table-cell>
          <table:table-cell/>
          <table:table-cell office:value-type="string" calcext:value-type="string">
            <text:p>{0.00522751,0.399977,{1,1},{-0.00658209,0.0177591},0.144603,0,100}</text:p>
          </table:table-cell>
          <table:table-cell/>
          <table:table-cell office:value-type="string" calcext:value-type="string">
            <text:p>{0.0260245,0.690163,{0,0},{0.451935,0.130149},0.32264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01762,0.515862,{1,1},{-0.0401049,-0.0947419},0.126769,0,1000}</text:p>
          </table:table-cell>
          <table:table-cell/>
          <table:table-cell office:value-type="string" calcext:value-type="string">
            <text:p>{0.0202725,0.630981,{0,0},{0.0984186,0.085858},0.284763,1,100}</text:p>
          </table:table-cell>
          <table:table-cell/>
          <table:table-cell office:value-type="string" calcext:value-type="string">
            <text:p>{0.000349724,0.557456,{1,0},{0.520367,0.176721},0.53740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322515,0.709265,{0,1},{0.0108156,0.0843194},0.386419,1,1000}</text:p>
          </table:table-cell>
          <table:table-cell/>
          <table:table-cell office:value-type="string" calcext:value-type="string">
            <text:p>{0.0122577,0.533296,{0,0},{-0.0482573,-0.0760511},0.221429,0,100}</text:p>
          </table:table-cell>
          <table:table-cell/>
          <table:table-cell office:value-type="string" calcext:value-type="string">
            <text:p>{0.00278629,0.796116,{1,0},{0.44296,0.114389},0.60557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840055,0.538788,{1,1},{-0.0201132,-0.0449098},0.183309,0,1000}</text:p>
          </table:table-cell>
          <table:table-cell/>
          <table:table-cell office:value-type="string" calcext:value-type="string">
            <text:p>{0.0159839,0.517101,{1,1},{-0.0342317,0.0988765},0.252855,1,100}</text:p>
          </table:table-cell>
          <table:table-cell/>
          <table:table-cell office:value-type="string" calcext:value-type="string">
            <text:p>{0.0261681,0.472469,{1,1},{0.285782,-0.0666838},0.32353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92341,0.465367,{0,1},{0.0377237,0.0697804},0.222626,0,1000}</text:p>
          </table:table-cell>
          <table:table-cell/>
          <table:table-cell office:value-type="string" calcext:value-type="string">
            <text:p>{0.0246765,0.522823,{1,1},{0.00253322,0.151473},0.314175,1,100}</text:p>
          </table:table-cell>
          <table:table-cell/>
          <table:table-cell office:value-type="string" calcext:value-type="string">
            <text:p>{0.00236861,0.662876,{0,1},{0.530326,0.158158},0.40266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47767,0.67783,{0,0},{0.125454,-0.0351317},0.314812,1,1000}</text:p>
          </table:table-cell>
          <table:table-cell/>
          <table:table-cell office:value-type="string" calcext:value-type="string">
            <text:p>{0.0106792,0.532774,{0,1},{-0.0906311,0.111483},0.29332,1,100}</text:p>
          </table:table-cell>
          <table:table-cell/>
          <table:table-cell office:value-type="string" calcext:value-type="string">
            <text:p>{0.00402853,0.703281,{0,1},{0.375915,0.068111},0.37305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0504,0.507767,{0,0},{-0.00902324,-0.141808},0.204978,0,1000}</text:p>
          </table:table-cell>
          <table:table-cell/>
          <table:table-cell office:value-type="string" calcext:value-type="string">
            <text:p>{0.00806834,0.467962,{0,0},{0.0186405,0.0193717},0.179648,0,100}</text:p>
          </table:table-cell>
          <table:table-cell/>
          <table:table-cell office:value-type="string" calcext:value-type="string">
            <text:p>{0.0677988,0.546494,{1,1},{0.428015,0.0679188},0.52076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93286,0.537726,{0,1},{-0.0542325,0.264704},0.391688,1,1000}</text:p>
          </table:table-cell>
          <table:table-cell/>
          <table:table-cell office:value-type="string" calcext:value-type="string">
            <text:p>{0.00480969,0.421216,{1,1},{0.221315,-0.241233},0.138704,0,100}</text:p>
          </table:table-cell>
          <table:table-cell/>
          <table:table-cell office:value-type="string" calcext:value-type="string">
            <text:p>{0.025795,0.687913,{0,0},{0.414356,0.0931364},0.32121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49419,0.470416,{1,1},{-0.00843845,-0.0236383},0.161173,0,1000}</text:p>
          </table:table-cell>
          <table:table-cell/>
          <table:table-cell office:value-type="string" calcext:value-type="string">
            <text:p>{0.0105624,0.527251,{1,0},{0.118768,-0.0204117},0.294453,1,100}</text:p>
          </table:table-cell>
          <table:table-cell/>
          <table:table-cell office:value-type="string" calcext:value-type="string">
            <text:p>{0.00193438,0.751146,{0,1},{0.416057,0.0859841},0.41203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75705,0.520077,{1,1},{0.00438402,0.0761585},0.265108,1,1000}</text:p>
          </table:table-cell>
          <table:table-cell/>
          <table:table-cell office:value-type="string" calcext:value-type="string">
            <text:p>{0.0230067,0.659893,{0,0},{-0.00364153,0.132486},0.303359,1,100}</text:p>
          </table:table-cell>
          <table:table-cell/>
          <table:table-cell office:value-type="string" calcext:value-type="string">
            <text:p>{0.00521176,0.574931,{0,1},{0.48008,0.167947},0.35561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714434,0.571966,{0,1},{0.067759,0.131354},0.330952,1,1000}</text:p>
          </table:table-cell>
          <table:table-cell/>
          <table:table-cell office:value-type="string" calcext:value-type="string">
            <text:p>{0.00494069,0.404445,{0,0},{0.0077805,0.0656402},0.14058,0,100}</text:p>
          </table:table-cell>
          <table:table-cell/>
          <table:table-cell office:value-type="string" calcext:value-type="string">
            <text:p>{0.0506741,0.616855,{1,1},{0.322121,-0.0340432},0.45021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4022*10^-6,0.0726993,{1,1},{-1.07218,0.928159},0.00506052,0,1000}</text:p>
          </table:table-cell>
          <table:table-cell/>
          <table:table-cell office:value-type="string" calcext:value-type="string">
            <text:p>{0.0273348,0.57421,{1,1},{0.0815589,0.0470966},0.330665,1,100}</text:p>
          </table:table-cell>
          <table:table-cell/>
          <table:table-cell office:value-type="string" calcext:value-type="string">
            <text:p>{0.0199226,0.62716,{0,0},{0.437831,0.072225},0.28229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45431,0.584044,{1,0},{0.00687271,0.265008},0.25881,1,1000}</text:p>
          </table:table-cell>
          <table:table-cell/>
          <table:table-cell office:value-type="string" calcext:value-type="string">
            <text:p>{0.00932347,0.48922,{0,0},{0.138873,-0.0250781},0.193116,0,100}</text:p>
          </table:table-cell>
          <table:table-cell/>
          <table:table-cell office:value-type="string" calcext:value-type="string">
            <text:p>{0.00111072,0.762305,{0,1},{0.478129,0.11219},0.43334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87307,0.613906,{0,0},{-0.139001,0.0398776},0.273721,1,1000}</text:p>
          </table:table-cell>
          <table:table-cell/>
          <table:table-cell office:value-type="string" calcext:value-type="string">
            <text:p>{0.0161027,0.504362,{1,1},{0.0765313,0.00229664},0.253793,1,100}</text:p>
          </table:table-cell>
          <table:table-cell/>
          <table:table-cell office:value-type="string" calcext:value-type="string">
            <text:p>{0.0486601,0.510068,{1,1},{0.358203,0.0202595},0.44118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0340054,0.312158,{1,1},{-0.0798232,-0.0366482},0.0368811,0,1000}</text:p>
          </table:table-cell>
          <table:table-cell/>
          <table:table-cell office:value-type="string" calcext:value-type="string">
            <text:p>{0.00502252,0.674479,{1,0},{0.0726919,-0.031593},0.358261,1,100}</text:p>
          </table:table-cell>
          <table:table-cell/>
          <table:table-cell office:value-type="string" calcext:value-type="string">
            <text:p>{0.00922506,0.487615,{0,0},{0.387724,0.0244579},0.19209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48314,0.678376,{0,0},{0.0409059,0.239066},0.31516,1,1000}</text:p>
          </table:table-cell>
          <table:table-cell/>
          <table:table-cell office:value-type="string" calcext:value-type="string">
            <text:p>{0.0112178,0.51842,{0,0},{0.225621,0.0455842},0.211828,0,100}</text:p>
          </table:table-cell>
          <table:table-cell/>
          <table:table-cell office:value-type="string" calcext:value-type="string">
            <text:p>{0.0274461,0.547814,{1,1},{0.235392,-0.0792723},0.33133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30172,0.549129,{0,1},{-0.0598452,-0.0544915},0.196572,0,1000}</text:p>
          </table:table-cell>
          <table:table-cell/>
          <table:table-cell office:value-type="string" calcext:value-type="string">
            <text:p>{0.00418261,0.385438,{0,0},{-0.0966777,0.0131096},0.129346,0,100}</text:p>
          </table:table-cell>
          <table:table-cell/>
          <table:table-cell office:value-type="string" calcext:value-type="string">
            <text:p>{0.0000940852,0.526746,{1,0},{0.512835,0.142634},0.519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08403,0.512834,{0,0},{-0.0271421,0.0831031},0.208234,0,1000}</text:p>
          </table:table-cell>
          <table:table-cell/>
          <table:table-cell office:value-type="string" calcext:value-type="string">
            <text:p>{0.00844294,0.691845,{0,1},{-0.18908,-0.0117879},0.316229,1,100}</text:p>
          </table:table-cell>
          <table:table-cell/>
          <table:table-cell office:value-type="string" calcext:value-type="string">
            <text:p>{0.00386173,0.767087,{1,0},{0.521942,0.140842},0.62428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97637,0.529227,{1,1},{0.0684192,-0.192353},0.141087,0,1000}</text:p>
          </table:table-cell>
          <table:table-cell/>
          <table:table-cell office:value-type="string" calcext:value-type="string">
            <text:p>{0.0210644,0.519674,{1,1},{0.0660875,0.0537619},0.290272,1,100}</text:p>
          </table:table-cell>
          <table:table-cell/>
          <table:table-cell office:value-type="string" calcext:value-type="string">
            <text:p>{0.0812789,0.633675,{1,1},{0.436057,0.082052},0.57018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06415,0.509849,{0,0},{0.112304,-0.0180388},0.206315,0,1000}</text:p>
          </table:table-cell>
          <table:table-cell/>
          <table:table-cell office:value-type="string" calcext:value-type="string">
            <text:p>{0.00928904,0.703309,{1,0},{-0.0373487,0.141991},0.307241,1,100}</text:p>
          </table:table-cell>
          <table:table-cell/>
          <table:table-cell office:value-type="string" calcext:value-type="string">
            <text:p>{0.0575934,0.679574,{1,1},{0.317195,-0.0360532},0.47997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94042,0.490601,{0,1},{-0.0186312,0.0426531},0.221402,0,1000}</text:p>
          </table:table-cell>
          <table:table-cell/>
          <table:table-cell office:value-type="string" calcext:value-type="string">
            <text:p>{0.0117889,0.424474,{1,1},{0.0557136,0.0464891},0.217153,0,100}</text:p>
          </table:table-cell>
          <table:table-cell/>
          <table:table-cell office:value-type="string" calcext:value-type="string">
            <text:p>{0.0276595,0.420258,{1,1},{0.32819,-0.0424706},0.33262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936235,0.523362,{1,0},{0.14141,-0.0550002},0.306482,1,1000}</text:p>
          </table:table-cell>
          <table:table-cell/>
          <table:table-cell office:value-type="string" calcext:value-type="string">
            <text:p>{0.00554999,0.661759,{1,0},{0.0736592,0.0513979},0.351003,1,100}</text:p>
          </table:table-cell>
          <table:table-cell/>
          <table:table-cell office:value-type="string" calcext:value-type="string">
            <text:p>{0.0834169,0.673312,{1,1},{0.427105,0.0690472},0.5776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46275,0.55909,{1,1},{-0.1602,-0.00619176},0.133608,0,1000}</text:p>
          </table:table-cell>
          <table:table-cell/>
          <table:table-cell office:value-type="string" calcext:value-type="string">
            <text:p>{0.00460894,0.708143,{1,0},{0.0487426,0.096907},0.364222,1,100}</text:p>
          </table:table-cell>
          <table:table-cell/>
          <table:table-cell office:value-type="string" calcext:value-type="string">
            <text:p>{0.00256133,0.758049,{0,1},{0.379384,0.0563752},0.39878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343306,0.485421,{1,1},{-0.104096,-0.0169902},0.117185,0,1000}</text:p>
          </table:table-cell>
          <table:table-cell/>
          <table:table-cell office:value-type="string" calcext:value-type="string">
            <text:p>{0.0105821,0.508952,{0,0},{0.0230058,-0.0538977},0.205739,0,100}</text:p>
          </table:table-cell>
          <table:table-cell/>
          <table:table-cell office:value-type="string" calcext:value-type="string">
            <text:p>{0.0145892,0.564372,{0,0},{0.429689,0.0828294},0.24157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0878733,0.413902,{1,1},{-0.101885,-0.0609723},0.0592869,0,1000}</text:p>
          </table:table-cell>
          <table:table-cell/>
          <table:table-cell office:value-type="string" calcext:value-type="string">
            <text:p>{0.00367299,0.560983,{1,0},{0.219888,0.199215},0.37879,1,100}</text:p>
          </table:table-cell>
          <table:table-cell/>
          <table:table-cell office:value-type="string" calcext:value-type="string">
            <text:p>{0.00311677,0.633084,{0,1},{0.483549,0.163726},0.38834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78076,0.49933,{1,0},{0.0520032,0.0227242},0.23311,0,1000}</text:p>
          </table:table-cell>
          <table:table-cell/>
          <table:table-cell office:value-type="string" calcext:value-type="string">
            <text:p>{0.00266739,0.3394,{0,0},{0.279011,-0.31539},0.103293,0,100}</text:p>
          </table:table-cell>
          <table:table-cell/>
          <table:table-cell office:value-type="string" calcext:value-type="string">
            <text:p>{0.024037,0.670402,{0,0},{0.547004,0.214956},0.31007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8092,0.695077,{1,1},{-0.275415,0.00442796},0.152436,0,1000}</text:p>
          </table:table-cell>
          <table:table-cell/>
          <table:table-cell office:value-type="string" calcext:value-type="string">
            <text:p>{0.0100797,0.488217,{1,1},{-0.0313352,0.0443617},0.200796,0,100}</text:p>
          </table:table-cell>
          <table:table-cell/>
          <table:table-cell office:value-type="string" calcext:value-type="string">
            <text:p>{0.0191468,0.618576,{0,0},{0.450406,0.114529},0.27674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40964,0.5588,{0,1},{-0.0312092,0.0378671},0.262543,1,1000}</text:p>
          </table:table-cell>
          <table:table-cell/>
          <table:table-cell office:value-type="string" calcext:value-type="string">
            <text:p>{0.00835027,0.573646,{0,1},{-0.091237,0.108003},0.31724,1,100}</text:p>
          </table:table-cell>
          <table:table-cell/>
          <table:table-cell office:value-type="string" calcext:value-type="string">
            <text:p>{0.000217672,0.681109,{1,0},{0.379755,0.0519984},0.52950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848477,0.475215,{0,0},{0.0174281,0.198343},0.184226,0,1000}</text:p>
          </table:table-cell>
          <table:table-cell/>
          <table:table-cell office:value-type="string" calcext:value-type="string">
            <text:p>{0.0306323,0.557309,{1,1},{0.0813788,0.095179},0.350042,1,100}</text:p>
          </table:table-cell>
          <table:table-cell/>
          <table:table-cell office:value-type="string" calcext:value-type="string">
            <text:p>{0.0317738,0.465054,{1,1},{0.331007,-0.0517406},0.35650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51834,0.492593,{1,0},{0.0902355,0.152418},0.253558,1,1000}</text:p>
          </table:table-cell>
          <table:table-cell/>
          <table:table-cell office:value-type="string" calcext:value-type="string">
            <text:p>{0.0151394,0.429283,{1,1},{0.0860236,0.0560152},0.246084,0,100}</text:p>
          </table:table-cell>
          <table:table-cell/>
          <table:table-cell office:value-type="string" calcext:value-type="string">
            <text:p>{0.000881159,0.632456,{1,0},{0.494252,0.159629},0.55936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5543,0.680709,{1,0},{-0.102347,-0.0563993},0.250657,1,1000}</text:p>
          </table:table-cell>
          <table:table-cell/>
          <table:table-cell office:value-type="string" calcext:value-type="string">
            <text:p>{0.00304172,0.59099,{1,0},{0.20809,0.11962},0.389696,1,100}</text:p>
          </table:table-cell>
          <table:table-cell/>
          <table:table-cell office:value-type="string" calcext:value-type="string">
            <text:p>{0.0650803,0.603064,{1,1},{0.381113,0.0364696},0.51021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814087,0.667037,{0,1},{0.0132808,0.0182428},0.319546,1,1000}</text:p>
          </table:table-cell>
          <table:table-cell/>
          <table:table-cell office:value-type="string" calcext:value-type="string">
            <text:p>{0.00749013,0.457518,{0,0},{0.228638,0.140389},0.173091,0,100}</text:p>
          </table:table-cell>
          <table:table-cell/>
          <table:table-cell office:value-type="string" calcext:value-type="string">
            <text:p>{0.000768129,0.675847,{0,1},{0.549637,0.218808},0.4445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84519,0.603317,{1,0},{0.125799,-0.125415},0.347092,1,1000}</text:p>
          </table:table-cell>
          <table:table-cell/>
          <table:table-cell office:value-type="string" calcext:value-type="string">
            <text:p>{0.0215772,0.58963,{1,1},{0.0148607,0.0404874},0.293784,1,100}</text:p>
          </table:table-cell>
          <table:table-cell/>
          <table:table-cell office:value-type="string" calcext:value-type="string">
            <text:p>{0.000037241,0.561546,{1,0},{0.46317,0.10665},0.51220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97111*10^-6,0.104243,{0,1},{-1.09487,0.888886},0.496553,1,1000}</text:p>
          </table:table-cell>
          <table:table-cell/>
          <table:table-cell office:value-type="string" calcext:value-type="string">
            <text:p>{0.0142729,0.560317,{0,0},{0.147165,0.175381},0.238939,0,100}</text:p>
          </table:table-cell>
          <table:table-cell/>
          <table:table-cell office:value-type="string" calcext:value-type="string">
            <text:p>{0.000991239,0.626045,{1,0},{0.508927,0.142461},0.56296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04222,0.50652,{0,0},{-0.0327364,0.055937},0.204178,0,1000}</text:p>
          </table:table-cell>
          <table:table-cell/>
          <table:table-cell office:value-type="string" calcext:value-type="string">
            <text:p>{0.00983828,0.497461,{0,0},{0.00810005,0.233679},0.198376,0,100}</text:p>
          </table:table-cell>
          <table:table-cell/>
          <table:table-cell office:value-type="string" calcext:value-type="string">
            <text:p>{0.000155602,0.615962,{1,0},{0.435244,0.0638766},0.52494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81864,0.529102,{1,1},{-0.0225736,-0.0822355},0.15256,0,1000}</text:p>
          </table:table-cell>
          <table:table-cell/>
          <table:table-cell office:value-type="string" calcext:value-type="string">
            <text:p>{0.00540444,0.415179,{0,0},{0.0748895,-0.0130156},0.14703,0,100}</text:p>
          </table:table-cell>
          <table:table-cell/>
          <table:table-cell office:value-type="string" calcext:value-type="string">
            <text:p>{0.0418475,0.483919,{1,1},{0.347009,0.00119434},0.40913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02178,0.57309,{0,1},{0.0114159,0.07819},0.297834,1,1000}</text:p>
          </table:table-cell>
          <table:table-cell/>
          <table:table-cell office:value-type="string" calcext:value-type="string">
            <text:p>{0.0144209,0.650982,{1,1},{-0.144294,0.0555324},0.240174,0,100}</text:p>
          </table:table-cell>
          <table:table-cell/>
          <table:table-cell office:value-type="string" calcext:value-type="string">
            <text:p>{0.00132937,0.681104,{1,0},{0.477122,0.160715},0.57292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7685*10^-8,0.0648314,{0,1},{-1.06407,0.935603},0.500217,1,1000}</text:p>
          </table:table-cell>
          <table:table-cell/>
          <table:table-cell office:value-type="string" calcext:value-type="string">
            <text:p>{0.00508467,0.65158,{1,0},{0.0941713,-0.0490816},0.357386,1,100}</text:p>
          </table:table-cell>
          <table:table-cell/>
          <table:table-cell office:value-type="string" calcext:value-type="string">
            <text:p>{0.00247345,0.726656,{1,0},{0.496731,0.12638},0.59946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44215,0.529755,{0,1},{0.0234505,0.0627181},0.259821,1,1000}</text:p>
          </table:table-cell>
          <table:table-cell/>
          <table:table-cell office:value-type="string" calcext:value-type="string">
            <text:p>{0.00779064,0.608609,{0,1},{0.147036,0.0828623},0.323471,1,100}</text:p>
          </table:table-cell>
          <table:table-cell/>
          <table:table-cell office:value-type="string" calcext:value-type="string">
            <text:p>{0.0429306,0.583046,{1,1},{0.314511,-0.0563483},0.41439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702076,0.635002,{1,0},{0.0706526,-0.0503165},0.33242,1,1000}</text:p>
          </table:table-cell>
          <table:table-cell/>
          <table:table-cell office:value-type="string" calcext:value-type="string">
            <text:p>{0.00706993,0.507013,{1,1},{-0.043339,-0.014049},0.168166,0,100}</text:p>
          </table:table-cell>
          <table:table-cell/>
          <table:table-cell office:value-type="string" calcext:value-type="string">
            <text:p>{0.00251963,0.691122,{0,1},{0.450798,0.124708},0.39960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21036,0.590685,{1,1},{-0.0908528,0.0313034},0.220033,0,1000}</text:p>
          </table:table-cell>
          <table:table-cell/>
          <table:table-cell office:value-type="string" calcext:value-type="string">
            <text:p>{0.00240949,0.350262,{1,1},{0.102135,-0.122457},0.0981731,0,100}</text:p>
          </table:table-cell>
          <table:table-cell/>
          <table:table-cell office:value-type="string" calcext:value-type="string">
            <text:p>{0.0179851,0.605414,{0,0},{0.54752,0.208637},0.26821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446136,0.43395,{1,0},{-0.143979,0.160119},0.0775615,0,1000}</text:p>
          </table:table-cell>
          <table:table-cell/>
          <table:table-cell office:value-type="string" calcext:value-type="string">
            <text:p>{0.00889125,0.482097,{0,0},{-0.130709,0.0957592},0.188587,0,100}</text:p>
          </table:table-cell>
          <table:table-cell/>
          <table:table-cell office:value-type="string" calcext:value-type="string">
            <text:p>{0.00179825,0.704825,{0,1},{0.450239,0.137761},0.41518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56743,0.685339,{1,0},{0.0725483,0.0320534},0.364834,1,1000}</text:p>
          </table:table-cell>
          <table:table-cell/>
          <table:table-cell office:value-type="string" calcext:value-type="string">
            <text:p>{0.0185188,0.464105,{1,0},{0.0790851,0.131434},0.227833,0,100}</text:p>
          </table:table-cell>
          <table:table-cell/>
          <table:table-cell office:value-type="string" calcext:value-type="string">
            <text:p>{0.0199279,0.627218,{0,0},{0.454056,0.123401},0.28233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814608,0.469333,{0,0},{-0.0179102,-0.00795191},0.180511,0,1000}</text:p>
          </table:table-cell>
          <table:table-cell/>
          <table:table-cell office:value-type="string" calcext:value-type="string">
            <text:p>{0.00559899,0.419512,{0,0},{0.0396549,0.158734},0.149653,0,100}</text:p>
          </table:table-cell>
          <table:table-cell/>
          <table:table-cell office:value-type="string" calcext:value-type="string">
            <text:p>{0.00291009,0.76547,{0,1},{0.328401,0.0376696},0.3921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10122,0.51539,{0,0},{-0.0624898,-0.0763926},0.209878,0,1000}</text:p>
          </table:table-cell>
          <table:table-cell/>
          <table:table-cell office:value-type="string" calcext:value-type="string">
            <text:p>{0.0127439,0.473637,{1,1},{0.0577523,0.00862831},0.225778,0,100}</text:p>
          </table:table-cell>
          <table:table-cell/>
          <table:table-cell office:value-type="string" calcext:value-type="string">
            <text:p>{0.00548719,0.642211,{0,1},{0.406975,0.0945728},0.35184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171616,0.683807,{1,0},{0.162183,0.107267},0.417147,1,1000}</text:p>
          </table:table-cell>
          <table:table-cell/>
          <table:table-cell office:value-type="string" calcext:value-type="string">
            <text:p>{0.0155861,0.352038,{1,1},{0.209476,0.0153554},0.249688,0,100}</text:p>
          </table:table-cell>
          <table:table-cell/>
          <table:table-cell office:value-type="string" calcext:value-type="string">
            <text:p>{0.0213001,0.517796,{1,1},{0.220479,-0.0962373},0.29189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24554,0.536046,{0,0},{-0.0444361,-0.0995919},0.223208,0,1000}</text:p>
          </table:table-cell>
          <table:table-cell/>
          <table:table-cell office:value-type="string" calcext:value-type="string">
            <text:p>{0.00853296,0.573877,{0,1},{0.188555,0.104644},0.315252,1,100}</text:p>
          </table:table-cell>
          <table:table-cell/>
          <table:table-cell office:value-type="string" calcext:value-type="string">
            <text:p>{0.016616,0.58937,{0,0},{0.393777,0.0550879},0.25780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187699,0.599854,{0,1},{0.185733,0.23955},0.413351,1,1000}</text:p>
          </table:table-cell>
          <table:table-cell/>
          <table:table-cell office:value-type="string" calcext:value-type="string">
            <text:p>{0.0264845,0.513611,{1,1},{0.0637142,0.117325},0.325481,1,100}</text:p>
          </table:table-cell>
          <table:table-cell/>
          <table:table-cell office:value-type="string" calcext:value-type="string">
            <text:p>{0.018744,0.614056,{0,0},{0.495458,0.139901},0.27381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63217,0.604629,{1,1},{-0.0297953,0.118231},0.324479,1,1000}</text:p>
          </table:table-cell>
          <table:table-cell/>
          <table:table-cell office:value-type="string" calcext:value-type="string">
            <text:p>{0.01655,0.588581,{0,0},{0.108208,0.114941},0.257294,1,100}</text:p>
          </table:table-cell>
          <table:table-cell/>
          <table:table-cell office:value-type="string" calcext:value-type="string">
            <text:p>{0.00147045,0.717132,{0,1},{0.472652,0.139621},0.42330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84177,0.61036,{0,0},{0.0912051,0.0462026},0.271423,1,1000}</text:p>
          </table:table-cell>
          <table:table-cell/>
          <table:table-cell office:value-type="string" calcext:value-type="string">
            <text:p>{0.0111931,0.494378,{0,1},{0.244728,0.142248},0.288405,1,100}</text:p>
          </table:table-cell>
          <table:table-cell/>
          <table:table-cell office:value-type="string" calcext:value-type="string">
            <text:p>{0.00191484,0.661172,{0,1},{0.497911,0.176728},0.41248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23467,0.433054,{0,0},{0.0099484,0.101015},0.15792,0,1000}</text:p>
          </table:table-cell>
          <table:table-cell/>
          <table:table-cell office:value-type="string" calcext:value-type="string">
            <text:p>{0.0114554,0.521883,{0,0},{0.201482,-0.0134299},0.21406,0,100}</text:p>
          </table:table-cell>
          <table:table-cell/>
          <table:table-cell office:value-type="string" calcext:value-type="string">
            <text:p>{0.0000528753,0.579957,{1,0},{0.449564,0.0832593},0.51454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08568,0.53008,{1,0},{-0.0126945,0.121279},0.211162,0,1000}</text:p>
          </table:table-cell>
          <table:table-cell/>
          <table:table-cell office:value-type="string" calcext:value-type="string">
            <text:p>{0.0107514,0.515188,{1,0},{0.127985,0.12443},0.292622,1,100}</text:p>
          </table:table-cell>
          <table:table-cell/>
          <table:table-cell office:value-type="string" calcext:value-type="string">
            <text:p>{0.0496583,0.60826,{1,1},{0.323938,-0.0355259},0.44568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30645,0.421173,{1,1},{0.0864248,-0.0730695},0.158826,0,1000}</text:p>
          </table:table-cell>
          <table:table-cell/>
          <table:table-cell office:value-type="string" calcext:value-type="string">
            <text:p>{0.00139375,0.678485,{0,1},{0.0506239,0.18183},0.425334,1,100}</text:p>
          </table:table-cell>
          <table:table-cell/>
          <table:table-cell office:value-type="string" calcext:value-type="string">
            <text:p>{0.0062084,0.590756,{0,1},{0.471465,0.130848},0.34241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996479,0.553537,{1,0},{0.101666,-0.0592075},0.300352,1,1000}</text:p>
          </table:table-cell>
          <table:table-cell/>
          <table:table-cell office:value-type="string" calcext:value-type="string">
            <text:p>{0.00745839,0.456931,{0,0},{0.178868,-0.0446782},0.172724,0,100}</text:p>
          </table:table-cell>
          <table:table-cell/>
          <table:table-cell office:value-type="string" calcext:value-type="string">
            <text:p>{0.0000121898,0.556998,{1,0},{0.429132,0.0643379},0.49301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39376,0.669396,{0,0},{-0.00604832,0.027502},0.309436,1,1000}</text:p>
          </table:table-cell>
          <table:table-cell/>
          <table:table-cell office:value-type="string" calcext:value-type="string">
            <text:p>{0.00959302,0.668754,{0,1},{-0.0864977,-0.00768443},0.304112,1,100}</text:p>
          </table:table-cell>
          <table:table-cell/>
          <table:table-cell office:value-type="string" calcext:value-type="string">
            <text:p>{0.00354613,0.587601,{0,1},{0.525414,0.196779},0.38090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06741,0.51034,{0,0},{-0.194733,0.0251039},0.206631,0,1000}</text:p>
          </table:table-cell>
          <table:table-cell/>
          <table:table-cell office:value-type="string" calcext:value-type="string">
            <text:p>{0.0140409,0.557312,{0,0},{0.00937711,0.109514},0.236989,0,100}</text:p>
          </table:table-cell>
          <table:table-cell/>
          <table:table-cell office:value-type="string" calcext:value-type="string">
            <text:p>{0.00100331,0.707943,{1,0},{0.427912,0.104719},0.5633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720186,0.580187,{1,0},{0.122055,-0.0850395},0.330272,1,1000}</text:p>
          </table:table-cell>
          <table:table-cell/>
          <table:table-cell office:value-type="string" calcext:value-type="string">
            <text:p>{0.00413413,0.664278,{0,1},{0.120107,0.10439},0.371406,1,100}</text:p>
          </table:table-cell>
          <table:table-cell/>
          <table:table-cell office:value-type="string" calcext:value-type="string">
            <text:p>{0.0626177,0.498961,{1,1},{0.422033,0.0799468},0.50047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0815,0.512456,{0,0},{-0.0737899,0.180231},0.20799,0,1000}</text:p>
          </table:table-cell>
          <table:table-cell/>
          <table:table-cell office:value-type="string" calcext:value-type="string">
            <text:p>{0.00625369,0.599754,{1,0},{0.120931,0.0970647},0.341839,1,100}</text:p>
          </table:table-cell>
          <table:table-cell/>
          <table:table-cell office:value-type="string" calcext:value-type="string">
            <text:p>{0.00170538,0.747517,{0,1},{0.478051,0.0989263},0.41740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358445,0.41552,{1,1},{-0.016405,-0.0302946},0.119741,0,1000}</text:p>
          </table:table-cell>
          <table:table-cell/>
          <table:table-cell office:value-type="string" calcext:value-type="string">
            <text:p>{0.00286909,0.643235,{0,1},{0.00168863,0.16119},0.392872,1,100}</text:p>
          </table:table-cell>
          <table:table-cell/>
          <table:table-cell office:value-type="string" calcext:value-type="string">
            <text:p>{0.000894864,0.76229,{0,1},{0.46501,0.124424},0.44017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70306,0.630913,{0,1},{0.116387,0.178827},0.396018,1,1000}</text:p>
          </table:table-cell>
          <table:table-cell/>
          <table:table-cell office:value-type="string" calcext:value-type="string">
            <text:p>{0.00194453,0.311005,{0,0},{-0.0164213,0.130992},0.0881936,0,100}</text:p>
          </table:table-cell>
          <table:table-cell/>
          <table:table-cell office:value-type="string" calcext:value-type="string">
            <text:p>{0.000117955,0.753782,{0,1},{0.57584,0.203679},0.47827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305135,0.611058,{0,1},{0.143302,0.187729},0.389522,1,1000}</text:p>
          </table:table-cell>
          <table:table-cell/>
          <table:table-cell office:value-type="string" calcext:value-type="string">
            <text:p>{0.0124818,0.536412,{0,0},{0.24606,-0.0761314},0.223444,0,100}</text:p>
          </table:table-cell>
          <table:table-cell/>
          <table:table-cell office:value-type="string" calcext:value-type="string">
            <text:p>{0.00142545,0.740066,{0,1},{0.440823,0.118763},0.4244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49614,0.617376,{1,0},{-0.142492,-0.0221803},0.184016,0,1000}</text:p>
          </table:table-cell>
          <table:table-cell/>
          <table:table-cell office:value-type="string" calcext:value-type="string">
            <text:p>{0.00984442,0.534104,{0,1},{0.139911,0.122985},0.301562,1,100}</text:p>
          </table:table-cell>
          <table:table-cell/>
          <table:table-cell office:value-type="string" calcext:value-type="string">
            <text:p>{0.0183599,0.609702,{0,0},{0.391323,0.0302341},0.27099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749455,0.403834,{1,1},{-0.0294193,0.0831847},0.173142,0,1000}</text:p>
          </table:table-cell>
          <table:table-cell/>
          <table:table-cell office:value-type="string" calcext:value-type="string">
            <text:p>{0.0117697,0.526404,{0,0},{0.0770439,0.0380125},0.216976,0,100}</text:p>
          </table:table-cell>
          <table:table-cell/>
          <table:table-cell office:value-type="string" calcext:value-type="string">
            <text:p>{0.0512345,0.650494,{1,1},{0.28765,-0.0286637},0.45270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31346,0.536529,{1,1},{-0.0610709,0.0698623},0.229213,0,1000}</text:p>
          </table:table-cell>
          <table:table-cell/>
          <table:table-cell office:value-type="string" calcext:value-type="string">
            <text:p>{0.0127386,0.395118,{1,0},{0.219635,0.0206488},0.274269,1,100}</text:p>
          </table:table-cell>
          <table:table-cell/>
          <table:table-cell office:value-type="string" calcext:value-type="string">
            <text:p>{0.000401188,0.78682,{0,1},{0.469849,0.136028},0.45994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743984,0.367792,{1,1},{0.110448,-0.0216524},0.172509,0,1000}</text:p>
          </table:table-cell>
          <table:table-cell/>
          <table:table-cell office:value-type="string" calcext:value-type="string">
            <text:p>{0.00834499,0.481968,{0,1},{-0.111766,0.199771},0.317298,1,100}</text:p>
          </table:table-cell>
          <table:table-cell/>
          <table:table-cell office:value-type="string" calcext:value-type="string">
            <text:p>{0.0193623,0.540143,{0,1},{0.287663,-0.00642336},0.22170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63466,0.307295,{1,1},{-0.177607,0.208546},0.102658,0,1000}</text:p>
          </table:table-cell>
          <table:table-cell/>
          <table:table-cell office:value-type="string" calcext:value-type="string">
            <text:p>{0.0213322,0.305619,{0,1},{-0.130658,0.206679},0.207889,0,100}</text:p>
          </table:table-cell>
          <table:table-cell/>
          <table:table-cell office:value-type="string" calcext:value-type="string">
            <text:p>{0.0168556,0.592222,{0,0},{0.395561,0.00480478},0.25965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79823*10^-6,0.101375,{1,0},{-1.09471,0.898796},0.496654,1,1000}</text:p>
          </table:table-cell>
          <table:table-cell/>
          <table:table-cell office:value-type="string" calcext:value-type="string">
            <text:p>{0.00721177,0.45232,{0,0},{0.0649386,0.102075},0.169844,0,100}</text:p>
          </table:table-cell>
          <table:table-cell/>
          <table:table-cell office:value-type="string" calcext:value-type="string">
            <text:p>{0.00447652,0.819713,{1,0},{0.495905,0.151361},0.63381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47795,0.620532,{0,1},{-0.0338397,0.139532},0.366165,1,1000}</text:p>
          </table:table-cell>
          <table:table-cell/>
          <table:table-cell office:value-type="string" calcext:value-type="string">
            <text:p>{0.0321993,0.408028,{1,0},{-0.00268531,0.0796969},0.141117,0,100}</text:p>
          </table:table-cell>
          <table:table-cell/>
          <table:table-cell office:value-type="string" calcext:value-type="string">
            <text:p>{0.0418618,0.575778,{1,1},{0.310401,-0.0539363},0.40920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20116,0.34728,{1,1},{0.0074099,-0.0328983},0.0938331,0,1000}</text:p>
          </table:table-cell>
          <table:table-cell/>
          <table:table-cell office:value-type="string" calcext:value-type="string">
            <text:p>{0.0156357,0.384746,{0,1},{0.0777545,0.192472},0.249914,0,100}</text:p>
          </table:table-cell>
          <table:table-cell/>
          <table:table-cell office:value-type="string" calcext:value-type="string">
            <text:p>{0.00133631,0.773604,{1,0},{0.385071,0.0736127},0.57311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04242,0.499913,{1,1},{-0.0238612,0.0304992},0.204198,0,1000}</text:p>
          </table:table-cell>
          <table:table-cell/>
          <table:table-cell office:value-type="string" calcext:value-type="string">
            <text:p>{0.010412,0.595193,{0,1},{-0.0904927,0.0531102},0.295922,1,100}</text:p>
          </table:table-cell>
          <table:table-cell/>
          <table:table-cell office:value-type="string" calcext:value-type="string">
            <text:p>{0.0714703,0.698721,{1,1},{0.352379,0.0208388},0.53467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953438,0.518221,{0,1},{-0.0346113,0.143785},0.304712,1,1000}</text:p>
          </table:table-cell>
          <table:table-cell/>
          <table:table-cell office:value-type="string" calcext:value-type="string">
            <text:p>{0.01132,0.582234,{0,1},{-0.0950486,0.0525376},0.287209,1,100}</text:p>
          </table:table-cell>
          <table:table-cell/>
          <table:table-cell office:value-type="string" calcext:value-type="string">
            <text:p>{0.00764484,0.634077,{0,1},{0.386664,0.0600175},0.3251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0101103,0.0861183,{1,0},{-1.04668,0.869268},0.47989,1,1000}</text:p>
          </table:table-cell>
          <table:table-cell/>
          <table:table-cell office:value-type="string" calcext:value-type="string">
            <text:p>{0.0186122,0.409199,{0,1},{0.0536727,0.132932},0.227147,0,100}</text:p>
          </table:table-cell>
          <table:table-cell/>
          <table:table-cell office:value-type="string" calcext:value-type="string">
            <text:p>{0.0142311,0.559776,{0,0},{0.430941,0.0725046},0.23858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55612,0.5763,{0,1},{0.0173499,0.00183646},0.250511,1,1000}</text:p>
          </table:table-cell>
          <table:table-cell/>
          <table:table-cell office:value-type="string" calcext:value-type="string">
            <text:p>{0.00310747,0.380347,{1,1},{0.0145361,-0.0406532},0.111489,0,100}</text:p>
          </table:table-cell>
          <table:table-cell/>
          <table:table-cell office:value-type="string" calcext:value-type="string">
            <text:p>{0.0179777,0.527168,{1,1},{0.200672,-0.122511},0.26816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0024711,0.100209,{0,0},{-1.0055,0.778837},0.00994203,0,1000}</text:p>
          </table:table-cell>
          <table:table-cell/>
          <table:table-cell office:value-type="string" calcext:value-type="string">
            <text:p>{0.017117,0.595312,{0,0},{0.112853,0.124047},0.261664,1,100}</text:p>
          </table:table-cell>
          <table:table-cell/>
          <table:table-cell office:value-type="string" calcext:value-type="string">
            <text:p>{0.00472752,0.706293,{0,1},{0.405837,0.0477579},0.36248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87723,0.468291,{1,0},{-0.0306346,0.145054},0.160752,0,1000}</text:p>
          </table:table-cell>
          <table:table-cell/>
          <table:table-cell office:value-type="string" calcext:value-type="string">
            <text:p>{0.0071879,0.580798,{1,0},{0.121706,0.256065},0.330437,1,100}</text:p>
          </table:table-cell>
          <table:table-cell/>
          <table:table-cell office:value-type="string" calcext:value-type="string">
            <text:p>{0.056809,0.574237,{1,1},{0.356399,0.0237873},0.47669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308876,0.353629,{0,0},{0.191165,-0.263372},0.111153,0,1000}</text:p>
          </table:table-cell>
          <table:table-cell/>
          <table:table-cell office:value-type="string" calcext:value-type="string">
            <text:p>{0.0087651,0.648284,{1,0},{0.0263177,0.0517071},0.312756,1,100}</text:p>
          </table:table-cell>
          <table:table-cell/>
          <table:table-cell office:value-type="string" calcext:value-type="string">
            <text:p>{0.00242496,0.739457,{1,0},{0.481438,0.154625},0.59848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75923,0.522487,{0,1},{0.0458487,0.0313411},0.234728,0,1000}</text:p>
          </table:table-cell>
          <table:table-cell/>
          <table:table-cell office:value-type="string" calcext:value-type="string">
            <text:p>{0.0129767,0.47931,{0,1},{-0.0347805,0.132201},0.272169,1,100}</text:p>
          </table:table-cell>
          <table:table-cell/>
          <table:table-cell office:value-type="string" calcext:value-type="string">
            <text:p>{0.0473275,0.534582,{1,1},{0.353055,-0.010017},0.43509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82366,0.498139,{0,1},{-0.00924121,0.211285},0.334789,1,1000}</text:p>
          </table:table-cell>
          <table:table-cell/>
          <table:table-cell office:value-type="string" calcext:value-type="string">
            <text:p>{0.0136616,0.470272,{0,1},{0.0428118,0.132085},0.266234,1,100}</text:p>
          </table:table-cell>
          <table:table-cell/>
          <table:table-cell office:value-type="string" calcext:value-type="string">
            <text:p>{0.000640955,0.613142,{1,0},{0.493817,0.145144},0.55063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30471,0.553577,{0,1},{-0.00169623,0.187224},0.354333,1,1000}</text:p>
          </table:table-cell>
          <table:table-cell/>
          <table:table-cell office:value-type="string" calcext:value-type="string">
            <text:p>{0.00703102,0.580335,{1,0},{0.125124,0.19198},0.332298,1,100}</text:p>
          </table:table-cell>
          <table:table-cell/>
          <table:table-cell office:value-type="string" calcext:value-type="string">
            <text:p>{0.00985026,0.605055,{0,1},{0.340791,0.0519427},0.30150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968724,0.576602,{1,0},{0.0829692,-0.198629},0.303152,1,1000}</text:p>
          </table:table-cell>
          <table:table-cell/>
          <table:table-cell office:value-type="string" calcext:value-type="string">
            <text:p>{0.00579576,0.538718,{0,1},{-0.0979505,0.19144},0.34774,1,100}</text:p>
          </table:table-cell>
          <table:table-cell/>
          <table:table-cell office:value-type="string" calcext:value-type="string">
            <text:p>{0.00073864,0.75347,{0,1},{0.502329,0.143132},0.44564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83372,0.445064,{0,0},{0.208613,-0.126341},0.165333,0,1000}</text:p>
          </table:table-cell>
          <table:table-cell/>
          <table:table-cell office:value-type="string" calcext:value-type="string">
            <text:p>{0.00839859,0.473731,{0,0},{0.0518192,-0.00331224},0.183288,0,100}</text:p>
          </table:table-cell>
          <table:table-cell/>
          <table:table-cell office:value-type="string" calcext:value-type="string">
            <text:p>{0.00703402,0.665284,{0,1},{0.36572,0.040119},0.33226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867592,0.601419,{0,1},{-0.00567016,0.0746816},0.313711,1,1000}</text:p>
          </table:table-cell>
          <table:table-cell/>
          <table:table-cell office:value-type="string" calcext:value-type="string">
            <text:p>{0.00266437,0.339293,{0,0},{-0.0277081,0.0849189},0.103235,0,100}</text:p>
          </table:table-cell>
          <table:table-cell/>
          <table:table-cell office:value-type="string" calcext:value-type="string">
            <text:p>{0.0223617,0.653214,{0,0},{0.533205,0.210363},0.29907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15172,0.519953,{1,0},{-0.0096213,0.0969824},0.206625,0,1000}</text:p>
          </table:table-cell>
          <table:table-cell/>
          <table:table-cell office:value-type="string" calcext:value-type="string">
            <text:p>{0.0154449,0.6674,{1,1},{-0.102773,0.0104978},0.248555,0,100}</text:p>
          </table:table-cell>
          <table:table-cell/>
          <table:table-cell office:value-type="string" calcext:value-type="string">
            <text:p>{0.0931824,0.647763,{1,1},{0.46769,0.136545},0.61051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99411,0.633423,{0,1},{0.0191919,0.167114},0.390563,1,1000}</text:p>
          </table:table-cell>
          <table:table-cell/>
          <table:table-cell office:value-type="string" calcext:value-type="string">
            <text:p>{0.0042676,0.804201,{1,0},{-0.0389194,0.137733},0.369346,1,100}</text:p>
          </table:table-cell>
          <table:table-cell/>
          <table:table-cell office:value-type="string" calcext:value-type="string">
            <text:p>{0.0217975,0.647304,{0,0},{0.460164,0.141717},0.2952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67801,0.58773,{1,1},{0.0108544,0.0989334},0.327293,1,1000}</text:p>
          </table:table-cell>
          <table:table-cell/>
          <table:table-cell office:value-type="string" calcext:value-type="string">
            <text:p>{0.0266303,0.597682,{1,1},{0.0524663,0.0459176},0.326376,1,100}</text:p>
          </table:table-cell>
          <table:table-cell/>
          <table:table-cell office:value-type="string" calcext:value-type="string">
            <text:p>{0.0228563,0.658344,{0,0},{0.396452,0.0102302},0.30236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301899,0.470975,{1,0},{-0.0467884,0.0503943},0.152495,0,1000}</text:p>
          </table:table-cell>
          <table:table-cell/>
          <table:table-cell office:value-type="string" calcext:value-type="string">
            <text:p>{0.00912687,0.561978,{0,1},{0.1567,0.106627},0.308931,1,100}</text:p>
          </table:table-cell>
          <table:table-cell/>
          <table:table-cell office:value-type="string" calcext:value-type="string">
            <text:p>{0.0138603,0.554956,{0,0},{0.275955,-0.0590555},0.23546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76162,0.666935,{0,1},{0.0674826,-0.113386},0.234548,0,1000}</text:p>
          </table:table-cell>
          <table:table-cell/>
          <table:table-cell office:value-type="string" calcext:value-type="string">
            <text:p>{0.0123876,0.493142,{0,1},{-0.0123171,0.126449},0.277401,1,100}</text:p>
          </table:table-cell>
          <table:table-cell/>
          <table:table-cell office:value-type="string" calcext:value-type="string">
            <text:p>{0.084082,0.547636,{1,1},{0.493856,0.133497},0.57993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0352341,0.147142,{0,1},{-1.05787,0.780393},0.462459,1,1000}</text:p>
          </table:table-cell>
          <table:table-cell/>
          <table:table-cell office:value-type="string" calcext:value-type="string">
            <text:p>{0.00735266,0.454966,{0,0},{0.0732657,0.203233},0.171495,0,100}</text:p>
          </table:table-cell>
          <table:table-cell/>
          <table:table-cell office:value-type="string" calcext:value-type="string">
            <text:p>{0.0610416,0.616478,{1,1},{0.366238,0.00561618},0.49413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46329,0.651961,{1,0},{-0.0621893,0.0113284},0.258067,1,1000}</text:p>
          </table:table-cell>
          <table:table-cell/>
          <table:table-cell office:value-type="string" calcext:value-type="string">
            <text:p>{0.0186981,0.499616,{0,1},{0.167867,0.0415446},0.226518,0,100}</text:p>
          </table:table-cell>
          <table:table-cell/>
          <table:table-cell office:value-type="string" calcext:value-type="string">
            <text:p>{0.0239816,0.669842,{0,0},{0.420513,0.0689907},0.3097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02564,0.630807,{0,0},{0.11615,0.00712555},0.28465,1,1000}</text:p>
          </table:table-cell>
          <table:table-cell/>
          <table:table-cell office:value-type="string" calcext:value-type="string">
            <text:p>{0.00118367,0.376145,{1,1},{-0.0323075,-0.072004},0.068809,0,100}</text:p>
          </table:table-cell>
          <table:table-cell/>
          <table:table-cell office:value-type="string" calcext:value-type="string">
            <text:p>{0.0236663,0.666643,{0,0},{0.48302,0.145238},0.30767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89189,0.450721,{0,1},{-0.0462587,0.257391},0.333965,1,1000}</text:p>
          </table:table-cell>
          <table:table-cell/>
          <table:table-cell office:value-type="string" calcext:value-type="string">
            <text:p>{0.00794968,0.480797,{1,1},{-0.127224,0.112283},0.178322,0,100}</text:p>
          </table:table-cell>
          <table:table-cell/>
          <table:table-cell office:value-type="string" calcext:value-type="string">
            <text:p>{0.0641237,0.505215,{1,1},{0.443573,0.0642023},0.50645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88768,0.34701,{0,0},{0.154432,-0.0612621},0.107474,0,1000}</text:p>
          </table:table-cell>
          <table:table-cell/>
          <table:table-cell office:value-type="string" calcext:value-type="string">
            <text:p>{0.00654187,0.72399,{1,0},{-0.00906824,0.0396133},0.338236,1,100}</text:p>
          </table:table-cell>
          <table:table-cell/>
          <table:table-cell office:value-type="string" calcext:value-type="string">
            <text:p>{0.00101014,0.47285,{1,0},{0.407159,0.00527843},0.43643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798207,0.466433,{0,0},{-0.0577531,0.103788},0.178685,0,1000}</text:p>
          </table:table-cell>
          <table:table-cell/>
          <table:table-cell office:value-type="string" calcext:value-type="string">
            <text:p>{0.00622081,0.457892,{1,1},{-0.08191,0.0567854},0.157744,0,100}</text:p>
          </table:table-cell>
          <table:table-cell/>
          <table:table-cell office:value-type="string" calcext:value-type="string">
            <text:p>{0.0709163,0.558617,{1,1},{0.452153,0.0567072},0.53260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88536,0.584275,{1,0},{-0.0448673,0.125417},0.225383,0,1000}</text:p>
          </table:table-cell>
          <table:table-cell/>
          <table:table-cell office:value-type="string" calcext:value-type="string">
            <text:p>{0.0137645,0.551306,{0,1},{0.0338912,0.0496945},0.265355,1,100}</text:p>
          </table:table-cell>
          <table:table-cell/>
          <table:table-cell office:value-type="string" calcext:value-type="string">
            <text:p>{0.0645801,0.502914,{1,1},{0.441167,0.0725618},0.50825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02489,0.451776,{0,1},{0.128084,0.0721891},0.215403,0,1000}</text:p>
          </table:table-cell>
          <table:table-cell/>
          <table:table-cell office:value-type="string" calcext:value-type="string">
            <text:p>{0.00510459,0.573115,{1,0},{0.172183,0.0659433},0.357107,1,100}</text:p>
          </table:table-cell>
          <table:table-cell/>
          <table:table-cell office:value-type="string" calcext:value-type="string">
            <text:p>{0.0216745,0.646007,{0,0},{0.414656,0.0516666},0.29444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45623*10^-6,0.071257,{1,1},{-1.06966,0.929889},0.00467172,0,1000}</text:p>
          </table:table-cell>
          <table:table-cell/>
          <table:table-cell office:value-type="string" calcext:value-type="string">
            <text:p>{0.00730706,0.454113,{0,0},{0.0363179,0.270057},0.170963,0,100}</text:p>
          </table:table-cell>
          <table:table-cell/>
          <table:table-cell office:value-type="string" calcext:value-type="string">
            <text:p>{0.0203405,0.40702,{1,1},{0.299525,-0.0748242},0.2852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11555,0.653068,{1,0},{0.116077,-0.0696404},0.371695,1,1000}</text:p>
          </table:table-cell>
          <table:table-cell/>
          <table:table-cell office:value-type="string" calcext:value-type="string">
            <text:p>{0.0160795,0.475359,{1,1},{0.142066,-0.0345162},0.25361,1,100}</text:p>
          </table:table-cell>
          <table:table-cell/>
          <table:table-cell office:value-type="string" calcext:value-type="string">
            <text:p>{0.0826744,0.635233,{1,1},{0.432648,0.0954287},0.57506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873015,0.695663,{1,0},{-0.0204749,0.103181},0.313129,1,1000}</text:p>
          </table:table-cell>
          <table:table-cell/>
          <table:table-cell office:value-type="string" calcext:value-type="string">
            <text:p>{0.00157335,0.306601,{1,1},{0.00615559,-0.0192148},0.0793308,0,100}</text:p>
          </table:table-cell>
          <table:table-cell/>
          <table:table-cell office:value-type="string" calcext:value-type="string">
            <text:p>{0.00423266,0.633691,{0,1},{0.441864,0.132471},0.36988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46517,0.358875,{0,1},{-0.108635,0.230657},0.257911,1,1000}</text:p>
          </table:table-cell>
          <table:table-cell/>
          <table:table-cell office:value-type="string" calcext:value-type="string">
            <text:p>{0.00440338,0.404045,{1,1},{-0.0268451,0.0139842},0.132716,0,100}</text:p>
          </table:table-cell>
          <table:table-cell/>
          <table:table-cell office:value-type="string" calcext:value-type="string">
            <text:p>{0.0474936,0.571879,{1,1},{0.325013,-0.017909},0.43586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7744,0.664195,{0,1},{-0.021074,0.0664154},0.348021,1,1000}</text:p>
          </table:table-cell>
          <table:table-cell/>
          <table:table-cell office:value-type="string" calcext:value-type="string">
            <text:p>{0.0115201,0.522819,{0,0},{-0.153595,-0.0787225},0.214663,0,100}</text:p>
          </table:table-cell>
          <table:table-cell/>
          <table:table-cell office:value-type="string" calcext:value-type="string">
            <text:p>{0.0421299,0.549198,{1,1},{0.314784,-0.0294851},0.41051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4981*10^-6,0.0654359,{1,1},{-1.0655,0.934798},0.00424174,0,1000}</text:p>
          </table:table-cell>
          <table:table-cell/>
          <table:table-cell office:value-type="string" calcext:value-type="string">
            <text:p>{0.0178402,0.456595,{1,1},{0.0248069,0.122341},0.267134,1,100}</text:p>
          </table:table-cell>
          <table:table-cell/>
          <table:table-cell office:value-type="string" calcext:value-type="string">
            <text:p>{0.00528052,0.692094,{0,1},{0.391769,0.049245},0.35466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17598,0.503452,{1,1},{-0.0465088,0.0693185},0.216885,0,1000}</text:p>
          </table:table-cell>
          <table:table-cell/>
          <table:table-cell office:value-type="string" calcext:value-type="string">
            <text:p>{0.00266909,0.382284,{1,1},{-0.0689796,0.0261556},0.103327,0,100}</text:p>
          </table:table-cell>
          <table:table-cell/>
          <table:table-cell office:value-type="string" calcext:value-type="string">
            <text:p>{0.0307372,0.533565,{1,1},{0.262971,-0.0617038},0.35064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57973,0.559839,{1,1},{0.109619,0.018478},0.321231,1,1000}</text:p>
          </table:table-cell>
          <table:table-cell/>
          <table:table-cell office:value-type="string" calcext:value-type="string">
            <text:p>{0.00733985,0.50803,{0,1},{-0.00284241,0.191645},0.328654,1,100}</text:p>
          </table:table-cell>
          <table:table-cell/>
          <table:table-cell office:value-type="string" calcext:value-type="string">
            <text:p>{0.0000418417,0.801076,{0,1},{0.522866,0.173376},0.48706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51663,0.479759,{0,1},{-0.00607388,-0.00692289},0.182722,0,1000}</text:p>
          </table:table-cell>
          <table:table-cell/>
          <table:table-cell office:value-type="string" calcext:value-type="string">
            <text:p>{0.00616372,0.484963,{0,1},{0.0904739,0.237551},0.342981,1,100}</text:p>
          </table:table-cell>
          <table:table-cell/>
          <table:table-cell office:value-type="string" calcext:value-type="string">
            <text:p>{0.0102758,0.43041,{1,1},{0.238429,-0.164563},0.20273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23121*10^-7,0.0367864,{1,1},{0.963526,-1.0364},0.00130095,0,1000}</text:p>
          </table:table-cell>
          <table:table-cell/>
          <table:table-cell office:value-type="string" calcext:value-type="string">
            <text:p>{0.00750868,0.606478,{1,0},{0.0900925,0.111094},0.326695,1,100}</text:p>
          </table:table-cell>
          <table:table-cell/>
          <table:table-cell office:value-type="string" calcext:value-type="string">
            <text:p>{0.00607925,0.685093,{0,1},{0.394146,0.039153},0.34406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872329,0.629941,{1,1},{-0.102697,-0.0479683},0.186797,0,1000}</text:p>
          </table:table-cell>
          <table:table-cell/>
          <table:table-cell office:value-type="string" calcext:value-type="string">
            <text:p>{0.00481073,0.488392,{1,1},{-0.120307,0.0332392},0.138719,0,100}</text:p>
          </table:table-cell>
          <table:table-cell/>
          <table:table-cell office:value-type="string" calcext:value-type="string">
            <text:p>{0.034557,0.518747,{1,1},{0.294024,-0.0434691},0.3717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15021,0.548362,{0,1},{0.0694491,0.195903},0.35647,1,1000}</text:p>
          </table:table-cell>
          <table:table-cell/>
          <table:table-cell office:value-type="string" calcext:value-type="string">
            <text:p>{0.0161317,0.510209,{0,1},{0.203478,0.0609496},0.245979,0,100}</text:p>
          </table:table-cell>
          <table:table-cell/>
          <table:table-cell office:value-type="string" calcext:value-type="string">
            <text:p>{0.0513296,0.567049,{1,1},{0.32935,0.0138522},0.45312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171878,0.3844,{1,1},{-0.115953,0.032241},0.0829162,0,1000}</text:p>
          </table:table-cell>
          <table:table-cell/>
          <table:table-cell office:value-type="string" calcext:value-type="string">
            <text:p>{0.0060498,0.550769,{0,1},{0.0862554,0.174084},0.344439,1,100}</text:p>
          </table:table-cell>
          <table:table-cell/>
          <table:table-cell office:value-type="string" calcext:value-type="string">
            <text:p>{0.00364527,0.672064,{0,1},{0.451849,0.109568},0.37924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1876*10^-8,0.0908897,{1,0},{-1.09131,0.908949},0.500212,1,1000}</text:p>
          </table:table-cell>
          <table:table-cell/>
          <table:table-cell office:value-type="string" calcext:value-type="string">
            <text:p>{0.0114301,0.558099,{1,0},{0.0750735,0.0414259},0.286177,1,100}</text:p>
          </table:table-cell>
          <table:table-cell/>
          <table:table-cell office:value-type="string" calcext:value-type="string">
            <text:p>{0.0526413,0.527655,{1,1},{0.373017,0.0201958},0.45887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38813,0.736156,{0,1},{-0.04732,0.00279844},0.353192,1,1000}</text:p>
          </table:table-cell>
          <table:table-cell/>
          <table:table-cell office:value-type="string" calcext:value-type="string">
            <text:p>{0.0150381,0.42876,{0,1},{-0.0227461,0.155888},0.25474,1,100}</text:p>
          </table:table-cell>
          <table:table-cell/>
          <table:table-cell office:value-type="string" calcext:value-type="string">
            <text:p>{0.0147239,0.589115,{0,1},{0.32189,-0.000500048},0.25731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21834,0.532256,{0,0},{-0.10478,0.033986},0.220757,0,1000}</text:p>
          </table:table-cell>
          <table:table-cell/>
          <table:table-cell office:value-type="string" calcext:value-type="string">
            <text:p>{0.010731,0.511197,{0,0},{0.106091,-0.0390625},0.207181,0,100}</text:p>
          </table:table-cell>
          <table:table-cell/>
          <table:table-cell office:value-type="string" calcext:value-type="string">
            <text:p>{0.0173982,0.598611,{0,0},{0.51025,0.171875},0.26380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00653339,0.130994,{1,0},{-1.09917,0.83428},0.483834,1,1000}</text:p>
          </table:table-cell>
          <table:table-cell/>
          <table:table-cell office:value-type="string" calcext:value-type="string">
            <text:p>{0.0159456,0.507477,{1,1},{0.0102648,0.0635375},0.252552,1,100}</text:p>
          </table:table-cell>
          <table:table-cell/>
          <table:table-cell office:value-type="string" calcext:value-type="string">
            <text:p>{0.0101232,0.501918,{0,0},{0.390269,0.0314528},0.20122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93323,0.488369,{0,1},{-0.0289833,0.0456841},0.221919,0,1000}</text:p>
          </table:table-cell>
          <table:table-cell/>
          <table:table-cell office:value-type="string" calcext:value-type="string">
            <text:p>{0.0143981,0.566424,{0,1},{0.0673142,0.0263497},0.260016,1,100}</text:p>
          </table:table-cell>
          <table:table-cell/>
          <table:table-cell office:value-type="string" calcext:value-type="string">
            <text:p>{0.00144563,0.716846,{0,1},{0.471781,0.141048},0.42395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16232,0.645168,{1,0},{-0.0147824,0.107369},0.284378,1,1000}</text:p>
          </table:table-cell>
          <table:table-cell/>
          <table:table-cell office:value-type="string" calcext:value-type="string">
            <text:p>{0.0077719,0.462665,{0,0},{-0.0822988,0.0635215},0.176317,0,100}</text:p>
          </table:table-cell>
          <table:table-cell/>
          <table:table-cell office:value-type="string" calcext:value-type="string">
            <text:p>{0.0123104,0.534032,{0,0},{0.528103,0.143699},0.22190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69457,0.39214,{1,0},{0.16927,-0.0617754},0.239648,0,1000}</text:p>
          </table:table-cell>
          <table:table-cell/>
          <table:table-cell office:value-type="string" calcext:value-type="string">
            <text:p>{0.00739073,0.525375,{0,1},{0.236502,0.17336},0.328061,1,100}</text:p>
          </table:table-cell>
          <table:table-cell/>
          <table:table-cell office:value-type="string" calcext:value-type="string">
            <text:p>{0.000174965,0.774681,{0,1},{0.499364,0.173738},0.47354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63872,0.741555,{1,1},{-0.161703,0.00677532},0.256025,1,1000}</text:p>
          </table:table-cell>
          <table:table-cell/>
          <table:table-cell office:value-type="string" calcext:value-type="string">
            <text:p>{0.0102929,0.681964,{0,1},{-0.00600892,-0.0318403},0.297092,1,100}</text:p>
          </table:table-cell>
          <table:table-cell/>
          <table:table-cell office:value-type="string" calcext:value-type="string">
            <text:p>{0.0213391,0.642453,{0,0},{0.465295,0.130465},0.29215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957522,0.442791,{0,1},{-0.0820594,0.218563},0.304294,1,1000}</text:p>
          </table:table-cell>
          <table:table-cell/>
          <table:table-cell office:value-type="string" calcext:value-type="string">
            <text:p>{0.0301811,0.39475,{0,1},{0.0690935,0.0295199},0.152546,0,100}</text:p>
          </table:table-cell>
          <table:table-cell/>
          <table:table-cell office:value-type="string" calcext:value-type="string">
            <text:p>{0.0620316,0.589573,{1,1},{0.389795,0.0168854},0.49812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14316,0.661298,{1,0},{-0.0281474,0.0263942},0.286163,1,1000}</text:p>
          </table:table-cell>
          <table:table-cell/>
          <table:table-cell office:value-type="string" calcext:value-type="string">
            <text:p>{0.00949834,0.533374,{1,0},{0.12921,0.0337957},0.305081,1,100}</text:p>
          </table:table-cell>
          <table:table-cell/>
          <table:table-cell office:value-type="string" calcext:value-type="string">
            <text:p>{0.000519569,0.703264,{0,1},{0.516846,0.209361},0.45441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60616,0.621864,{1,0},{0.0917926,0.0079035},0.337443,1,1000}</text:p>
          </table:table-cell>
          <table:table-cell/>
          <table:table-cell office:value-type="string" calcext:value-type="string">
            <text:p>{0.0101815,0.545238,{1,0},{0.106601,-0.294514},0.298193,1,100}</text:p>
          </table:table-cell>
          <table:table-cell/>
          <table:table-cell office:value-type="string" calcext:value-type="string">
            <text:p>{0.0875931,0.621657,{1,1},{0.474612,0.108105},0.59192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62695,0.499083,{0,1},{-0.102497,0.0704099},0.244896,0,1000}</text:p>
          </table:table-cell>
          <table:table-cell/>
          <table:table-cell office:value-type="string" calcext:value-type="string">
            <text:p>{0.0110454,0.515881,{0,0},{0.0191316,0.0170578},0.210194,0,100}</text:p>
          </table:table-cell>
          <table:table-cell/>
          <table:table-cell office:value-type="string" calcext:value-type="string">
            <text:p>{0.0154453,0.575131,{0,0},{0.397462,0.0470297},0.24855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135997,0.272521,{1,1},{-0.0716988,0.0813631},0.0737554,0,1000}</text:p>
          </table:table-cell>
          <table:table-cell/>
          <table:table-cell office:value-type="string" calcext:value-type="string">
            <text:p>{0.00917689,0.403371,{1,1},{-0.0363668,0.119822},0.191592,0,100}</text:p>
          </table:table-cell>
          <table:table-cell/>
          <table:table-cell office:value-type="string" calcext:value-type="string">
            <text:p>{0.0709098,0.592294,{1,1},{0.409171,0.0659591},0.53257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803118,0.450668,{1,1},{0.0163283,0.000308441},0.179234,0,1000}</text:p>
          </table:table-cell>
          <table:table-cell/>
          <table:table-cell office:value-type="string" calcext:value-type="string">
            <text:p>{0.00415785,0.632082,{0,1},{0.0770709,0.13598},0.371037,1,100}</text:p>
          </table:table-cell>
          <table:table-cell/>
          <table:table-cell office:value-type="string" calcext:value-type="string">
            <text:p>{6.17386*10^-6,0.553588,{1,0},{0.436522,0.0646048},0.49503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07216,0.542399,{0,1},{0.0716279,0.203637},0.357562,1,1000}</text:p>
          </table:table-cell>
          <table:table-cell/>
          <table:table-cell office:value-type="string" calcext:value-type="string">
            <text:p>{0.00915245,0.486425,{0,0},{0.150224,0.193386},0.191337,0,100}</text:p>
          </table:table-cell>
          <table:table-cell/>
          <table:table-cell office:value-type="string" calcext:value-type="string">
            <text:p>{0.000936309,0.651084,{1,0},{0.479816,0.130196},0.56119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39209,0.490001,{1,0},{-0.00462057,-0.00709504},0.190673,0,1000}</text:p>
          </table:table-cell>
          <table:table-cell/>
          <table:table-cell office:value-type="string" calcext:value-type="string">
            <text:p>{0.0117414,0.607711,{0,1},{0.250339,0.0209812},0.283285,1,100}</text:p>
          </table:table-cell>
          <table:table-cell/>
          <table:table-cell office:value-type="string" calcext:value-type="string">
            <text:p>{0.00791411,0.631504,{0,1},{0.389435,0.0577667},0.32207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15039,0.457453,{1,1},{0.160872,-0.0957403},0.214513,0,1000}</text:p>
          </table:table-cell>
          <table:table-cell/>
          <table:table-cell office:value-type="string" calcext:value-type="string">
            <text:p>{0.0102953,0.504577,{0,0},{-0.0291507,0.120102},0.202932,0,100}</text:p>
          </table:table-cell>
          <table:table-cell/>
          <table:table-cell office:value-type="string" calcext:value-type="string">
            <text:p>{0.0862482,0.684651,{1,1},{0.414949,0.0934737},0.58736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27438,0.488602,{0,1},{-0.0138111,0.12608},0.274223,1,1000}</text:p>
          </table:table-cell>
          <table:table-cell/>
          <table:table-cell office:value-type="string" calcext:value-type="string">
            <text:p>{0.00193067,0.70003,{1,0},{0.137246,0.0359744},0.412121,1,100}</text:p>
          </table:table-cell>
          <table:table-cell/>
          <table:table-cell office:value-type="string" calcext:value-type="string">
            <text:p>{0.0000302601,0.51348,{1,0},{0.508771,0.135723},0.51100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2431,0.574189,{1,0},{0.0447997,0.0783037},0.277011,1,1000}</text:p>
          </table:table-cell>
          <table:table-cell/>
          <table:table-cell office:value-type="string" calcext:value-type="string">
            <text:p>{0.0135644,0.509065,{1,1},{-0.163006,0.205001},0.232933,0,100}</text:p>
          </table:table-cell>
          <table:table-cell/>
          <table:table-cell office:value-type="string" calcext:value-type="string">
            <text:p>{0.0251636,0.68168,{0,0},{0.389146,0.0473099},0.31726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71523,0.398997,{0,0},{-0.139683,0.0766992},0.137335,0,1000}</text:p>
          </table:table-cell>
          <table:table-cell/>
          <table:table-cell office:value-type="string" calcext:value-type="string">
            <text:p>{0.00663507,0.474954,{1,0},{0.238135,-0.050453},0.337088,1,100}</text:p>
          </table:table-cell>
          <table:table-cell/>
          <table:table-cell office:value-type="string" calcext:value-type="string">
            <text:p>{0.0154635,0.575356,{0,0},{0.430706,0.0872785},0.24870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307351,0.583382,{1,1},{0.0745911,0.0768404},0.350628,1,1000}</text:p>
          </table:table-cell>
          <table:table-cell/>
          <table:table-cell office:value-type="string" calcext:value-type="string">
            <text:p>{0.0107345,0.503348,{1,1},{-0.0236814,0.0315827},0.207215,0,100}</text:p>
          </table:table-cell>
          <table:table-cell/>
          <table:table-cell office:value-type="string" calcext:value-type="string">
            <text:p>{0.00361009,0.804053,{1,0},{0.473736,0.151419},0.62016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63092,0.418782,{1,1},{0.131722,0.0351841},0.255415,1,1000}</text:p>
          </table:table-cell>
          <table:table-cell/>
          <table:table-cell office:value-type="string" calcext:value-type="string">
            <text:p>{0.00438278,0.453894,{1,1},{0.022315,-0.0855534},0.132405,0,100}</text:p>
          </table:table-cell>
          <table:table-cell/>
          <table:table-cell office:value-type="string" calcext:value-type="string">
            <text:p>{0.03643,0.521438,{1,1},{0.317527,-0.0532015},0.38173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376636,0.595425,{1,1},{-0.080984,-0.14039},0.122741,0,1000}</text:p>
          </table:table-cell>
          <table:table-cell/>
          <table:table-cell office:value-type="string" calcext:value-type="string">
            <text:p>{0.00109801,0.26899,{1,1},{0.102554,-0.105131},0.0662723,0,100}</text:p>
          </table:table-cell>
          <table:table-cell/>
          <table:table-cell office:value-type="string" calcext:value-type="string">
            <text:p>{0.012699,0.539402,{0,0},{0.306838,-0.0409735},0.2253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001104,0.0841596,{1,1},{-1.08231,0.91636},0.0066453,0,1000}</text:p>
          </table:table-cell>
          <table:table-cell/>
          <table:table-cell office:value-type="string" calcext:value-type="string">
            <text:p>{0.0364691,0.493155,{1,1},{0.265982,0.0269671},0.381938,1,100}</text:p>
          </table:table-cell>
          <table:table-cell/>
          <table:table-cell office:value-type="string" calcext:value-type="string">
            <text:p>{0.0146968,0.565742,{0,0},{0.504634,0.143092},0.24246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30874,0.680241,{0,1},{0.0234628,0.0840086},0.368718,1,1000}</text:p>
          </table:table-cell>
          <table:table-cell/>
          <table:table-cell office:value-type="string" calcext:value-type="string">
            <text:p>{0.0116543,0.522948,{1,0},{0.106991,-0.131198},0.28409,1,100}</text:p>
          </table:table-cell>
          <table:table-cell/>
          <table:table-cell office:value-type="string" calcext:value-type="string">
            <text:p>{0.00144874,0.742206,{0,1},{0.44912,0.115544},0.42387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70823,0.699147,{1,0},{0.0553621,-0.148653},0.362767,1,1000}</text:p>
          </table:table-cell>
          <table:table-cell/>
          <table:table-cell office:value-type="string" calcext:value-type="string">
            <text:p>{0.0114231,0.521415,{0,0},{-0.114394,0.109173},0.213758,0,100}</text:p>
          </table:table-cell>
          <table:table-cell/>
          <table:table-cell office:value-type="string" calcext:value-type="string">
            <text:p>{0.0204823,0.633259,{0,0},{0.363811,0.0162875},0.28623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99549,0.553049,{1,0},{0.102308,-0.0815749},0.300451,1,1000}</text:p>
          </table:table-cell>
          <table:table-cell/>
          <table:table-cell office:value-type="string" calcext:value-type="string">
            <text:p>{0.00943496,0.526133,{0,1},{-0.0370384,0.137468},0.305733,1,100}</text:p>
          </table:table-cell>
          <table:table-cell/>
          <table:table-cell office:value-type="string" calcext:value-type="string">
            <text:p>{0.0043758,0.593798,{0,1},{0.508303,0.168782},0.367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834182,0.528228,{0,1},{-0.0805352,0.153566},0.317333,1,1000}</text:p>
          </table:table-cell>
          <table:table-cell/>
          <table:table-cell office:value-type="string" calcext:value-type="string">
            <text:p>{0.00600753,0.590092,{0,1},{0.202851,0.135635},0.344983,1,100}</text:p>
          </table:table-cell>
          <table:table-cell/>
          <table:table-cell office:value-type="string" calcext:value-type="string">
            <text:p>{0.00381501,0.738741,{0,1},{0.377574,0.0382843},0.37646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84571,0.602723,{1,0},{-0.0588318,-0.0760725},0.228286,0,1000}</text:p>
          </table:table-cell>
          <table:table-cell/>
          <table:table-cell office:value-type="string" calcext:value-type="string">
            <text:p>{0.00229288,0.583511,{0,1},{0.117176,0.240203},0.404232,1,100}</text:p>
          </table:table-cell>
          <table:table-cell/>
          <table:table-cell office:value-type="string" calcext:value-type="string">
            <text:p>{0.015283,0.573114,{0,0},{0.383331,-0.00201719},0.24724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21035,0.467031,{0,1},{0.113991,0.15653},0.279968,1,1000}</text:p>
          </table:table-cell>
          <table:table-cell/>
          <table:table-cell office:value-type="string" calcext:value-type="string">
            <text:p>{0.00452725,0.394328,{0,0},{0.0207714,0.0414783},0.13457,0,100}</text:p>
          </table:table-cell>
          <table:table-cell/>
          <table:table-cell office:value-type="string" calcext:value-type="string">
            <text:p>{0.0269757,0.424388,{1,1},{0.324341,-0.0493208},0.32848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111519,0.342104,{1,1},{-0.110727,0.0361462},0.066789,0,1000}</text:p>
          </table:table-cell>
          <table:table-cell/>
          <table:table-cell office:value-type="string" calcext:value-type="string">
            <text:p>{0.00972371,0.484093,{1,0},{0.174901,0.145342},0.302782,1,100}</text:p>
          </table:table-cell>
          <table:table-cell/>
          <table:table-cell office:value-type="string" calcext:value-type="string">
            <text:p>{2.17792*10^-6,0.664777,{1,0},{0.341144,0.00202119},0.50295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315068,0.433406,{1,1},{-0.0745988,-0.0031979},0.112262,0,1000}</text:p>
          </table:table-cell>
          <table:table-cell/>
          <table:table-cell office:value-type="string" calcext:value-type="string">
            <text:p>{0.0264653,0.538317,{1,1},{0.17524,-0.0190939},0.325363,1,100}</text:p>
          </table:table-cell>
          <table:table-cell/>
          <table:table-cell office:value-type="string" calcext:value-type="string">
            <text:p>{0.00063977,0.621446,{1,0},{0.485408,0.158368},0.55058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00130835,0.093492,{1,1},{-1.08847,0.909614},0.00723424,0,1000}</text:p>
          </table:table-cell>
          <table:table-cell/>
          <table:table-cell office:value-type="string" calcext:value-type="string">
            <text:p>{0.0172055,0.46682,{0,1},{-0.0854358,0.0915267},0.23766,0,100}</text:p>
          </table:table-cell>
          <table:table-cell/>
          <table:table-cell office:value-type="string" calcext:value-type="string">
            <text:p>{0.051595,0.549965,{1,1},{0.359233,0.00320445},0.45429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17268,0.350975,{1,1},{-0.212806,0.1629},0.0831096,0,1000}</text:p>
          </table:table-cell>
          <table:table-cell/>
          <table:table-cell office:value-type="string" calcext:value-type="string">
            <text:p>{0.00307959,0.586643,{0,1},{0.21788,0.211287},0.389012,1,100}</text:p>
          </table:table-cell>
          <table:table-cell/>
          <table:table-cell office:value-type="string" calcext:value-type="string">
            <text:p>{0.103014,0.724529,{1,1},{0.468819,0.14555},0.64191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25185,0.481725,{1,1},{-0.00205031,0.0572434},0.223772,0,1000}</text:p>
          </table:table-cell>
          <table:table-cell/>
          <table:table-cell office:value-type="string" calcext:value-type="string">
            <text:p>{0.010049,0.425911,{1,1},{0.00482248,0.0700307},0.200489,0,100}</text:p>
          </table:table-cell>
          <table:table-cell/>
          <table:table-cell office:value-type="string" calcext:value-type="string">
            <text:p>{0.00225617,0.724212,{0,1},{0.445952,0.100819},0.40500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00932,0.651988,{0,1},{-0.120182,0.119903},0.373362,1,1000}</text:p>
          </table:table-cell>
          <table:table-cell/>
          <table:table-cell office:value-type="string" calcext:value-type="string">
            <text:p>{0.00791406,0.580482,{0,1},{0.138806,0.10879},0.322078,1,100}</text:p>
          </table:table-cell>
          <table:table-cell/>
          <table:table-cell office:value-type="string" calcext:value-type="string">
            <text:p>{0.0459951,0.562727,{1,1},{0.337482,-0.0335499},0.4289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783178,0.561287,{1,0},{0.129449,0.208094},0.323005,1,1000}</text:p>
          </table:table-cell>
          <table:table-cell/>
          <table:table-cell office:value-type="string" calcext:value-type="string">
            <text:p>{0.00279,0.343685,{0,0},{-0.0574628,0.158556},0.105641,0,100}</text:p>
          </table:table-cell>
          <table:table-cell/>
          <table:table-cell office:value-type="string" calcext:value-type="string">
            <text:p>{0.00396715,0.723517,{0,1},{0.338957,0.0494766},0.37402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08369,0.40782,{0,0},{0.0310701,0.261089},0.1426,0,1000}</text:p>
          </table:table-cell>
          <table:table-cell/>
          <table:table-cell office:value-type="string" calcext:value-type="string">
            <text:p>{0.00624624,0.538615,{1,0},{0.18222,0.165341},0.341934,1,100}</text:p>
          </table:table-cell>
          <table:table-cell/>
          <table:table-cell office:value-type="string" calcext:value-type="string">
            <text:p>{0.02769,0.706268,{0,0},{0.459031,0.0713522},0.33280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385005,0.376404,{0,0},{-0.206202,0.063952},0.124098,0,1000}</text:p>
          </table:table-cell>
          <table:table-cell/>
          <table:table-cell office:value-type="string" calcext:value-type="string">
            <text:p>{0.00659529,0.440363,{0,0},{0.155227,0.151311},0.162423,0,100}</text:p>
          </table:table-cell>
          <table:table-cell/>
          <table:table-cell office:value-type="string" calcext:value-type="string">
            <text:p>{0.0219729,0.649148,{0,0},{0.530416,0.207164},0.29646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391709,0.509457,{1,1},{-0.150079,0.0188852},0.125173,0,1000}</text:p>
          </table:table-cell>
          <table:table-cell/>
          <table:table-cell office:value-type="string" calcext:value-type="string">
            <text:p>{0.0114489,0.510487,{1,1},{0.0361152,-0.0248148},0.213999,0,100}</text:p>
          </table:table-cell>
          <table:table-cell/>
          <table:table-cell office:value-type="string" calcext:value-type="string">
            <text:p>{0.0163343,0.580721,{0,1},{0.313588,-0.012011},0.24438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189822,0.739506,{1,0},{0.0990522,-0.00740366},0.412863,1,1000}</text:p>
          </table:table-cell>
          <table:table-cell/>
          <table:table-cell office:value-type="string" calcext:value-type="string">
            <text:p>{0.00440686,0.644934,{0,1},{0.197363,0.116877},0.367232,1,100}</text:p>
          </table:table-cell>
          <table:table-cell/>
          <table:table-cell office:value-type="string" calcext:value-type="string">
            <text:p>{0.00924155,0.603825,{0,1},{0.400473,0.0629072},0.30773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395674,0.379355,{0,0},{-0.0296304,0.128642},0.125805,0,1000}</text:p>
          </table:table-cell>
          <table:table-cell/>
          <table:table-cell office:value-type="string" calcext:value-type="string">
            <text:p>{0.00600602,0.471243,{1,0},{0.254515,-0.0412285},0.345003,1,100}</text:p>
          </table:table-cell>
          <table:table-cell/>
          <table:table-cell office:value-type="string" calcext:value-type="string">
            <text:p>{0.0676926,0.645205,{1,1},{0.371541,0.0248293},0.52035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51594,0.333923,{0,0},{-0.197329,0.112333},0.100318,0,1000}</text:p>
          </table:table-cell>
          <table:table-cell/>
          <table:table-cell office:value-type="string" calcext:value-type="string">
            <text:p>{0.00722283,0.452529,{0,0},{0.180177,0.0403005},0.169974,0,100}</text:p>
          </table:table-cell>
          <table:table-cell/>
          <table:table-cell office:value-type="string" calcext:value-type="string">
            <text:p>{0.004826,0.665039,{0,1},{0.389801,0.0866889},0.36106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90534,0.611164,{1,0},{0.192124,0.0999167},0.392198,1,1000}</text:p>
          </table:table-cell>
          <table:table-cell/>
          <table:table-cell office:value-type="string" calcext:value-type="string">
            <text:p>{0.00229468,0.756101,{0,1},{-0.0214416,0.0675497},0.404194,1,100}</text:p>
          </table:table-cell>
          <table:table-cell/>
          <table:table-cell office:value-type="string" calcext:value-type="string">
            <text:p>{0.000134759,0.642509,{1,0},{0.312086,-0.0587305},0.47678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60914,0.703545,{0,1},{0.114196,0.109284},0.39784,1,1000}</text:p>
          </table:table-cell>
          <table:table-cell/>
          <table:table-cell office:value-type="string" calcext:value-type="string">
            <text:p>{0.00981897,0.569875,{0,1},{-0.122785,0.087614},0.301819,1,100}</text:p>
          </table:table-cell>
          <table:table-cell/>
          <table:table-cell office:value-type="string" calcext:value-type="string">
            <text:p>{0.00116331,0.713492,{1,0},{0.433663,0.103853},0.56821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10594,0.528507,{1,1},{-0.0731217,-0.0250036},0.156281,0,1000}</text:p>
          </table:table-cell>
          <table:table-cell/>
          <table:table-cell office:value-type="string" calcext:value-type="string">
            <text:p>{0.0120272,0.60162,{1,0},{0.0230141,0.103932},0.280663,1,1000}</text:p>
          </table:table-cell>
          <table:table-cell/>
          <table:table-cell office:value-type="string" calcext:value-type="string">
            <text:p>{0.0381719,0.634344,{1,1},{0.248514,-0.082003},0.39075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09943,0.570251,{1,0},{0.069304,0.138167},0.290292,1,1000}</text:p>
          </table:table-cell>
          <table:table-cell/>
          <table:table-cell office:value-type="string" calcext:value-type="string">
            <text:p>{0.000033302,0.102429,{1,1},{-1.09608,0.885597},0.0115416,0,1000}</text:p>
          </table:table-cell>
          <table:table-cell/>
          <table:table-cell office:value-type="string" calcext:value-type="string">
            <text:p>{0.00148373,0.735551,{0,1},{0.439572,0.120595},0.42296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05274,0.427186,{1,1},{-0.00624617,0.0871823},0.205206,0,1000}</text:p>
          </table:table-cell>
          <table:table-cell/>
          <table:table-cell office:value-type="string" calcext:value-type="string">
            <text:p>{0.0132566,0.470183,{1,0},{0.137558,-0.0813163},0.269726,1,1000}</text:p>
          </table:table-cell>
          <table:table-cell/>
          <table:table-cell office:value-type="string" calcext:value-type="string">
            <text:p>{0.000503456,0.629357,{1,0},{0.46481,0.113044},0.54487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55955,0.395139,{0,0},{0.0541457,-0.00476875},0.135049,0,1000}</text:p>
          </table:table-cell>
          <table:table-cell/>
          <table:table-cell office:value-type="string" calcext:value-type="string">
            <text:p>{0.00630967,0.548403,{1,1},{-0.141301,0.0274922},0.158867,0,1000}</text:p>
          </table:table-cell>
          <table:table-cell/>
          <table:table-cell office:value-type="string" calcext:value-type="string">
            <text:p>{0.0197607,0.47026,{1,1},{0.259676,-0.104554},0.28114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373,0.59488,{0,1},{0.159938,0.00657539},0.26565,1,1000}</text:p>
          </table:table-cell>
          <table:table-cell/>
          <table:table-cell office:value-type="string" calcext:value-type="string">
            <text:p>{0.019771,0.445245,{1,0},{0.0839537,-0.0354313},0.218781,0,1000}</text:p>
          </table:table-cell>
          <table:table-cell/>
          <table:table-cell office:value-type="string" calcext:value-type="string">
            <text:p>{0.00143564,0.679239,{1,0},{0.485778,0.156323},0.5757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80371,0.466579,{0,1},{-0.0658938,0.0821095},0.231395,0,1000}</text:p>
          </table:table-cell>
          <table:table-cell/>
          <table:table-cell office:value-type="string" calcext:value-type="string">
            <text:p>{1.92374*10^-6,0.0548051,{1,1},{0.946173,-1.05372},0.00277398,0,1000}</text:p>
          </table:table-cell>
          <table:table-cell/>
          <table:table-cell office:value-type="string" calcext:value-type="string">
            <text:p>{0.0000718589,0.803972,{0,1},{0.466537,0.162676},0.48304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73241,0.561949,{0,1},{0.0197292,-0.00499303},0.236758,0,1000}</text:p>
          </table:table-cell>
          <table:table-cell/>
          <table:table-cell office:value-type="string" calcext:value-type="string">
            <text:p>{0.00675598,0.550888,{1,1},{-0.046689,-0.060657},0.16439,0,1000}</text:p>
          </table:table-cell>
          <table:table-cell/>
          <table:table-cell office:value-type="string" calcext:value-type="string">
            <text:p>{0.00027892,0.605808,{1,0},{0.463384,0.0967522},0.53340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768099,0.407318,{1,1},{-0.0332139,0.0869123},0.175282,0,1000}</text:p>
          </table:table-cell>
          <table:table-cell/>
          <table:table-cell office:value-type="string" calcext:value-type="string">
            <text:p>{0.00965034,0.706173,{0,1},{-0.138043,-0.0460159},0.303528,1,1000}</text:p>
          </table:table-cell>
          <table:table-cell/>
          <table:table-cell office:value-type="string" calcext:value-type="string">
            <text:p>{0.00234226,0.738479,{1,0},{0.478123,0.153596},0.59679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36977,0.55282,{0,0},{-0.0550748,0.017465},0.234074,0,1000}</text:p>
          </table:table-cell>
          <table:table-cell/>
          <table:table-cell office:value-type="string" calcext:value-type="string">
            <text:p>{0.0284914,0.424916,{0,1},{0.00162234,0.0154295},0.162412,0,1000}</text:p>
          </table:table-cell>
          <table:table-cell/>
          <table:table-cell office:value-type="string" calcext:value-type="string">
            <text:p>{0.00192305,0.653592,{1,0},{0.54033,0.208602},0.58770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60788,0.5717,{1,1},{-0.115774,-0.0595809},0.135763,0,1000}</text:p>
          </table:table-cell>
          <table:table-cell/>
          <table:table-cell office:value-type="string" calcext:value-type="string">
            <text:p>{0.00614407,0.693758,{1,0},{0.0291576,0.00903995},0.343232,1,1000}</text:p>
          </table:table-cell>
          <table:table-cell/>
          <table:table-cell office:value-type="string" calcext:value-type="string">
            <text:p>{0.00500765,0.623991,{0,1},{0.444718,0.123522},0.3584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7587,0.524757,{1,1},{-0.0366953,0.112749},0.265232,1,1000}</text:p>
          </table:table-cell>
          <table:table-cell/>
          <table:table-cell office:value-type="string" calcext:value-type="string">
            <text:p>{0.0047127,0.606491,{0,1},{-0.0901039,0.147912},0.362702,1,1000}</text:p>
          </table:table-cell>
          <table:table-cell/>
          <table:table-cell office:value-type="string" calcext:value-type="string">
            <text:p>{0.0090501,0.484737,{0,0},{0.382831,0.0182098},0.19026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1778,0.468594,{1,1},{-0.0577495,0.0210332},0.157198,0,1000}</text:p>
          </table:table-cell>
          <table:table-cell/>
          <table:table-cell office:value-type="string" calcext:value-type="string">
            <text:p>{0.0000270244,0.1025,{0,0},{-1.0958,0.901672},0.010397,0,1000}</text:p>
          </table:table-cell>
          <table:table-cell/>
          <table:table-cell office:value-type="string" calcext:value-type="string">
            <text:p>{0.00901251,0.602626,{0,1},{0.397299,0.0678601},0.31013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30395,0.584032,{1,1},{-0.0411811,0.0011863},0.228381,0,1000}</text:p>
          </table:table-cell>
          <table:table-cell/>
          <table:table-cell office:value-type="string" calcext:value-type="string">
            <text:p>{0.0234261,0.664195,{0,0},{0.00573816,0.154168},0.306112,1,1000}</text:p>
          </table:table-cell>
          <table:table-cell/>
          <table:table-cell office:value-type="string" calcext:value-type="string">
            <text:p>{0.023045,0.660288,{0,0},{0.484493,0.137011},0.30361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11104,0.614159,{1,0},{0.109434,0.168449},0.343654,1,1000}</text:p>
          </table:table-cell>
          <table:table-cell/>
          <table:table-cell office:value-type="string" calcext:value-type="string">
            <text:p>{0.0225223,0.55685,{1,0},{-0.0570821,0.170304},0.199851,0,1000}</text:p>
          </table:table-cell>
          <table:table-cell/>
          <table:table-cell office:value-type="string" calcext:value-type="string">
            <text:p>{0.0220949,0.650427,{0,0},{0.505835,0.169539},0.29728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09398,0.413552,{1,1},{0.0998209,-0.105313},0.142744,0,1000}</text:p>
          </table:table-cell>
          <table:table-cell/>
          <table:table-cell office:value-type="string" calcext:value-type="string">
            <text:p>{0.0139715,0.556408,{0,0},{0.0348155,-0.0202461},0.236402,0,1000}</text:p>
          </table:table-cell>
          <table:table-cell/>
          <table:table-cell office:value-type="string" calcext:value-type="string">
            <text:p>{0.000307096,0.68324,{1,0},{0.389495,0.045886},0.53504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29278,0.503123,{1,0},{-0.00756247,-0.174986},0.197161,0,1000}</text:p>
          </table:table-cell>
          <table:table-cell/>
          <table:table-cell office:value-type="string" calcext:value-type="string">
            <text:p>{0.00523542,0.696278,{0,1},{0.0905243,0.0460691},0.355288,1,1000}</text:p>
          </table:table-cell>
          <table:table-cell/>
          <table:table-cell office:value-type="string" calcext:value-type="string">
            <text:p>{0.0056949,0.633824,{0,1},{0.415434,0.0984773},0.34907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6415,0.541308,{1,0},{0.0264314,0.0189109},0.243758,0,1000}</text:p>
          </table:table-cell>
          <table:table-cell/>
          <table:table-cell office:value-type="string" calcext:value-type="string">
            <text:p>{0.00772217,0.7077,{1,0},{-0.0149995,0.0887936},0.324248,1,1000}</text:p>
          </table:table-cell>
          <table:table-cell/>
          <table:table-cell office:value-type="string" calcext:value-type="string">
            <text:p>{0.00823354,0.705154,{0,1},{0.259255,-0.0214882},0.31852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69333,0.3781,{0,1},{-0.0868402,0.183457},0.239744,0,1000}</text:p>
          </table:table-cell>
          <table:table-cell/>
          <table:table-cell office:value-type="string" calcext:value-type="string">
            <text:p>{0.00890571,0.752631,{0,1},{0.0467172,-0.080376},0.31126,1,1000}</text:p>
          </table:table-cell>
          <table:table-cell/>
          <table:table-cell office:value-type="string" calcext:value-type="string">
            <text:p>{0.00221228,0.710938,{1,0},{0.498805,0.176112},0.5940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41064,0.545854,{1,0},{0.0506841,-0.00603479},0.26246,1,1000}</text:p>
          </table:table-cell>
          <table:table-cell/>
          <table:table-cell office:value-type="string" calcext:value-type="string">
            <text:p>{0.01046,0.546249,{1,0},{0.101322,0.134102},0.295452,1,1000}</text:p>
          </table:table-cell>
          <table:table-cell/>
          <table:table-cell office:value-type="string" calcext:value-type="string">
            <text:p>{0.000142093,0.62054,{1,0},{0.428334,0.0848785},0.52384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19382,0.642606,{0,1},{0.121508,0.100675},0.355864,1,1000}</text:p>
          </table:table-cell>
          <table:table-cell/>
          <table:table-cell office:value-type="string" calcext:value-type="string">
            <text:p>{0.0167158,0.612538,{1,0},{-0.0483976,0.210063},0.241421,0,1000}</text:p>
          </table:table-cell>
          <table:table-cell/>
          <table:table-cell office:value-type="string" calcext:value-type="string">
            <text:p>{0.0219243,0.648639,{0,0},{0.435804,0.0947126},0.29613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812593,0.638097,{1,0},{0.0474431,0.1668},0.319712,1,1000}</text:p>
          </table:table-cell>
          <table:table-cell/>
          <table:table-cell office:value-type="string" calcext:value-type="string">
            <text:p>{0.0105554,0.558116,{0,1},{-0.0131432,0.0880073},0.294521,1,1000}</text:p>
          </table:table-cell>
          <table:table-cell/>
          <table:table-cell office:value-type="string" calcext:value-type="string">
            <text:p>{0.00508332,0.567466,{0,1},{0.524262,0.178316},0.35740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51797,0.438817,{0,0},{0.0582184,0.127227},0.161468,0,1000}</text:p>
          </table:table-cell>
          <table:table-cell/>
          <table:table-cell office:value-type="string" calcext:value-type="string">
            <text:p>{0.00559188,0.562444,{1,0},{0.172069,0.214544},0.350442,1,1000}</text:p>
          </table:table-cell>
          <table:table-cell/>
          <table:table-cell office:value-type="string" calcext:value-type="string">
            <text:p>{0.000313421,0.515143,{1,0},{0.41638,0.0110614},0.46459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89169,0.403274,{0,0},{0.043055,0.0471254},0.139881,0,1000}</text:p>
          </table:table-cell>
          <table:table-cell/>
          <table:table-cell office:value-type="string" calcext:value-type="string">
            <text:p>{0.000574892,0.305147,{1,1},{-0.130884,0.0501679},0.0479538,0,1000}</text:p>
          </table:table-cell>
          <table:table-cell/>
          <table:table-cell office:value-type="string" calcext:value-type="string">
            <text:p>{0.0342686,0.513156,{1,1},{0.299186,-0.0455985},0.37023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30457,0.388635,{0,0},{-0.078426,0.108328},0.131218,0,1000}</text:p>
          </table:table-cell>
          <table:table-cell/>
          <table:table-cell office:value-type="string" calcext:value-type="string">
            <text:p>{0.0136482,0.552168,{0,0},{-0.168954,0.0461962},0.233651,0,1000}</text:p>
          </table:table-cell>
          <table:table-cell/>
          <table:table-cell office:value-type="string" calcext:value-type="string">
            <text:p>{0.0554276,0.66874,{1,1},{0.313698,-0.0391112},0.47086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86704,0.402683,{0,0},{0.122457,-0.00287776},0.139528,0,1000}</text:p>
          </table:table-cell>
          <table:table-cell/>
          <table:table-cell office:value-type="string" calcext:value-type="string">
            <text:p>{0.0019768,0.752719,{1,0},{0.0827547,-0.223772},0.411078,1,1000}</text:p>
          </table:table-cell>
          <table:table-cell/>
          <table:table-cell office:value-type="string" calcext:value-type="string">
            <text:p>{0.073069,0.566272,{1,1},{0.432982,0.0855834},0.54062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335713,0.608167,{1,1},{0.0120499,0.140313},0.366449,1,1000}</text:p>
          </table:table-cell>
          <table:table-cell/>
          <table:table-cell office:value-type="string" calcext:value-type="string">
            <text:p>{0.00597063,0.37026,{1,1},{0.0356492,0.0216278},0.15454,0,1000}</text:p>
          </table:table-cell>
          <table:table-cell/>
          <table:table-cell office:value-type="string" calcext:value-type="string">
            <text:p>{0.0348054,0.512243,{1,1},{0.317593,-0.0583356},0.37312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37695,0.553765,{0,0},{-0.0177466,0.0851011},0.234687,0,1000}</text:p>
          </table:table-cell>
          <table:table-cell/>
          <table:table-cell office:value-type="string" calcext:value-type="string">
            <text:p>{0.00268044,0.339862,{0,0},{-0.162344,0.0527438},0.103546,0,1000}</text:p>
          </table:table-cell>
          <table:table-cell/>
          <table:table-cell office:value-type="string" calcext:value-type="string">
            <text:p>{0.0309294,0.493226,{1,1},{0.304591,-0.0612169},0.35173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10985*10^-6,0.0594932,{0,0},{-0.972112,0.688668},0.00352696,0,1000}</text:p>
          </table:table-cell>
          <table:table-cell/>
          <table:table-cell office:value-type="string" calcext:value-type="string">
            <text:p>{0.00251698,0.621568,{0,1},{0.0067358,0.194352},0.399661,1,1000}</text:p>
          </table:table-cell>
          <table:table-cell/>
          <table:table-cell office:value-type="string" calcext:value-type="string">
            <text:p>{0.0000631576,0.644847,{1,0},{0.387464,0.0120456},0.51589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59564,0.603815,{1,0},{0.153391,0.0186946},0.364418,1,1000}</text:p>
          </table:table-cell>
          <table:table-cell/>
          <table:table-cell office:value-type="string" calcext:value-type="string">
            <text:p>{0.0000250596,0.100564,{0,0},{-0.986803,0.746615},0.0100119,0,1000}</text:p>
          </table:table-cell>
          <table:table-cell/>
          <table:table-cell office:value-type="string" calcext:value-type="string">
            <text:p>{0.0000866272,0.816333,{0,1},{0.495142,0.147105},0.48138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82561,0.490196,{1,0},{0.21919,-0.0563865},0.334766,1,1000}</text:p>
          </table:table-cell>
          <table:table-cell/>
          <table:table-cell office:value-type="string" calcext:value-type="string">
            <text:p>{0.00657977,0.448237,{1,1},{-0.016586,0.00840283},0.162232,0,1000}</text:p>
          </table:table-cell>
          <table:table-cell/>
          <table:table-cell office:value-type="string" calcext:value-type="string">
            <text:p>{0.0686107,0.649958,{1,1},{0.374217,0.0247669},0.52387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390813,0.499111,{0,1},{-0.00239978,-0.157285},0.10462,0,1000}</text:p>
          </table:table-cell>
          <table:table-cell/>
          <table:table-cell office:value-type="string" calcext:value-type="string">
            <text:p>{0.0254225,0.429125,{1,0},{0.0411591,0.00329475},0.181111,0,1000}</text:p>
          </table:table-cell>
          <table:table-cell/>
          <table:table-cell office:value-type="string" calcext:value-type="string">
            <text:p>{0.0439809,0.586157,{1,1},{0.309287,-0.0454723},0.41943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54111,0.676694,{1,0},{0.13841,0.133129},0.399181,1,1000}</text:p>
          </table:table-cell>
          <table:table-cell/>
          <table:table-cell office:value-type="string" calcext:value-type="string">
            <text:p>{0.0168383,0.61006,{1,0},{-0.0473773,0.0596513},0.240475,0,1000}</text:p>
          </table:table-cell>
          <table:table-cell/>
          <table:table-cell office:value-type="string" calcext:value-type="string">
            <text:p>{0.0133998,0.597814,{0,1},{0.3227,0.00801193},0.26848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872384,0.534594,{1,0},{0.1407,0.113162},0.313197,1,1000}</text:p>
          </table:table-cell>
          <table:table-cell/>
          <table:table-cell office:value-type="string" calcext:value-type="string">
            <text:p>{0.00969081,0.602361,{0,1},{0.111569,0.0571538},0.303116,1,1000}</text:p>
          </table:table-cell>
          <table:table-cell/>
          <table:table-cell office:value-type="string" calcext:value-type="string">
            <text:p>{0.0238349,0.668355,{0,0},{0.467887,0.0934398},0.30877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34923*10^-6,0.0784406,{0,0},{-1.07706,0.922704},0.0061153,0,1000}</text:p>
          </table:table-cell>
          <table:table-cell/>
          <table:table-cell office:value-type="string" calcext:value-type="string">
            <text:p>{0.0136733,0.552498,{0,0},{0.124041,-0.0143476},0.233866,0,1000}</text:p>
          </table:table-cell>
          <table:table-cell/>
          <table:table-cell office:value-type="string" calcext:value-type="string">
            <text:p>{0.0147096,0.565905,{0,0},{0.501984,0.13996},0.24256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38366,0.626054,{1,0},{-0.0259987,-0.0965077},0.264742,1,1000}</text:p>
          </table:table-cell>
          <table:table-cell/>
          <table:table-cell office:value-type="string" calcext:value-type="string">
            <text:p>{0.00181541,0.769025,{1,0},{0.0728613,0.0387547},0.414785,1,1000}</text:p>
          </table:table-cell>
          <table:table-cell/>
          <table:table-cell office:value-type="string" calcext:value-type="string">
            <text:p>{0.00142681,0.673405,{0,1},{0.513565,0.185362},0.42445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99894,0.499834,{0,0},{-0.0678662,-0.145998},0.199894,0,1000}</text:p>
          </table:table-cell>
          <table:table-cell/>
          <table:table-cell office:value-type="string" calcext:value-type="string">
            <text:p>{0.00327597,0.344931,{1,1},{-0.00955045,0.0241607},0.114472,0,1000}</text:p>
          </table:table-cell>
          <table:table-cell/>
          <table:table-cell office:value-type="string" calcext:value-type="string">
            <text:p>{0.011682,0.525149,{0,0},{0.382212,0.00762696},0.21616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8481,0.48416,{1,1},{-0.0444129,0.171332},0.271889,1,1000}</text:p>
          </table:table-cell>
          <table:table-cell/>
          <table:table-cell office:value-type="string" calcext:value-type="string">
            <text:p>{0.0203057,0.407655,{1,1},{0.0627771,0.16091},0.284996,1,1000}</text:p>
          </table:table-cell>
          <table:table-cell/>
          <table:table-cell office:value-type="string" calcext:value-type="string">
            <text:p>{0.0850328,0.521611,{1,1},{0.504031,0.157269},0.58320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378049,0.685764,{1,0},{0.0921891,0.107327},0.377029,1,1000}</text:p>
          </table:table-cell>
          <table:table-cell/>
          <table:table-cell office:value-type="string" calcext:value-type="string">
            <text:p>{0.00473185,0.398179,{1,1},{-0.00972739,0.0109527},0.137577,0,1000}</text:p>
          </table:table-cell>
          <table:table-cell/>
          <table:table-cell office:value-type="string" calcext:value-type="string">
            <text:p>{0.000505112,0.607766,{1,0},{0.306035,-0.0280741},0.45505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23199,0.534163,{0,0},{0.0691758,0.096699},0.22199,0,1000}</text:p>
          </table:table-cell>
          <table:table-cell/>
          <table:table-cell office:value-type="string" calcext:value-type="string">
            <text:p>{0.0011742,0.271248,{0,0},{-0.257935,0.225623},0.0685332,0,1000}</text:p>
          </table:table-cell>
          <table:table-cell/>
          <table:table-cell office:value-type="string" calcext:value-type="string">
            <text:p>{0.0002692,0.55051,{1,0},{0.517421,0.171336},0.53281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02672,0.504145,{0,0},{0.0301671,0.0712322},0.202655,0,1000}</text:p>
          </table:table-cell>
          <table:table-cell/>
          <table:table-cell office:value-type="string" calcext:value-type="string">
            <text:p>{0.0175412,0.600278,{0,0},{0.0188758,0.113387},0.264886,1,1000}</text:p>
          </table:table-cell>
          <table:table-cell/>
          <table:table-cell office:value-type="string" calcext:value-type="string">
            <text:p>{0.0148766,0.568019,{0,0},{0.365585,0.00266249},0.24393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81247,0.449439,{1,1},{-0.0204159,-0.004863},0.152479,0,1000}</text:p>
          </table:table-cell>
          <table:table-cell/>
          <table:table-cell office:value-type="string" calcext:value-type="string">
            <text:p>{0.0124334,0.395284,{0,1},{-0.200944,0.223671},0.276989,1,1000}</text:p>
          </table:table-cell>
          <table:table-cell/>
          <table:table-cell office:value-type="string" calcext:value-type="string">
            <text:p>{0.0190059,0.616999,{0,0},{0.391258,0.0353864},0.27572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984116,0.581492,{0,1},{-0.0192999,0.0756487},0.301595,1,1000}</text:p>
          </table:table-cell>
          <table:table-cell/>
          <table:table-cell office:value-type="string" calcext:value-type="string">
            <text:p>{0.0160671,0.582757,{0,0},{0.123258,0.0819003},0.253512,1,1000}</text:p>
          </table:table-cell>
          <table:table-cell/>
          <table:table-cell office:value-type="string" calcext:value-type="string">
            <text:p>{0.00172226,0.689315,{0,1},{0.489003,0.156418},0.41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178476,0.719783,{0,1},{0.0133426,0.123357},0.415507,1,1000}</text:p>
          </table:table-cell>
          <table:table-cell/>
          <table:table-cell office:value-type="string" calcext:value-type="string">
            <text:p>{0.0131093,0.54498,{0,0},{0.182681,0.190087},0.228992,0,1000}</text:p>
          </table:table-cell>
          <table:table-cell/>
          <table:table-cell office:value-type="string" calcext:value-type="string">
            <text:p>{0.00554235,0.661971,{0,1},{0.392152,0.0736128},0.35110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0067,0.505241,{1,1},{-0.0555126,-0.0214291},0.155006,0,1000}</text:p>
          </table:table-cell>
          <table:table-cell/>
          <table:table-cell office:value-type="string" calcext:value-type="string">
            <text:p>{0.00867412,0.589659,{1,0},{0.086472,0.175888},0.31373,1,1000}</text:p>
          </table:table-cell>
          <table:table-cell/>
          <table:table-cell office:value-type="string" calcext:value-type="string">
            <text:p>{0.00118852,0.641585,{1,0},{0.507291,0.161334},0.5689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741942,0.167531,{0,1},{-0.733683,0.530675},0.327728,1,1000}</text:p>
          </table:table-cell>
          <table:table-cell/>
          <table:table-cell office:value-type="string" calcext:value-type="string">
            <text:p>{0.00267344,0.748627,{1,0},{0.0620799,0.0180931},0.396589,1,1000}</text:p>
          </table:table-cell>
          <table:table-cell/>
          <table:table-cell office:value-type="string" calcext:value-type="string">
            <text:p>{0.0251012,0.517945,{1,1},{-0.0391307,0.202247},0.316867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899219,0.483778,{0,0},{-0.109828,0.168574},0.189654,0,1000}</text:p>
          </table:table-cell>
          <table:table-cell/>
          <table:table-cell office:value-type="string" calcext:value-type="string">
            <text:p>{0.050369,0.352345,{1,0},{-0.120191,0.159449},0.0511393,0,1000}</text:p>
          </table:table-cell>
          <table:table-cell/>
          <table:table-cell office:value-type="string" calcext:value-type="string">
            <text:p>{0.0463259,0.502055,{1,1},{0.199405,0.167925},0.430469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22409,0.526501,{1,0},{-0.0237952,0.0306031},0.201732,0,1000}</text:p>
          </table:table-cell>
          <table:table-cell/>
          <table:table-cell office:value-type="string" calcext:value-type="string">
            <text:p>{0.0123858,0.53508,{0,0},{-0.0583588,-0.0421853},0.222583,0,1000}</text:p>
          </table:table-cell>
          <table:table-cell/>
          <table:table-cell office:value-type="string" calcext:value-type="string">
            <text:p>{0.0303955,0.542722,{1,1},{0.0898406,0.0991187},0.348686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331584,0.756831,{0,0},{0.101019,0.0237249},0.364189,1,1000}</text:p>
          </table:table-cell>
          <table:table-cell/>
          <table:table-cell office:value-type="string" calcext:value-type="string">
            <text:p>{0.00734979,0.549273,{1,0},{0.150218,-0.0166909},0.328538,1,1000}</text:p>
          </table:table-cell>
          <table:table-cell/>
          <table:table-cell office:value-type="string" calcext:value-type="string">
            <text:p>{0.0133266,0.587074,{1,0},{0.0197295,-0.0449725},0.269118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54071,0.517981,{0,1},{0.163578,0.0620621},0.251749,1,1000}</text:p>
          </table:table-cell>
          <table:table-cell/>
          <table:table-cell office:value-type="string" calcext:value-type="string">
            <text:p>{0.0234455,0.640836,{1,1},{0.00497755,0.0185791},0.306239,1,1000}</text:p>
          </table:table-cell>
          <table:table-cell/>
          <table:table-cell office:value-type="string" calcext:value-type="string">
            <text:p>{0.00403311,0.381436,{0,0},{0.0684568,0.111022},0.127014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38177,0.758238,{1,0},{0.00419393,0.0720426},0.36761,1,1000}</text:p>
          </table:table-cell>
          <table:table-cell/>
          <table:table-cell office:value-type="string" calcext:value-type="string">
            <text:p>{0.00378875,0.350309,{1,1},{0.0231766,0.00119873},0.123106,0,1000}</text:p>
          </table:table-cell>
          <table:table-cell/>
          <table:table-cell office:value-type="string" calcext:value-type="string">
            <text:p>{0.00494859,0.634835,{0,1},{0.139086,0.114039},0.359308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39377,0.537611,{1,1},{-0.113461,0.131818},0.236116,0,1000}</text:p>
          </table:table-cell>
          <table:table-cell/>
          <table:table-cell office:value-type="string" calcext:value-type="string">
            <text:p>{0.0216887,0.534164,{1,0},{-0.0256497,-0.0774807},0.205458,0,1000}</text:p>
          </table:table-cell>
          <table:table-cell/>
          <table:table-cell office:value-type="string" calcext:value-type="string">
            <text:p>{0.0111546,0.517492,{0,0},{0.0499239,-0.0203336},0.211231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64723,0.338683,{0,0},{-0.315892,0.322219},0.102903,0,1000}</text:p>
          </table:table-cell>
          <table:table-cell/>
          <table:table-cell office:value-type="string" calcext:value-type="string">
            <text:p>{7.2768*10^-10,0.0590704,{0,1},{-1.05859,0.941037},0.500054,1,1000}</text:p>
          </table:table-cell>
          <table:table-cell/>
          <table:table-cell office:value-type="string" calcext:value-type="string">
            <text:p>{0.0238823,0.384793,{1,1},{0.118861,0.165182},0.309078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304965,0.684158,{0,1},{0.132395,0.114681},0.389553,1,1000}</text:p>
          </table:table-cell>
          <table:table-cell/>
          <table:table-cell office:value-type="string" calcext:value-type="string">
            <text:p>{0.00190906,0.727662,{0,1},{0.0415816,0.110466},0.412614,1,1000}</text:p>
          </table:table-cell>
          <table:table-cell/>
          <table:table-cell office:value-type="string" calcext:value-type="string">
            <text:p>{0.0115083,0.504414,{1,1},{0.0334281,-0.0151941},0.21455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04679,0.387417,{1,1},{-0.106673,0.1484},0.155522,0,1000}</text:p>
          </table:table-cell>
          <table:table-cell/>
          <table:table-cell office:value-type="string" calcext:value-type="string">
            <text:p>{0.0109937,0.568979,{1,1},{0.033271,-0.0871338},0.209702,0,1000}</text:p>
          </table:table-cell>
          <table:table-cell/>
          <table:table-cell office:value-type="string" calcext:value-type="string">
            <text:p>{0.0209495,0.566446,{1,0},{-0.0500559,0.242667},0.210521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138994,0.463481,{1,1},{-0.201377,0.0217462},0.0745637,0,1000}</text:p>
          </table:table-cell>
          <table:table-cell/>
          <table:table-cell office:value-type="string" calcext:value-type="string">
            <text:p>{0.00494986,0.622007,{1,0},{0.126837,0.240223},0.35929,1,1000}</text:p>
          </table:table-cell>
          <table:table-cell/>
          <table:table-cell office:value-type="string" calcext:value-type="string">
            <text:p>{0.0145476,0.545669,{0,1},{0.174543,0.0451899},0.258773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507508,0.441087,{1,1},{-0.129185,0.095716},0.142479,0,1000}</text:p>
          </table:table-cell>
          <table:table-cell/>
          <table:table-cell office:value-type="string" calcext:value-type="string">
            <text:p>{0.00235835,0.712674,{1,0},{0.10872,0.22928},0.402874,1,1000}</text:p>
          </table:table-cell>
          <table:table-cell/>
          <table:table-cell office:value-type="string" calcext:value-type="string">
            <text:p>{0.00120174,0.548226,{0,1},{0.325725,0.321511},0.430668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872417,0.479291,{0,0},{-0.0431773,0.159488},0.186807,0,1000}</text:p>
          </table:table-cell>
          <table:table-cell/>
          <table:table-cell office:value-type="string" calcext:value-type="string">
            <text:p>{0.00129864,0.576701,{0,1},{-0.127584,0.288185},0.427927,1,1000}</text:p>
          </table:table-cell>
          <table:table-cell/>
          <table:table-cell office:value-type="string" calcext:value-type="string">
            <text:p>{0.00128235,0.27775,{0,0},{-0.0318463,0.0636895},0.0716198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36794,0.362552,{0,1},{-0.00281967,0.000337844},0.116365,0,1000}</text:p>
          </table:table-cell>
          <table:table-cell/>
          <table:table-cell office:value-type="string" calcext:value-type="string">
            <text:p>{0.0109628,0.518311,{1,0},{0.121711,-0.00843755},0.290593,1,1000}</text:p>
          </table:table-cell>
          <table:table-cell/>
          <table:table-cell office:value-type="string" calcext:value-type="string">
            <text:p>{0.0028159,0.512506,{1,1},{-0.0392791,-0.128653},0.1061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25912,0.435451,{0,1},{-0.0423835,0.181325},0.275579,1,1000}</text:p>
          </table:table-cell>
          <table:table-cell/>
          <table:table-cell office:value-type="string" calcext:value-type="string">
            <text:p>{0.00761225,0.459763,{0,0},{0.106218,0.140088},0.174496,0,1000}</text:p>
          </table:table-cell>
          <table:table-cell/>
          <table:table-cell office:value-type="string" calcext:value-type="string">
            <text:p>{0.0016289,0.296323,{0,0},{0.0576737,0.11315},0.080719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39634*10^-7,0.0756521,{1,0},{-1.07416,0.92598},0.499253,1,1000}</text:p>
          </table:table-cell>
          <table:table-cell/>
          <table:table-cell office:value-type="string" calcext:value-type="string">
            <text:p>{0.0113769,0.560493,{1,0},{0.073451,0.0452621},0.286675,1,1000}</text:p>
          </table:table-cell>
          <table:table-cell/>
          <table:table-cell office:value-type="string" calcext:value-type="string">
            <text:p>{0.00993155,0.575891,{1,1},{-0.0762236,-0.000739136},0.199314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39949,0.436425,{0,0},{-0.104606,0.076709},0.159994,0,1000}</text:p>
          </table:table-cell>
          <table:table-cell/>
          <table:table-cell office:value-type="string" calcext:value-type="string">
            <text:p>{0.017233,0.596676,{0,0},{0.0549222,0.0665647},0.262549,1,1000}</text:p>
          </table:table-cell>
          <table:table-cell/>
          <table:table-cell office:value-type="string" calcext:value-type="string">
            <text:p>{0.00330192,0.479722,{1,1},{-0.0132793,-0.106099},0.114925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0252601,0.115851,{0,1},{-1.04318,0.822473},0.468213,1,1000}</text:p>
          </table:table-cell>
          <table:table-cell/>
          <table:table-cell office:value-type="string" calcext:value-type="string">
            <text:p>{0.00201554,0.356139,{1,1},{0.00293952,-0.0449971},0.0897896,0,1000}</text:p>
          </table:table-cell>
          <table:table-cell/>
          <table:table-cell office:value-type="string" calcext:value-type="string">
            <text:p>{0.00467693,0.398055,{0,0},{0.122573,-0.122376},0.136776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496988,0.636823,{1,0},{0.111559,-0.0072607},0.359005,1,1000}</text:p>
          </table:table-cell>
          <table:table-cell/>
          <table:table-cell office:value-type="string" calcext:value-type="string">
            <text:p>{0.00498563,0.427318,{1,1},{-0.00654004,-0.0152662},0.141218,0,1000}</text:p>
          </table:table-cell>
          <table:table-cell/>
          <table:table-cell office:value-type="string" calcext:value-type="string">
            <text:p>{0.0070334,0.403031,{1,1},{0.00720228,0.0386927},0.167731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39104*10^-6,0.0731418,{1,1},{-1.07,0.920519},0.00579346,0,1000}</text:p>
          </table:table-cell>
          <table:table-cell/>
          <table:table-cell office:value-type="string" calcext:value-type="string">
            <text:p>{0.00552928,0.662386,{1,0},{0.0734819,0.105326},0.351282,1,1000}</text:p>
          </table:table-cell>
          <table:table-cell/>
          <table:table-cell office:value-type="string" calcext:value-type="string">
            <text:p>{0.00743886,0.44773,{1,1},{0.0227639,-0.0139239},0.172498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95226,0.512841,{0,1},{-0.0168793,-0.0823347},0.156357,0,1000}</text:p>
          </table:table-cell>
          <table:table-cell/>
          <table:table-cell office:value-type="string" calcext:value-type="string">
            <text:p>{0.00538499,0.414741,{0,0},{0.0297953,-0.0306388},0.146765,0,1000}</text:p>
          </table:table-cell>
          <table:table-cell/>
          <table:table-cell office:value-type="string" calcext:value-type="string">
            <text:p>{0.00560113,0.366756,{1,1},{-0.132106,0.184909},0.149681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71144,0.501048,{1,1},{-0.0557368,0.14997},0.261644,1,1000}</text:p>
          </table:table-cell>
          <table:table-cell/>
          <table:table-cell office:value-type="string" calcext:value-type="string">
            <text:p>{1.44715*10^-7,0.0815664,{0,1},{0.920531,-1.08005},0.499239,1,1000}</text:p>
          </table:table-cell>
          <table:table-cell/>
          <table:table-cell office:value-type="string" calcext:value-type="string">
            <text:p>{0.0228745,0.438731,{0,1},{0.116914,0.0573807},0.19751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54902,0.431907,{0,1},{-0.0229095,0.147107},0.251081,1,1000}</text:p>
          </table:table-cell>
          <table:table-cell/>
          <table:table-cell office:value-type="string" calcext:value-type="string">
            <text:p>{0.0014828,0.405515,{1,1},{-0.179018,0.0623635},0.0770142,0,1000}</text:p>
          </table:table-cell>
          <table:table-cell/>
          <table:table-cell office:value-type="string" calcext:value-type="string">
            <text:p>{0.00298378,0.640716,{0,1},{0.169659,0.160139},0.39075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953812,0.411323,{1,1},{0.119236,-0.0378717},0.195327,0,1000}</text:p>
          </table:table-cell>
          <table:table-cell/>
          <table:table-cell office:value-type="string" calcext:value-type="string">
            <text:p>{0.000857506,0.81832,{0,1},{-0.0343108,0.0706671},0.441434,1,1000}</text:p>
          </table:table-cell>
          <table:table-cell/>
          <table:table-cell office:value-type="string" calcext:value-type="string">
            <text:p>{0.00324257,0.331587,{1,1},{0.296067,-0.269151},0.113887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90956,0.503232,{1,1},{-0.163732,0.145989},0.190742,0,1000}</text:p>
          </table:table-cell>
          <table:table-cell/>
          <table:table-cell office:value-type="string" calcext:value-type="string">
            <text:p>{0.00401762,0.515862,{1,1},{-0.0401049,-0.0947419},0.126769,0,1000}</text:p>
          </table:table-cell>
          <table:table-cell/>
          <table:table-cell office:value-type="string" calcext:value-type="string">
            <text:p>{0.0489285,0.381515,{0,1},{0.276371,-0.13428},0.0576041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55548,0.540449,{1,1},{-0.0319755,0.0680112},0.249438,0,1000}</text:p>
          </table:table-cell>
          <table:table-cell/>
          <table:table-cell office:value-type="string" calcext:value-type="string">
            <text:p>{0.00322515,0.709265,{0,1},{0.0108156,0.0843194},0.386419,1,1000}</text:p>
          </table:table-cell>
          <table:table-cell/>
          <table:table-cell office:value-type="string" calcext:value-type="string">
            <text:p>{0.00972494,0.43639,{1,1},{0.141527,-0.0822483},0.1972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85258,0.582809,{1,0},{0.0958343,0.203733},0.31533,1,1000}</text:p>
          </table:table-cell>
          <table:table-cell/>
          <table:table-cell office:value-type="string" calcext:value-type="string">
            <text:p>{0.00840055,0.538788,{1,1},{-0.0201132,-0.0449098},0.183309,0,1000}</text:p>
          </table:table-cell>
          <table:table-cell/>
          <table:table-cell office:value-type="string" calcext:value-type="string">
            <text:p>{0.00535469,0.58029,{0,1},{0.0402573,0.159403},0.353648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287337,0.501368,{1,0},{-0.063343,0.224352},0.160979,0,1000}</text:p>
          </table:table-cell>
          <table:table-cell/>
          <table:table-cell office:value-type="string" calcext:value-type="string">
            <text:p>{0.0192341,0.465367,{0,1},{0.0377237,0.0697804},0.222626,0,1000}</text:p>
          </table:table-cell>
          <table:table-cell/>
          <table:table-cell office:value-type="string" calcext:value-type="string">
            <text:p>{0.00295472,0.413486,{1,1},{-0.197128,0.132891},0.108715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33694,0.681507,{0,1},{-0.0266631,0.0374974},0.34079,1,1000}</text:p>
          </table:table-cell>
          <table:table-cell/>
          <table:table-cell office:value-type="string" calcext:value-type="string">
            <text:p>{0.0247767,0.67783,{0,0},{0.125454,-0.0351317},0.314812,1,1000}</text:p>
          </table:table-cell>
          <table:table-cell/>
          <table:table-cell office:value-type="string" calcext:value-type="string">
            <text:p>{0.00755498,0.598887,{0,1},{0.0372655,0.0968392},0.326161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774249,0.462133,{0,0},{-0.00344554,0.144325},0.175983,0,1000}</text:p>
          </table:table-cell>
          <table:table-cell/>
          <table:table-cell office:value-type="string" calcext:value-type="string">
            <text:p>{0.010504,0.507767,{0,0},{-0.00902324,-0.141808},0.204978,0,1000}</text:p>
          </table:table-cell>
          <table:table-cell/>
          <table:table-cell office:value-type="string" calcext:value-type="string">
            <text:p>{0.022839,0.485305,{1,0},{0.0111741,0.171399},0.197749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71959,0.398124,{1,1},{0.00592961,-0.0628142},0.104299,0,1000}</text:p>
          </table:table-cell>
          <table:table-cell/>
          <table:table-cell office:value-type="string" calcext:value-type="string">
            <text:p>{0.00293286,0.537726,{0,1},{-0.0542325,0.264704},0.391688,1,1000}</text:p>
          </table:table-cell>
          <table:table-cell/>
          <table:table-cell office:value-type="string" calcext:value-type="string">
            <text:p>{0.00614585,0.655673,{0,1},{0.0808112,0.0672066},0.343209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720432,0.636798,{0,1},{-0.218896,0.0653983},0.330244,1,1000}</text:p>
          </table:table-cell>
          <table:table-cell/>
          <table:table-cell office:value-type="string" calcext:value-type="string">
            <text:p>{0.00649419,0.470416,{1,1},{-0.00843845,-0.0236383},0.161173,0,1000}</text:p>
          </table:table-cell>
          <table:table-cell/>
          <table:table-cell office:value-type="string" calcext:value-type="string">
            <text:p>{0.00472685,0.582364,{1,0},{0.171703,0.172019},0.362496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26277,0.538424,{0,0},{0.100738,0.0616025},0.224746,0,1000}</text:p>
          </table:table-cell>
          <table:table-cell/>
          <table:table-cell office:value-type="string" calcext:value-type="string">
            <text:p>{0.0175705,0.520077,{1,1},{0.00438402,0.0761585},0.265108,1,1000}</text:p>
          </table:table-cell>
          <table:table-cell/>
          <table:table-cell office:value-type="string" calcext:value-type="string">
            <text:p>{0.000993175,0.665718,{0,1},{0.0903287,0.215251},0.436971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224505,0.718911,{0,1},{0.137259,0.106522},0.405236,1,1000}</text:p>
          </table:table-cell>
          <table:table-cell/>
          <table:table-cell office:value-type="string" calcext:value-type="string">
            <text:p>{0.00714434,0.571966,{0,1},{0.067759,0.131354},0.330952,1,1000}</text:p>
          </table:table-cell>
          <table:table-cell/>
          <table:table-cell office:value-type="string" calcext:value-type="string">
            <text:p>{0.0117904,0.630019,{1,0},{-0.00202615,0.0661135},0.282833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38835,0.516245,{0,1},{0.0477575,0.0831959},0.264343,1,1000}</text:p>
          </table:table-cell>
          <table:table-cell/>
          <table:table-cell office:value-type="string" calcext:value-type="string">
            <text:p>{6.4022*10^-6,0.0726993,{1,1},{-1.07218,0.928159},0.00506052,0,1000}</text:p>
          </table:table-cell>
          <table:table-cell/>
          <table:table-cell office:value-type="string" calcext:value-type="string">
            <text:p>{0.00145185,0.227799,{1,1},{0.509147,-0.44973},0.076206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2039,0.499784,{0,1},{-0.0375437,0.124684},0.280555,1,1000}</text:p>
          </table:table-cell>
          <table:table-cell/>
          <table:table-cell office:value-type="string" calcext:value-type="string">
            <text:p>{0.0145431,0.584044,{1,0},{0.00687271,0.265008},0.25881,1,1000}</text:p>
          </table:table-cell>
          <table:table-cell/>
          <table:table-cell office:value-type="string" calcext:value-type="string">
            <text:p>{0.013069,0.561305,{1,0},{0.0489583,0.0526739},0.27136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673948,0.67795,{1,0},{0.0331032,0.061843},0.335811,1,1000}</text:p>
          </table:table-cell>
          <table:table-cell/>
          <table:table-cell office:value-type="string" calcext:value-type="string">
            <text:p>{0.0187307,0.613906,{0,0},{-0.139001,0.0398776},0.273721,1,1000}</text:p>
          </table:table-cell>
          <table:table-cell/>
          <table:table-cell office:value-type="string" calcext:value-type="string">
            <text:p>{0.00600362,0.427416,{1,1},{0.0550631,-0.054245},0.154966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12514,0.536856,{0,0},{0.146769,0.253912},0.223732,0,1000}</text:p>
          </table:table-cell>
          <table:table-cell/>
          <table:table-cell office:value-type="string" calcext:value-type="string">
            <text:p>{0.000340054,0.312158,{1,1},{-0.0798232,-0.0366482},0.0368811,0,1000}</text:p>
          </table:table-cell>
          <table:table-cell/>
          <table:table-cell office:value-type="string" calcext:value-type="string">
            <text:p>{0.0160382,0.584518,{1,1},{-0.109291,0.107178},0.253284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00387503,0.377099,{0,0},{0.0422805,0.0138122},0.1245,0,1000}</text:p>
          </table:table-cell>
          <table:table-cell/>
          <table:table-cell office:value-type="string" calcext:value-type="string">
            <text:p>{0.0248314,0.678376,{0,0},{0.0409059,0.239066},0.31516,1,1000}</text:p>
          </table:table-cell>
          <table:table-cell/>
          <table:table-cell office:value-type="string" calcext:value-type="string">
            <text:p>{0.00702598,0.514331,{1,1},{-0.0593028,-0.00624485},0.167642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94115*10^-18,0.0000698205,{1,1},{-1.00007,0.99993},4.8749*10^-9,0,1000000000}</text:p>
          </table:table-cell>
          <table:table-cell/>
          <table:table-cell office:value-type="string" calcext:value-type="string">
            <text:p>{0.0230172,0.549129,{0,1},{-0.0598452,-0.0544915},0.196572,0,1000}</text:p>
          </table:table-cell>
          <table:table-cell/>
          <table:table-cell office:value-type="string" calcext:value-type="string">
            <text:p>{0.00591496,0.544335,{1,0},{0.183318,0.111443},0.34618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88583*10^-19,0.000688788,{1,0},{-1.00069,0.999311},0.5,0,5000000}</text:p>
          </table:table-cell>
          <table:table-cell/>
          <table:table-cell office:value-type="string" calcext:value-type="string">
            <text:p>{0.0108403,0.512834,{0,0},{-0.0271421,0.0831031},0.208234,0,1000}</text:p>
          </table:table-cell>
          <table:table-cell/>
          <table:table-cell office:value-type="string" calcext:value-type="string">
            <text:p>{0.00161299,0.537036,{0,1},{0.22759,0.313361},0.419676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2856*10^-13,0.000689273,{1,1},{-1.00069,0.999311},4.75093*10^-7,0,5000000}</text:p>
          </table:table-cell>
          <table:table-cell/>
          <table:table-cell office:value-type="string" calcext:value-type="string">
            <text:p>{0.00497637,0.529227,{1,1},{0.0684192,-0.192353},0.141087,0,1000}</text:p>
          </table:table-cell>
          <table:table-cell/>
          <table:table-cell office:value-type="string" calcext:value-type="string">
            <text:p>{0.0198226,0.42102,{0,1},{-0.0281412,0.10761},0.218414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81607*10^-12,0.00154057,{1,1},{-1.00154,0.998459},2.37321*10^-6,0,1000000}</text:p>
          </table:table-cell>
          <table:table-cell/>
          <table:table-cell office:value-type="string" calcext:value-type="string">
            <text:p>{0.0106415,0.509849,{0,0},{0.112304,-0.0180388},0.206315,0,1000}</text:p>
          </table:table-cell>
          <table:table-cell/>
          <table:table-cell office:value-type="string" calcext:value-type="string">
            <text:p>{0.00847619,0.65826,{1,0},{0.021229,0.129241},0.315868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81274*10^-12,0.00154007,{0,0},{-1.00154,0.99846},2.37181*10^-6,0,1000000}</text:p>
          </table:table-cell>
          <table:table-cell/>
          <table:table-cell office:value-type="string" calcext:value-type="string">
            <text:p>{0.0194042,0.490601,{0,1},{-0.0186312,0.0426531},0.221402,0,1000}</text:p>
          </table:table-cell>
          <table:table-cell/>
          <table:table-cell office:value-type="string" calcext:value-type="string">
            <text:p>{0.00473499,0.399481,{0,0},{0.127985,0.112928},0.13762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13698*10^-18,0.00154,{0,1},{-1.00154,0.99846},0.5,1,1000000}</text:p>
          </table:table-cell>
          <table:table-cell/>
          <table:table-cell office:value-type="string" calcext:value-type="string">
            <text:p>{0.00936235,0.523362,{1,0},{0.14141,-0.0550002},0.306482,1,1000}</text:p>
          </table:table-cell>
          <table:table-cell/>
          <table:table-cell office:value-type="string" calcext:value-type="string">
            <text:p>{0.0148573,0.474435,{1,1},{0.0210472,0.0722933},0.243781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5481*10^-18,0.00154153,{0,1},{-1.00154,0.998458},0.5,1,1000000}</text:p>
          </table:table-cell>
          <table:table-cell/>
          <table:table-cell office:value-type="string" calcext:value-type="string">
            <text:p>{0.00446275,0.55909,{1,1},{-0.1602,-0.00619176},0.133608,0,1000}</text:p>
          </table:table-cell>
          <table:table-cell/>
          <table:table-cell office:value-type="string" calcext:value-type="string">
            <text:p>{0.00712633,0.488733,{1,1},{0.037515,-0.075548},0.168835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64433*10^-9,0.0103082,{0,0},{-1.0103,0.989692},0.000106248,0,5000}</text:p>
          </table:table-cell>
          <table:table-cell/>
          <table:table-cell office:value-type="string" calcext:value-type="string">
            <text:p>{0.00343306,0.485421,{1,1},{-0.104096,-0.0169902},0.117185,0,1000}</text:p>
          </table:table-cell>
          <table:table-cell/>
          <table:table-cell office:value-type="string" calcext:value-type="string">
            <text:p>{0.00135567,0.427137,{1,1},{-0.0320242,-0.113168},0.0736389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7128*10^-9,0.0227616,{0,1},{-1.02268,0.977335},0.500048,1,5000}</text:p>
          </table:table-cell>
          <table:table-cell/>
          <table:table-cell office:value-type="string" calcext:value-type="string">
            <text:p>{0.000878733,0.413902,{1,1},{-0.101885,-0.0609723},0.0592869,0,1000}</text:p>
          </table:table-cell>
          <table:table-cell/>
          <table:table-cell office:value-type="string" calcext:value-type="string">
            <text:p>{0.00540966,0.423401,{1,1},{-0.000168955,-0.0079351},0.147101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3122*10^-10,0.0222092,{1,0},{-1.02218,0.977826},0.499984,0,5000}</text:p>
          </table:table-cell>
          <table:table-cell/>
          <table:table-cell office:value-type="string" calcext:value-type="string">
            <text:p>{0.0178076,0.49933,{1,0},{0.0520032,0.0227242},0.23311,0,1000}</text:p>
          </table:table-cell>
          <table:table-cell/>
          <table:table-cell office:value-type="string" calcext:value-type="string">
            <text:p>{0.00522014,0.701807,{0,1},{-0.026398,0.0408823},0.355499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5308*10^-11,0.0186511,{0,1},{-1.01863,0.981366},0.500008,1,5000}</text:p>
          </table:table-cell>
          <table:table-cell/>
          <table:table-cell office:value-type="string" calcext:value-type="string">
            <text:p>{0.0058092,0.695077,{1,1},{-0.275415,0.00442796},0.152436,0,1000}</text:p>
          </table:table-cell>
          <table:table-cell/>
          <table:table-cell office:value-type="string" calcext:value-type="string">
            <text:p>{0.00182708,0.550458,{1,0},{0.290954,0.116135},0.414511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62025*10^-13,0.0222843,{0,1},{-1.02229,0.977717},0.500001,1,5000}</text:p>
          </table:table-cell>
          <table:table-cell/>
          <table:table-cell office:value-type="string" calcext:value-type="string">
            <text:p>{0.0140964,0.5588,{0,1},{-0.0312092,0.0378671},0.262543,1,1000}</text:p>
          </table:table-cell>
          <table:table-cell/>
          <table:table-cell office:value-type="string" calcext:value-type="string">
            <text:p>{0.00308057,0.771164,{1,0},{0.0267368,0.0521709},0.388994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32501*10^-7,0.0226947,{0,0},{-1.02272,0.977309},0.000514784,0,5000}</text:p>
          </table:table-cell>
          <table:table-cell/>
          <table:table-cell office:value-type="string" calcext:value-type="string">
            <text:p>{0.00848477,0.475215,{0,0},{0.0174281,0.198343},0.184226,0,1000}</text:p>
          </table:table-cell>
          <table:table-cell/>
          <table:table-cell office:value-type="string" calcext:value-type="string">
            <text:p>{0.00467094,0.501056,{0,1},{0.135225,0.254342},0.363311,1,100}</text:p>
          </table:table-cell>
        </table:table-row>
        <table:table-row table:style-name="ro1">
          <table:table-cell office:value-type="string" calcext:value-type="string">
            <text:p>{1.32501*10^-7,0.0226947,{0,0},{-1.02272,0.977309},0.000514784,0,5000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{0.0151834,0.492593,{1,0},{0.0902355,0.152418},0.253558,1,1000}</text:p>
          </table:table-cell>
          <table:table-cell/>
          <table:table-cell office:value-type="string" calcext:value-type="string">
            <text:p>{0.00382949,0.608706,{1,0},{0.167932,0.141641},0.376234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5543,0.680709,{1,0},{-0.102347,-0.0563993},0.250657,1,1000}</text:p>
          </table:table-cell>
          <table:table-cell/>
          <table:table-cell office:value-type="string" calcext:value-type="string">
            <text:p>{0.00457345,0.649379,{1,0},{0.108362,0.167541},0.364745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814087,0.667037,{0,1},{0.0132808,0.0182428},0.319546,1,1000}</text:p>
          </table:table-cell>
          <table:table-cell/>
          <table:table-cell office:value-type="string" calcext:value-type="string">
            <text:p>{0.0219006,0.446026,{0,1},{-0.0136101,0.0602523},0.20402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584519,0.603317,{1,0},{0.125799,-0.125415},0.347092,1,1000}</text:p>
          </table:table-cell>
          <table:table-cell/>
          <table:table-cell office:value-type="string" calcext:value-type="string">
            <text:p>{0.0132869,0.489757,{1,1},{0.0202814,0.0373263},0.230538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2.97111*10^-6,0.104243,{0,1},{-1.09487,0.888886},0.496553,1,1000}</text:p>
          </table:table-cell>
          <table:table-cell/>
          <table:table-cell office:value-type="string" calcext:value-type="string">
            <text:p>{0.006969,0.36028,{1,1},{0.0241649,0.0632421},0.166961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04222,0.50652,{0,0},{-0.0327364,0.055937},0.204178,0,1000}</text:p>
          </table:table-cell>
          <table:table-cell/>
          <table:table-cell office:value-type="string" calcext:value-type="string">
            <text:p>{0.0197347,0.443546,{1,1},{0.0559114,0.125637},0.28096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581864,0.529102,{1,1},{-0.0225736,-0.0822355},0.15256,0,1000}</text:p>
          </table:table-cell>
          <table:table-cell/>
          <table:table-cell office:value-type="string" calcext:value-type="string">
            <text:p>{0.0122452,0.513741,{0,1},{0.19114,0.107834},0.278684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02178,0.57309,{0,1},{0.0114159,0.07819},0.297834,1,1000}</text:p>
          </table:table-cell>
          <table:table-cell/>
          <table:table-cell office:value-type="string" calcext:value-type="string">
            <text:p>{0.0240392,0.527252,{0,1},{0.049267,-0.0430746},0.189908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1.17685*10^-8,0.0648314,{0,1},{-1.06407,0.935603},0.500217,1,1000}</text:p>
          </table:table-cell>
          <table:table-cell/>
          <table:table-cell office:value-type="string" calcext:value-type="string">
            <text:p>{0.00871615,0.561736,{1,1},{-0.0670999,-0.0154813},0.186721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44215,0.529755,{0,1},{0.0234505,0.0627181},0.259821,1,1000}</text:p>
          </table:table-cell>
          <table:table-cell/>
          <table:table-cell office:value-type="string" calcext:value-type="string">
            <text:p>{0.01301,0.543638,{0,0},{-0.0622624,0.126717},0.22812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702076,0.635002,{1,0},{0.0706526,-0.0503165},0.33242,1,1000}</text:p>
          </table:table-cell>
          <table:table-cell/>
          <table:table-cell office:value-type="string" calcext:value-type="string">
            <text:p>{0.00918858,0.399482,{1,1},{0.227153,-0.139617},0.191714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21036,0.590685,{1,1},{-0.0908528,0.0313034},0.220033,0,1000}</text:p>
          </table:table-cell>
          <table:table-cell/>
          <table:table-cell office:value-type="string" calcext:value-type="string">
            <text:p>{0.00193765,0.744802,{0,1},{0.0923543,0.0921996},0.411963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446136,0.43395,{1,0},{-0.143979,0.160119},0.0775615,0,1000}</text:p>
          </table:table-cell>
          <table:table-cell/>
          <table:table-cell office:value-type="string" calcext:value-type="string">
            <text:p>{0.0193302,0.421313,{0,1},{0.237075,0.112764},0.221934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456743,0.685339,{1,0},{0.0725483,0.0320534},0.364834,1,1000}</text:p>
          </table:table-cell>
          <table:table-cell/>
          <table:table-cell office:value-type="string" calcext:value-type="string">
            <text:p>{0.0127115,0.539573,{0,0},{0.113408,0.183682},0.22549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814608,0.469333,{0,0},{-0.0179102,-0.00795191},0.180511,0,1000}</text:p>
          </table:table-cell>
          <table:table-cell/>
          <table:table-cell office:value-type="string" calcext:value-type="string">
            <text:p>{0.0107599,0.51163,{0,0},{0.0955704,0.232288},0.20746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10122,0.51539,{0,0},{-0.0624898,-0.0763926},0.209878,0,1000}</text:p>
          </table:table-cell>
          <table:table-cell/>
          <table:table-cell office:value-type="string" calcext:value-type="string">
            <text:p>{0.00522751,0.399977,{1,1},{-0.00658209,0.0177591},0.14460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171616,0.683807,{1,0},{0.162183,0.107267},0.417147,1,1000}</text:p>
          </table:table-cell>
          <table:table-cell/>
          <table:table-cell office:value-type="string" calcext:value-type="string">
            <text:p>{0.0202725,0.630981,{0,0},{0.0984186,0.085858},0.284763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24554,0.536046,{0,0},{-0.0444361,-0.0995919},0.223208,0,1000}</text:p>
          </table:table-cell>
          <table:table-cell/>
          <table:table-cell office:value-type="string" calcext:value-type="string">
            <text:p>{0.0122577,0.533296,{0,0},{-0.0482573,-0.0760511},0.221429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187699,0.599854,{0,1},{0.185733,0.23955},0.413351,1,1000}</text:p>
          </table:table-cell>
          <table:table-cell/>
          <table:table-cell office:value-type="string" calcext:value-type="string">
            <text:p>{0.0159839,0.517101,{1,1},{-0.0342317,0.0988765},0.252855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263217,0.604629,{1,1},{-0.0297953,0.118231},0.324479,1,1000}</text:p>
          </table:table-cell>
          <table:table-cell/>
          <table:table-cell office:value-type="string" calcext:value-type="string">
            <text:p>{0.0246765,0.522823,{1,1},{0.00253322,0.151473},0.314175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84177,0.61036,{0,0},{0.0912051,0.0462026},0.271423,1,1000}</text:p>
          </table:table-cell>
          <table:table-cell/>
          <table:table-cell office:value-type="string" calcext:value-type="string">
            <text:p>{0.0106792,0.532774,{0,1},{-0.0906311,0.111483},0.2933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623467,0.433054,{0,0},{0.0099484,0.101015},0.15792,0,1000}</text:p>
          </table:table-cell>
          <table:table-cell/>
          <table:table-cell office:value-type="string" calcext:value-type="string">
            <text:p>{0.00806834,0.467962,{0,0},{0.0186405,0.0193717},0.179648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208568,0.53008,{1,0},{-0.0126945,0.121279},0.211162,0,1000}</text:p>
          </table:table-cell>
          <table:table-cell/>
          <table:table-cell office:value-type="string" calcext:value-type="string">
            <text:p>{0.00480969,0.421216,{1,1},{0.221315,-0.241233},0.138704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630645,0.421173,{1,1},{0.0864248,-0.0730695},0.158826,0,1000}</text:p>
          </table:table-cell>
          <table:table-cell/>
          <table:table-cell office:value-type="string" calcext:value-type="string">
            <text:p>{0.0105624,0.527251,{1,0},{0.118768,-0.0204117},0.294453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996479,0.553537,{1,0},{0.101666,-0.0592075},0.300352,1,1000}</text:p>
          </table:table-cell>
          <table:table-cell/>
          <table:table-cell office:value-type="string" calcext:value-type="string">
            <text:p>{0.0230067,0.659893,{0,0},{-0.00364153,0.132486},0.303359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239376,0.669396,{0,0},{-0.00604832,0.027502},0.309436,1,1000}</text:p>
          </table:table-cell>
          <table:table-cell/>
          <table:table-cell office:value-type="string" calcext:value-type="string">
            <text:p>{0.00494069,0.404445,{0,0},{0.0077805,0.0656402},0.14058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06741,0.51034,{0,0},{-0.194733,0.0251039},0.206631,0,1000}</text:p>
          </table:table-cell>
          <table:table-cell/>
          <table:table-cell office:value-type="string" calcext:value-type="string">
            <text:p>{0.0273348,0.57421,{1,1},{0.0815589,0.0470966},0.330665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720186,0.580187,{1,0},{0.122055,-0.0850395},0.330272,1,1000}</text:p>
          </table:table-cell>
          <table:table-cell/>
          <table:table-cell office:value-type="string" calcext:value-type="string">
            <text:p>{0.00932347,0.48922,{0,0},{0.138873,-0.0250781},0.193116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0815,0.512456,{0,0},{-0.0737899,0.180231},0.20799,0,1000}</text:p>
          </table:table-cell>
          <table:table-cell/>
          <table:table-cell office:value-type="string" calcext:value-type="string">
            <text:p>{0.0161027,0.504362,{1,1},{0.0765313,0.00229664},0.253793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358445,0.41552,{1,1},{-0.016405,-0.0302946},0.119741,0,1000}</text:p>
          </table:table-cell>
          <table:table-cell/>
          <table:table-cell office:value-type="string" calcext:value-type="string">
            <text:p>{0.00502252,0.674479,{1,0},{0.0726919,-0.031593},0.358261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270306,0.630913,{0,1},{0.116387,0.178827},0.396018,1,1000}</text:p>
          </table:table-cell>
          <table:table-cell/>
          <table:table-cell office:value-type="string" calcext:value-type="string">
            <text:p>{0.0112178,0.51842,{0,0},{0.225621,0.0455842},0.211828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305135,0.611058,{0,1},{0.143302,0.187729},0.389522,1,1000}</text:p>
          </table:table-cell>
          <table:table-cell/>
          <table:table-cell office:value-type="string" calcext:value-type="string">
            <text:p>{0.00418261,0.385438,{0,0},{-0.0966777,0.0131096},0.129346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249614,0.617376,{1,0},{-0.142492,-0.0221803},0.184016,0,1000}</text:p>
          </table:table-cell>
          <table:table-cell/>
          <table:table-cell office:value-type="string" calcext:value-type="string">
            <text:p>{0.00844294,0.691845,{0,1},{-0.18908,-0.0117879},0.316229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749455,0.403834,{1,1},{-0.0294193,0.0831847},0.173142,0,1000}</text:p>
          </table:table-cell>
          <table:table-cell/>
          <table:table-cell office:value-type="string" calcext:value-type="string">
            <text:p>{0.0210644,0.519674,{1,1},{0.0660875,0.0537619},0.29027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31346,0.536529,{1,1},{-0.0610709,0.0698623},0.229213,0,1000}</text:p>
          </table:table-cell>
          <table:table-cell/>
          <table:table-cell office:value-type="string" calcext:value-type="string">
            <text:p>{0.00928904,0.703309,{1,0},{-0.0373487,0.141991},0.307241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743984,0.367792,{1,1},{0.110448,-0.0216524},0.172509,0,1000}</text:p>
          </table:table-cell>
          <table:table-cell/>
          <table:table-cell office:value-type="string" calcext:value-type="string">
            <text:p>{0.0117889,0.424474,{1,1},{0.0557136,0.0464891},0.21715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263466,0.307295,{1,1},{-0.177607,0.208546},0.102658,0,1000}</text:p>
          </table:table-cell>
          <table:table-cell/>
          <table:table-cell office:value-type="string" calcext:value-type="string">
            <text:p>{0.00554999,0.661759,{1,0},{0.0736592,0.0513979},0.351003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2.79823*10^-6,0.101375,{1,0},{-1.09471,0.898796},0.496654,1,1000}</text:p>
          </table:table-cell>
          <table:table-cell/>
          <table:table-cell office:value-type="string" calcext:value-type="string">
            <text:p>{0.00460894,0.708143,{1,0},{0.0487426,0.096907},0.36422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447795,0.620532,{0,1},{-0.0338397,0.139532},0.366165,1,1000}</text:p>
          </table:table-cell>
          <table:table-cell/>
          <table:table-cell office:value-type="string" calcext:value-type="string">
            <text:p>{0.0105821,0.508952,{0,0},{0.0230058,-0.0538977},0.205739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220116,0.34728,{1,1},{0.0074099,-0.0328983},0.0938331,0,1000}</text:p>
          </table:table-cell>
          <table:table-cell/>
          <table:table-cell office:value-type="string" calcext:value-type="string">
            <text:p>{0.00367299,0.560983,{1,0},{0.219888,0.199215},0.37879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04242,0.499913,{1,1},{-0.0238612,0.0304992},0.204198,0,1000}</text:p>
          </table:table-cell>
          <table:table-cell/>
          <table:table-cell office:value-type="string" calcext:value-type="string">
            <text:p>{0.00266739,0.3394,{0,0},{0.279011,-0.31539},0.10329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953438,0.518221,{0,1},{-0.0346113,0.143785},0.304712,1,1000}</text:p>
          </table:table-cell>
          <table:table-cell/>
          <table:table-cell office:value-type="string" calcext:value-type="string">
            <text:p>{0.0100797,0.488217,{1,1},{-0.0313352,0.0443617},0.200796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0101103,0.0861183,{1,0},{-1.04668,0.869268},0.47989,1,1000}</text:p>
          </table:table-cell>
          <table:table-cell/>
          <table:table-cell office:value-type="string" calcext:value-type="string">
            <text:p>{0.00835027,0.573646,{0,1},{-0.091237,0.108003},0.31724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55612,0.5763,{0,1},{0.0173499,0.00183646},0.250511,1,1000}</text:p>
          </table:table-cell>
          <table:table-cell/>
          <table:table-cell office:value-type="string" calcext:value-type="string">
            <text:p>{0.0306323,0.557309,{1,1},{0.0813788,0.095179},0.35004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0024711,0.100209,{0,0},{-1.0055,0.778837},0.00994203,0,1000}</text:p>
          </table:table-cell>
          <table:table-cell/>
          <table:table-cell office:value-type="string" calcext:value-type="string">
            <text:p>{0.0151394,0.429283,{1,1},{0.0860236,0.0560152},0.246084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287723,0.468291,{1,0},{-0.0306346,0.145054},0.160752,0,1000}</text:p>
          </table:table-cell>
          <table:table-cell/>
          <table:table-cell office:value-type="string" calcext:value-type="string">
            <text:p>{0.00304172,0.59099,{1,0},{0.20809,0.11962},0.389696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308876,0.353629,{0,0},{0.191165,-0.263372},0.111153,0,1000}</text:p>
          </table:table-cell>
          <table:table-cell/>
          <table:table-cell office:value-type="string" calcext:value-type="string">
            <text:p>{0.00749013,0.457518,{0,0},{0.228638,0.140389},0.173091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75923,0.522487,{0,1},{0.0458487,0.0313411},0.234728,0,1000}</text:p>
          </table:table-cell>
          <table:table-cell/>
          <table:table-cell office:value-type="string" calcext:value-type="string">
            <text:p>{0.0215772,0.58963,{1,1},{0.0148607,0.0404874},0.293784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682366,0.498139,{0,1},{-0.00924121,0.211285},0.334789,1,1000}</text:p>
          </table:table-cell>
          <table:table-cell/>
          <table:table-cell office:value-type="string" calcext:value-type="string">
            <text:p>{0.0142729,0.560317,{0,0},{0.147165,0.175381},0.238939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530471,0.553577,{0,1},{-0.00169623,0.187224},0.354333,1,1000}</text:p>
          </table:table-cell>
          <table:table-cell/>
          <table:table-cell office:value-type="string" calcext:value-type="string">
            <text:p>{0.00983828,0.497461,{0,0},{0.00810005,0.233679},0.198376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968724,0.576602,{1,0},{0.0829692,-0.198629},0.303152,1,1000}</text:p>
          </table:table-cell>
          <table:table-cell/>
          <table:table-cell office:value-type="string" calcext:value-type="string">
            <text:p>{0.00540444,0.415179,{0,0},{0.0748895,-0.0130156},0.1470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683372,0.445064,{0,0},{0.208613,-0.126341},0.165333,0,1000}</text:p>
          </table:table-cell>
          <table:table-cell/>
          <table:table-cell office:value-type="string" calcext:value-type="string">
            <text:p>{0.0144209,0.650982,{1,1},{-0.144294,0.0555324},0.240174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867592,0.601419,{0,1},{-0.00567016,0.0746816},0.313711,1,1000}</text:p>
          </table:table-cell>
          <table:table-cell/>
          <table:table-cell office:value-type="string" calcext:value-type="string">
            <text:p>{0.00508467,0.65158,{1,0},{0.0941713,-0.0490816},0.357386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215172,0.519953,{1,0},{-0.0096213,0.0969824},0.206625,0,1000}</text:p>
          </table:table-cell>
          <table:table-cell/>
          <table:table-cell office:value-type="string" calcext:value-type="string">
            <text:p>{0.00779064,0.608609,{0,1},{0.147036,0.0828623},0.323471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299411,0.633423,{0,1},{0.0191919,0.167114},0.390563,1,1000}</text:p>
          </table:table-cell>
          <table:table-cell/>
          <table:table-cell office:value-type="string" calcext:value-type="string">
            <text:p>{0.00706993,0.507013,{1,1},{-0.043339,-0.014049},0.168166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267801,0.58773,{1,1},{0.0108544,0.0989334},0.327293,1,1000}</text:p>
          </table:table-cell>
          <table:table-cell/>
          <table:table-cell office:value-type="string" calcext:value-type="string">
            <text:p>{0.00240949,0.350262,{1,1},{0.102135,-0.122457},0.0981731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301899,0.470975,{1,0},{-0.0467884,0.0503943},0.152495,0,1000}</text:p>
          </table:table-cell>
          <table:table-cell/>
          <table:table-cell office:value-type="string" calcext:value-type="string">
            <text:p>{0.00889125,0.482097,{0,0},{-0.130709,0.0957592},0.188587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76162,0.666935,{0,1},{0.0674826,-0.113386},0.234548,0,1000}</text:p>
          </table:table-cell>
          <table:table-cell/>
          <table:table-cell office:value-type="string" calcext:value-type="string">
            <text:p>{0.0185188,0.464105,{1,0},{0.0790851,0.131434},0.22783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0352341,0.147142,{0,1},{-1.05787,0.780393},0.462459,1,1000}</text:p>
          </table:table-cell>
          <table:table-cell/>
          <table:table-cell office:value-type="string" calcext:value-type="string">
            <text:p>{0.00559899,0.419512,{0,0},{0.0396549,0.158734},0.14965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46329,0.651961,{1,0},{-0.0621893,0.0113284},0.258067,1,1000}</text:p>
          </table:table-cell>
          <table:table-cell/>
          <table:table-cell office:value-type="string" calcext:value-type="string">
            <text:p>{0.0127439,0.473637,{1,1},{0.0577523,0.00862831},0.225778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202564,0.630807,{0,0},{0.11615,0.00712555},0.28465,1,1000}</text:p>
          </table:table-cell>
          <table:table-cell/>
          <table:table-cell office:value-type="string" calcext:value-type="string">
            <text:p>{0.0155861,0.352038,{1,1},{0.209476,0.0153554},0.249688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689189,0.450721,{0,1},{-0.0462587,0.257391},0.333965,1,1000}</text:p>
          </table:table-cell>
          <table:table-cell/>
          <table:table-cell office:value-type="string" calcext:value-type="string">
            <text:p>{0.00853296,0.573877,{0,1},{0.188555,0.104644},0.31525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288768,0.34701,{0,0},{0.154432,-0.0612621},0.107474,0,1000}</text:p>
          </table:table-cell>
          <table:table-cell/>
          <table:table-cell office:value-type="string" calcext:value-type="string">
            <text:p>{0.0264845,0.513611,{1,1},{0.0637142,0.117325},0.325481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798207,0.466433,{0,0},{-0.0577531,0.103788},0.178685,0,1000}</text:p>
          </table:table-cell>
          <table:table-cell/>
          <table:table-cell office:value-type="string" calcext:value-type="string">
            <text:p>{0.01655,0.588581,{0,0},{0.108208,0.114941},0.257294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88536,0.584275,{1,0},{-0.0448673,0.125417},0.225383,0,1000}</text:p>
          </table:table-cell>
          <table:table-cell/>
          <table:table-cell office:value-type="string" calcext:value-type="string">
            <text:p>{0.0111931,0.494378,{0,1},{0.244728,0.142248},0.288405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202489,0.451776,{0,1},{0.128084,0.0721891},0.215403,0,1000}</text:p>
          </table:table-cell>
          <table:table-cell/>
          <table:table-cell office:value-type="string" calcext:value-type="string">
            <text:p>{0.0114554,0.521883,{0,0},{0.201482,-0.0134299},0.21406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5.45623*10^-6,0.071257,{1,1},{-1.06966,0.929889},0.00467172,0,1000}</text:p>
          </table:table-cell>
          <table:table-cell/>
          <table:table-cell office:value-type="string" calcext:value-type="string">
            <text:p>{0.0107514,0.515188,{1,0},{0.127985,0.12443},0.29262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411555,0.653068,{1,0},{0.116077,-0.0696404},0.371695,1,1000}</text:p>
          </table:table-cell>
          <table:table-cell/>
          <table:table-cell office:value-type="string" calcext:value-type="string">
            <text:p>{0.00139375,0.678485,{0,1},{0.0506239,0.18183},0.425334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873015,0.695663,{1,0},{-0.0204749,0.103181},0.313129,1,1000}</text:p>
          </table:table-cell>
          <table:table-cell/>
          <table:table-cell office:value-type="string" calcext:value-type="string">
            <text:p>{0.00745839,0.456931,{0,0},{0.178868,-0.0446782},0.172724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46517,0.358875,{0,1},{-0.108635,0.230657},0.257911,1,1000}</text:p>
          </table:table-cell>
          <table:table-cell/>
          <table:table-cell office:value-type="string" calcext:value-type="string">
            <text:p>{0.00959302,0.668754,{0,1},{-0.0864977,-0.00768443},0.30411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57744,0.664195,{0,1},{-0.021074,0.0664154},0.348021,1,1000}</text:p>
          </table:table-cell>
          <table:table-cell/>
          <table:table-cell office:value-type="string" calcext:value-type="string">
            <text:p>{0.0140409,0.557312,{0,0},{0.00937711,0.109514},0.236989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4.4981*10^-6,0.0654359,{1,1},{-1.0655,0.934798},0.00424174,0,1000}</text:p>
          </table:table-cell>
          <table:table-cell/>
          <table:table-cell office:value-type="string" calcext:value-type="string">
            <text:p>{0.00413413,0.664278,{0,1},{0.120107,0.10439},0.371406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17598,0.503452,{1,1},{-0.0465088,0.0693185},0.216885,0,1000}</text:p>
          </table:table-cell>
          <table:table-cell/>
          <table:table-cell office:value-type="string" calcext:value-type="string">
            <text:p>{0.00625369,0.599754,{1,0},{0.120931,0.0970647},0.341839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257973,0.559839,{1,1},{0.109619,0.018478},0.321231,1,1000}</text:p>
          </table:table-cell>
          <table:table-cell/>
          <table:table-cell office:value-type="string" calcext:value-type="string">
            <text:p>{0.00286909,0.643235,{0,1},{0.00168863,0.16119},0.39287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251663,0.479759,{0,1},{-0.00607388,-0.00692289},0.182722,0,1000}</text:p>
          </table:table-cell>
          <table:table-cell/>
          <table:table-cell office:value-type="string" calcext:value-type="string">
            <text:p>{0.00194453,0.311005,{0,0},{-0.0164213,0.130992},0.0881936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4.23121*10^-7,0.0367864,{1,1},{0.963526,-1.0364},0.00130095,0,1000}</text:p>
          </table:table-cell>
          <table:table-cell/>
          <table:table-cell office:value-type="string" calcext:value-type="string">
            <text:p>{0.0124818,0.536412,{0,0},{0.24606,-0.0761314},0.223444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872329,0.629941,{1,1},{-0.102697,-0.0479683},0.186797,0,1000}</text:p>
          </table:table-cell>
          <table:table-cell/>
          <table:table-cell office:value-type="string" calcext:value-type="string">
            <text:p>{0.00984442,0.534104,{0,1},{0.139911,0.122985},0.30156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515021,0.548362,{0,1},{0.0694491,0.195903},0.35647,1,1000}</text:p>
          </table:table-cell>
          <table:table-cell/>
          <table:table-cell office:value-type="string" calcext:value-type="string">
            <text:p>{0.0117697,0.526404,{0,0},{0.0770439,0.0380125},0.216976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171878,0.3844,{1,1},{-0.115953,0.032241},0.0829162,0,1000}</text:p>
          </table:table-cell>
          <table:table-cell/>
          <table:table-cell office:value-type="string" calcext:value-type="string">
            <text:p>{0.0127386,0.395118,{1,0},{0.219635,0.0206488},0.274269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1.11876*10^-8,0.0908897,{1,0},{-1.09131,0.908949},0.500212,1,1000}</text:p>
          </table:table-cell>
          <table:table-cell/>
          <table:table-cell office:value-type="string" calcext:value-type="string">
            <text:p>{0.00834499,0.481968,{0,1},{-0.111766,0.199771},0.317298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538813,0.736156,{0,1},{-0.04732,0.00279844},0.353192,1,1000}</text:p>
          </table:table-cell>
          <table:table-cell/>
          <table:table-cell office:value-type="string" calcext:value-type="string">
            <text:p>{0.0213322,0.305619,{0,1},{-0.130658,0.206679},0.207889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21834,0.532256,{0,0},{-0.10478,0.033986},0.220757,0,1000}</text:p>
          </table:table-cell>
          <table:table-cell/>
          <table:table-cell office:value-type="string" calcext:value-type="string">
            <text:p>{0.00721177,0.45232,{0,0},{0.0649386,0.102075},0.169844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00653339,0.130994,{1,0},{-1.09917,0.83428},0.483834,1,1000}</text:p>
          </table:table-cell>
          <table:table-cell/>
          <table:table-cell office:value-type="string" calcext:value-type="string">
            <text:p>{0.0321993,0.408028,{1,0},{-0.00268531,0.0796969},0.141117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93323,0.488369,{0,1},{-0.0289833,0.0456841},0.221919,0,1000}</text:p>
          </table:table-cell>
          <table:table-cell/>
          <table:table-cell office:value-type="string" calcext:value-type="string">
            <text:p>{0.0156357,0.384746,{0,1},{0.0777545,0.192472},0.249914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16232,0.645168,{1,0},{-0.0147824,0.107369},0.284378,1,1000}</text:p>
          </table:table-cell>
          <table:table-cell/>
          <table:table-cell office:value-type="string" calcext:value-type="string">
            <text:p>{0.010412,0.595193,{0,1},{-0.0904927,0.0531102},0.29592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69457,0.39214,{1,0},{0.16927,-0.0617754},0.239648,0,1000}</text:p>
          </table:table-cell>
          <table:table-cell/>
          <table:table-cell office:value-type="string" calcext:value-type="string">
            <text:p>{0.01132,0.582234,{0,1},{-0.0950486,0.0525376},0.287209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63872,0.741555,{1,1},{-0.161703,0.00677532},0.256025,1,1000}</text:p>
          </table:table-cell>
          <table:table-cell/>
          <table:table-cell office:value-type="string" calcext:value-type="string">
            <text:p>{0.0186122,0.409199,{0,1},{0.0536727,0.132932},0.227147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957522,0.442791,{0,1},{-0.0820594,0.218563},0.304294,1,1000}</text:p>
          </table:table-cell>
          <table:table-cell/>
          <table:table-cell office:value-type="string" calcext:value-type="string">
            <text:p>{0.00310747,0.380347,{1,1},{0.0145361,-0.0406532},0.111489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14316,0.661298,{1,0},{-0.0281474,0.0263942},0.286163,1,1000}</text:p>
          </table:table-cell>
          <table:table-cell/>
          <table:table-cell office:value-type="string" calcext:value-type="string">
            <text:p>{0.017117,0.595312,{0,0},{0.112853,0.124047},0.261664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660616,0.621864,{1,0},{0.0917926,0.0079035},0.337443,1,1000}</text:p>
          </table:table-cell>
          <table:table-cell/>
          <table:table-cell office:value-type="string" calcext:value-type="string">
            <text:p>{0.0071879,0.580798,{1,0},{0.121706,0.256065},0.330437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62695,0.499083,{0,1},{-0.102497,0.0704099},0.244896,0,1000}</text:p>
          </table:table-cell>
          <table:table-cell/>
          <table:table-cell office:value-type="string" calcext:value-type="string">
            <text:p>{0.0087651,0.648284,{1,0},{0.0263177,0.0517071},0.312756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135997,0.272521,{1,1},{-0.0716988,0.0813631},0.0737554,0,1000}</text:p>
          </table:table-cell>
          <table:table-cell/>
          <table:table-cell office:value-type="string" calcext:value-type="string">
            <text:p>{0.0129767,0.47931,{0,1},{-0.0347805,0.132201},0.272169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803118,0.450668,{1,1},{0.0163283,0.000308441},0.179234,0,1000}</text:p>
          </table:table-cell>
          <table:table-cell/>
          <table:table-cell office:value-type="string" calcext:value-type="string">
            <text:p>{0.0136616,0.470272,{0,1},{0.0428118,0.132085},0.266234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507216,0.542399,{0,1},{0.0716279,0.203637},0.357562,1,1000}</text:p>
          </table:table-cell>
          <table:table-cell/>
          <table:table-cell office:value-type="string" calcext:value-type="string">
            <text:p>{0.00703102,0.580335,{1,0},{0.125124,0.19198},0.332298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239209,0.490001,{1,0},{-0.00462057,-0.00709504},0.190673,0,1000}</text:p>
          </table:table-cell>
          <table:table-cell/>
          <table:table-cell office:value-type="string" calcext:value-type="string">
            <text:p>{0.00579576,0.538718,{0,1},{-0.0979505,0.19144},0.34774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15039,0.457453,{1,1},{0.160872,-0.0957403},0.214513,0,1000}</text:p>
          </table:table-cell>
          <table:table-cell/>
          <table:table-cell office:value-type="string" calcext:value-type="string">
            <text:p>{0.00839859,0.473731,{0,0},{0.0518192,-0.00331224},0.183288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27438,0.488602,{0,1},{-0.0138111,0.12608},0.274223,1,1000}</text:p>
          </table:table-cell>
          <table:table-cell/>
          <table:table-cell office:value-type="string" calcext:value-type="string">
            <text:p>{0.00266437,0.339293,{0,0},{-0.0277081,0.0849189},0.103235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2431,0.574189,{1,0},{0.0447997,0.0783037},0.277011,1,1000}</text:p>
          </table:table-cell>
          <table:table-cell/>
          <table:table-cell office:value-type="string" calcext:value-type="string">
            <text:p>{0.0154449,0.6674,{1,1},{-0.102773,0.0104978},0.248555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471523,0.398997,{0,0},{-0.139683,0.0766992},0.137335,0,1000}</text:p>
          </table:table-cell>
          <table:table-cell/>
          <table:table-cell office:value-type="string" calcext:value-type="string">
            <text:p>{0.0042676,0.804201,{1,0},{-0.0389194,0.137733},0.369346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307351,0.583382,{1,1},{0.0745911,0.0768404},0.350628,1,1000}</text:p>
          </table:table-cell>
          <table:table-cell/>
          <table:table-cell office:value-type="string" calcext:value-type="string">
            <text:p>{0.0266303,0.597682,{1,1},{0.0524663,0.0459176},0.326376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63092,0.418782,{1,1},{0.131722,0.0351841},0.255415,1,1000}</text:p>
          </table:table-cell>
          <table:table-cell/>
          <table:table-cell office:value-type="string" calcext:value-type="string">
            <text:p>{0.00912687,0.561978,{0,1},{0.1567,0.106627},0.308931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376636,0.595425,{1,1},{-0.080984,-0.14039},0.122741,0,1000}</text:p>
          </table:table-cell>
          <table:table-cell/>
          <table:table-cell office:value-type="string" calcext:value-type="string">
            <text:p>{0.0123876,0.493142,{0,1},{-0.0123171,0.126449},0.277401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001104,0.0841596,{1,1},{-1.08231,0.91636},0.0066453,0,1000}</text:p>
          </table:table-cell>
          <table:table-cell/>
          <table:table-cell office:value-type="string" calcext:value-type="string">
            <text:p>{0.00735266,0.454966,{0,0},{0.0732657,0.203233},0.171495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430874,0.680241,{0,1},{0.0234628,0.0840086},0.368718,1,1000}</text:p>
          </table:table-cell>
          <table:table-cell/>
          <table:table-cell office:value-type="string" calcext:value-type="string">
            <text:p>{0.0186981,0.499616,{0,1},{0.167867,0.0415446},0.226518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470823,0.699147,{1,0},{0.0553621,-0.148653},0.362767,1,1000}</text:p>
          </table:table-cell>
          <table:table-cell/>
          <table:table-cell office:value-type="string" calcext:value-type="string">
            <text:p>{0.00118367,0.376145,{1,1},{-0.0323075,-0.072004},0.068809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99549,0.553049,{1,0},{0.102308,-0.0815749},0.300451,1,1000}</text:p>
          </table:table-cell>
          <table:table-cell/>
          <table:table-cell office:value-type="string" calcext:value-type="string">
            <text:p>{0.00794968,0.480797,{1,1},{-0.127224,0.112283},0.178322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834182,0.528228,{0,1},{-0.0805352,0.153566},0.317333,1,1000}</text:p>
          </table:table-cell>
          <table:table-cell/>
          <table:table-cell office:value-type="string" calcext:value-type="string">
            <text:p>{0.00654187,0.72399,{1,0},{-0.00906824,0.0396133},0.338236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84571,0.602723,{1,0},{-0.0588318,-0.0760725},0.228286,0,1000}</text:p>
          </table:table-cell>
          <table:table-cell/>
          <table:table-cell office:value-type="string" calcext:value-type="string">
            <text:p>{0.00622081,0.457892,{1,1},{-0.08191,0.0567854},0.157744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21035,0.467031,{0,1},{0.113991,0.15653},0.279968,1,1000}</text:p>
          </table:table-cell>
          <table:table-cell/>
          <table:table-cell office:value-type="string" calcext:value-type="string">
            <text:p>{0.0137645,0.551306,{0,1},{0.0338912,0.0496945},0.265355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111519,0.342104,{1,1},{-0.110727,0.0361462},0.066789,0,1000}</text:p>
          </table:table-cell>
          <table:table-cell/>
          <table:table-cell office:value-type="string" calcext:value-type="string">
            <text:p>{0.00510459,0.573115,{1,0},{0.172183,0.0659433},0.357107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315068,0.433406,{1,1},{-0.0745988,-0.0031979},0.112262,0,1000}</text:p>
          </table:table-cell>
          <table:table-cell/>
          <table:table-cell office:value-type="string" calcext:value-type="string">
            <text:p>{0.00730706,0.454113,{0,0},{0.0363179,0.270057},0.17096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00130835,0.093492,{1,1},{-1.08847,0.909614},0.00723424,0,1000}</text:p>
          </table:table-cell>
          <table:table-cell/>
          <table:table-cell office:value-type="string" calcext:value-type="string">
            <text:p>{0.0160795,0.475359,{1,1},{0.142066,-0.0345162},0.25361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17268,0.350975,{1,1},{-0.212806,0.1629},0.0831096,0,1000}</text:p>
          </table:table-cell>
          <table:table-cell/>
          <table:table-cell office:value-type="string" calcext:value-type="string">
            <text:p>{0.00157335,0.306601,{1,1},{0.00615559,-0.0192148},0.0793308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25185,0.481725,{1,1},{-0.00205031,0.0572434},0.223772,0,1000}</text:p>
          </table:table-cell>
          <table:table-cell/>
          <table:table-cell office:value-type="string" calcext:value-type="string">
            <text:p>{0.00440338,0.404045,{1,1},{-0.0268451,0.0139842},0.132716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400932,0.651988,{0,1},{-0.120182,0.119903},0.373362,1,1000}</text:p>
          </table:table-cell>
          <table:table-cell/>
          <table:table-cell office:value-type="string" calcext:value-type="string">
            <text:p>{0.0115201,0.522819,{0,0},{-0.153595,-0.0787225},0.21466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783178,0.561287,{1,0},{0.129449,0.208094},0.323005,1,1000}</text:p>
          </table:table-cell>
          <table:table-cell/>
          <table:table-cell office:value-type="string" calcext:value-type="string">
            <text:p>{0.0178402,0.456595,{1,1},{0.0248069,0.122341},0.267134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508369,0.40782,{0,0},{0.0310701,0.261089},0.1426,0,1000}</text:p>
          </table:table-cell>
          <table:table-cell/>
          <table:table-cell office:value-type="string" calcext:value-type="string">
            <text:p>{0.00266909,0.382284,{1,1},{-0.0689796,0.0261556},0.103327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385005,0.376404,{0,0},{-0.206202,0.063952},0.124098,0,1000}</text:p>
          </table:table-cell>
          <table:table-cell/>
          <table:table-cell office:value-type="string" calcext:value-type="string">
            <text:p>{0.00733985,0.50803,{0,1},{-0.00284241,0.191645},0.328654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391709,0.509457,{1,1},{-0.150079,0.0188852},0.125173,0,1000}</text:p>
          </table:table-cell>
          <table:table-cell/>
          <table:table-cell office:value-type="string" calcext:value-type="string">
            <text:p>{0.00616372,0.484963,{0,1},{0.0904739,0.237551},0.342981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189822,0.739506,{1,0},{0.0990522,-0.00740366},0.412863,1,1000}</text:p>
          </table:table-cell>
          <table:table-cell/>
          <table:table-cell office:value-type="string" calcext:value-type="string">
            <text:p>{0.00750868,0.606478,{1,0},{0.0900925,0.111094},0.326695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395674,0.379355,{0,0},{-0.0296304,0.128642},0.125805,0,1000}</text:p>
          </table:table-cell>
          <table:table-cell/>
          <table:table-cell office:value-type="string" calcext:value-type="string">
            <text:p>{0.00481073,0.488392,{1,1},{-0.120307,0.0332392},0.138719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251594,0.333923,{0,0},{-0.197329,0.112333},0.100318,0,1000}</text:p>
          </table:table-cell>
          <table:table-cell/>
          <table:table-cell office:value-type="string" calcext:value-type="string">
            <text:p>{0.0161317,0.510209,{0,1},{0.203478,0.0609496},0.245979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290534,0.611164,{1,0},{0.192124,0.0999167},0.392198,1,1000}</text:p>
          </table:table-cell>
          <table:table-cell/>
          <table:table-cell office:value-type="string" calcext:value-type="string">
            <text:p>{0.0060498,0.550769,{0,1},{0.0862554,0.174084},0.344439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260914,0.703545,{0,1},{0.114196,0.109284},0.39784,1,1000}</text:p>
          </table:table-cell>
          <table:table-cell/>
          <table:table-cell office:value-type="string" calcext:value-type="string">
            <text:p>{0.0114301,0.558099,{1,0},{0.0750735,0.0414259},0.286177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610594,0.528507,{1,1},{-0.0731217,-0.0250036},0.156281,0,1000}</text:p>
          </table:table-cell>
          <table:table-cell/>
          <table:table-cell office:value-type="string" calcext:value-type="string">
            <text:p>{0.0150381,0.42876,{0,1},{-0.0227461,0.155888},0.25474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09943,0.570251,{1,0},{0.069304,0.138167},0.290292,1,1000}</text:p>
          </table:table-cell>
          <table:table-cell/>
          <table:table-cell office:value-type="string" calcext:value-type="string">
            <text:p>{0.010731,0.511197,{0,0},{0.106091,-0.0390625},0.207181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05274,0.427186,{1,1},{-0.00624617,0.0871823},0.205206,0,1000}</text:p>
          </table:table-cell>
          <table:table-cell/>
          <table:table-cell office:value-type="string" calcext:value-type="string">
            <text:p>{0.0159456,0.507477,{1,1},{0.0102648,0.0635375},0.25255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455955,0.395139,{0,0},{0.0541457,-0.00476875},0.135049,0,1000}</text:p>
          </table:table-cell>
          <table:table-cell/>
          <table:table-cell office:value-type="string" calcext:value-type="string">
            <text:p>{0.0143981,0.566424,{0,1},{0.0673142,0.0263497},0.260016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373,0.59488,{0,1},{0.159938,0.00657539},0.26565,1,1000}</text:p>
          </table:table-cell>
          <table:table-cell/>
          <table:table-cell office:value-type="string" calcext:value-type="string">
            <text:p>{0.0077719,0.462665,{0,0},{-0.0822988,0.0635215},0.176317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80371,0.466579,{0,1},{-0.0658938,0.0821095},0.231395,0,1000}</text:p>
          </table:table-cell>
          <table:table-cell/>
          <table:table-cell office:value-type="string" calcext:value-type="string">
            <text:p>{0.00739073,0.525375,{0,1},{0.236502,0.17336},0.328061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73241,0.561949,{0,1},{0.0197292,-0.00499303},0.236758,0,1000}</text:p>
          </table:table-cell>
          <table:table-cell/>
          <table:table-cell office:value-type="string" calcext:value-type="string">
            <text:p>{0.0102929,0.681964,{0,1},{-0.00600892,-0.0318403},0.29709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768099,0.407318,{1,1},{-0.0332139,0.0869123},0.175282,0,1000}</text:p>
          </table:table-cell>
          <table:table-cell/>
          <table:table-cell office:value-type="string" calcext:value-type="string">
            <text:p>{0.0301811,0.39475,{0,1},{0.0690935,0.0295199},0.152546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36977,0.55282,{0,0},{-0.0550748,0.017465},0.234074,0,1000}</text:p>
          </table:table-cell>
          <table:table-cell/>
          <table:table-cell office:value-type="string" calcext:value-type="string">
            <text:p>{0.00949834,0.533374,{1,0},{0.12921,0.0337957},0.305081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460788,0.5717,{1,1},{-0.115774,-0.0595809},0.135763,0,1000}</text:p>
          </table:table-cell>
          <table:table-cell/>
          <table:table-cell office:value-type="string" calcext:value-type="string">
            <text:p>{0.0101815,0.545238,{1,0},{0.106601,-0.294514},0.298193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7587,0.524757,{1,1},{-0.0366953,0.112749},0.265232,1,1000}</text:p>
          </table:table-cell>
          <table:table-cell/>
          <table:table-cell office:value-type="string" calcext:value-type="string">
            <text:p>{0.0110454,0.515881,{0,0},{0.0191316,0.0170578},0.210194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61778,0.468594,{1,1},{-0.0577495,0.0210332},0.157198,0,1000}</text:p>
          </table:table-cell>
          <table:table-cell/>
          <table:table-cell office:value-type="string" calcext:value-type="string">
            <text:p>{0.00917689,0.403371,{1,1},{-0.0363668,0.119822},0.191592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30395,0.584032,{1,1},{-0.0411811,0.0011863},0.228381,0,1000}</text:p>
          </table:table-cell>
          <table:table-cell/>
          <table:table-cell office:value-type="string" calcext:value-type="string">
            <text:p>{0.00415785,0.632082,{0,1},{0.0770709,0.13598},0.371037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611104,0.614159,{1,0},{0.109434,0.168449},0.343654,1,1000}</text:p>
          </table:table-cell>
          <table:table-cell/>
          <table:table-cell office:value-type="string" calcext:value-type="string">
            <text:p>{0.00915245,0.486425,{0,0},{0.150224,0.193386},0.191337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509398,0.413552,{1,1},{0.0998209,-0.105313},0.142744,0,1000}</text:p>
          </table:table-cell>
          <table:table-cell/>
          <table:table-cell office:value-type="string" calcext:value-type="string">
            <text:p>{0.0117414,0.607711,{0,1},{0.250339,0.0209812},0.283285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229278,0.503123,{1,0},{-0.00756247,-0.174986},0.197161,0,1000}</text:p>
          </table:table-cell>
          <table:table-cell/>
          <table:table-cell office:value-type="string" calcext:value-type="string">
            <text:p>{0.0102953,0.504577,{0,0},{-0.0291507,0.120102},0.202932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6415,0.541308,{1,0},{0.0264314,0.0189109},0.243758,0,1000}</text:p>
          </table:table-cell>
          <table:table-cell/>
          <table:table-cell office:value-type="string" calcext:value-type="string">
            <text:p>{0.00193067,0.70003,{1,0},{0.137246,0.0359744},0.412121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69333,0.3781,{0,1},{-0.0868402,0.183457},0.239744,0,1000}</text:p>
          </table:table-cell>
          <table:table-cell/>
          <table:table-cell office:value-type="string" calcext:value-type="string">
            <text:p>{0.0135644,0.509065,{1,1},{-0.163006,0.205001},0.23293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41064,0.545854,{1,0},{0.0506841,-0.00603479},0.26246,1,1000}</text:p>
          </table:table-cell>
          <table:table-cell/>
          <table:table-cell office:value-type="string" calcext:value-type="string">
            <text:p>{0.00663507,0.474954,{1,0},{0.238135,-0.050453},0.337088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519382,0.642606,{0,1},{0.121508,0.100675},0.355864,1,1000}</text:p>
          </table:table-cell>
          <table:table-cell/>
          <table:table-cell office:value-type="string" calcext:value-type="string">
            <text:p>{0.0107345,0.503348,{1,1},{-0.0236814,0.0315827},0.207215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812593,0.638097,{1,0},{0.0474431,0.1668},0.319712,1,1000}</text:p>
          </table:table-cell>
          <table:table-cell/>
          <table:table-cell office:value-type="string" calcext:value-type="string">
            <text:p>{0.00438278,0.453894,{1,1},{0.022315,-0.0855534},0.132405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651797,0.438817,{0,0},{0.0582184,0.127227},0.161468,0,1000}</text:p>
          </table:table-cell>
          <table:table-cell/>
          <table:table-cell office:value-type="string" calcext:value-type="string">
            <text:p>{0.00109801,0.26899,{1,1},{0.102554,-0.105131},0.066272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489169,0.403274,{0,0},{0.043055,0.0471254},0.139881,0,1000}</text:p>
          </table:table-cell>
          <table:table-cell/>
          <table:table-cell office:value-type="string" calcext:value-type="string">
            <text:p>{0.0364691,0.493155,{1,1},{0.265982,0.0269671},0.381938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430457,0.388635,{0,0},{-0.078426,0.108328},0.131218,0,1000}</text:p>
          </table:table-cell>
          <table:table-cell/>
          <table:table-cell office:value-type="string" calcext:value-type="string">
            <text:p>{0.0116543,0.522948,{1,0},{0.106991,-0.131198},0.28409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486704,0.402683,{0,0},{0.122457,-0.00287776},0.139528,0,1000}</text:p>
          </table:table-cell>
          <table:table-cell/>
          <table:table-cell office:value-type="string" calcext:value-type="string">
            <text:p>{0.0114231,0.521415,{0,0},{-0.114394,0.109173},0.213758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335713,0.608167,{1,1},{0.0120499,0.140313},0.366449,1,1000}</text:p>
          </table:table-cell>
          <table:table-cell/>
          <table:table-cell office:value-type="string" calcext:value-type="string">
            <text:p>{0.00943496,0.526133,{0,1},{-0.0370384,0.137468},0.305733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37695,0.553765,{0,0},{-0.0177466,0.0851011},0.234687,0,1000}</text:p>
          </table:table-cell>
          <table:table-cell/>
          <table:table-cell office:value-type="string" calcext:value-type="string">
            <text:p>{0.00600753,0.590092,{0,1},{0.202851,0.135635},0.344983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3.10985*10^-6,0.0594932,{0,0},{-0.972112,0.688668},0.00352696,0,1000}</text:p>
          </table:table-cell>
          <table:table-cell/>
          <table:table-cell office:value-type="string" calcext:value-type="string">
            <text:p>{0.00229288,0.583511,{0,1},{0.117176,0.240203},0.40423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459564,0.603815,{1,0},{0.153391,0.0186946},0.364418,1,1000}</text:p>
          </table:table-cell>
          <table:table-cell/>
          <table:table-cell office:value-type="string" calcext:value-type="string">
            <text:p>{0.00452725,0.394328,{0,0},{0.0207714,0.0414783},0.13457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682561,0.490196,{1,0},{0.21919,-0.0563865},0.334766,1,1000}</text:p>
          </table:table-cell>
          <table:table-cell/>
          <table:table-cell office:value-type="string" calcext:value-type="string">
            <text:p>{0.00972371,0.484093,{1,0},{0.174901,0.145342},0.30278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390813,0.499111,{0,1},{-0.00239978,-0.157285},0.10462,0,1000}</text:p>
          </table:table-cell>
          <table:table-cell/>
          <table:table-cell office:value-type="string" calcext:value-type="string">
            <text:p>{0.0264653,0.538317,{1,1},{0.17524,-0.0190939},0.325363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254111,0.676694,{1,0},{0.13841,0.133129},0.399181,1,1000}</text:p>
          </table:table-cell>
          <table:table-cell/>
          <table:table-cell office:value-type="string" calcext:value-type="string">
            <text:p>{0.0172055,0.46682,{0,1},{-0.0854358,0.0915267},0.23766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872384,0.534594,{1,0},{0.1407,0.113162},0.313197,1,1000}</text:p>
          </table:table-cell>
          <table:table-cell/>
          <table:table-cell office:value-type="string" calcext:value-type="string">
            <text:p>{0.00307959,0.586643,{0,1},{0.21788,0.211287},0.38901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9.34923*10^-6,0.0784406,{0,0},{-1.07706,0.922704},0.0061153,0,1000}</text:p>
          </table:table-cell>
          <table:table-cell/>
          <table:table-cell office:value-type="string" calcext:value-type="string">
            <text:p>{0.010049,0.425911,{1,1},{0.00482248,0.0700307},0.200489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38366,0.626054,{1,0},{-0.0259987,-0.0965077},0.264742,1,1000}</text:p>
          </table:table-cell>
          <table:table-cell/>
          <table:table-cell office:value-type="string" calcext:value-type="string">
            <text:p>{0.00791406,0.580482,{0,1},{0.138806,0.10879},0.322078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99894,0.499834,{0,0},{-0.0678662,-0.145998},0.199894,0,1000}</text:p>
          </table:table-cell>
          <table:table-cell/>
          <table:table-cell office:value-type="string" calcext:value-type="string">
            <text:p>{0.00279,0.343685,{0,0},{-0.0574628,0.158556},0.105641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8481,0.48416,{1,1},{-0.0444129,0.171332},0.271889,1,1000}</text:p>
          </table:table-cell>
          <table:table-cell/>
          <table:table-cell office:value-type="string" calcext:value-type="string">
            <text:p>{0.00624624,0.538615,{1,0},{0.18222,0.165341},0.341934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378049,0.685764,{1,0},{0.0921891,0.107327},0.377029,1,1000}</text:p>
          </table:table-cell>
          <table:table-cell/>
          <table:table-cell office:value-type="string" calcext:value-type="string">
            <text:p>{0.00659529,0.440363,{0,0},{0.155227,0.151311},0.162423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23199,0.534163,{0,0},{0.0691758,0.096699},0.22199,0,1000}</text:p>
          </table:table-cell>
          <table:table-cell/>
          <table:table-cell office:value-type="string" calcext:value-type="string">
            <text:p>{0.0114489,0.510487,{1,1},{0.0361152,-0.0248148},0.213999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02672,0.504145,{0,0},{0.0301671,0.0712322},0.202655,0,1000}</text:p>
          </table:table-cell>
          <table:table-cell/>
          <table:table-cell office:value-type="string" calcext:value-type="string">
            <text:p>{0.00440686,0.644934,{0,1},{0.197363,0.116877},0.367232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581247,0.449439,{1,1},{-0.0204159,-0.004863},0.152479,0,1000}</text:p>
          </table:table-cell>
          <table:table-cell/>
          <table:table-cell office:value-type="string" calcext:value-type="string">
            <text:p>{0.00600602,0.471243,{1,0},{0.254515,-0.0412285},0.345003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984116,0.581492,{0,1},{-0.0192999,0.0756487},0.301595,1,1000}</text:p>
          </table:table-cell>
          <table:table-cell/>
          <table:table-cell office:value-type="string" calcext:value-type="string">
            <text:p>{0.00722283,0.452529,{0,0},{0.180177,0.0403005},0.169974,0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178476,0.719783,{0,1},{0.0133426,0.123357},0.415507,1,1000}</text:p>
          </table:table-cell>
          <table:table-cell/>
          <table:table-cell office:value-type="string" calcext:value-type="string">
            <text:p>{0.00229468,0.756101,{0,1},{-0.0214416,0.0675497},0.404194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60067,0.505241,{1,1},{-0.0555126,-0.0214291},0.155006,0,1000}</text:p>
          </table:table-cell>
          <table:table-cell/>
          <table:table-cell office:value-type="string" calcext:value-type="string">
            <text:p>{0.00981897,0.569875,{0,1},{-0.122785,0.087614},0.301819,1,1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741942,0.167531,{0,1},{-0.733683,0.530675},0.327728,1,1000}</text:p>
          </table:table-cell>
          <table:table-cell/>
          <table:table-cell office:value-type="string" calcext:value-type="string">
            <text:p>{0.0120272,0.60162,{1,0},{0.0230141,0.103932},0.280663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899219,0.483778,{0,0},{-0.109828,0.168574},0.189654,0,1000}</text:p>
          </table:table-cell>
          <table:table-cell/>
          <table:table-cell office:value-type="string" calcext:value-type="string">
            <text:p>{0.000033302,0.102429,{1,1},{-1.09608,0.885597},0.0115416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222409,0.526501,{1,0},{-0.0237952,0.0306031},0.201732,0,1000}</text:p>
          </table:table-cell>
          <table:table-cell/>
          <table:table-cell office:value-type="string" calcext:value-type="string">
            <text:p>{0.0132566,0.470183,{1,0},{0.137558,-0.0813163},0.269726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331584,0.756831,{0,0},{0.101019,0.0237249},0.364189,1,1000}</text:p>
          </table:table-cell>
          <table:table-cell/>
          <table:table-cell office:value-type="string" calcext:value-type="string">
            <text:p>{0.00630967,0.548403,{1,1},{-0.141301,0.0274922},0.158867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54071,0.517981,{0,1},{0.163578,0.0620621},0.251749,1,1000}</text:p>
          </table:table-cell>
          <table:table-cell/>
          <table:table-cell office:value-type="string" calcext:value-type="string">
            <text:p>{0.019771,0.445245,{1,0},{0.0839537,-0.0354313},0.218781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438177,0.758238,{1,0},{0.00419393,0.0720426},0.36761,1,1000}</text:p>
          </table:table-cell>
          <table:table-cell/>
          <table:table-cell office:value-type="string" calcext:value-type="string">
            <text:p>{1.92374*10^-6,0.0548051,{1,1},{0.946173,-1.05372},0.00277398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39377,0.537611,{1,1},{-0.113461,0.131818},0.236116,0,1000}</text:p>
          </table:table-cell>
          <table:table-cell/>
          <table:table-cell office:value-type="string" calcext:value-type="string">
            <text:p>{0.00675598,0.550888,{1,1},{-0.046689,-0.060657},0.16439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264723,0.338683,{0,0},{-0.315892,0.322219},0.102903,0,1000}</text:p>
          </table:table-cell>
          <table:table-cell/>
          <table:table-cell office:value-type="string" calcext:value-type="string">
            <text:p>{0.00965034,0.706173,{0,1},{-0.138043,-0.0460159},0.303528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304965,0.684158,{0,1},{0.132395,0.114681},0.389553,1,1000}</text:p>
          </table:table-cell>
          <table:table-cell/>
          <table:table-cell office:value-type="string" calcext:value-type="string">
            <text:p>{0.0284914,0.424916,{0,1},{0.00162234,0.0154295},0.162412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604679,0.387417,{1,1},{-0.106673,0.1484},0.155522,0,1000}</text:p>
          </table:table-cell>
          <table:table-cell/>
          <table:table-cell office:value-type="string" calcext:value-type="string">
            <text:p>{0.00614407,0.693758,{1,0},{0.0291576,0.00903995},0.343232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138994,0.463481,{1,1},{-0.201377,0.0217462},0.0745637,0,1000}</text:p>
          </table:table-cell>
          <table:table-cell/>
          <table:table-cell office:value-type="string" calcext:value-type="string">
            <text:p>{0.0047127,0.606491,{0,1},{-0.0901039,0.147912},0.362702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507508,0.441087,{1,1},{-0.129185,0.095716},0.142479,0,1000}</text:p>
          </table:table-cell>
          <table:table-cell/>
          <table:table-cell office:value-type="string" calcext:value-type="string">
            <text:p>{0.0000270244,0.1025,{0,0},{-1.0958,0.901672},0.010397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872417,0.479291,{0,0},{-0.0431773,0.159488},0.186807,0,1000}</text:p>
          </table:table-cell>
          <table:table-cell/>
          <table:table-cell office:value-type="string" calcext:value-type="string">
            <text:p>{0.0234261,0.664195,{0,0},{0.00573816,0.154168},0.306112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36794,0.362552,{0,1},{-0.00281967,0.000337844},0.116365,0,1000}</text:p>
          </table:table-cell>
          <table:table-cell/>
          <table:table-cell office:value-type="string" calcext:value-type="string">
            <text:p>{0.0225223,0.55685,{1,0},{-0.0570821,0.170304},0.199851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25912,0.435451,{0,1},{-0.0423835,0.181325},0.275579,1,1000}</text:p>
          </table:table-cell>
          <table:table-cell/>
          <table:table-cell office:value-type="string" calcext:value-type="string">
            <text:p>{0.0139715,0.556408,{0,0},{0.0348155,-0.0202461},0.236402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1.39634*10^-7,0.0756521,{1,0},{-1.07416,0.92598},0.499253,1,1000}</text:p>
          </table:table-cell>
          <table:table-cell/>
          <table:table-cell office:value-type="string" calcext:value-type="string">
            <text:p>{0.00523542,0.696278,{0,1},{0.0905243,0.0460691},0.355288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639949,0.436425,{0,0},{-0.104606,0.076709},0.159994,0,1000}</text:p>
          </table:table-cell>
          <table:table-cell/>
          <table:table-cell office:value-type="string" calcext:value-type="string">
            <text:p>{0.00772217,0.7077,{1,0},{-0.0149995,0.0887936},0.324248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0252601,0.115851,{0,1},{-1.04318,0.822473},0.468213,1,1000}</text:p>
          </table:table-cell>
          <table:table-cell/>
          <table:table-cell office:value-type="string" calcext:value-type="string">
            <text:p>{0.00890571,0.752631,{0,1},{0.0467172,-0.080376},0.31126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496988,0.636823,{1,0},{0.111559,-0.0072607},0.359005,1,1000}</text:p>
          </table:table-cell>
          <table:table-cell/>
          <table:table-cell office:value-type="string" calcext:value-type="string">
            <text:p>{0.01046,0.546249,{1,0},{0.101322,0.134102},0.295452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8.39104*10^-6,0.0731418,{1,1},{-1.07,0.920519},0.00579346,0,1000}</text:p>
          </table:table-cell>
          <table:table-cell/>
          <table:table-cell office:value-type="string" calcext:value-type="string">
            <text:p>{0.0167158,0.612538,{1,0},{-0.0483976,0.210063},0.241421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295226,0.512841,{0,1},{-0.0168793,-0.0823347},0.156357,0,1000}</text:p>
          </table:table-cell>
          <table:table-cell/>
          <table:table-cell office:value-type="string" calcext:value-type="string">
            <text:p>{0.0105554,0.558116,{0,1},{-0.0131432,0.0880073},0.294521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71144,0.501048,{1,1},{-0.0557368,0.14997},0.261644,1,1000}</text:p>
          </table:table-cell>
          <table:table-cell/>
          <table:table-cell office:value-type="string" calcext:value-type="string">
            <text:p>{0.00559188,0.562444,{1,0},{0.172069,0.214544},0.350442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54902,0.431907,{0,1},{-0.0229095,0.147107},0.251081,1,1000}</text:p>
          </table:table-cell>
          <table:table-cell/>
          <table:table-cell office:value-type="string" calcext:value-type="string">
            <text:p>{0.000574892,0.305147,{1,1},{-0.130884,0.0501679},0.0479538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953812,0.411323,{1,1},{0.119236,-0.0378717},0.195327,0,1000}</text:p>
          </table:table-cell>
          <table:table-cell/>
          <table:table-cell office:value-type="string" calcext:value-type="string">
            <text:p>{0.0136482,0.552168,{0,0},{-0.168954,0.0461962},0.233651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90956,0.503232,{1,1},{-0.163732,0.145989},0.190742,0,1000}</text:p>
          </table:table-cell>
          <table:table-cell/>
          <table:table-cell office:value-type="string" calcext:value-type="string">
            <text:p>{0.0019768,0.752719,{1,0},{0.0827547,-0.223772},0.411078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55548,0.540449,{1,1},{-0.0319755,0.0680112},0.249438,0,1000}</text:p>
          </table:table-cell>
          <table:table-cell/>
          <table:table-cell office:value-type="string" calcext:value-type="string">
            <text:p>{0.00597063,0.37026,{1,1},{0.0356492,0.0216278},0.15454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85258,0.582809,{1,0},{0.0958343,0.203733},0.31533,1,1000}</text:p>
          </table:table-cell>
          <table:table-cell/>
          <table:table-cell office:value-type="string" calcext:value-type="string">
            <text:p>{0.00268044,0.339862,{0,0},{-0.162344,0.0527438},0.103546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287337,0.501368,{1,0},{-0.063343,0.224352},0.160979,0,1000}</text:p>
          </table:table-cell>
          <table:table-cell/>
          <table:table-cell office:value-type="string" calcext:value-type="string">
            <text:p>{0.00251698,0.621568,{0,1},{0.0067358,0.194352},0.399661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633694,0.681507,{0,1},{-0.0266631,0.0374974},0.34079,1,1000}</text:p>
          </table:table-cell>
          <table:table-cell/>
          <table:table-cell office:value-type="string" calcext:value-type="string">
            <text:p>{0.0000250596,0.100564,{0,0},{-0.986803,0.746615},0.0100119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774249,0.462133,{0,0},{-0.00344554,0.144325},0.175983,0,1000}</text:p>
          </table:table-cell>
          <table:table-cell/>
          <table:table-cell office:value-type="string" calcext:value-type="string">
            <text:p>{0.00657977,0.448237,{1,1},{-0.016586,0.00840283},0.162232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271959,0.398124,{1,1},{0.00592961,-0.0628142},0.104299,0,1000}</text:p>
          </table:table-cell>
          <table:table-cell/>
          <table:table-cell office:value-type="string" calcext:value-type="string">
            <text:p>{0.0254225,0.429125,{1,0},{0.0411591,0.00329475},0.181111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720432,0.636798,{0,1},{-0.218896,0.0653983},0.330244,1,1000}</text:p>
          </table:table-cell>
          <table:table-cell/>
          <table:table-cell office:value-type="string" calcext:value-type="string">
            <text:p>{0.0168383,0.61006,{1,0},{-0.0473773,0.0596513},0.240475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26277,0.538424,{0,0},{0.100738,0.0616025},0.224746,0,1000}</text:p>
          </table:table-cell>
          <table:table-cell/>
          <table:table-cell office:value-type="string" calcext:value-type="string">
            <text:p>{0.00969081,0.602361,{0,1},{0.111569,0.0571538},0.303116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224505,0.718911,{0,1},{0.137259,0.106522},0.405236,1,1000}</text:p>
          </table:table-cell>
          <table:table-cell/>
          <table:table-cell office:value-type="string" calcext:value-type="string">
            <text:p>{0.0136733,0.552498,{0,0},{0.124041,-0.0143476},0.233866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38835,0.516245,{0,1},{0.0477575,0.0831959},0.264343,1,1000}</text:p>
          </table:table-cell>
          <table:table-cell/>
          <table:table-cell office:value-type="string" calcext:value-type="string">
            <text:p>{0.00181541,0.769025,{1,0},{0.0728613,0.0387547},0.414785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2039,0.499784,{0,1},{-0.0375437,0.124684},0.280555,1,1000}</text:p>
          </table:table-cell>
          <table:table-cell/>
          <table:table-cell office:value-type="string" calcext:value-type="string">
            <text:p>{0.00327597,0.344931,{1,1},{-0.00955045,0.0241607},0.114472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673948,0.67795,{1,0},{0.0331032,0.061843},0.335811,1,1000}</text:p>
          </table:table-cell>
          <table:table-cell/>
          <table:table-cell office:value-type="string" calcext:value-type="string">
            <text:p>{0.0203057,0.407655,{1,1},{0.0627771,0.16091},0.284996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12514,0.536856,{0,0},{0.146769,0.253912},0.223732,0,1000}</text:p>
          </table:table-cell>
          <table:table-cell/>
          <table:table-cell office:value-type="string" calcext:value-type="string">
            <text:p>{0.00473185,0.398179,{1,1},{-0.00972739,0.0109527},0.137577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387503,0.377099,{0,0},{0.0422805,0.0138122},0.1245,0,1000}</text:p>
          </table:table-cell>
          <table:table-cell/>
          <table:table-cell office:value-type="string" calcext:value-type="string">
            <text:p>{0.0011742,0.271248,{0,0},{-0.257935,0.225623},0.0685332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5.94115*10^-18,0.0000698205,{1,1},{-1.00007,0.99993},4.8749*10^-9,0,1000000000}</text:p>
          </table:table-cell>
          <table:table-cell/>
          <table:table-cell office:value-type="string" calcext:value-type="string">
            <text:p>{0.0175412,0.600278,{0,0},{0.0188758,0.113387},0.264886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1.88583*10^-19,0.000688788,{1,0},{-1.00069,0.999311},0.5,0,5000000}</text:p>
          </table:table-cell>
          <table:table-cell/>
          <table:table-cell office:value-type="string" calcext:value-type="string">
            <text:p>{0.0124334,0.395284,{0,1},{-0.200944,0.223671},0.276989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1.12856*10^-13,0.000689273,{1,1},{-1.00069,0.999311},4.75093*10^-7,0,5000000}</text:p>
          </table:table-cell>
          <table:table-cell/>
          <table:table-cell office:value-type="string" calcext:value-type="string">
            <text:p>{0.0160671,0.582757,{0,0},{0.123258,0.0819003},0.253512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2.81607*10^-12,0.00154057,{1,1},{-1.00154,0.998459},2.37321*10^-6,0,1000000}</text:p>
          </table:table-cell>
          <table:table-cell/>
          <table:table-cell office:value-type="string" calcext:value-type="string">
            <text:p>{0.0131093,0.54498,{0,0},{0.182681,0.190087},0.228992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2.81274*10^-12,0.00154007,{0,0},{-1.00154,0.99846},2.37181*10^-6,0,1000000}</text:p>
          </table:table-cell>
          <table:table-cell/>
          <table:table-cell office:value-type="string" calcext:value-type="string">
            <text:p>{0.00867412,0.589659,{1,0},{0.086472,0.175888},0.31373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3.13698*10^-18,0.00154,{0,1},{-1.00154,0.99846},0.5,1,1000000}</text:p>
          </table:table-cell>
          <table:table-cell/>
          <table:table-cell office:value-type="string" calcext:value-type="string">
            <text:p>{0.00267344,0.748627,{1,0},{0.0620799,0.0180931},0.396589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1.5481*10^-18,0.00154153,{0,1},{-1.00154,0.998458},0.5,1,1000000}</text:p>
          </table:table-cell>
          <table:table-cell/>
          <table:table-cell office:value-type="string" calcext:value-type="string">
            <text:p>{0.050369,0.352345,{1,0},{-0.120191,0.159449},0.0511393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5.64433*10^-9,0.0103082,{0,0},{-1.0103,0.989692},0.000106248,0,5000}</text:p>
          </table:table-cell>
          <table:table-cell/>
          <table:table-cell office:value-type="string" calcext:value-type="string">
            <text:p>{0.0123858,0.53508,{0,0},{-0.0583588,-0.0421853},0.222583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1.17128*10^-9,0.0227616,{0,1},{-1.02268,0.977335},0.500048,1,5000}</text:p>
          </table:table-cell>
          <table:table-cell/>
          <table:table-cell office:value-type="string" calcext:value-type="string">
            <text:p>{0.00734979,0.549273,{1,0},{0.150218,-0.0166909},0.328538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1.23122*10^-10,0.0222092,{1,0},{-1.02218,0.977826},0.499984,0,5000}</text:p>
          </table:table-cell>
          <table:table-cell/>
          <table:table-cell office:value-type="string" calcext:value-type="string">
            <text:p>{0.0234455,0.640836,{1,1},{0.00497755,0.0185791},0.306239,1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3.5308*10^-11,0.0186511,{0,1},{-1.01863,0.981366},0.500008,1,5000}</text:p>
          </table:table-cell>
          <table:table-cell/>
          <table:table-cell office:value-type="string" calcext:value-type="string">
            <text:p>{0.00378875,0.350309,{1,1},{0.0231766,0.00119873},0.123106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3.62025*10^-13,0.0222843,{0,1},{-1.02229,0.977717},0.500001,1,5000}</text:p>
          </table:table-cell>
          <table:table-cell/>
          <table:table-cell office:value-type="string" calcext:value-type="string">
            <text:p>{0.0216887,0.534164,{1,0},{-0.0256497,-0.0774807},0.205458,0,100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1.32501*10^-7,0.0226947,{0,0},{-1.02272,0.977309},0.000514784,0,5000}</text:p>
          </table:table-cell>
          <table:table-cell/>
          <table:table-cell office:value-type="string" calcext:value-type="string">
            <text:p>{7.2768*10^-10,0.0590704,{0,1},{-1.05859,0.941037},0.500054,1,1000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{1.32501*10^-7,0.0226947,{0,0},{-1.02272,0.977309},0.000514784,0,5000}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{0.00190906,0.727662,{0,1},{0.0415816,0.110466},0.412614,1,1000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ogram name: XOR_program_birdoid_bias_nb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1000 epochs/run</text:p>
          </table:table-cell>
          <table:table-cell/>
          <table:table-cell office:value-type="string" calcext:value-type="string">
            <text:p>100 epochs/run</text:p>
          </table:table-cell>
          <table:table-cell/>
          <table:table-cell office:value-type="string" calcext:value-type="string">
            <text:p>10 epochs/ru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{1.50942*10^-30,2.271*10^-15,{0,0},{-1.,1.},2.45717*10^-15,0,1000}</text:p>
          </table:table-cell>
          <table:table-cell/>
          <table:table-cell office:value-type="string" calcext:value-type="string">
            <text:p>{4.08917*10^-7,0.110422,{1,1},{-1.01234,0.900739},0.00127893,0,100}</text:p>
          </table:table-cell>
          <table:table-cell/>
          <table:table-cell office:value-type="string" calcext:value-type="string">
            <text:p>{6.71831*10^-7,0.0991894,{1,1},{-0.0695142,-0.0281601},0.0016393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65849*10^-30,4.7698*10^-15,{0,0},{-1.,1.},5.16081*10^-15,0,1000}</text:p>
          </table:table-cell>
          <table:table-cell/>
          <table:table-cell office:value-type="string" calcext:value-type="string">
            <text:p>{3.39503*10^-6,0.320848,{1,1},{-0.376788,0.0593464},0.00368512,0,100}</text:p>
          </table:table-cell>
          <table:table-cell/>
          <table:table-cell office:value-type="string" calcext:value-type="string">
            <text:p>{0.044117,-0.393243,{0,0},{0.132435,0.0277135},0.42008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1433*10^-28,-4.19211*10^-14,{0,0},{-1.,1.},4.53577*10^-14,0,1000}</text:p>
          </table:table-cell>
          <table:table-cell/>
          <table:table-cell office:value-type="string" calcext:value-type="string">
            <text:p>{0.000178075,0.542652,{1,0},{0.426206,0.18542},0.973311,1,100}</text:p>
          </table:table-cell>
          <table:table-cell/>
          <table:table-cell office:value-type="string" calcext:value-type="string">
            <text:p>{0.00386617,0.833968,{0,1},{0.53868,0.0244254},0.87564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18571*10^-33,-1.1959*10^-16,{0,0},{-1.,1.},1.29394*10^-16,0,1000}</text:p>
          </table:table-cell>
          <table:table-cell/>
          <table:table-cell office:value-type="string" calcext:value-type="string">
            <text:p>{6.74753*10^-8,0.00975898,{1,1},{0.97731,-0.987549},0.00051952,0,100}</text:p>
          </table:table-cell>
          <table:table-cell/>
          <table:table-cell office:value-type="string" calcext:value-type="string">
            <text:p>{0.0000995765,0.412908,{1,0},{0.563763,0.388643},0.98004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1.34799*10^-15,{1,1},{1.,-1.},0.,0,1000}</text:p>
          </table:table-cell>
          <table:table-cell/>
          <table:table-cell office:value-type="string" calcext:value-type="string">
            <text:p>{2.7495*10^-8,0.00703574,{1,1},{0.98721,-0.994552},0.000331632,0,100}</text:p>
          </table:table-cell>
          <table:table-cell/>
          <table:table-cell office:value-type="string" calcext:value-type="string">
            <text:p>{0.0240297,-0.288526,{0,0},{-0.241755,-0.0282682},0.3100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2304*10^-29,-1.15064*10^-14,{0,1},{1.,-1.},1.,1,1000}</text:p>
          </table:table-cell>
          <table:table-cell/>
          <table:table-cell office:value-type="string" calcext:value-type="string">
            <text:p>{9.04307*10^-6,-0.228543,{1,1},{0.871401,-0.637299},0.00601434,0,100}</text:p>
          </table:table-cell>
          <table:table-cell/>
          <table:table-cell office:value-type="string" calcext:value-type="string">
            <text:p>{0.0000205019,-0.310214,{1,1},{0.151485,0.167099},0.009055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93038*10^-32,-1.89212*10^-15,{0,1},{-1.,1.},1.,1,1000}</text:p>
          </table:table-cell>
          <table:table-cell/>
          <table:table-cell office:value-type="string" calcext:value-type="string">
            <text:p>{4.02246*10^-7,0.00117235,{0,0},{0.993822,-0.992224},0.00126846,0,100}</text:p>
          </table:table-cell>
          <table:table-cell/>
          <table:table-cell office:value-type="string" calcext:value-type="string">
            <text:p>{0.000425388,0.130518,{1,1},{-0.0228029,-0.0695862},0.041249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4297*10^-32,1.80978*10^-14,{1,1},{1.,-1.},2.40247*10^-16,0,1000}</text:p>
          </table:table-cell>
          <table:table-cell/>
          <table:table-cell office:value-type="string" calcext:value-type="string">
            <text:p>{0.0000143073,-0.0124977,{0,1},{0.971596,-0.97863},0.992435,1,100}</text:p>
          </table:table-cell>
          <table:table-cell/>
          <table:table-cell office:value-type="string" calcext:value-type="string">
            <text:p>{6.58721*10^-7,-0.0497183,{1,1},{0.0359393,0.0152792},0.0016232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7215*10^-31,-2.11928*10^-15,{0,1},{-1.,1.},1.,1,1000}</text:p>
          </table:table-cell>
          <table:table-cell/>
          <table:table-cell office:value-type="string" calcext:value-type="string">
            <text:p>{0.000106347,0.00933876,{1,0},{-0.985234,0.917139},0.979375,1,100}</text:p>
          </table:table-cell>
          <table:table-cell/>
          <table:table-cell office:value-type="string" calcext:value-type="string">
            <text:p>{0.00114399,-0.062541,{0,0},{0.08177,-0.283593},0.067645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60742*10^-33,2.151*10^-15,{1,1},{-1.,1.},1.20124*10^-16,0,1000}</text:p>
          </table:table-cell>
          <table:table-cell/>
          <table:table-cell office:value-type="string" calcext:value-type="string">
            <text:p>{3.04632*10^-6,0.010532,{0,1},{0.947173,-1.00643},0.996509,1,100}</text:p>
          </table:table-cell>
          <table:table-cell/>
          <table:table-cell office:value-type="string" calcext:value-type="string">
            <text:p>{0.00332687,-0.808001,{0,1},{0.0043072,-0.0603582},0.88464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4297*10^-32,3.4557*10^-14,{1,1},{-1.,1.},2.40247*10^-16,0,1000}</text:p>
          </table:table-cell>
          <table:table-cell/>
          <table:table-cell office:value-type="string" calcext:value-type="string">
            <text:p>{0.000217654,0.000323562,{0,1},{0.882495,-0.96592},0.970494,1,100}</text:p>
          </table:table-cell>
          <table:table-cell/>
          <table:table-cell office:value-type="string" calcext:value-type="string">
            <text:p>{0.00175741,0.0775294,{0,0},{-0.0891463,-0.159422},0.083843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77187*10^-32,-2.79444*10^-14,{1,1},{-1.,1.},4.80494*10^-16,0,1000}</text:p>
          </table:table-cell>
          <table:table-cell/>
          <table:table-cell office:value-type="string" calcext:value-type="string">
            <text:p>{8.2335*10^-7,0.0663508,{1,1},{-1.01357,0.945539},0.00181477,0,100}</text:p>
          </table:table-cell>
          <table:table-cell/>
          <table:table-cell office:value-type="string" calcext:value-type="string">
            <text:p>{0.00152481,0.451614,{1,0},{0.458451,0.214586},0.92190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36497*10^-31,-4.23958*10^-14,{1,1},{1.,-1.},1.32136*10^-15,0,1000}</text:p>
          </table:table-cell>
          <table:table-cell/>
          <table:table-cell office:value-type="string" calcext:value-type="string">
            <text:p>{0.00139585,-0.0504648,{1,0},{-0.863415,0.630125},0.925278,1,100}</text:p>
          </table:table-cell>
          <table:table-cell/>
          <table:table-cell office:value-type="string" calcext:value-type="string">
            <text:p>{0.0000328757,0.674971,{1,0},{0.311595,0.0877678},0.98853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24667*10^-32,6.21696*10^-13,{1,1},{-1.,1.},3.60371*10^-16,0,1000}</text:p>
          </table:table-cell>
          <table:table-cell/>
          <table:table-cell office:value-type="string" calcext:value-type="string">
            <text:p>{8.91825*10^-8,-0.0235746,{1,1},{1.00125,-0.977119},0.000597269,0,100}</text:p>
          </table:table-cell>
          <table:table-cell/>
          <table:table-cell office:value-type="string" calcext:value-type="string">
            <text:p>{0.014274,0.221748,{0,0},{0.0749761,0.25415},0.23894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41589*10^-30,-1.56493*10^-14,{1,0},{-1.,1.},1.,1,1000}</text:p>
          </table:table-cell>
          <table:table-cell/>
          <table:table-cell office:value-type="string" calcext:value-type="string">
            <text:p>{0.0022495,-0.112208,{1,0},{-0.779007,0.736718},0.905142,1,100}</text:p>
          </table:table-cell>
          <table:table-cell/>
          <table:table-cell office:value-type="string" calcext:value-type="string">
            <text:p>{0.00166392,1.13014,{1,0},{-0.224011,0.0599431},0.91841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8.32855*10^-15,{0,1},{-1.,1.},1.,1,1000}</text:p>
          </table:table-cell>
          <table:table-cell/>
          <table:table-cell office:value-type="string" calcext:value-type="string">
            <text:p>{0.00010625,-0.0298878,{0,1},{0.984758,-0.946018},0.979384,1,100}</text:p>
          </table:table-cell>
          <table:table-cell/>
          <table:table-cell office:value-type="string" calcext:value-type="string">
            <text:p>{0.0693834,0.496877,{0,0},{0.164338,-0.0584758},0.52681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44717*10^-32,-4.31417*10^-16,{0,0},{-1.,1.},4.66783*10^-16,0,1000}</text:p>
          </table:table-cell>
          <table:table-cell/>
          <table:table-cell office:value-type="string" calcext:value-type="string">
            <text:p>{1.1914*10^-6,-0.0604145,{1,1},{1.00869,-0.946256},0.00218302,0,100}</text:p>
          </table:table-cell>
          <table:table-cell/>
          <table:table-cell office:value-type="string" calcext:value-type="string">
            <text:p>{0.000292318,-0.706458,{1,0},{-0.253721,-0.379608},0.96580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25464*10^-30,1.0816*10^-13,{1,1},{-1.,1.},3.00309*10^-15,0,1000}</text:p>
          </table:table-cell>
          <table:table-cell/>
          <table:table-cell office:value-type="string" calcext:value-type="string">
            <text:p>{5.51234*10^-14,0.0136823,{1,1},{-0.954771,0.941089},4.69568*10^-7,0,100}</text:p>
          </table:table-cell>
          <table:table-cell/>
          <table:table-cell office:value-type="string" calcext:value-type="string">
            <text:p>{1.30293*10^-10,0.680338,{0,1},{0.592191,0.319635},0.99997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18308*10^-36,-3.29789*10^-18,{0,0},{-1.,1.},3.56824*10^-18,0,1000}</text:p>
          </table:table-cell>
          <table:table-cell/>
          <table:table-cell office:value-type="string" calcext:value-type="string">
            <text:p>{5.99237*10^-7,0.0608133,{1,1},{-1.00368,0.941436},0.00154821,0,100}</text:p>
          </table:table-cell>
          <table:table-cell/>
          <table:table-cell office:value-type="string" calcext:value-type="string">
            <text:p>{0.00352614,0.0180959,{1,1},{-0.0487047,0.140484},0.11876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68742*10^-29,-1.08988*10^-13,{1,0},{-1.,1.},1.,1,1000}</text:p>
          </table:table-cell>
          <table:table-cell/>
          <table:table-cell office:value-type="string" calcext:value-type="string">
            <text:p>{3.76381*10^-6,0.00863189,{0,1},{-1.00068,0.986813},0.99612,1,100}</text:p>
          </table:table-cell>
          <table:table-cell/>
          <table:table-cell office:value-type="string" calcext:value-type="string">
            <text:p>{0.000367701,-0.739381,{0,1},{0.0373549,-0.216006},0.96164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1.0822*10^-17,{1,0},{1.,-1.},1.,1,1000}</text:p>
          </table:table-cell>
          <table:table-cell/>
          <table:table-cell office:value-type="string" calcext:value-type="string">
            <text:p>{1.69618*10^-8,-0.00138627,{1,1},{-0.968896,0.970042},0.000260475,0,100}</text:p>
          </table:table-cell>
          <table:table-cell/>
          <table:table-cell office:value-type="string" calcext:value-type="string">
            <text:p>{0.000761996,0.527271,{1,1},{-0.313882,-0.162353},0.0552086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10154*10^-31,8.47385*10^-16,{0,0},{1.,-1.},9.16851*10^-16,0,1000}</text:p>
          </table:table-cell>
          <table:table-cell/>
          <table:table-cell office:value-type="string" calcext:value-type="string">
            <text:p>{0.000944566,0.0568257,{0,0},{-0.972718,0.786788},0.0614676,0,100}</text:p>
          </table:table-cell>
          <table:table-cell/>
          <table:table-cell office:value-type="string" calcext:value-type="string">
            <text:p>{0.0000154107,0.0729,{1,1},{0.152402,-0.218045},0.007851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4297*10^-32,-1.81084*10^-14,{1,1},{1.,-1.},2.40247*10^-16,0,1000}</text:p>
          </table:table-cell>
          <table:table-cell/>
          <table:table-cell office:value-type="string" calcext:value-type="string">
            <text:p>{0.00124626,-0.847855,{1,0},{-0.236792,-0.0375661},1.0706,1,100}</text:p>
          </table:table-cell>
          <table:table-cell/>
          <table:table-cell office:value-type="string" calcext:value-type="string">
            <text:p>{0.000201521,-0.026242,{0,0},{0.366922,-0.303284},0.0283916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9.61502*10^-16,{1,0},{-1.,1.},1.,1,1000}</text:p>
          </table:table-cell>
          <table:table-cell/>
          <table:table-cell office:value-type="string" calcext:value-type="string">
            <text:p>{0.0000216957,-0.0206587,{0,1},{1.00082,-0.968421},0.990684,1,100}</text:p>
          </table:table-cell>
          <table:table-cell/>
          <table:table-cell office:value-type="string" calcext:value-type="string">
            <text:p>{0.00213391,0.703303,{1,0},{0.19068,-0.0257657},0.90761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44695*10^-35,-9.14376*10^-18,{0,0},{1.,-1.},9.89334*10^-18,0,1000}</text:p>
          </table:table-cell>
          <table:table-cell/>
          <table:table-cell office:value-type="string" calcext:value-type="string">
            <text:p>{5.04161*10^-6,0.00415047,{0,0},{0.98767,-1.04463},0.00449071,0,100}</text:p>
          </table:table-cell>
          <table:table-cell/>
          <table:table-cell office:value-type="string" calcext:value-type="string">
            <text:p>{0.000380981,-0.0149356,{1,1},{0.139687,-0.0886676},0.039037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93038*10^-32,1.89472*10^-15,{1,0},{-1.,1.},1.,1,1000}</text:p>
          </table:table-cell>
          <table:table-cell/>
          <table:table-cell office:value-type="string" calcext:value-type="string">
            <text:p>{0.0027998,-0.498994,{0,1},{0.363904,-0.379965},0.894174,1,100}</text:p>
          </table:table-cell>
          <table:table-cell/>
          <table:table-cell office:value-type="string" calcext:value-type="string">
            <text:p>{0.00209189,0.468062,{0,1},{0.592191,0.426946},0.90852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03252*10^-32,5.23887*10^-16,{0,0},{-1.,1.},5.66834*10^-16,0,1000}</text:p>
          </table:table-cell>
          <table:table-cell/>
          <table:table-cell office:value-type="string" calcext:value-type="string">
            <text:p>{1.24495*10^-6,0.0828679,{0,1},{-0.975914,0.914511},0.997768,1,100}</text:p>
          </table:table-cell>
          <table:table-cell/>
          <table:table-cell office:value-type="string" calcext:value-type="string">
            <text:p>{0.0000248715,0.962783,{0,1},{-0.00666821,0.0255266},0.99002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9061*10^-31,-6.10445*10^-16,{0,0},{-1.,1.},6.60488*10^-16,0,1000}</text:p>
          </table:table-cell>
          <table:table-cell/>
          <table:table-cell office:value-type="string" calcext:value-type="string">
            <text:p>{0.000044817,-0.0123748,{0,0},{0.998828,-0.957301},0.0133891,0,100}</text:p>
          </table:table-cell>
          <table:table-cell/>
          <table:table-cell office:value-type="string" calcext:value-type="string">
            <text:p>{0.00655786,0.149971,{0,0},{-0.118284,-0.250672},0.16196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7543*10^-50,-2.4483*10^-25,{0,0},{-1.,1.},2.649*10^-25,0,1000}</text:p>
          </table:table-cell>
          <table:table-cell/>
          <table:table-cell office:value-type="string" calcext:value-type="string">
            <text:p>{3.09208*10^-6,0.00325041,{0,0},{0.980991,-1.01834},0.00351686,0,100}</text:p>
          </table:table-cell>
          <table:table-cell/>
          <table:table-cell office:value-type="string" calcext:value-type="string">
            <text:p>{0.000325081,0.851411,{0,1},{0.247622,0.106616},0.9639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35574*10^-30,-7.79176*10^-15,{1,0},{1.,-1.},1.,1,1000}</text:p>
          </table:table-cell>
          <table:table-cell/>
          <table:table-cell office:value-type="string" calcext:value-type="string">
            <text:p>{0.0000173374,0.00705357,{0,1},{-0.990723,0.983182},0.991672,1,100}</text:p>
          </table:table-cell>
          <table:table-cell/>
          <table:table-cell office:value-type="string" calcext:value-type="string">
            <text:p>{0.000258656,0.617767,{1,0},{0.344755,-0.319417},0.96783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8.01903*10^-16,{0,1},{-1.,1.},1.,1,1000}</text:p>
          </table:table-cell>
          <table:table-cell/>
          <table:table-cell office:value-type="string" calcext:value-type="string">
            <text:p>{1.15171*10^-6,-0.0374656,{0,1},{0.993127,-0.960013},0.997854,1,100}</text:p>
          </table:table-cell>
          <table:table-cell/>
          <table:table-cell office:value-type="string" calcext:value-type="string">
            <text:p>{0.0135668,0.216141,{0,0},{0.529918,0.292027},0.23295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1.36559*10^-16,{1,0},{-1.,1.},1.,1,1000}</text:p>
          </table:table-cell>
          <table:table-cell/>
          <table:table-cell office:value-type="string" calcext:value-type="string">
            <text:p>{0.000248557,0.0788553,{0,1},{-0.640516,0.884399},0.968469,1,100}</text:p>
          </table:table-cell>
          <table:table-cell/>
          <table:table-cell office:value-type="string" calcext:value-type="string">
            <text:p>{0.00371913,0.626362,{1,0},{0.234671,-0.0257657},0.87803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94039*10^-29,-1.64715*10^-14,{0,0},{1.,-1.},1.78218*10^-14,0,1000}</text:p>
          </table:table-cell>
          <table:table-cell/>
          <table:table-cell office:value-type="string" calcext:value-type="string">
            <text:p>{0.0139843,-0.219467,{0,0},{0.218543,0.0091115},0.23651,0,100}</text:p>
          </table:table-cell>
          <table:table-cell/>
          <table:table-cell office:value-type="string" calcext:value-type="string">
            <text:p>{2.391*10^-7,-0.354621,{1,1},{0.390009,-0.0362918},0.00097795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2.56548*10^-15,{1,1},{1.,-1.},0.,0,1000}</text:p>
          </table:table-cell>
          <table:table-cell/>
          <table:table-cell office:value-type="string" calcext:value-type="string">
            <text:p>{3.83213*10^-6,-0.00899958,{0,1},{1.00826,-0.986404},0.996085,1,100}</text:p>
          </table:table-cell>
          <table:table-cell/>
          <table:table-cell office:value-type="string" calcext:value-type="string">
            <text:p>{0.000286063,0.858897,{0,1},{0.529016,0.101706},0.96617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2434*10^-31,6.19813*10^-16,{0,0},{1.,-1.},6.70623*10^-16,0,1000}</text:p>
          </table:table-cell>
          <table:table-cell/>
          <table:table-cell office:value-type="string" calcext:value-type="string">
            <text:p>{8.13895*10^-6,-0.0038578,{1,0},{0.997163,-0.947448},0.994294,1,100}</text:p>
          </table:table-cell>
          <table:table-cell/>
          <table:table-cell office:value-type="string" calcext:value-type="string">
            <text:p>{0.000430939,-0.198133,{1,1},{0.352966,-0.193211},0.041518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6798*10^-28,-2.08146*10^-14,{0,0},{-1.,1.},2.25209*10^-14,0,1000}</text:p>
          </table:table-cell>
          <table:table-cell/>
          <table:table-cell office:value-type="string" calcext:value-type="string">
            <text:p>{0.000866714,-0.643535,{0,1},{0.637815,-0.288332},0.94112,1,100}</text:p>
          </table:table-cell>
          <table:table-cell/>
          <table:table-cell office:value-type="string" calcext:value-type="string">
            <text:p>{0.0333353,0.340752,{0,0},{0.342736,0.12151},0.36515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63011*10^-30,4.34145*10^-15,{1,0},{-1.,1.},1.,1,1000}</text:p>
          </table:table-cell>
          <table:table-cell/>
          <table:table-cell office:value-type="string" calcext:value-type="string">
            <text:p>{0.00004369,0.0122182,{0,0},{0.970729,-1.03564},0.0132197,0,100}</text:p>
          </table:table-cell>
          <table:table-cell/>
          <table:table-cell office:value-type="string" calcext:value-type="string">
            <text:p>{0.00380059,0.319381,{1,0},{0.540183,0.0507364},0.87670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93819*10^-29,-6.8057*10^-13,{1,1},{1.,-1.},1.40545*10^-14,0,1000}</text:p>
          </table:table-cell>
          <table:table-cell/>
          <table:table-cell office:value-type="string" calcext:value-type="string">
            <text:p>{7.03234*10^-9,0.0000343138,{0,1},{0.986814,-0.999837},0.999832,1,100}</text:p>
          </table:table-cell>
          <table:table-cell/>
          <table:table-cell office:value-type="string" calcext:value-type="string">
            <text:p>{1.07953*10^-6,0.305761,{1,0},{0.691798,0.290849},0.99792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37191*10^-26,-7.96747*10^-13,{1,0},{-1.,1.},1.,1,1000}</text:p>
          </table:table-cell>
          <table:table-cell/>
          <table:table-cell office:value-type="string" calcext:value-type="string">
            <text:p>{2.59553*10^-7,-0.000941727,{0,0},{-0.994249,0.997473},0.00101893,0,100}</text:p>
          </table:table-cell>
          <table:table-cell/>
          <table:table-cell office:value-type="string" calcext:value-type="string">
            <text:p>{0.000614532,0.0458311,{0,0},{-0.191257,-0.0827244},0.049579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98402*10^-31,2.92606*10^-15,{1,0},{1.,-1.},1.,1,1000}</text:p>
          </table:table-cell>
          <table:table-cell/>
          <table:table-cell office:value-type="string" calcext:value-type="string">
            <text:p>{2.90199*10^-6,-0.089089,{1,1},{1.02755,-0.935311},0.00340705,0,100}</text:p>
          </table:table-cell>
          <table:table-cell/>
          <table:table-cell office:value-type="string" calcext:value-type="string">
            <text:p>{1.94761*10^-7,0.226381,{1,1},{0.04265,-0.268216},0.00088263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60742*10^-33,2.88872*10^-14,{1,1},{-1.,1.},1.20124*10^-16,0,1000}</text:p>
          </table:table-cell>
          <table:table-cell/>
          <table:table-cell office:value-type="string" calcext:value-type="string">
            <text:p>{0.0000267411,-0.44778,{1,0},{-0.5401,0.0908488},0.989658,1,100}</text:p>
          </table:table-cell>
          <table:table-cell/>
          <table:table-cell office:value-type="string" calcext:value-type="string">
            <text:p>{4.23978*10^-6,0.856905,{1,0},{0.14794,0.0460085},1.0041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49135*10^-29,7.08265*10^-14,{1,0},{1.,-1.},1.,1,1000}</text:p>
          </table:table-cell>
          <table:table-cell/>
          <table:table-cell office:value-type="string" calcext:value-type="string">
            <text:p>{5.74877*10^-8,0.0269854,{1,1},{0.985561,-1.01299},0.000479532,0,100}</text:p>
          </table:table-cell>
          <table:table-cell/>
          <table:table-cell office:value-type="string" calcext:value-type="string">
            <text:p>{0.00484389,0.813859,{0,1},{-0.0058641,0.0281879},0.86080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2.74356*10^-24,{1,1},{-1.,1.},0.,0,1000}</text:p>
          </table:table-cell>
          <table:table-cell/>
          <table:table-cell office:value-type="string" calcext:value-type="string">
            <text:p>{0.000383841,0.0852096,{1,0},{0.869219,-0.902151},0.960816,1,100}</text:p>
          </table:table-cell>
          <table:table-cell/>
          <table:table-cell office:value-type="string" calcext:value-type="string">
            <text:p>{0.00459956,0.823671,{0,1},{-0.0804092,0.0222834},0.8643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1.9905*10^-16,{1,1},{-1.,1.},0.,0,1000}</text:p>
          </table:table-cell>
          <table:table-cell/>
          <table:table-cell office:value-type="string" calcext:value-type="string">
            <text:p>{4.0673*10^-6,-0.012966,{0,1},{0.999669,-0.982299},0.995966,1,100}</text:p>
          </table:table-cell>
          <table:table-cell/>
          <table:table-cell office:value-type="string" calcext:value-type="string">
            <text:p>{0.011302,0.197148,{0,0},{0.542765,0.273901},0.21262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4297*10^-32,5.47676*10^-15,{1,1},{1.,-1.},2.40247*10^-16,0,1000}</text:p>
          </table:table-cell>
          <table:table-cell/>
          <table:table-cell office:value-type="string" calcext:value-type="string">
            <text:p>{0.0000301229,0.0197207,{1,0},{0.967417,-1.04681},0.989023,1,100}</text:p>
          </table:table-cell>
          <table:table-cell/>
          <table:table-cell office:value-type="string" calcext:value-type="string">
            <text:p>{0.00203567,0.614831,{1,0},{0.281566,0.098655},0.90976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1.32731*10^-16,{1,0},{1.,-1.},1.,1,1000}</text:p>
          </table:table-cell>
          <table:table-cell/>
          <table:table-cell office:value-type="string" calcext:value-type="string">
            <text:p>{0.00252863,0.577557,{0,1},{-0.443829,0.307267},0.899429,1,100}</text:p>
          </table:table-cell>
          <table:table-cell/>
          <table:table-cell office:value-type="string" calcext:value-type="string">
            <text:p>{0.00366816,-1.10412,{1,0},{0.242161,-0.268662},0.87886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20911*10^-30,2.90845*10^-13,{1,1},{1.,-1.},4.56469*10^-15,0,1000}</text:p>
          </table:table-cell>
          <table:table-cell/>
          <table:table-cell office:value-type="string" calcext:value-type="string">
            <text:p>{1.41383*10^-7,0.000695042,{0,0},{-0.998283,0.969305},0.000752019,0,100}</text:p>
          </table:table-cell>
          <table:table-cell/>
          <table:table-cell office:value-type="string" calcext:value-type="string">
            <text:p>{5.47515*10^-13,-0.0491745,{1,1},{-0.00954146,0.0587174},1.47988*10^-6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9363*10^-29,-6.38626*10^-15,{0,0},{1.,-1.},6.90978*10^-15,0,1000}</text:p>
          </table:table-cell>
          <table:table-cell/>
          <table:table-cell office:value-type="string" calcext:value-type="string">
            <text:p>{2.95799*10^-8,0.000317915,{0,0},{0.967705,-0.971294},0.000343976,0,100}</text:p>
          </table:table-cell>
          <table:table-cell/>
          <table:table-cell office:value-type="string" calcext:value-type="string">
            <text:p>{1.61033*10^-7,-0.161728,{1,1},{-0.0213915,0.182378},0.00080257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93038*10^-32,7.9702*10^-15,{0,1},{1.,-1.},1.,1,1000}</text:p>
          </table:table-cell>
          <table:table-cell/>
          <table:table-cell office:value-type="string" calcext:value-type="string">
            <text:p>{0.0000925115,0.0177796,{0,0},{0.766756,-0.869669},0.0192366,0,100}</text:p>
          </table:table-cell>
          <table:table-cell/>
          <table:table-cell office:value-type="string" calcext:value-type="string">
            <text:p>{0.0579719,0.452635,{0,0},{-0.23466,0.0430332},0.48154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3.27643*10^-17,{1,0},{1.,-1.},1.,1,1000}</text:p>
          </table:table-cell>
          <table:table-cell/>
          <table:table-cell office:value-type="string" calcext:value-type="string">
            <text:p>{7.54664*10^-7,0.00160579,{0,0},{0.993514,-1.01622},0.00173743,0,100}</text:p>
          </table:table-cell>
          <table:table-cell/>
          <table:table-cell office:value-type="string" calcext:value-type="string">
            <text:p>{8.65927*10^-8,-0.00177419,{1,1},{-0.172772,0.17509},0.00058853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2.4705*10^-17,{1,0},{1.,-1.},1.,1,1000}</text:p>
          </table:table-cell>
          <table:table-cell/>
          <table:table-cell office:value-type="string" calcext:value-type="string">
            <text:p>{1.30013*10^-7,-0.0169103,{1,0},{-0.983937,1.01333},1.00072,1,100}</text:p>
          </table:table-cell>
          <table:table-cell/>
          <table:table-cell office:value-type="string" calcext:value-type="string">
            <text:p>{0.0000642863,0.689182,{1,0},{0.292054,0.305842},0.98396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63011*10^-30,4.78292*10^-15,{0,1},{-1.,1.},1.,1,1000}</text:p>
          </table:table-cell>
          <table:table-cell/>
          <table:table-cell office:value-type="string" calcext:value-type="string">
            <text:p>{0.0000313749,0.010354,{0,0},{-1.00368,0.968321},0.0112027,0,100}</text:p>
          </table:table-cell>
          <table:table-cell/>
          <table:table-cell office:value-type="string" calcext:value-type="string">
            <text:p>{0.00145033,-0.961755,{1,0},{0.0495083,-0.090415},0.92383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75576*10^-26,9.7395*10^-13,{0,1},{-1.,1.},1.,1,1000}</text:p>
          </table:table-cell>
          <table:table-cell/>
          <table:table-cell office:value-type="string" calcext:value-type="string">
            <text:p>{2.3235*10^-6,0.0000465357,{0,1},{-0.973947,0.996374},0.996951,1,100}</text:p>
          </table:table-cell>
          <table:table-cell/>
          <table:table-cell office:value-type="string" calcext:value-type="string">
            <text:p>{0.0000339629,1.01755,{1,0},{-0.0312092,-0.00755209},0.98834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9.86042*10^-16,{1,1},{-1.,1.},0.,0,1000}</text:p>
          </table:table-cell>
          <table:table-cell/>
          <table:table-cell office:value-type="string" calcext:value-type="string">
            <text:p>{5.0375*10^-8,-0.0109281,{1,1},{0.99598,-0.984637},0.000448888,0,100}</text:p>
          </table:table-cell>
          <table:table-cell/>
          <table:table-cell office:value-type="string" calcext:value-type="string">
            <text:p>{0.000196399,1.02664,{0,1},{0.19792,-0.0593313},0.97197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60742*10^-33,-1.92698*10^-14,{1,1},{1.,-1.},1.20124*10^-16,0,1000}</text:p>
          </table:table-cell>
          <table:table-cell/>
          <table:table-cell office:value-type="string" calcext:value-type="string">
            <text:p>{0.000211032,0.0268542,{0,0},{-0.962497,0.897887},0.0290539,0,100}</text:p>
          </table:table-cell>
          <table:table-cell/>
          <table:table-cell office:value-type="string" calcext:value-type="string">
            <text:p>{0.0190548,0.256559,{0,0},{0.23873,0.0589701},0.27607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82349*10^-28,3.10603*10^-14,{0,0},{-1.,1.},3.36065*10^-14,0,1000}</text:p>
          </table:table-cell>
          <table:table-cell/>
          <table:table-cell office:value-type="string" calcext:value-type="string">
            <text:p>{0.0000102279,-0.0109063,{0,1},{0.986062,-0.98159},0.993604,1,100}</text:p>
          </table:table-cell>
          <table:table-cell/>
          <table:table-cell office:value-type="string" calcext:value-type="string">
            <text:p>{0.0045392,0.554146,{0,1},{0.0488052,0.29279},0.86525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1.65989*10^-14,{1,0},{-1.,1.},1.,1,1000}</text:p>
          </table:table-cell>
          <table:table-cell/>
          <table:table-cell office:value-type="string" calcext:value-type="string">
            <text:p>{0.00027634,0.0307304,{0,0},{-0.880394,0.773253},0.033247,0,100}</text:p>
          </table:table-cell>
          <table:table-cell/>
          <table:table-cell office:value-type="string" calcext:value-type="string">
            <text:p>{2.14273*10^-7,-0.0256993,{1,1},{0.064158,-0.0376031},0.00092579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1.35951*10^-15,{1,0},{1.,-1.},1.,1,1000}</text:p>
          </table:table-cell>
          <table:table-cell/>
          <table:table-cell office:value-type="string" calcext:value-type="string">
            <text:p>{7.84335*10^-10,0.000101088,{0,1},{0.943378,-1.00017},1.00006,1,100}</text:p>
          </table:table-cell>
          <table:table-cell/>
          <table:table-cell office:value-type="string" calcext:value-type="string">
            <text:p>{0.000329845,0.148724,{1,1},{0.00332656,-0.118477},0.0363232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30565*10^-26,1.3001*10^-12,{0,1},{-1.,1.},1.,1,1000}</text:p>
          </table:table-cell>
          <table:table-cell/>
          <table:table-cell office:value-type="string" calcext:value-type="string">
            <text:p>{6.40712*10^-9,0.380225,{1,1},{-1.11828,0.737909},0.000160089,0,100}</text:p>
          </table:table-cell>
          <table:table-cell/>
          <table:table-cell office:value-type="string" calcext:value-type="string">
            <text:p>{0.00313679,0.475451,{1,0},{0.396621,-0.0718189},0.88798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21231*10^-28,1.68596*10^-13,{1,0},{1.,-1.},1.,1,1000}</text:p>
          </table:table-cell>
          <table:table-cell/>
          <table:table-cell office:value-type="string" calcext:value-type="string">
            <text:p>{7.42053*10^-6,-0.00385017,{0,1},{0.990083,-0.989757},0.994552,1,100}</text:p>
          </table:table-cell>
          <table:table-cell/>
          <table:table-cell office:value-type="string" calcext:value-type="string">
            <text:p>{0.00502443,-0.742719,{1,0},{-0.0965068,0.166445},0.85823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52863*10^-33,7.22709*10^-17,{0,0},{-1.,1.},7.81954*10^-17,0,1000}</text:p>
          </table:table-cell>
          <table:table-cell/>
          <table:table-cell office:value-type="string" calcext:value-type="string">
            <text:p>{3.64572*10^-7,-0.0011161,{0,0},{0.99792,-0.994212},0.0012076,0,100}</text:p>
          </table:table-cell>
          <table:table-cell/>
          <table:table-cell office:value-type="string" calcext:value-type="string">
            <text:p>{0.0041272,0.692992,{0,1},{0.388866,0.160841},0.87151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39988*10^-27,9.05538*10^-14,{0,0},{-1.,1.},9.79771*10^-14,0,1000}</text:p>
          </table:table-cell>
          <table:table-cell/>
          <table:table-cell office:value-type="string" calcext:value-type="string">
            <text:p>{4.61689*10^-6,0.0039718,{0,0},{-0.672361,0.512206},0.00429739,0,100}</text:p>
          </table:table-cell>
          <table:table-cell/>
          <table:table-cell office:value-type="string" calcext:value-type="string">
            <text:p>{0.0000235677,-0.3556,{1,1},{0.289663,0.0749113},0.00970932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93038*10^-32,1.7879*10^-14,{0,1},{1.,-1.},1.,1,1000}</text:p>
          </table:table-cell>
          <table:table-cell/>
          <table:table-cell office:value-type="string" calcext:value-type="string">
            <text:p>{0.0000514228,-0.211389,{1,1},{0.1,0.0981338},0.0143419,0,100}</text:p>
          </table:table-cell>
          <table:table-cell/>
          <table:table-cell office:value-type="string" calcext:value-type="string">
            <text:p>{0.000381061,0.69163,{0,1},{-0.000293148,0.262962},0.96095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08149*10^-31,2.39947*10^-15,{0,1},{1.,-1.},1.,1,1000}</text:p>
          </table:table-cell>
          <table:table-cell/>
          <table:table-cell office:value-type="string" calcext:value-type="string">
            <text:p>{0.0000454992,-0.018066,{1,0},{-0.966137,0.936348},0.986509,1,100}</text:p>
          </table:table-cell>
          <table:table-cell/>
          <table:table-cell office:value-type="string" calcext:value-type="string">
            <text:p>{0.00481633,-0.725233,{1,0},{-0.11725,0.0671997},0.861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12005*10^-29,3.2522*10^-13,{1,1},{-1.,1.},1.11715*10^-14,0,1000}</text:p>
          </table:table-cell>
          <table:table-cell/>
          <table:table-cell office:value-type="string" calcext:value-type="string">
            <text:p>{0.0000175038,0.0515083,{0,1},{-0.968534,0.93868},0.991632,1,100}</text:p>
          </table:table-cell>
          <table:table-cell/>
          <table:table-cell office:value-type="string" calcext:value-type="string">
            <text:p>{0.00778971,0.0674309,{1,1},{0.0983862,-0.00230915},0.17651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70372*10^-32,-2.49851*10^-14,{1,0},{1.,-1.},1.,1,1000}</text:p>
          </table:table-cell>
          <table:table-cell/>
          <table:table-cell office:value-type="string" calcext:value-type="string">
            <text:p>{6.86968*10^-8,-0.00101617,{0,1},{0.996054,-0.998368},0.999476,1,100}</text:p>
          </table:table-cell>
          <table:table-cell/>
          <table:table-cell office:value-type="string" calcext:value-type="string">
            <text:p>{0.000325985,0.486798,{1,0},{0.471171,0.14201},0.9638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2076*10^-28,1.86756*10^-14,{0,0},{1.,-1.},2.02065*10^-14,0,1000}</text:p>
          </table:table-cell>
          <table:table-cell/>
          <table:table-cell office:value-type="string" calcext:value-type="string">
            <text:p>{0.0109146,0.193719,{0,0},{-0.0978738,-0.0214316},0.208946,0,100}</text:p>
          </table:table-cell>
          <table:table-cell/>
          <table:table-cell office:value-type="string" calcext:value-type="string">
            <text:p>{0.00321429,0.729279,{1,0},{0.141266,0.207806},0.88661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93038*10^-32,-5.49164*10^-16,{0,1},{-1.,1.},1.,1,1000}</text:p>
          </table:table-cell>
          <table:table-cell/>
          <table:table-cell office:value-type="string" calcext:value-type="string">
            <text:p>{1.69681*10^-6,-0.00647607,{1,0},{1.00342,-0.99008},0.997395,1,100}</text:p>
          </table:table-cell>
          <table:table-cell/>
          <table:table-cell office:value-type="string" calcext:value-type="string">
            <text:p>{0.000279672,0.418226,{1,0},{0.542817,-0.0396632},0.96655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6755*10^-30,-1.99733*10^-15,{0,0},{1.,-1.},2.16107*10^-15,0,1000}</text:p>
          </table:table-cell>
          <table:table-cell/>
          <table:table-cell office:value-type="string" calcext:value-type="string">
            <text:p>{2.88414*10^-11,0.0290309,{0,1},{0.999183,-1.02902},0.999989,1,100}</text:p>
          </table:table-cell>
          <table:table-cell/>
          <table:table-cell office:value-type="string" calcext:value-type="string">
            <text:p>{0.0000961451,0.0147742,{1,1},{-0.0110158,0.014367},0.019610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60817*10^-29,1.27454*10^-12,{1,0},{-1.,1.},1.,1,1000}</text:p>
          </table:table-cell>
          <table:table-cell/>
          <table:table-cell office:value-type="string" calcext:value-type="string">
            <text:p>{0.00069766,-0.0181337,{1,0},{-0.920643,0.558118},0.947173,1,100}</text:p>
          </table:table-cell>
          <table:table-cell/>
          <table:table-cell office:value-type="string" calcext:value-type="string">
            <text:p>{0.000709503,-0.473667,{1,1},{0.301357,0.123063},0.05327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5141*10^-30,-1.89539*10^-15,{0,0},{1.,-1.},2.05077*10^-15,0,1000}</text:p>
          </table:table-cell>
          <table:table-cell/>
          <table:table-cell office:value-type="string" calcext:value-type="string">
            <text:p>{5.22351*10^-6,0.0256056,{1,0},{0.969029,-0.928965},0.995429,1,100}</text:p>
          </table:table-cell>
          <table:table-cell/>
          <table:table-cell office:value-type="string" calcext:value-type="string">
            <text:p>{0.00376428,-0.885639,{1,0},{0.0254226,-0.472469},0.87729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2.92098*10^-16,{1,0},{1.,-1.},1.,1,1000}</text:p>
          </table:table-cell>
          <table:table-cell/>
          <table:table-cell office:value-type="string" calcext:value-type="string">
            <text:p>{2.77462*10^-7,0.0399292,{1,1},{0.877421,-0.916376},0.00105349,0,100}</text:p>
          </table:table-cell>
          <table:table-cell/>
          <table:table-cell office:value-type="string" calcext:value-type="string">
            <text:p>{0.00369534,-0.0860479,{1,1},{0.121884,0.0766493},0.12157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1.60169*10^-16,{1,0},{1.,-1.},1.,1,1000}</text:p>
          </table:table-cell>
          <table:table-cell/>
          <table:table-cell office:value-type="string" calcext:value-type="string">
            <text:p>{3.07461*10^-6,-0.106319,{1,1},{-0.835741,0.945301},0.00350692,0,100}</text:p>
          </table:table-cell>
          <table:table-cell/>
          <table:table-cell office:value-type="string" calcext:value-type="string">
            <text:p>{0.0000847714,0.8586,{0,1},{0.203644,0.119867},0.98158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03972*10^-31,3.8869*10^-14,{0,1},{-1.,1.},1.,1,1000}</text:p>
          </table:table-cell>
          <table:table-cell/>
          <table:table-cell office:value-type="string" calcext:value-type="string">
            <text:p>{0.0000326795,-0.383626,{0,1},{0.249227,-0.602979},0.988567,1,100}</text:p>
          </table:table-cell>
          <table:table-cell/>
          <table:table-cell office:value-type="string" calcext:value-type="string">
            <text:p>{0.0049154,-0.413404,{1,0},{-0.427519,0.0289487},0.8597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24001*10^-30,9.6401*10^-15,{1,0},{-1.,1.},1.,1,1000}</text:p>
          </table:table-cell>
          <table:table-cell/>
          <table:table-cell office:value-type="string" calcext:value-type="string">
            <text:p>{0.00364659,0.4543,{1,0},{0.408056,-0.189864},0.879226,1,100}</text:p>
          </table:table-cell>
          <table:table-cell/>
          <table:table-cell office:value-type="string" calcext:value-type="string">
            <text:p>{0.00779022,0.163513,{0,0},{-0.326353,-0.116435},0.17652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15544*10^-30,-1.01712*10^-14,{0,1},{-1.,1.},1.,1,1000}</text:p>
          </table:table-cell>
          <table:table-cell/>
          <table:table-cell office:value-type="string" calcext:value-type="string">
            <text:p>{0.0000325736,0.0201696,{0,1},{-0.99425,0.966457},0.988585,1,100}</text:p>
          </table:table-cell>
          <table:table-cell/>
          <table:table-cell office:value-type="string" calcext:value-type="string">
            <text:p>{0.00373012,-0.25651,{0,1},{0.204532,-0.604324},0.87785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03972*10^-31,-3.7445*10^-15,{0,1},{1.,-1.},1.,1,1000}</text:p>
          </table:table-cell>
          <table:table-cell/>
          <table:table-cell office:value-type="string" calcext:value-type="string">
            <text:p>{7.44763*10^-8,-0.0102626,{1,1},{0.977221,-0.966454},0.000545807,0,100}</text:p>
          </table:table-cell>
          <table:table-cell/>
          <table:table-cell office:value-type="string" calcext:value-type="string">
            <text:p>{0.0468445,0.405543,{0,0},{0.0364388,0.216924},0.432872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64391*10^-29,7.49465*10^-15,{0,0},{-1.,1.},8.10903*10^-15,0,1000}</text:p>
          </table:table-cell>
          <table:table-cell/>
          <table:table-cell office:value-type="string" calcext:value-type="string">
            <text:p>{0.0000212061,-0.00851226,{0,0},{1.01683,-0.956626},0.00921001,0,100}</text:p>
          </table:table-cell>
          <table:table-cell/>
          <table:table-cell office:value-type="string" calcext:value-type="string">
            <text:p>{0.00333275,0.432993,{1,0},{0.435253,-0.292088},0.8845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8.8265*10^-16,{1,1},{-1.,1.},0.,0,1000}</text:p>
          </table:table-cell>
          <table:table-cell/>
          <table:table-cell office:value-type="string" calcext:value-type="string">
            <text:p>{0.0000643918,0.292321,{1,1},{-0.546503,0.269016},0.0160489,0,100}</text:p>
          </table:table-cell>
          <table:table-cell/>
          <table:table-cell office:value-type="string" calcext:value-type="string">
            <text:p>{0.000312431,-0.566358,{0,1},{0.16636,-0.392487},0.96464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4019*10^-25,-4.59381*10^-12,{0,1},{1.,-1.},1.,1,1000}</text:p>
          </table:table-cell>
          <table:table-cell/>
          <table:table-cell office:value-type="string" calcext:value-type="string">
            <text:p>{1.67751*10^-6,-0.00221243,{0,1},{-0.990497,0.99917},0.99741,1,100}</text:p>
          </table:table-cell>
          <table:table-cell/>
          <table:table-cell office:value-type="string" calcext:value-type="string">
            <text:p>{0.000985197,-0.292312,{1,1},{0.178805,0.171542},0.062775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326*10^-32,1.22537*10^-15,{1,0},{1.,-1.},1.,1,1000}</text:p>
          </table:table-cell>
          <table:table-cell/>
          <table:table-cell office:value-type="string" calcext:value-type="string">
            <text:p>{2.07351*10^-8,-0.000706175,{0,1},{0.998934,-0.998955},0.999712,1,100}</text:p>
          </table:table-cell>
          <table:table-cell/>
          <table:table-cell office:value-type="string" calcext:value-type="string">
            <text:p>{0.0170023,0.242204,{0,0},{-0.316315,0.244149},0.260786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2.94909*10^-15,{0,1},{1.,-1.},1.,1,1000}</text:p>
          </table:table-cell>
          <table:table-cell/>
          <table:table-cell office:value-type="string" calcext:value-type="string">
            <text:p>{9.51513*10^-7,-0.0216192,{0,1},{0.996687,-0.976089},0.998049,1,100}</text:p>
          </table:table-cell>
          <table:table-cell/>
          <table:table-cell office:value-type="string" calcext:value-type="string">
            <text:p>{3.44121*10^-6,0.961659,{0,1},{0.278998,0.0339857},0.9962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9867*10^-31,-3.56644*10^-14,{1,1},{-1.,1.},7.20741*10^-16,0,1000}</text:p>
          </table:table-cell>
          <table:table-cell/>
          <table:table-cell office:value-type="string" calcext:value-type="string">
            <text:p>{2.96119*10^-6,0.0117341,{1,0},{-1.00769,0.923938},0.996558,1,100}</text:p>
          </table:table-cell>
          <table:table-cell/>
          <table:table-cell office:value-type="string" calcext:value-type="string">
            <text:p>{0.0000951477,0.907238,{1,0},{0.0699554,0.255783},0.98049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4.39516*10^-15,{1,1},{1.,-1.},0.,0,1000}</text:p>
          </table:table-cell>
          <table:table-cell/>
          <table:table-cell office:value-type="string" calcext:value-type="string">
            <text:p>{3.99585*10^-7,0.0163984,{1,0},{0.985088,-1.02323},1.00126,1,100}</text:p>
          </table:table-cell>
          <table:table-cell/>
          <table:table-cell office:value-type="string" calcext:value-type="string">
            <text:p>{0.0421158,-0.383995,{0,0},{0.179496,-0.0212821},0.41044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60742*10^-33,1.81142*10^-14,{1,1},{-1.,1.},1.20124*10^-16,0,1000}</text:p>
          </table:table-cell>
          <table:table-cell/>
          <table:table-cell office:value-type="string" calcext:value-type="string">
            <text:p>{5.57179*10^-7,0.0110205,{1,0},{-1.00927,0.94902},0.998507,1,100}</text:p>
          </table:table-cell>
          <table:table-cell/>
          <table:table-cell office:value-type="string" calcext:value-type="string">
            <text:p>{2.86215*10^-6,0.616249,{0,1},{0.592191,0.379778},0.99661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60742*10^-33,3.85195*10^-15,{1,1},{-1.,1.},1.20124*10^-16,0,1000}</text:p>
          </table:table-cell>
          <table:table-cell/>
          <table:table-cell office:value-type="string" calcext:value-type="string">
            <text:p>{0.0000181851,-0.0512262,{0,1},{0.96906,-0.938774},0.991471,1,100}</text:p>
          </table:table-cell>
          <table:table-cell/>
          <table:table-cell office:value-type="string" calcext:value-type="string">
            <text:p>{0.000696244,0.0487842,{0,0},{-0.0283224,-0.0215602},0.052772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43882*10^-31,-1.23153*10^-15,{0,0},{-1.,1.},1.33249*10^-15,0,1000}</text:p>
          </table:table-cell>
          <table:table-cell/>
          <table:table-cell office:value-type="string" calcext:value-type="string">
            <text:p>{4.204*10^-6,-0.151475,{0,1},{0.98476,-0.843711},0.995899,1,100}</text:p>
          </table:table-cell>
          <table:table-cell/>
          <table:table-cell office:value-type="string" calcext:value-type="string">
            <text:p>{0.00531301,-0.13494,{0,0},{-0.102137,-0.378322},0.14578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60742*10^-33,2.99326*10^-14,{1,1},{-1.,1.},1.20124*10^-16,0,1000}</text:p>
          </table:table-cell>
          <table:table-cell/>
          <table:table-cell office:value-type="string" calcext:value-type="string">
            <text:p>{2.85127*10^-7,0.0181336,{1,0},{-1.01688,0.859306},0.998932,1,100}</text:p>
          </table:table-cell>
          <table:table-cell/>
          <table:table-cell office:value-type="string" calcext:value-type="string">
            <text:p>{0.00405224,-0.801369,{0,1},{0.169679,-0.0537583},0.87268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61943*10^-29,7.43863*10^-15,{0,0},{-1.,1.},8.04843*10^-15,0,1000}</text:p>
          </table:table-cell>
          <table:table-cell/>
          <table:table-cell office:value-type="string" calcext:value-type="string">
            <text:p>{3.27191*10^-6,0.00666228,{1,0},{0.98909,-0.928377},0.996382,1,100}</text:p>
          </table:table-cell>
          <table:table-cell/>
          <table:table-cell office:value-type="string" calcext:value-type="string">
            <text:p>{0.0001802,0.202014,{1,1},{0.0659604,-0.243159},0.026847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4297*10^-32,-1.16885*10^-14,{1,1},{1.,-1.},2.40247*10^-16,0,1000}</text:p>
          </table:table-cell>
          <table:table-cell/>
          <table:table-cell office:value-type="string" calcext:value-type="string">
            <text:p>{0.000109232,0.0193197,{0,0},{0.539128,0.224948},0.0209029,0,100}</text:p>
          </table:table-cell>
          <table:table-cell/>
          <table:table-cell office:value-type="string" calcext:value-type="string">
            <text:p>{2.67776*10^-7,0.0149921,{1,1},{0.0804861,-0.0945217},0.0010349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3.643*10^-16,{1,0},{1.,-1.},1.,1,1000}</text:p>
          </table:table-cell>
          <table:table-cell/>
          <table:table-cell office:value-type="string" calcext:value-type="string">
            <text:p>{1.39611*10^-10,-0.0266465,{1,1},{0.997759,-0.97109},0.0000236314,0,100}</text:p>
          </table:table-cell>
          <table:table-cell/>
          <table:table-cell office:value-type="string" calcext:value-type="string">
            <text:p>{0.000677311,-0.161796,{1,1},{0.218353,-0.00844062},0.052050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2.19975*10^-16,{0,1},{-1.,1.},1.,1,1000}</text:p>
          </table:table-cell>
          <table:table-cell/>
          <table:table-cell office:value-type="string" calcext:value-type="string">
            <text:p>{6.87157*10^-6,0.0189615,{1,0},{0.974886,-0.980698},0.994757,1,100}</text:p>
          </table:table-cell>
          <table:table-cell/>
          <table:table-cell office:value-type="string" calcext:value-type="string">
            <text:p>{0.000208525,0.0266942,{0,0},{-0.150725,-0.121116},0.028880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99361*10^-30,1.24401*10^-14,{0,1},{1.,-1.},1.,1,1000}</text:p>
          </table:table-cell>
          <table:table-cell/>
          <table:table-cell office:value-type="string" calcext:value-type="string">
            <text:p>{6.60204*10^-8,-0.000474954,{0,0},{1.00197,-0.986103},0.000513889,0,100}</text:p>
          </table:table-cell>
          <table:table-cell/>
          <table:table-cell office:value-type="string" calcext:value-type="string">
            <text:p>{0.00022119,-0.779854,{0,1},{0.348045,-0.185467},0.97025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5.49555*10^-15,{1,1},{1.,-1.},0.,0,1000}</text:p>
          </table:table-cell>
          <table:table-cell/>
          <table:table-cell office:value-type="string" calcext:value-type="string">
            <text:p>{0.00262904,-0.477077,{0,1},{-0.512987,-0.405539},0.897452,1,100}</text:p>
          </table:table-cell>
          <table:table-cell/>
          <table:table-cell office:value-type="string" calcext:value-type="string">
            <text:p>{0.00326384,0.566392,{0,1},{0.497147,0.303186},0.8857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6687*10^-29,-7.07958*10^-15,{0,0},{1.,-1.},7.65994*10^-15,0,1000}</text:p>
          </table:table-cell>
          <table:table-cell/>
          <table:table-cell office:value-type="string" calcext:value-type="string">
            <text:p>{1.00291*10^-7,0.0118861,{1,0},{0.98737,-1.00339},0.999367,1,100}</text:p>
          </table:table-cell>
          <table:table-cell/>
          <table:table-cell office:value-type="string" calcext:value-type="string">
            <text:p>{0.00138727,0.480509,{1,0},{0.433631,0.271444},0.92550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44364*10^-31,-1.69854*10^-15,{0,0},{1.,-1.},1.83779*10^-15,0,1000}</text:p>
          </table:table-cell>
          <table:table-cell/>
          <table:table-cell office:value-type="string" calcext:value-type="string">
            <text:p>{0.000103943,-0.0188462,{0,0},{0.986689,-0.921563},0.0203905,0,100}</text:p>
          </table:table-cell>
          <table:table-cell/>
          <table:table-cell office:value-type="string" calcext:value-type="string">
            <text:p>{0.000103116,0.818629,{1,0},{0.157633,0.227021},0.97969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1852*10^-31,6.96193*10^-16,{0,0},{-1.,1.},7.53265*10^-16,0,1000}</text:p>
          </table:table-cell>
          <table:table-cell/>
          <table:table-cell office:value-type="string" calcext:value-type="string">
            <text:p>{2.15385*10^-7,0.0217121,{1,1},{-0.991753,0.969183},0.000928191,0,100}</text:p>
          </table:table-cell>
          <table:table-cell/>
          <table:table-cell office:value-type="string" calcext:value-type="string">
            <text:p>{0.00111864,0.891924,{0,1},{0.113839,0.0308284},0.93310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66148*10^-29,1.61796*10^-14,{0,0},{1.,-1.},1.7506*10^-14,0,1000}</text:p>
          </table:table-cell>
          <table:table-cell/>
          <table:table-cell office:value-type="string" calcext:value-type="string">
            <text:p>{1.54563*10^-7,0.0041558,{1,0},{0.996768,-1.00298},1.00079,1,100}</text:p>
          </table:table-cell>
          <table:table-cell/>
          <table:table-cell office:value-type="string" calcext:value-type="string">
            <text:p>{0.000997909,0.0584092,{0,0},{-0.0072844,-0.140164},0.063179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21508*10^-28,-3.31442*10^-14,{0,0},{1.,-1.},3.58613*10^-14,0,1000}</text:p>
          </table:table-cell>
          <table:table-cell/>
          <table:table-cell office:value-type="string" calcext:value-type="string">
            <text:p>{6.85283*10^-7,0.00993169,{0,1},{0.963152,-1.01188},1.00166,1,100}</text:p>
          </table:table-cell>
          <table:table-cell/>
          <table:table-cell office:value-type="string" calcext:value-type="string">
            <text:p>{0.0050905,-0.710076,{1,0},{-0.128131,0.0858224},0.85730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44646*10^-29,9.14284*10^-15,{0,0},{1.,-1.},9.89234*10^-15,0,1000}</text:p>
          </table:table-cell>
          <table:table-cell/>
          <table:table-cell office:value-type="string" calcext:value-type="string">
            <text:p>{4.31099*10^-8,-0.0110005,{1,1},{0.998331,-0.986946},0.000415259,0,100}</text:p>
          </table:table-cell>
          <table:table-cell/>
          <table:table-cell office:value-type="string" calcext:value-type="string">
            <text:p>{0.00353779,0.375631,{1,0},{0.488736,-0.303066},0.88104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326*10^-32,1.57614*10^-14,{1,0},{-1.,1.},1.,1,1000}</text:p>
          </table:table-cell>
          <table:table-cell/>
          <table:table-cell office:value-type="string" calcext:value-type="string">
            <text:p>{2.34732*10^-9,0.00844234,{1,0},{-1.00833,0.961984},0.999903,1,100}</text:p>
          </table:table-cell>
          <table:table-cell/>
          <table:table-cell office:value-type="string" calcext:value-type="string">
            <text:p>{0.00340521,0.715008,{0,1},{-0.235321,0.151853},0.88329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35496*10^-28,-3.85748*10^-14,{0,0},{1.,-1.},4.17371*10^-14,0,1000}</text:p>
          </table:table-cell>
          <table:table-cell/>
          <table:table-cell office:value-type="string" calcext:value-type="string">
            <text:p>{2.98028*10^-9,0.0913033,{1,1},{-0.905396,0.813992},0.000109184,0,100}</text:p>
          </table:table-cell>
          <table:table-cell/>
          <table:table-cell office:value-type="string" calcext:value-type="string">
            <text:p>{0.0000275915,0.799078,{1,0},{0.18861,-0.219011},0.98949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8.51584*10^-17,{1,1},{-1.,1.},0.,0,1000}</text:p>
          </table:table-cell>
          <table:table-cell/>
          <table:table-cell office:value-type="string" calcext:value-type="string">
            <text:p>{1.19216*10^-7,-0.000638234,{0,0},{-0.970418,0.972834},0.000690554,0,100}</text:p>
          </table:table-cell>
          <table:table-cell/>
          <table:table-cell office:value-type="string" calcext:value-type="string">
            <text:p>{0.000895774,0.0553378,{0,0},{-0.0500503,-0.0933041},0.05985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16524*10^-32,-3.28863*10^-16,{0,0},{1.,-1.},3.55823*10^-16,0,1000}</text:p>
          </table:table-cell>
          <table:table-cell/>
          <table:table-cell office:value-type="string" calcext:value-type="string">
            <text:p>{1.69698*10^-7,0.00124127,{1,0},{0.997791,-0.998847},0.999176,1,100}</text:p>
          </table:table-cell>
          <table:table-cell/>
          <table:table-cell office:value-type="string" calcext:value-type="string">
            <text:p>{0.000100573,-0.0185381,{0,0},{-0.000208497,0.0624916},0.020057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19726*10^-33,1.56818*10^-16,{0,0},{-1.,1.},1.69673*10^-16,0,1000}</text:p>
          </table:table-cell>
          <table:table-cell/>
          <table:table-cell office:value-type="string" calcext:value-type="string">
            <text:p>{0.000216305,0.5867,{0,1},{0.616377,0.379002},0.970585,1,100}</text:p>
          </table:table-cell>
          <table:table-cell/>
          <table:table-cell office:value-type="string" calcext:value-type="string">
            <text:p>{0.00600776,0.14352,{0,0},{-0.407779,0.00321416},0.15501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3863*10^-29,2.59266*10^-14,{1,0},{-1.,1.},1.,1,1000}</text:p>
          </table:table-cell>
          <table:table-cell/>
          <table:table-cell office:value-type="string" calcext:value-type="string">
            <text:p>{0.0000581133,-0.0140915,{0,0},{0.969314,-0.941753},0.0152464,0,100}</text:p>
          </table:table-cell>
          <table:table-cell/>
          <table:table-cell office:value-type="string" calcext:value-type="string">
            <text:p>{0.00711668,-0.156255,{0,0},{0.0660342,-0.131701},0.16872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9867*10^-29,1.9058*10^-13,{1,1},{-1.,1.},7.20741*10^-15,0,1000}</text:p>
          </table:table-cell>
          <table:table-cell/>
          <table:table-cell office:value-type="string" calcext:value-type="string">
            <text:p>{6.15108*10^-6,0.00458446,{0,0},{-0.973175,0.976207},0.00496028,0,100}</text:p>
          </table:table-cell>
          <table:table-cell/>
          <table:table-cell office:value-type="string" calcext:value-type="string">
            <text:p>{0.00422824,0.987539,{0,1},{0.429286,-0.135429},0.8699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4.29489*10^-16,{1,1},{1.,-1.},0.,0,1000}</text:p>
          </table:table-cell>
          <table:table-cell/>
          <table:table-cell office:value-type="string" calcext:value-type="string">
            <text:p>{2.00553*10^-10,0.0128899,{1,1},{-0.997524,0.98466},0.0000283233,0,100}</text:p>
          </table:table-cell>
          <table:table-cell/>
          <table:table-cell office:value-type="string" calcext:value-type="string">
            <text:p>{0.00460589,0.59501,{1,0},{0.250842,-0.194219},0.86426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9867*10^-31,-3.79028*10^-14,{1,1},{-1.,1.},7.20741*10^-16,0,1000}</text:p>
          </table:table-cell>
          <table:table-cell/>
          <table:table-cell office:value-type="string" calcext:value-type="string">
            <text:p>{0.0377276,0.362972,{0,0},{0.0338958,-0.212031},0.388472,0,100}</text:p>
          </table:table-cell>
          <table:table-cell/>
          <table:table-cell office:value-type="string" calcext:value-type="string">
            <text:p>{0.000129325,0.325354,{1,1},{0.00559738,-0.30993},0.022744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30875*10^-31,3.39759*10^-14,{1,1},{1.,-1.},9.60988*10^-16,0,1000}</text:p>
          </table:table-cell>
          <table:table-cell/>
          <table:table-cell office:value-type="string" calcext:value-type="string">
            <text:p>{0.00189566,0.122691,{1,0},{0.777255,-0.549321},0.912922,1,100}</text:p>
          </table:table-cell>
          <table:table-cell/>
          <table:table-cell office:value-type="string" calcext:value-type="string">
            <text:p>{0.000206328,-0.0265532,{0,0},{0.162084,0.118955},0.028728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1.59821*10^-14,{1,1},{-1.,1.},0.,0,1000}</text:p>
          </table:table-cell>
          <table:table-cell/>
          <table:table-cell office:value-type="string" calcext:value-type="string">
            <text:p>{0.000193598,0.0257209,{0,0},{-0.993648,0.91342},0.0278279,0,100}</text:p>
          </table:table-cell>
          <table:table-cell/>
          <table:table-cell office:value-type="string" calcext:value-type="string">
            <text:p>{7.57276*10^-8,-0.162362,{1,1},{-0.0602164,0.223087},0.00055037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1.38171*10^-15,{0,1},{1.,-1.},1.,1,1000}</text:p>
          </table:table-cell>
          <table:table-cell/>
          <table:table-cell office:value-type="string" calcext:value-type="string">
            <text:p>{8.15513*10^-7,0.0361382,{1,1},{-0.958891,0.921084},0.00180612,0,100}</text:p>
          </table:table-cell>
          <table:table-cell/>
          <table:table-cell office:value-type="string" calcext:value-type="string">
            <text:p>{0.000302195,0.1784,{1,1},{-0.00737569,-0.138888},0.034767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4.27414*10^-14,{1,1},{1.,-1.},0.,0,1000}</text:p>
          </table:table-cell>
          <table:table-cell/>
          <table:table-cell office:value-type="string" calcext:value-type="string">
            <text:p>{3.15623*10^-6,-0.00287009,{0,1},{0.980055,-0.992958},0.996447,1,100}</text:p>
          </table:table-cell>
          <table:table-cell/>
          <table:table-cell office:value-type="string" calcext:value-type="string">
            <text:p>{0.000386213,0.174412,{1,1},{-0.0295289,-0.108552},0.0393046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43706*10^-29,6.24458*10^-14,{0,1},{-1.,1.},1.,1,1000}</text:p>
          </table:table-cell>
          <table:table-cell/>
          <table:table-cell office:value-type="string" calcext:value-type="string">
            <text:p>{2.71166*10^-7,-0.0299575,{0,1},{0.974704,-0.968819},0.998959,1,100}</text:p>
          </table:table-cell>
          <table:table-cell/>
          <table:table-cell office:value-type="string" calcext:value-type="string">
            <text:p>{0.00201862,0.901076,{0,1},{0.215947,-0.0042533},0.91014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1.75771*10^-16,{1,0},{1.,-1.},1.,1,1000}</text:p>
          </table:table-cell>
          <table:table-cell/>
          <table:table-cell office:value-type="string" calcext:value-type="string">
            <text:p>{3.08635*10^-8,0.0347784,{1,1},{0.984588,-1.01969},0.00035136,0,100}</text:p>
          </table:table-cell>
          <table:table-cell/>
          <table:table-cell office:value-type="string" calcext:value-type="string">
            <text:p>{0.000420794,0.0379227,{0,0},{0.112665,-0.238526},0.041026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88861*10^-31,-3.42509*10^-14,{1,0},{-1.,1.},1.,1,1000}</text:p>
          </table:table-cell>
          <table:table-cell/>
          <table:table-cell office:value-type="string" calcext:value-type="string">
            <text:p>{3.76534*10^-6,0.00358686,{0,0},{-1.02113,0.958975},0.0038809,0,100}</text:p>
          </table:table-cell>
          <table:table-cell/>
          <table:table-cell office:value-type="string" calcext:value-type="string">
            <text:p>{0.0489258,-0.414709,{0,0},{0.0428109,0.174961},0.44238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25083*10^-33,-1.20517*10^-16,{0,0},{1.,-1.},1.30397*10^-16,0,1000}</text:p>
          </table:table-cell>
          <table:table-cell/>
          <table:table-cell office:value-type="string" calcext:value-type="string">
            <text:p>{0.0000109738,0.0061234,{0,0},{-0.961815,0.891292},0.00662535,0,100}</text:p>
          </table:table-cell>
          <table:table-cell/>
          <table:table-cell office:value-type="string" calcext:value-type="string">
            <text:p>{0.000103461,0.0688533,{1,1},{-0.0352023,-0.0148486},0.020343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3.6281*10^-16,{1,0},{-1.,1.},1.,1,1000}</text:p>
          </table:table-cell>
          <table:table-cell/>
          <table:table-cell office:value-type="string" calcext:value-type="string">
            <text:p>{0.000126059,0.0345195,{0,1},{-0.968872,0.93925},0.977545,1,100}</text:p>
          </table:table-cell>
          <table:table-cell/>
          <table:table-cell office:value-type="string" calcext:value-type="string">
            <text:p>{0.0415327,0.381262,{0,0},{-0.121385,0.000529836},0.40759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23499*10^-31,-6.45249*10^-14,{1,1},{-1.,1.},1.92198*10^-15,0,1000}</text:p>
          </table:table-cell>
          <table:table-cell/>
          <table:table-cell office:value-type="string" calcext:value-type="string">
            <text:p>{7.69875*10^-7,-0.00162189,{0,0},{-0.962395,0.980703},0.00175485,0,100}</text:p>
          </table:table-cell>
          <table:table-cell/>
          <table:table-cell office:value-type="string" calcext:value-type="string">
            <text:p>{0.020471,0.266031,{0,0},{0.0695386,0.281743},0.28615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34149*10^-35,-1.21796*10^-17,{0,0},{1.,-1.},1.3178*10^-17,0,1000}</text:p>
          </table:table-cell>
          <table:table-cell/>
          <table:table-cell office:value-type="string" calcext:value-type="string">
            <text:p>{1.63377*10^-6,0.00236269,{0,0},{-0.988849,0.866942},0.00255638,0,100}</text:p>
          </table:table-cell>
          <table:table-cell/>
          <table:table-cell office:value-type="string" calcext:value-type="string">
            <text:p>{0.000566643,-1.062,{0,1},{0.00320745,0.117248},0.95239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34185*10^-26,3.20777*10^-12,{1,0},{-1.,1.},1.,1,1000}</text:p>
          </table:table-cell>
          <table:table-cell/>
          <table:table-cell office:value-type="string" calcext:value-type="string">
            <text:p>{0.000458414,0.0389536,{1,0},{0.911291,-0.916588},0.957179,1,100}</text:p>
          </table:table-cell>
          <table:table-cell/>
          <table:table-cell office:value-type="string" calcext:value-type="string">
            <text:p>{0.0000862108,0.582379,{1,0},{0.395906,0.347861},0.9814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6607*10^-28,-1.3312*10^-11,{0,1},{1.,-1.},1.,1,1000}</text:p>
          </table:table-cell>
          <table:table-cell/>
          <table:table-cell office:value-type="string" calcext:value-type="string">
            <text:p>{3.65045*10^-6,-0.0696276,{1,1},{0.810796,-0.744701},0.00382123,0,100}</text:p>
          </table:table-cell>
          <table:table-cell/>
          <table:table-cell office:value-type="string" calcext:value-type="string">
            <text:p>{4.74711*10^-6,0.00402742,{0,0},{-0.0447993,0.102771},0.0043575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07325*10^-29,-8.41663*10^-15,{0,0},{-1.,1.},9.10659*10^-15,0,1000}</text:p>
          </table:table-cell>
          <table:table-cell/>
          <table:table-cell office:value-type="string" calcext:value-type="string">
            <text:p>{0.0000102595,0.0074174,{1,0},{-0.999902,0.981357},0.993594,1,100}</text:p>
          </table:table-cell>
          <table:table-cell/>
          <table:table-cell office:value-type="string" calcext:value-type="string">
            <text:p>{3.45389*10^-7,0.423797,{1,1},{-0.349297,-0.0734138},0.001175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52263*10^-33,-9.28408*10^-17,{0,0},{-1.,1.},1.00452*10^-16,0,1000}</text:p>
          </table:table-cell>
          <table:table-cell/>
          <table:table-cell office:value-type="string" calcext:value-type="string">
            <text:p>{4.41057*10^-9,-0.118407,{1,1},{0.926651,-0.808121},0.000132824,0,100}</text:p>
          </table:table-cell>
          <table:table-cell/>
          <table:table-cell office:value-type="string" calcext:value-type="string">
            <text:p>{0.0571807,0.44943,{0,0},{0.0531133,-0.0261719},0.4782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1.52135*10^-14,{1,1},{1.,-1.},0.,0,1000}</text:p>
          </table:table-cell>
          <table:table-cell/>
          <table:table-cell office:value-type="string" calcext:value-type="string">
            <text:p>{2.28515*10^-9,-0.100627,{1,1},{0.998559,-0.897843},0.0000956066,0,100}</text:p>
          </table:table-cell>
          <table:table-cell/>
          <table:table-cell office:value-type="string" calcext:value-type="string">
            <text:p>{0.000122941,0.0204963,{0,0},{-0.088625,0.039191},0.022175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1.57512*10^-15,{0,1},{1.,-1.},1.,1,1000}</text:p>
          </table:table-cell>
          <table:table-cell/>
          <table:table-cell office:value-type="string" calcext:value-type="string">
            <text:p>{0.0000139849,-0.034539,{0,1},{0.972727,-0.956689},0.992521,1,100}</text:p>
          </table:table-cell>
          <table:table-cell/>
          <table:table-cell office:value-type="string" calcext:value-type="string">
            <text:p>{0.00139529,1.02433,{1,0},{-0.110428,0.046414},0.92529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36497*10^-31,-2.82021*10^-14,{1,1},{1.,-1.},1.32136*10^-15,0,1000}</text:p>
          </table:table-cell>
          <table:table-cell/>
          <table:table-cell office:value-type="string" calcext:value-type="string">
            <text:p>{3.17677*10^-6,-0.0254272,{1,0},{-0.970388,0.961788},0.996435,1,100}</text:p>
          </table:table-cell>
          <table:table-cell/>
          <table:table-cell office:value-type="string" calcext:value-type="string">
            <text:p>{0.00832104,0.169018,{0,0},{-0.0415067,-0.147786},0.18243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99361*10^-30,1.19371*10^-14,{1,0},{1.,-1.},1.,1,1000}</text:p>
          </table:table-cell>
          <table:table-cell/>
          <table:table-cell office:value-type="string" calcext:value-type="string">
            <text:p>{0.0000332012,0.0106511,{0,0},{0.864897,-0.758936},0.0115241,0,100}</text:p>
          </table:table-cell>
          <table:table-cell/>
          <table:table-cell office:value-type="string" calcext:value-type="string">
            <text:p>{0.00149573,-0.693934,{0,1},{-0.371643,-0.216976},0.92265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4297*10^-32,1.37679*10^-14,{1,1},{-1.,1.},2.40247*10^-16,0,1000}</text:p>
          </table:table-cell>
          <table:table-cell/>
          <table:table-cell office:value-type="string" calcext:value-type="string">
            <text:p>{1.22636*10^-7,-0.000647322,{0,0},{1.01872,-0.955192},0.000700388,0,100}</text:p>
          </table:table-cell>
          <table:table-cell/>
          <table:table-cell office:value-type="string" calcext:value-type="string">
            <text:p>{0.00500405,-0.809294,{1,0},{-0.0302475,-0.360517},0.85852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4779*10^-30,3.44723*10^-15,{0,0},{1.,-1.},3.72982*10^-15,0,1000}</text:p>
          </table:table-cell>
          <table:table-cell/>
          <table:table-cell office:value-type="string" calcext:value-type="string">
            <text:p>{6.56993*10^-7,-0.0427374,{1,1},{-0.965958,1.01019},0.0016211,0,100}</text:p>
          </table:table-cell>
          <table:table-cell/>
          <table:table-cell office:value-type="string" calcext:value-type="string">
            <text:p>{0.00154573,-0.800113,{1,0},{-0.109349,-0.254437},0.92136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60042*10^-29,7.39484*10^-15,{0,0},{1.,-1.},8.00104*10^-15,0,1000}</text:p>
          </table:table-cell>
          <table:table-cell/>
          <table:table-cell office:value-type="string" calcext:value-type="string">
            <text:p>{8.65236*10^-8,-0.000543725,{0,0},{-0.996834,0.963875},0.000588298,0,100}</text:p>
          </table:table-cell>
          <table:table-cell/>
          <table:table-cell office:value-type="string" calcext:value-type="string">
            <text:p>{5.2454*10^-9,-0.929134,{1,0},{-0.0710364,0.00413918},1.0001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03551*10^-31,-1.65699*10^-15,{0,0},{1.,-1.},1.79282*10^-15,0,1000}</text:p>
          </table:table-cell>
          <table:table-cell/>
          <table:table-cell office:value-type="string" calcext:value-type="string">
            <text:p>{0.0000256076,0.0789246,{0,1},{-0.961708,0.909214},0.989879,1,100}</text:p>
          </table:table-cell>
          <table:table-cell/>
          <table:table-cell office:value-type="string" calcext:value-type="string">
            <text:p>{0.00432538,-0.516665,{1,0},{-0.333807,0.184822},0.86846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23948*10^-32,-5.6187*10^-16,{0,0},{1.,-1.},6.0793*10^-16,0,1000}</text:p>
          </table:table-cell>
          <table:table-cell/>
          <table:table-cell office:value-type="string" calcext:value-type="string">
            <text:p>{6.96895*10^-6,-0.00201241,{1,0},{0.995817,-0.955025},0.99472,1,100}</text:p>
          </table:table-cell>
          <table:table-cell/>
          <table:table-cell office:value-type="string" calcext:value-type="string">
            <text:p>{0.000213674,-0.449704,{0,1},{0.0765555,-0.516206},0.97076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8.60871*10^-16,{0,1},{-1.,1.},1.,1,1000}</text:p>
          </table:table-cell>
          <table:table-cell/>
          <table:table-cell office:value-type="string" calcext:value-type="string">
            <text:p>{0.0759403,-0.520852,{0,0},{0.169397,0.254095},0.551145,1,100}</text:p>
          </table:table-cell>
          <table:table-cell/>
          <table:table-cell office:value-type="string" calcext:value-type="string">
            <text:p>{0.00242575,0.768564,{0,1},{0.166997,0.118571},0.90149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1.77877*10^-16,{1,0},{1.,-1.},1.,1,1000}</text:p>
          </table:table-cell>
          <table:table-cell/>
          <table:table-cell office:value-type="string" calcext:value-type="string">
            <text:p>{1.7763*10^-7,0.0159491,{1,1},{-0.983672,0.966944},0.000842925,0,100}</text:p>
          </table:table-cell>
          <table:table-cell/>
          <table:table-cell office:value-type="string" calcext:value-type="string">
            <text:p>{0.00659728,-0.150422,{0,0},{-0.400517,0.0385133},0.16244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24667*10^-32,-1.26688*10^-14,{1,1},{1.,-1.},3.60371*10^-16,0,1000}</text:p>
          </table:table-cell>
          <table:table-cell/>
          <table:table-cell office:value-type="string" calcext:value-type="string">
            <text:p>{5.91497*10^-10,0.0166229,{1,1},{-1.00202,0.985353},0.0000486414,0,100}</text:p>
          </table:table-cell>
          <table:table-cell/>
          <table:table-cell office:value-type="string" calcext:value-type="string">
            <text:p>{6.89129*10^-7,0.0905202,{1,1},{-0.259488,0.170502},0.0016602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43574*10^-30,-7.20455*10^-14,{0,1},{-1.,1.},1.,1,1000}</text:p>
          </table:table-cell>
          <table:table-cell/>
          <table:table-cell office:value-type="string" calcext:value-type="string">
            <text:p>{0.000893494,0.0552673,{0,0},{-0.952122,0.764695},0.0597828,0,100}</text:p>
          </table:table-cell>
          <table:table-cell/>
          <table:table-cell office:value-type="string" calcext:value-type="string">
            <text:p>{0.00397589,0.846276,{0,1},{-0.129596,0.0101812},0.87389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7215*10^-31,-2.37751*10^-14,{0,1},{-1.,1.},1.,1,1000}</text:p>
          </table:table-cell>
          <table:table-cell/>
          <table:table-cell office:value-type="string" calcext:value-type="string">
            <text:p>{0.000117491,0.0391685,{1,0},{-1.01384,0.913136},0.978321,1,100}</text:p>
          </table:table-cell>
          <table:table-cell/>
          <table:table-cell office:value-type="string" calcext:value-type="string">
            <text:p>{0.0000217148,0.808408,{1,0},{0.202572,-0.0703784},1.0093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3.47557*10^-16,{1,0},{1.,-1.},1.,1,1000}</text:p>
          </table:table-cell>
          <table:table-cell/>
          <table:table-cell office:value-type="string" calcext:value-type="string">
            <text:p>{1.23211*10^-8,0.0034341,{1,0},{-1.0037,0.978757},1.00022,1,100}</text:p>
          </table:table-cell>
          <table:table-cell/>
          <table:table-cell office:value-type="string" calcext:value-type="string">
            <text:p>{0.0000748047,0.0159877,{0,0},{0.156973,-0.210542},0.017297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98402*10^-31,4.10496*10^-15,{0,1},{1.,-1.},1.,1,1000}</text:p>
          </table:table-cell>
          <table:table-cell/>
          <table:table-cell office:value-type="string" calcext:value-type="string">
            <text:p>{1.54963*10^-6,0.060803,{1,1},{-0.307109,0.244005},0.00248968,0,100}</text:p>
          </table:table-cell>
          <table:table-cell/>
          <table:table-cell office:value-type="string" calcext:value-type="string">
            <text:p>{0.00052276,-0.220417,{1,1},{0.327337,-0.14919},0.045727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2.94132*10^-16,{1,1},{1.,-1.},0.,0,1000}</text:p>
          </table:table-cell>
          <table:table-cell/>
          <table:table-cell office:value-type="string" calcext:value-type="string">
            <text:p>{0.0000375338,0.0200838,{1,0},{0.965564,-0.94411},0.987747,1,100}</text:p>
          </table:table-cell>
          <table:table-cell/>
          <table:table-cell office:value-type="string" calcext:value-type="string">
            <text:p>{0.000432035,0.841787,{1,0},{0.207635,-0.0427213},1.0415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7711*10^-26,1.33706*10^-12,{0,1},{-1.,1.},1.,1,1000}</text:p>
          </table:table-cell>
          <table:table-cell/>
          <table:table-cell office:value-type="string" calcext:value-type="string">
            <text:p>{1.6425*10^-7,-0.0381735,{1,1},{0.996837,-0.957914},0.000810556,0,100}</text:p>
          </table:table-cell>
          <table:table-cell/>
          <table:table-cell office:value-type="string" calcext:value-type="string">
            <text:p>{0.0341313,-0.344877,{0,0},{-0.154433,-0.476987},0.36949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4.4258*10^-15,{1,1},{1.,-1.},0.,0,1000}</text:p>
          </table:table-cell>
          <table:table-cell/>
          <table:table-cell office:value-type="string" calcext:value-type="string">
            <text:p>{0.00354147,1.10282,{1,0},{-0.238523,0.237046},0.88098,1,100}</text:p>
          </table:table-cell>
          <table:table-cell/>
          <table:table-cell office:value-type="string" calcext:value-type="string">
            <text:p>{0.00123561,0.363302,{1,1},{-0.234753,-0.0635495},0.070302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75188*10^-27,-7.50572*10^-13,{1,0},{1.,-1.},1.,1,1000}</text:p>
          </table:table-cell>
          <table:table-cell/>
          <table:table-cell office:value-type="string" calcext:value-type="string">
            <text:p>{0.0000398653,-0.000173732,{0,1},{-0.969972,0.985384},0.987372,1,100}</text:p>
          </table:table-cell>
          <table:table-cell/>
          <table:table-cell office:value-type="string" calcext:value-type="string">
            <text:p>{0.000514637,0.0419398,{0,0},{0.0824424,-0.023481},0.0453712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81561*10^-29,-7.87633*10^-15,{0,0},{-1.,1.},8.52201*10^-15,0,1000}</text:p>
          </table:table-cell>
          <table:table-cell/>
          <table:table-cell office:value-type="string" calcext:value-type="string">
            <text:p>{1.53014*10^-6,-0.00228654,{0,0},{-0.942355,0.889501},0.00247398,0,100}</text:p>
          </table:table-cell>
          <table:table-cell/>
          <table:table-cell office:value-type="string" calcext:value-type="string">
            <text:p>{0.00207396,0.481888,{0,1},{0.458126,0.413562},0.90891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99361*10^-30,4.07553*10^-14,{1,0},{-1.,1.},1.,1,1000}</text:p>
          </table:table-cell>
          <table:table-cell/>
          <table:table-cell office:value-type="string" calcext:value-type="string">
            <text:p>{3.88485*10^-6,-0.150715,{1,1},{0.743259,-0.5889},0.003942,0,100}</text:p>
          </table:table-cell>
          <table:table-cell/>
          <table:table-cell office:value-type="string" calcext:value-type="string">
            <text:p>{0.000723651,0.920403,{0,1},{-0.0983378,0.143784},1.053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33458*10^-29,-5.86919*10^-12,{1,1},{-1.,1.},1.82588*10^-14,0,1000}</text:p>
          </table:table-cell>
          <table:table-cell/>
          <table:table-cell office:value-type="string" calcext:value-type="string">
            <text:p>{0.0000233183,-0.00660819,{0,1},{-0.963522,0.995288},0.990342,1,100}</text:p>
          </table:table-cell>
          <table:table-cell/>
          <table:table-cell office:value-type="string" calcext:value-type="string">
            <text:p>{0.00149699,0.73997,{0,1},{0.311244,0.170904},0.92261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1.26115*10^-15,{1,1},{-1.,1.},0.,0,1000}</text:p>
          </table:table-cell>
          <table:table-cell/>
          <table:table-cell office:value-type="string" calcext:value-type="string">
            <text:p>{4.18608*10^-7,0.0643795,{1,1},{-1.00341,0.937836},0.001294,0,100}</text:p>
          </table:table-cell>
          <table:table-cell/>
          <table:table-cell office:value-type="string" calcext:value-type="string">
            <text:p>{0.00152232,0.362229,{1,1},{-0.146807,-0.143269},0.078033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08149*10^-31,2.25899*10^-15,{1,0},{1.,-1.},1.,1,1000}</text:p>
          </table:table-cell>
          <table:table-cell/>
          <table:table-cell office:value-type="string" calcext:value-type="string">
            <text:p>{0.0000111467,0.00617143,{0,0},{0.979138,-1.02299},0.00667733,0,100}</text:p>
          </table:table-cell>
          <table:table-cell/>
          <table:table-cell office:value-type="string" calcext:value-type="string">
            <text:p>{0.0057957,0.140956,{0,0},{-0.0976047,0.0505822},0.15225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1.33872*10^-15,{1,0},{1.,-1.},1.,1,1000}</text:p>
          </table:table-cell>
          <table:table-cell/>
          <table:table-cell office:value-type="string" calcext:value-type="string">
            <text:p>{2.00637*10^-7,-0.000827975,{0,0},{-0.990248,0.896743},0.00089585,0,100}</text:p>
          </table:table-cell>
          <table:table-cell/>
          <table:table-cell office:value-type="string" calcext:value-type="string">
            <text:p>{0.000614751,0.574697,{0,1},{0.524154,0.367785},0.95041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4297*10^-32,-6.99944*10^-15,{1,1},{1.,-1.},2.40247*10^-16,0,1000}</text:p>
          </table:table-cell>
          <table:table-cell/>
          <table:table-cell office:value-type="string" calcext:value-type="string">
            <text:p>{2.80927*10^-7,0.00711444,{0,1},{0.98863,-1.00587},0.99894,1,100}</text:p>
          </table:table-cell>
          <table:table-cell/>
          <table:table-cell office:value-type="string" calcext:value-type="string">
            <text:p>{0.00108452,-0.949842,{0,1},{0.0537006,-0.129012},1.0658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1.80869*10^-15,{1,0},{-1.,1.},1.,1,1000}</text:p>
          </table:table-cell>
          <table:table-cell/>
          <table:table-cell office:value-type="string" calcext:value-type="string">
            <text:p>{0.000182462,0.522428,{1,1},{-0.775426,0.228028},0.0270157,0,100}</text:p>
          </table:table-cell>
          <table:table-cell/>
          <table:table-cell office:value-type="string" calcext:value-type="string">
            <text:p>{0.00441628,-0.465809,{1,0},{-0.38315,-0.117164},0.8670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51868*10^-28,-2.76713*10^-13,{0,1},{-1.,1.},1.,1,1000}</text:p>
          </table:table-cell>
          <table:table-cell/>
          <table:table-cell office:value-type="string" calcext:value-type="string">
            <text:p>{1.36106*10^-7,-0.000681946,{0,0},{0.988252,-0.962407},0.00073785,0,100}</text:p>
          </table:table-cell>
          <table:table-cell/>
          <table:table-cell office:value-type="string" calcext:value-type="string">
            <text:p>{0.000432494,-0.318077,{1,1},{0.266765,0.0128655},0.04159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29281*10^-31,1.57855*10^-15,{0,0},{1.,-1.},1.70796*10^-15,0,1000}</text:p>
          </table:table-cell>
          <table:table-cell/>
          <table:table-cell office:value-type="string" calcext:value-type="string">
            <text:p>{1.08875*10^-9,-0.0000609925,{0,0},{0.969508,-0.967359},0.0000659925,0,100}</text:p>
          </table:table-cell>
          <table:table-cell/>
          <table:table-cell office:value-type="string" calcext:value-type="string">
            <text:p>{0.00357302,0.218256,{1,1},{-0.0788972,-0.0287544},0.11954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7.88103*10^-15,{1,0},{-1.,1.},1.,1,1000}</text:p>
          </table:table-cell>
          <table:table-cell/>
          <table:table-cell office:value-type="string" calcext:value-type="string">
            <text:p>{0.0000154819,-0.046475,{0,1},{0.980506,-0.944296},0.992131,1,100}</text:p>
          </table:table-cell>
          <table:table-cell/>
          <table:table-cell office:value-type="string" calcext:value-type="string">
            <text:p>{0.0249399,0.294017,{0,0},{0.354195,0.111383},0.31584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52043*10^-30,2.57574*10^-16,{1,0},{-1.,1.},1.,1,1000}</text:p>
          </table:table-cell>
          <table:table-cell/>
          <table:table-cell office:value-type="string" calcext:value-type="string">
            <text:p>{2.42432*10^-6,-0.00287811,{0,0},{0.988394,-0.954827},0.00311405,0,100}</text:p>
          </table:table-cell>
          <table:table-cell/>
          <table:table-cell office:value-type="string" calcext:value-type="string">
            <text:p>{0.0000279473,0.899983,{0,1},{0.528794,0.0876265},0.98942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24089*10^-29,-1.33818*10^-14,{0,0},{1.,-1.},1.44788*10^-14,0,1000}</text:p>
          </table:table-cell>
          <table:table-cell/>
          <table:table-cell office:value-type="string" calcext:value-type="string">
            <text:p>{0.0000110451,0.0113731,{1,0},{0.98083,-1.00097},0.993353,1,100}</text:p>
          </table:table-cell>
          <table:table-cell/>
          <table:table-cell office:value-type="string" calcext:value-type="string">
            <text:p>{4.76296*10^-6,1.02012,{0,1},{0.127301,-0.025246},0.99563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0934*10^-29,-2.5673*10^-14,{1,0},{-1.,1.},1.,1,1000}</text:p>
          </table:table-cell>
          <table:table-cell/>
          <table:table-cell office:value-type="string" calcext:value-type="string">
            <text:p>{2.53774*10^-8,-0.0014799,{0,1},{-0.971167,1.00185},1.00032,1,100}</text:p>
          </table:table-cell>
          <table:table-cell/>
          <table:table-cell office:value-type="string" calcext:value-type="string">
            <text:p>{0.0000183723,-0.00792312,{0,0},{0.193343,0.0903928},0.0085725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1.07086*10^-16,{1,0},{-1.,1.},1.,1,1000}</text:p>
          </table:table-cell>
          <table:table-cell/>
          <table:table-cell office:value-type="string" calcext:value-type="string">
            <text:p>{0.00394388,0.109347,{1,0},{0.747672,-0.593459},0.874399,1,100}</text:p>
          </table:table-cell>
          <table:table-cell/>
          <table:table-cell office:value-type="string" calcext:value-type="string">
            <text:p>{0.000105023,0.986721,{0,1},{0.0729321,-0.0106763},0.97950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77494*10^-30,5.56454*10^-15,{1,0},{1.,-1.},1.,1,1000}</text:p>
          </table:table-cell>
          <table:table-cell/>
          <table:table-cell office:value-type="string" calcext:value-type="string">
            <text:p>{7.64232*10^-6,0.00511005,{0,0},{0.989319,-1.0177},0.00552895,0,100}</text:p>
          </table:table-cell>
          <table:table-cell/>
          <table:table-cell office:value-type="string" calcext:value-type="string">
            <text:p>{0.00152091,-0.0253177,{1,1},{-0.0868947,0.184332},0.077997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62395*10^-28,4.75741*10^-14,{0,0},{-1.,1.},5.14741*10^-14,0,1000}</text:p>
          </table:table-cell>
          <table:table-cell/>
          <table:table-cell office:value-type="string" calcext:value-type="string">
            <text:p>{5.57533*10^-6,0.0541274,{0,1},{0.895593,-1.04858},0.995278,1,100}</text:p>
          </table:table-cell>
          <table:table-cell/>
          <table:table-cell office:value-type="string" calcext:value-type="string">
            <text:p>{0.000890341,0.632296,{0,1},{0.499444,0.298663},0.94032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9509*10^-29,-6.39017*10^-15,{0,0},{1.,-1.},6.91402*10^-15,0,1000}</text:p>
          </table:table-cell>
          <table:table-cell/>
          <table:table-cell office:value-type="string" calcext:value-type="string">
            <text:p>{0.000025327,-0.00555773,{1,0},{-0.982646,0.953209},0.989935,1,100}</text:p>
          </table:table-cell>
          <table:table-cell/>
          <table:table-cell office:value-type="string" calcext:value-type="string">
            <text:p>{0.00162664,0.0745862,{0,0},{0.074473,0.213828},0.0806632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41589*10^-30,-8.10708*10^-15,{1,0},{-1.,1.},1.,1,1000}</text:p>
          </table:table-cell>
          <table:table-cell/>
          <table:table-cell office:value-type="string" calcext:value-type="string">
            <text:p>{0.0000137218,-0.0115481,{0,1},{0.971985,-0.979763},0.992591,1,100}</text:p>
          </table:table-cell>
          <table:table-cell/>
          <table:table-cell office:value-type="string" calcext:value-type="string">
            <text:p>{1.16808*10^-6,-0.309275,{1,1},{0.186935,0.124338},0.00216156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2.45021*10^-15,{1,0},{-1.,1.},1.,1,1000}</text:p>
          </table:table-cell>
          <table:table-cell/>
          <table:table-cell office:value-type="string" calcext:value-type="string">
            <text:p>{0.000171124,-0.0581408,{0,1},{0.984344,-0.911327},0.973837,1,100}</text:p>
          </table:table-cell>
          <table:table-cell/>
          <table:table-cell office:value-type="string" calcext:value-type="string">
            <text:p>{0.0000804811,-0.0165832,{0,0},{0.140186,-0.08121},0.017942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43734*10^-29,1.76784*10^-13,{0,1},{-1.,1.},1.,1,1000}</text:p>
          </table:table-cell>
          <table:table-cell/>
          <table:table-cell office:value-type="string" calcext:value-type="string">
            <text:p>{7.22428*10^-6,0.000541362,{1,0},{0.99315,-0.979588},0.994624,1,100}</text:p>
          </table:table-cell>
          <table:table-cell/>
          <table:table-cell office:value-type="string" calcext:value-type="string">
            <text:p>{5.22518*10^-6,-0.113115,{1,1},{0.0563391,0.0610017},0.0045717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90961*10^-30,-5.81889*10^-15,{0,0},{1.,-1.},6.29591*10^-15,0,1000}</text:p>
          </table:table-cell>
          <table:table-cell/>
          <table:table-cell office:value-type="string" calcext:value-type="string">
            <text:p>{1.80362*10^-8,0.00086457,{1,0},{-1.00118,0.92445},1.00027,1,100}</text:p>
          </table:table-cell>
          <table:table-cell/>
          <table:table-cell office:value-type="string" calcext:value-type="string">
            <text:p>{0.0000513986,1.00176,{0,1},{-0.136123,-0.0185472},0.98566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88861*10^-31,-5.39973*10^-13,{0,1},{1.,-1.},1.,1,1000}</text:p>
          </table:table-cell>
          <table:table-cell/>
          <table:table-cell office:value-type="string" calcext:value-type="string">
            <text:p>{7.00429*10^-7,0.000683349,{1,0},{0.99735,-0.979893},0.998326,1,100}</text:p>
          </table:table-cell>
          <table:table-cell/>
          <table:table-cell office:value-type="string" calcext:value-type="string">
            <text:p>{0.00178412,-1.00829,{1,0},{0.105418,-0.191165},0.91552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1.58246*10^-15,{1,1},{-1.,1.},0.,0,1000}</text:p>
          </table:table-cell>
          <table:table-cell/>
          <table:table-cell office:value-type="string" calcext:value-type="string">
            <text:p>{2.96759*10^-7,0.0348127,{1,1},{-0.999999,0.96418},0.00108951,0,100}</text:p>
          </table:table-cell>
          <table:table-cell/>
          <table:table-cell office:value-type="string" calcext:value-type="string">
            <text:p>{0.000439251,0.741598,{1,0},{0.30824,0.12151},1.0419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50263*10^-28,-5.39*10^-14,{0,0},{1.,-1.},5.83185*10^-14,0,1000}</text:p>
          </table:table-cell>
          <table:table-cell/>
          <table:table-cell office:value-type="string" calcext:value-type="string">
            <text:p>{0.000157589,0.951341,{1,0},{0.0783694,-0.139524},1.02511,1,100}</text:p>
          </table:table-cell>
          <table:table-cell/>
          <table:table-cell office:value-type="string" calcext:value-type="string">
            <text:p>{0.00168451,0.274106,{1,0},{0.63146,0.199324},0.91791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5944*10^-27,2.47322*10^-12,{1,1},{-1.,1.},8.85311*10^-14,0,1000}</text:p>
          </table:table-cell>
          <table:table-cell/>
          <table:table-cell office:value-type="string" calcext:value-type="string">
            <text:p>{0.0000578215,0.119498,{1,0},{0.862703,-0.946325},0.984792,1,100}</text:p>
          </table:table-cell>
          <table:table-cell/>
          <table:table-cell office:value-type="string" calcext:value-type="string">
            <text:p>{0.0000139313,0.893198,{0,1},{0.233049,0.098047},0.99253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49601*10^-31,2.83202*10^-15,{0,1},{-1.,1.},1.,1,1000}</text:p>
          </table:table-cell>
          <table:table-cell/>
          <table:table-cell office:value-type="string" calcext:value-type="string">
            <text:p>{1.05951*10^-6,0.0131251,{0,1},{-0.999068,0.984457},0.997941,1,100}</text:p>
          </table:table-cell>
          <table:table-cell/>
          <table:table-cell office:value-type="string" calcext:value-type="string">
            <text:p>{0.00487481,-0.0727471,{1,1},{0.0575882,0.144398},0.1396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3386*10^-29,6.493*10^-15,{0,0},{1.,-1.},7.02527*10^-15,0,1000}</text:p>
          </table:table-cell>
          <table:table-cell/>
          <table:table-cell office:value-type="string" calcext:value-type="string">
            <text:p>{7.00566*10^-7,0.0166173,{1,0},{0.981416,-0.963228},0.998326,1,100}</text:p>
          </table:table-cell>
          <table:table-cell/>
          <table:table-cell office:value-type="string" calcext:value-type="string">
            <text:p>{7.3935*10^-6,0.507555,{1,0},{0.498845,0.427211},1.0054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70372*10^-32,-5.57196*10^-15,{0,1},{1.,-1.},1.,1,1000}</text:p>
          </table:table-cell>
          <table:table-cell/>
          <table:table-cell office:value-type="string" calcext:value-type="string">
            <text:p>{6.86816*10^-16,-0.0174912,{1,1},{-0.840956,0.858448},5.24143*10^-8,0,100}</text:p>
          </table:table-cell>
          <table:table-cell/>
          <table:table-cell office:value-type="string" calcext:value-type="string">
            <text:p>{0.00336713,0.724029,{0,1},{-0.242855,0.143557},0.88394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9867*10^-31,1.57793*10^-14,{1,1},{1.,-1.},7.20741*10^-16,0,1000}</text:p>
          </table:table-cell>
          <table:table-cell/>
          <table:table-cell office:value-type="string" calcext:value-type="string">
            <text:p>{3.26581*10^-6,0.195916,{1,1},{-0.753606,0.554349},0.00361431,0,100}</text:p>
          </table:table-cell>
          <table:table-cell/>
          <table:table-cell office:value-type="string" calcext:value-type="string">
            <text:p>{0.0000276043,-0.939384,{1,0},{-0.0730006,-0.0325998},1.0105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43734*10^-29,-1.51544*10^-13,{0,1},{1.,-1.},1.,1,1000}</text:p>
          </table:table-cell>
          <table:table-cell/>
          <table:table-cell office:value-type="string" calcext:value-type="string">
            <text:p>{1.54133*10^-6,0.00229488,{0,0},{0.878566,-0.829531},0.002483,0,100}</text:p>
          </table:table-cell>
          <table:table-cell/>
          <table:table-cell office:value-type="string" calcext:value-type="string">
            <text:p>{0.00217421,0.694586,{1,0},{0.417976,0.206803},1.0932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4915*10^-27,5.9873*10^-14,{0,0},{-1.,1.},6.47812*10^-14,0,1000}</text:p>
          </table:table-cell>
          <table:table-cell/>
          <table:table-cell office:value-type="string" calcext:value-type="string">
            <text:p>{1.38718*10^-6,0.0350548,{0,1},{-0.992279,0.962179},0.997644,1,100}</text:p>
          </table:table-cell>
          <table:table-cell/>
          <table:table-cell office:value-type="string" calcext:value-type="string">
            <text:p>{0.0000466854,0.187084,{1,1},{-0.0733601,-0.101094},0.013665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326*10^-32,-1.57754*10^-14,{0,1},{1.,-1.},1.,1,1000}</text:p>
          </table:table-cell>
          <table:table-cell/>
          <table:table-cell office:value-type="string" calcext:value-type="string">
            <text:p>{1.06293*10^-6,0.0112603,{1,0},{0.986318,-1.01162},0.997938,1,100}</text:p>
          </table:table-cell>
          <table:table-cell/>
          <table:table-cell office:value-type="string" calcext:value-type="string">
            <text:p>{0.0606541,0.463358,{0,0},{-0.00477939,-0.233458},0.49256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1242*10^-30,1.1235*10^-13,{0,1},{-1.,1.},1.,1,1000}</text:p>
          </table:table-cell>
          <table:table-cell/>
          <table:table-cell office:value-type="string" calcext:value-type="string">
            <text:p>{0.000162591,0.0914662,{1,0},{-1.0617,0.895628},0.974498,1,100}</text:p>
          </table:table-cell>
          <table:table-cell/>
          <table:table-cell office:value-type="string" calcext:value-type="string">
            <text:p>{0.000088992,0.0174381,{0,0},{0.0160594,-0.171222},0.018867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82003*10^-33,7.88591*10^-17,{0,0},{1.,-1.},8.53237*10^-17,0,1000}</text:p>
          </table:table-cell>
          <table:table-cell/>
          <table:table-cell office:value-type="string" calcext:value-type="string">
            <text:p>{1.33794*10^-9,-0.00258267,{1,0},{1.00267,-0.920416},1.00007,1,100}</text:p>
          </table:table-cell>
          <table:table-cell/>
          <table:table-cell office:value-type="string" calcext:value-type="string">
            <text:p>{1.87033*10^-6,0.81985,{1,0},{0.176938,-0.0326398},0.99726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688*10^-30,-8.06582*10^-14,{1,1},{1.,-1.},2.16222*10^-15,0,1000}</text:p>
          </table:table-cell>
          <table:table-cell/>
          <table:table-cell office:value-type="string" calcext:value-type="string">
            <text:p>{3.79259*10^-10,-0.0138787,{1,1},{0.952371,-0.938529},0.0000389491,0,100}</text:p>
          </table:table-cell>
          <table:table-cell/>
          <table:table-cell office:value-type="string" calcext:value-type="string">
            <text:p>{0.000156824,0.700511,{0,1},{0.348841,0.270252},0.97495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66805*10^-29,-1.63359*10^-12,{1,1},{-1.,1.},1.03306*10^-14,0,1000}</text:p>
          </table:table-cell>
          <table:table-cell/>
          <table:table-cell office:value-type="string" calcext:value-type="string">
            <text:p>{7.53014*10^-6,0.0116501,{1,0},{0.98191,-0.933122},0.994512,1,100}</text:p>
          </table:table-cell>
          <table:table-cell/>
          <table:table-cell office:value-type="string" calcext:value-type="string">
            <text:p>{0.00478941,0.617786,{0,1},{-0.0488822,0.225122},0.86158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70674*10^-33,-9.6169*10^-17,{0,0},{-1.,1.},1.04053*10^-16,0,1000}</text:p>
          </table:table-cell>
          <table:table-cell/>
          <table:table-cell office:value-type="string" calcext:value-type="string">
            <text:p>{2.32928*10^-9,0.0045812,{1,1},{0.997329,-1.002},0.0000965252,0,100}</text:p>
          </table:table-cell>
          <table:table-cell/>
          <table:table-cell office:value-type="string" calcext:value-type="string">
            <text:p>{0.004077,-0.989027,{1,0},{0.134329,0.000858224},0.87229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4.67327*10^-15,{1,1},{1.,-1.},0.,0,1000}</text:p>
          </table:table-cell>
          <table:table-cell/>
          <table:table-cell office:value-type="string" calcext:value-type="string">
            <text:p>{4.40676*10^-6,0.0180723,{1,0},{0.976999,-1.0139},0.995802,1,100}</text:p>
          </table:table-cell>
          <table:table-cell/>
          <table:table-cell office:value-type="string" calcext:value-type="string">
            <text:p>{0.00509555,0.647221,{1,0},{0.190909,0.0887264},0.85723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11015*10^-32,-2.68515*10^-16,{0,0},{1.,-1.},2.90527*10^-16,0,1000}</text:p>
          </table:table-cell>
          <table:table-cell/>
          <table:table-cell office:value-type="string" calcext:value-type="string">
            <text:p>{0.0000964797,-0.0181569,{0,0},{1.04074,-0.935232},0.0196448,0,100}</text:p>
          </table:table-cell>
          <table:table-cell/>
          <table:table-cell office:value-type="string" calcext:value-type="string">
            <text:p>{0.0449958,-0.397244,{0,0},{0.0377108,0.032645},0.42424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91495*10^-31,-9.97994*10^-16,{0,0},{-1.,1.},1.07981*10^-15,0,1000}</text:p>
          </table:table-cell>
          <table:table-cell/>
          <table:table-cell office:value-type="string" calcext:value-type="string">
            <text:p>{0.0000126908,-0.00441235,{0,1},{0.973219,-0.987231},0.992875,1,100}</text:p>
          </table:table-cell>
          <table:table-cell/>
          <table:table-cell office:value-type="string" calcext:value-type="string">
            <text:p>{0.0000113084,0.492156,{1,0},{0.499955,0.464589},0.99327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98402*10^-31,-1.5745*10^-14,{1,0},{1.,-1.},1.,1,1000}</text:p>
          </table:table-cell>
          <table:table-cell/>
          <table:table-cell office:value-type="string" calcext:value-type="string">
            <text:p>{1.10698*10^-7,0.00744263,{1,0},{0.991776,-0.997829},0.999335,1,100}</text:p>
          </table:table-cell>
          <table:table-cell/>
          <table:table-cell office:value-type="string" calcext:value-type="string">
            <text:p>{0.000169235,0.0240479,{0,0},{-0.104565,-0.152406},0.026018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1.12551*10^-16,{0,1},{-1.,1.},1.,1,1000}</text:p>
          </table:table-cell>
          <table:table-cell/>
          <table:table-cell office:value-type="string" calcext:value-type="string">
            <text:p>{0.0000327952,-0.0140772,{1,0},{-0.972504,0.956067},0.988547,1,100}</text:p>
          </table:table-cell>
          <table:table-cell/>
          <table:table-cell office:value-type="string" calcext:value-type="string">
            <text:p>{0.0000102106,-0.171077,{1,1},{0.126879,0.0501045},0.006390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4287*10^-27,2.45364*10^-13,{0,1},{-1.,1.},1.,1,1000}</text:p>
          </table:table-cell>
          <table:table-cell/>
          <table:table-cell office:value-type="string" calcext:value-type="string">
            <text:p>{0.0055343,0.13773,{0,0},{-0.0241084,0.475129},0.148786,0,100}</text:p>
          </table:table-cell>
          <table:table-cell/>
          <table:table-cell office:value-type="string" calcext:value-type="string">
            <text:p>{0.000288754,0.202451,{1,1},{-0.0248626,-0.146175},0.033985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80417*10^-28,7.63924*10^-13,{0,1},{-1.,1.},1.,1,1000}</text:p>
          </table:table-cell>
          <table:table-cell/>
          <table:table-cell office:value-type="string" calcext:value-type="string">
            <text:p>{0.0000167414,-0.00756327,{0,0},{1.01938,-0.974283},0.00818324,0,100}</text:p>
          </table:table-cell>
          <table:table-cell/>
          <table:table-cell office:value-type="string" calcext:value-type="string">
            <text:p>{0.000605341,0.554199,{1,0},{0.50443,0.27937},1.0492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27251*10^-31,-1.77996*10^-15,{0,0},{-1.,1.},1.92588*10^-15,0,1000}</text:p>
          </table:table-cell>
          <table:table-cell/>
          <table:table-cell office:value-type="string" calcext:value-type="string">
            <text:p>{0.00399515,-0.11697,{0,0},{-0.516075,0.31892},0.126414,0,100}</text:p>
          </table:table-cell>
          <table:table-cell/>
          <table:table-cell office:value-type="string" calcext:value-type="string">
            <text:p>{0.000318279,0.0480505,{1,1},{0.278241,-0.359272},0.035680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9867*10^-31,2.3522*10^-14,{1,1},{-1.,1.},7.20741*10^-16,0,1000}</text:p>
          </table:table-cell>
          <table:table-cell/>
          <table:table-cell office:value-type="string" calcext:value-type="string">
            <text:p>{2.02754*10^-6,0.0130228,{0,1},{-0.989773,0.983633},0.997152,1,100}</text:p>
          </table:table-cell>
          <table:table-cell/>
          <table:table-cell office:value-type="string" calcext:value-type="string">
            <text:p>{0.00469378,0.522126,{0,1},{-0.0627487,0.322308},0.86297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4237*10^-30,3.42027*10^-15,{0,0},{-1.,1.},3.70065*10^-15,0,1000}</text:p>
          </table:table-cell>
          <table:table-cell/>
          <table:table-cell office:value-type="string" calcext:value-type="string">
            <text:p>{7.54325*10^-13,0.016943,{1,1},{-0.995725,0.978784},1.73704*10^-6,0,100}</text:p>
          </table:table-cell>
          <table:table-cell/>
          <table:table-cell office:value-type="string" calcext:value-type="string">
            <text:p>{0.000047527,1.02428,{0,1},{0.113909,-0.0404261},0.98621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03972*10^-31,1.90541*10^-14,{0,1},{1.,-1.},1.,1,1000}</text:p>
          </table:table-cell>
          <table:table-cell/>
          <table:table-cell office:value-type="string" calcext:value-type="string">
            <text:p>{3.21524*10^-7,-0.011411,{1,0},{1.01274,-0.981493},1.00113,1,100}</text:p>
          </table:table-cell>
          <table:table-cell/>
          <table:table-cell office:value-type="string" calcext:value-type="string">
            <text:p>{0.00313676,0.45578,{1,0},{0.416293,-0.330344},0.88798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68984*10^-30,4.78101*10^-15,{0,0},{1.,-1.},5.17294*10^-15,0,1000}</text:p>
          </table:table-cell>
          <table:table-cell/>
          <table:table-cell office:value-type="string" calcext:value-type="string">
            <text:p>{1.36969*10^-6,-0.0141518,{1,0},{-0.983099,0.991299},0.997659,1,100}</text:p>
          </table:table-cell>
          <table:table-cell/>
          <table:table-cell office:value-type="string" calcext:value-type="string">
            <text:p>{2.04607*10^-9,0.0000836127,{0,0},{0.0686716,0.0471424},0.00009046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0934*10^-29,-1.06537*10^-13,{0,1},{1.,-1.},1.,1,1000}</text:p>
          </table:table-cell>
          <table:table-cell/>
          <table:table-cell office:value-type="string" calcext:value-type="string">
            <text:p>{0.000153418,0.0218734,{1,0},{0.949207,-0.901311},0.975228,1,100}</text:p>
          </table:table-cell>
          <table:table-cell/>
          <table:table-cell office:value-type="string" calcext:value-type="string">
            <text:p>{0.00850204,-0.170855,{0,0},{0.124738,-0.369559},0.18441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6607*10^-28,-6.85619*10^-14,{0,1},{1.,-1.},1.,1,1000}</text:p>
          </table:table-cell>
          <table:table-cell/>
          <table:table-cell office:value-type="string" calcext:value-type="string">
            <text:p>{0.000569756,-0.568024,{1,1},{0.368438,0.155457},0.0477391,0,100}</text:p>
          </table:table-cell>
          <table:table-cell/>
          <table:table-cell office:value-type="string" calcext:value-type="string">
            <text:p>{4.7768*10^-7,0.416654,{1,1},{-0.334465,-0.0809122},0.0013822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688*10^-30,-1.50522*10^-13,{1,1},{1.,-1.},2.16222*10^-15,0,1000}</text:p>
          </table:table-cell>
          <table:table-cell/>
          <table:table-cell office:value-type="string" calcext:value-type="string">
            <text:p>{1.05109*10^-7,-0.0136702,{1,0},{1.01443,-0.951565},1.00065,1,100}</text:p>
          </table:table-cell>
          <table:table-cell/>
          <table:table-cell office:value-type="string" calcext:value-type="string">
            <text:p>{0.0602772,0.461864,{0,0},{0.109847,-0.0572785},0.49102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50711*10^-27,1.09468*10^-13,{0,0},{1.,-1.},1.18442*10^-13,0,1000}</text:p>
          </table:table-cell>
          <table:table-cell/>
          <table:table-cell office:value-type="string" calcext:value-type="string">
            <text:p>{0.0000286234,-0.0545858,{1,0},{-0.932876,1.02636},0.9893,1,100}</text:p>
          </table:table-cell>
          <table:table-cell/>
          <table:table-cell office:value-type="string" calcext:value-type="string">
            <text:p>{0.000223783,0.0258052,{1,1},{0.200865,-0.199016},0.029918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3.35843*10^-16,{1,0},{1.,-1.},1.,1,1000}</text:p>
          </table:table-cell>
          <table:table-cell/>
          <table:table-cell office:value-type="string" calcext:value-type="string">
            <text:p>{0.0000356298,0.0962219,{1,0},{0.889793,-0.956401},0.988062,1,100}</text:p>
          </table:table-cell>
          <table:table-cell/>
          <table:table-cell office:value-type="string" calcext:value-type="string">
            <text:p>{0.00130797,-0.884261,{1,0},{-0.0323234,-0.143273},0.92766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8801*10^-31,-6.09718*10^-16,{0,0},{1.,-1.},6.59701*10^-16,0,1000}</text:p>
          </table:table-cell>
          <table:table-cell/>
          <table:table-cell office:value-type="string" calcext:value-type="string">
            <text:p>{7.26767*10^-7,0.00157583,{0,0},{-0.919372,0.899617},0.00170501,0,100}</text:p>
          </table:table-cell>
          <table:table-cell/>
          <table:table-cell office:value-type="string" calcext:value-type="string">
            <text:p>{0.00112902,0.247703,{1,1},{-0.133963,-0.0516096},0.067201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24001*10^-30,5.18134*10^-14,{1,0},{-1.,1.},1.,1,1000}</text:p>
          </table:table-cell>
          <table:table-cell/>
          <table:table-cell office:value-type="string" calcext:value-type="string">
            <text:p>{4.12821*10^-6,0.0869795,{1,1},{-0.919053,0.828318},0.0040636,0,100}</text:p>
          </table:table-cell>
          <table:table-cell/>
          <table:table-cell office:value-type="string" calcext:value-type="string">
            <text:p>{4.54072*10^-8,0.106577,{1,1},{-0.0376974,-0.0684858},0.00042617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3661*10^-29,-1.04344*10^-13,{0,1},{1.,-1.},1.,1,1000}</text:p>
          </table:table-cell>
          <table:table-cell/>
          <table:table-cell office:value-type="string" calcext:value-type="string">
            <text:p>{0.0000143787,0.0164733,{1,0},{-1.00758,0.960701},0.992416,1,100}</text:p>
          </table:table-cell>
          <table:table-cell/>
          <table:table-cell office:value-type="string" calcext:value-type="string">
            <text:p>{0.00161718,0.68689,{0,1},{0.395762,0.220544},0.91957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0146*10^-31,8.06038*10^-16,{0,0},{-1.,1.},8.72114*10^-16,0,1000}</text:p>
          </table:table-cell>
          <table:table-cell/>
          <table:table-cell office:value-type="string" calcext:value-type="string">
            <text:p>{0.000029741,-0.0870731,{0,1},{0.958706,-0.900147},0.989093,1,100}</text:p>
          </table:table-cell>
          <table:table-cell/>
          <table:table-cell office:value-type="string" calcext:value-type="string">
            <text:p>{0.00592191,0.142488,{0,0},{0.0292477,0.151583},0.15390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326*10^-32,-4.9523*10^-15,{0,1},{-1.,1.},1.,1,1000}</text:p>
          </table:table-cell>
          <table:table-cell/>
          <table:table-cell office:value-type="string" calcext:value-type="string">
            <text:p>{0.000249268,0.129332,{1,0},{-1.09253,0.869859},0.968424,1,100}</text:p>
          </table:table-cell>
          <table:table-cell/>
          <table:table-cell office:value-type="string" calcext:value-type="string">
            <text:p>{0.0000213443,0.651394,{0,1},{0.715769,0.337774},0.9907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2.01274*10^-15,{1,1},{1.,-1.},0.,0,1000}</text:p>
          </table:table-cell>
          <table:table-cell/>
          <table:table-cell office:value-type="string" calcext:value-type="string">
            <text:p>{0.000221031,0.0274831,{0,0},{-1.012,0.868321},0.0297342,0,100}</text:p>
          </table:table-cell>
          <table:table-cell/>
          <table:table-cell office:value-type="string" calcext:value-type="string">
            <text:p>{0.000161711,0.138593,{1,1},{0.151363,-0.266448},0.025433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7.00634*10^-16,{1,1},{1.,-1.},0.,0,1000}</text:p>
          </table:table-cell>
          <table:table-cell/>
          <table:table-cell office:value-type="string" calcext:value-type="string">
            <text:p>{4.7013*10^-8,0.0169306,{1,0},{0.983579,-1.00201},1.00043,1,100}</text:p>
          </table:table-cell>
          <table:table-cell/>
          <table:table-cell office:value-type="string" calcext:value-type="string">
            <text:p>{0.00283355,0.0984756,{0,0},{0.120696,0.112938},0.106462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01058*10^-29,4.35113*10^-14,{1,0},{-1.,1.},1.,1,1000}</text:p>
          </table:table-cell>
          <table:table-cell/>
          <table:table-cell office:value-type="string" calcext:value-type="string">
            <text:p>{0.0000191633,0.0030858,{1,0},{-0.992821,0.977363},0.991245,1,100}</text:p>
          </table:table-cell>
          <table:table-cell/>
          <table:table-cell office:value-type="string" calcext:value-type="string">
            <text:p>{0.0000132011,0.0821063,{1,1},{0.149136,-0.224526},0.0072666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60742*10^-33,9.93706*10^-15,{1,1},{-1.,1.},1.20124*10^-16,0,1000}</text:p>
          </table:table-cell>
          <table:table-cell/>
          <table:table-cell office:value-type="string" calcext:value-type="string">
            <text:p>{2.22544*10^-6,0.00275753,{0,0},{0.970727,-1.00609},0.00298358,0,100}</text:p>
          </table:table-cell>
          <table:table-cell/>
          <table:table-cell office:value-type="string" calcext:value-type="string">
            <text:p>{0.0000677378,-0.0894645,{1,1},{-0.112168,0.216847},0.0164606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2.39828*10^-17,{0,1},{-1.,1.},1.,1,1000}</text:p>
          </table:table-cell>
          <table:table-cell/>
          <table:table-cell office:value-type="string" calcext:value-type="string">
            <text:p>{3.91995*10^-8,0.0168644,{0,1},{0.998187,-1.0164},0.999604,1,100}</text:p>
          </table:table-cell>
          <table:table-cell/>
          <table:table-cell office:value-type="string" calcext:value-type="string">
            <text:p>{0.0041176,-0.289412,{1,1},{-0.0233742,0.194034},0.12833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09975*10^-30,2.92577*10^-14,{0,1},{-1.,1.},1.,1,1000}</text:p>
          </table:table-cell>
          <table:table-cell/>
          <table:table-cell office:value-type="string" calcext:value-type="string">
            <text:p>{0.000389091,-0.0704046,{0,1},{0.965975,-0.883716},0.960549,1,100}</text:p>
          </table:table-cell>
          <table:table-cell/>
          <table:table-cell office:value-type="string" calcext:value-type="string">
            <text:p>{8.14541*10^-6,-0.220837,{1,1},{0.0955997,0.130513},0.0057080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11403*10^-28,-3.74926*10^-14,{0,0},{1.,-1.},4.05661*10^-14,0,1000}</text:p>
          </table:table-cell>
          <table:table-cell/>
          <table:table-cell office:value-type="string" calcext:value-type="string">
            <text:p>{6.32411*10^-6,0.012042,{0,1},{0.99546,-1.01796},1.00503,1,100}</text:p>
          </table:table-cell>
          <table:table-cell/>
          <table:table-cell office:value-type="string" calcext:value-type="string">
            <text:p>{0.00330582,0.642228,{1,0},{0.226537,0.271972},0.88500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4.10185*10^-15,{1,1},{1.,-1.},0.,0,1000}</text:p>
          </table:table-cell>
          <table:table-cell/>
          <table:table-cell office:value-type="string" calcext:value-type="string">
            <text:p>{0.0000486313,-0.0128907,{0,0},{1.00846,-0.965025},0.0139472,0,100}</text:p>
          </table:table-cell>
          <table:table-cell/>
          <table:table-cell office:value-type="string" calcext:value-type="string">
            <text:p>{0.000237478,0.0284874,{0,0},{0.0308169,-0.127943},0.0308206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67909*10^-30,-2.39524*10^-15,{0,0},{1.,-1.},2.59159*10^-15,0,1000}</text:p>
          </table:table-cell>
          <table:table-cell/>
          <table:table-cell office:value-type="string" calcext:value-type="string">
            <text:p>{0.000565781,0.0439751,{0,0},{-0.708156,0.415152},0.0475723,0,100}</text:p>
          </table:table-cell>
          <table:table-cell/>
          <table:table-cell office:value-type="string" calcext:value-type="string">
            <text:p>{0.0000215196,0.518158,{1,0},{0.492773,0.34056},1.0092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9867*10^-31,-2.09672*10^-14,{1,1},{1.,-1.},7.20741*10^-16,0,1000}</text:p>
          </table:table-cell>
          <table:table-cell/>
          <table:table-cell office:value-type="string" calcext:value-type="string">
            <text:p>{1.08005*10^-16,0.00506195,{1,1},{0.903673,-0.908735},2.07851*10^-8,0,100}</text:p>
          </table:table-cell>
          <table:table-cell/>
          <table:table-cell office:value-type="string" calcext:value-type="string">
            <text:p>{0.00367508,0.686868,{0,1},{-0.179815,0.174967},0.87875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1.18735*10^-17,{1,0},{1.,-1.},1.,1,1000}</text:p>
          </table:table-cell>
          <table:table-cell/>
          <table:table-cell office:value-type="string" calcext:value-type="string">
            <text:p>{0.0000321654,-0.953874,{0,1},{-0.1703,-0.0328366},0.988657,1,100}</text:p>
          </table:table-cell>
          <table:table-cell/>
          <table:table-cell office:value-type="string" calcext:value-type="string">
            <text:p>{0.000594585,0.0450809,{0,0},{0.429446,-0.292166},0.0487682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50087*10^-25,1.24011*10^-12,{0,0},{-1.,1.},1.34177*10^-12,0,1000}</text:p>
          </table:table-cell>
          <table:table-cell/>
          <table:table-cell office:value-type="string" calcext:value-type="string">
            <text:p>{2.66565*10^-7,0.000954363,{0,0},{0.951492,-0.866324},0.0010326,0,100}</text:p>
          </table:table-cell>
          <table:table-cell/>
          <table:table-cell office:value-type="string" calcext:value-type="string">
            <text:p>{0.000215442,1.02159,{0,1},{0.340802,-0.0558216},0.97064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38894*10^-30,-2.85703*10^-15,{0,0},{-1.,1.},3.09124*10^-15,0,1000}</text:p>
          </table:table-cell>
          <table:table-cell/>
          <table:table-cell office:value-type="string" calcext:value-type="string">
            <text:p>{2.37812*10^-6,0.0456517,{0,1},{-1.01301,0.957976},1.00308,1,100}</text:p>
          </table:table-cell>
          <table:table-cell/>
          <table:table-cell office:value-type="string" calcext:value-type="string">
            <text:p>{0.000131358,0.941264,{0,1},{0.154613,0.0319631},0.97707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2.93911*10^-16,{0,1},{1.,-1.},1.,1,1000}</text:p>
          </table:table-cell>
          <table:table-cell/>
          <table:table-cell office:value-type="string" calcext:value-type="string">
            <text:p>{0.000203544,0.879334,{0,1},{0.516526,0.0873874},0.971466,1,100}</text:p>
          </table:table-cell>
          <table:table-cell/>
          <table:table-cell office:value-type="string" calcext:value-type="string">
            <text:p>{0.000678968,0.321298,{1,1},{-0.324579,0.0514562},0.05211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23499*10^-31,-4.99075*10^-14,{1,1},{-1.,1.},1.92198*10^-15,0,1000}</text:p>
          </table:table-cell>
          <table:table-cell/>
          <table:table-cell office:value-type="string" calcext:value-type="string">
            <text:p>{0.0000168425,-0.00758607,{0,0},{1.01252,-0.957704},0.00820791,0,100}</text:p>
          </table:table-cell>
          <table:table-cell/>
          <table:table-cell office:value-type="string" calcext:value-type="string">
            <text:p>{0.00460003,0.945496,{0,1},{0.145805,-0.0995498},0.86435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69263*10^-29,4.66042*10^-14,{1,0},{-1.,1.},1.,1,1000}</text:p>
          </table:table-cell>
          <table:table-cell/>
          <table:table-cell office:value-type="string" calcext:value-type="string">
            <text:p>{0.00124755,-0.0653125,{0,0},{0.459252,-0.247235},0.0706415,0,100}</text:p>
          </table:table-cell>
          <table:table-cell/>
          <table:table-cell office:value-type="string" calcext:value-type="string">
            <text:p>{0.0000154285,0.468628,{1,0},{0.522159,0.00880119},0.99214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93038*10^-32,-8.62201*10^-15,{0,1},{-1.,1.},1.,1,1000}</text:p>
          </table:table-cell>
          <table:table-cell/>
          <table:table-cell office:value-type="string" calcext:value-type="string">
            <text:p>{1.05547*10^-6,-0.0154044,{1,0},{1.01299,-0.97548},0.997945,1,100}</text:p>
          </table:table-cell>
          <table:table-cell/>
          <table:table-cell office:value-type="string" calcext:value-type="string">
            <text:p>{0.000151263,0.480425,{0,1},{0.599579,0.490857},0.97540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33482*10^-28,3.84856*10^-14,{0,0},{1.,-1.},4.16405*10^-14,0,1000}</text:p>
          </table:table-cell>
          <table:table-cell/>
          <table:table-cell office:value-type="string" calcext:value-type="string">
            <text:p>{9.51087*10^-7,0.00180838,{0,1},{-0.976794,0.995901},0.99805,1,100}</text:p>
          </table:table-cell>
          <table:table-cell/>
          <table:table-cell office:value-type="string" calcext:value-type="string">
            <text:p>{0.0774694,-0.526312,{0,0},{0.0279259,0.123371},0.55666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26915*10^-29,2.79312*10^-14,{1,0},{-1.,1.},1.,1,1000}</text:p>
          </table:table-cell>
          <table:table-cell/>
          <table:table-cell office:value-type="string" calcext:value-type="string">
            <text:p>{1.24841*10^-9,-0.0144023,{1,1},{0.996916,-0.982579},0.0000706656,0,100}</text:p>
          </table:table-cell>
          <table:table-cell/>
          <table:table-cell office:value-type="string" calcext:value-type="string">
            <text:p>{0.003944,-0.727764,{0,1},{0.270367,-0.129253},0.87439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4254*10^-30,6.50745*10^-14,{1,1},{-1.,1.},2.0421*10^-15,0,1000}</text:p>
          </table:table-cell>
          <table:table-cell/>
          <table:table-cell office:value-type="string" calcext:value-type="string">
            <text:p>{0.00129959,-0.137403,{1,0},{-0.779444,0.77046},0.9279,1,100}</text:p>
          </table:table-cell>
          <table:table-cell/>
          <table:table-cell office:value-type="string" calcext:value-type="string">
            <text:p>{0.000267412,-0.153224,{1,1},{0.341461,-0.158007},0.032705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50344*10^-33,-9.24869*10^-17,{0,0},{1.,-1.},1.00069*10^-16,0,1000}</text:p>
          </table:table-cell>
          <table:table-cell/>
          <table:table-cell office:value-type="string" calcext:value-type="string">
            <text:p>{0.0000175879,0.00775214,{0,0},{-1.00779,0.918255},0.0083876,0,100}</text:p>
          </table:table-cell>
          <table:table-cell/>
          <table:table-cell office:value-type="string" calcext:value-type="string">
            <text:p>{0.0000149118,0.189113,{1,1},{-0.039268,-0.142707},0.0077231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4.61386*10^-17,{1,0},{1.,-1.},1.,1,1000}</text:p>
          </table:table-cell>
          <table:table-cell/>
          <table:table-cell office:value-type="string" calcext:value-type="string">
            <text:p>{1.26625*10^-7,0.0158738,{1,1},{-0.960764,0.944233},0.000711687,0,100}</text:p>
          </table:table-cell>
          <table:table-cell/>
          <table:table-cell office:value-type="string" calcext:value-type="string">
            <text:p>{0.0000125218,-0.313743,{1,1},{0.321917,-0.00163263},0.0070772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671*10^-29,-1.93918*10^-14,{0,1},{1.,-1.},1.,1,1000}</text:p>
          </table:table-cell>
          <table:table-cell/>
          <table:table-cell office:value-type="string" calcext:value-type="string">
            <text:p>{1.37054*10^-8,0.0002164,{0,0},{0.997604,-1.00015},0.00023414,0,100}</text:p>
          </table:table-cell>
          <table:table-cell/>
          <table:table-cell office:value-type="string" calcext:value-type="string">
            <text:p>{0.0000358715,-1.0694,{0,1},{0.113829,0.0834345},0.98802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08309*10^-30,4.50792*10^-15,{1,0},{1.,-1.},1.,1,1000}</text:p>
          </table:table-cell>
          <table:table-cell/>
          <table:table-cell office:value-type="string" calcext:value-type="string">
            <text:p>{4.75674*10^-8,0.0254502,{1,1},{0.991125,-1.01698},0.000436199,0,100}</text:p>
          </table:table-cell>
          <table:table-cell/>
          <table:table-cell office:value-type="string" calcext:value-type="string">
            <text:p>{0.000208218,0.676904,{0,1},{-0.0598214,0.289441},0.9711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5.08251*10^-16,{1,1},{1.,-1.},0.,0,1000}</text:p>
          </table:table-cell>
          <table:table-cell/>
          <table:table-cell office:value-type="string" calcext:value-type="string">
            <text:p>{0.000196043,0.0258828,{0,0},{0.905533,-0.974533},0.0280031,0,100}</text:p>
          </table:table-cell>
          <table:table-cell/>
          <table:table-cell office:value-type="string" calcext:value-type="string">
            <text:p>{2.59008*10^-11,0.0950483,{1,1},{-0.0388075,-0.0562314},0.0000101786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7.13071*10^-15,{0,1},{1.,-1.},1.,1,1000}</text:p>
          </table:table-cell>
          <table:table-cell/>
          <table:table-cell office:value-type="string" calcext:value-type="string">
            <text:p>{0.0000189618,0.988006,{0,1},{0.115171,0.0017833},0.991291,1,100}</text:p>
          </table:table-cell>
          <table:table-cell/>
          <table:table-cell office:value-type="string" calcext:value-type="string">
            <text:p>{0.00224228,-0.8612,{0,1},{0.451198,-0.0301855},0.90529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30875*10^-31,7.23737*10^-14,{1,1},{1.,-1.},9.60988*10^-16,0,1000}</text:p>
          </table:table-cell>
          <table:table-cell/>
          <table:table-cell office:value-type="string" calcext:value-type="string">
            <text:p>{4.3942*10^-8,0.0160329,{1,1},{-0.970883,0.954462},0.000419247,0,100}</text:p>
          </table:table-cell>
          <table:table-cell/>
          <table:table-cell office:value-type="string" calcext:value-type="string">
            <text:p>{0.000338983,-0.477347,{0,1},{0.131297,-0.4798},0.963177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326*10^-32,-2.82161*10^-15,{0,1},{1.,-1.},1.,1,1000}</text:p>
          </table:table-cell>
          <table:table-cell/>
          <table:table-cell office:value-type="string" calcext:value-type="string">
            <text:p>{1.0332*10^-6,0.0018789,{0,0},{-0.996362,0.967159},0.00203292,0,100}</text:p>
          </table:table-cell>
          <table:table-cell/>
          <table:table-cell office:value-type="string" calcext:value-type="string">
            <text:p>{0.0202716,0.264717,{0,0},{0.18373,0.283807},0.28475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99361*10^-30,2.65112*10^-14,{1,0},{1.,-1.},1.,1,1000}</text:p>
          </table:table-cell>
          <table:table-cell/>
          <table:table-cell office:value-type="string" calcext:value-type="string">
            <text:p>{0.0348503,-0.348563,{0,0},{-0.0425267,0.12472},0.373365,0,100}</text:p>
          </table:table-cell>
          <table:table-cell/>
          <table:table-cell office:value-type="string" calcext:value-type="string">
            <text:p>{0.00294451,1.05269,{1,0},{-0.176742,0.182026},0.89147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84779*10^-28,-6.62018*10^-13,{0,1},{1.,-1.},1.,1,1000}</text:p>
          </table:table-cell>
          <table:table-cell/>
          <table:table-cell office:value-type="string" calcext:value-type="string">
            <text:p>{3.81848*10^-6,-0.017877,{1,0},{-0.977535,0.98541},0.996092,1,100}</text:p>
          </table:table-cell>
          <table:table-cell/>
          <table:table-cell office:value-type="string" calcext:value-type="string">
            <text:p>{0.00283629,-0.0985232,{0,0},{0.216123,-0.210018},0.10651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2.23061*10^-16,{1,1},{-1.,1.},0.,0,1000}</text:p>
          </table:table-cell>
          <table:table-cell/>
          <table:table-cell office:value-type="string" calcext:value-type="string">
            <text:p>{9.14954*10^-6,0.0254981,{1,0},{-1.0184,0.968594},0.99395,1,100}</text:p>
          </table:table-cell>
          <table:table-cell/>
          <table:table-cell office:value-type="string" calcext:value-type="string">
            <text:p>{0.00115333,-0.447133,{1,1},{0.312868,0.19706},0.067921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73762*10^-25,-4.0481*10^-11,{0,1},{-1.,1.},1.,1,1000}</text:p>
          </table:table-cell>
          <table:table-cell/>
          <table:table-cell office:value-type="string" calcext:value-type="string">
            <text:p>{0.000125618,-0.0136443,{0,1},{0.947148,-0.96017},0.977584,1,100}</text:p>
          </table:table-cell>
          <table:table-cell/>
          <table:table-cell office:value-type="string" calcext:value-type="string">
            <text:p>{0.0000204873,-0.113482,{1,1},{0.178748,-0.0736328},0.00905257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6331*10^-28,-1.9937*10^-14,{0,0},{-1.,1.},2.15714*10^-14,0,1000}</text:p>
          </table:table-cell>
          <table:table-cell/>
          <table:table-cell office:value-type="string" calcext:value-type="string">
            <text:p>{1.14083*10^-6,0.00453885,{1,0},{0.992952,-0.97479},0.997864,1,100}</text:p>
          </table:table-cell>
          <table:table-cell/>
          <table:table-cell office:value-type="string" calcext:value-type="string">
            <text:p>{0.00480334,0.525802,{1,0},{0.316886,-0.15667},0.86138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45858*10^-30,3.90311*10^-15,{0,0},{-1.,1.},4.22307*10^-15,0,1000}</text:p>
          </table:table-cell>
          <table:table-cell/>
          <table:table-cell office:value-type="string" calcext:value-type="string">
            <text:p>{0.0000358828,-0.0110729,{0,0},{0.941053,-0.901579},0.0119805,0,100}</text:p>
          </table:table-cell>
          <table:table-cell/>
          <table:table-cell office:value-type="string" calcext:value-type="string">
            <text:p>{0.000402306,0.283995,{1,1},{-0.018852,-0.228063},0.040115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96576*10^-30,-1.29157*10^-14,{1,0},{-1.,1.},1.,1,1000}</text:p>
          </table:table-cell>
          <table:table-cell/>
          <table:table-cell office:value-type="string" calcext:value-type="string">
            <text:p>{0.0212116,-0.270859,{0,0},{0.463446,-0.207773},0.291284,0,100}</text:p>
          </table:table-cell>
          <table:table-cell/>
          <table:table-cell office:value-type="string" calcext:value-type="string">
            <text:p>{0.00501366,0.731033,{0,1},{0.223066,0.10836},0.85838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7215*10^-31,-1.08945*10^-15,{1,0},{-1.,1.},1.,1,1000}</text:p>
          </table:table-cell>
          <table:table-cell/>
          <table:table-cell office:value-type="string" calcext:value-type="string">
            <text:p>{0.0000126949,-0.0065861,{0,0},{1.007,-0.984467},0.00712598,0,100}</text:p>
          </table:table-cell>
          <table:table-cell/>
          <table:table-cell office:value-type="string" calcext:value-type="string">
            <text:p>{0.0138863,0.218691,{0,0},{0.48069,0.333027},0.2356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639*10^-28,3.11766*10^-13,{0,1},{1.,-1.},1.,1,1000}</text:p>
          </table:table-cell>
          <table:table-cell/>
          <table:table-cell office:value-type="string" calcext:value-type="string">
            <text:p>{1.94159*10^-7,0.00849711,{1,0},{0.990467,-1.00155},0.999119,1,100}</text:p>
          </table:table-cell>
          <table:table-cell/>
          <table:table-cell office:value-type="string" calcext:value-type="string">
            <text:p>{0.0000450381,-0.586604,{1,1},{0.583074,-0.00887567},0.013422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24628*10^-36,-5.30812*10^-18,{0,0},{1.,-1.},5.74327*10^-18,0,1000}</text:p>
          </table:table-cell>
          <table:table-cell/>
          <table:table-cell office:value-type="string" calcext:value-type="string">
            <text:p>{8.96141*10^-9,0.0097379,{1,1},{0.994135,-1.00405},0.000189329,0,100}</text:p>
          </table:table-cell>
          <table:table-cell/>
          <table:table-cell office:value-type="string" calcext:value-type="string">
            <text:p>{0.0128968,-0.210695,{0,0},{0.277291,-0.303715},0.22712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2.24637*10^-15,{1,0},{-1.,1.},1.,1,1000}</text:p>
          </table:table-cell>
          <table:table-cell/>
          <table:table-cell office:value-type="string" calcext:value-type="string">
            <text:p>{0.00101042,-0.0587744,{0,0},{0.749826,-0.741174},0.0635743,0,100}</text:p>
          </table:table-cell>
          <table:table-cell/>
          <table:table-cell office:value-type="string" calcext:value-type="string">
            <text:p>{0.000443924,0.0389513,{0,0},{-0.280851,-0.000240324},0.04213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1.15727*10^-15,{1,1},{1.,-1.},0.,0,1000}</text:p>
          </table:table-cell>
          <table:table-cell/>
          <table:table-cell office:value-type="string" calcext:value-type="string">
            <text:p>{4.89716*10^-7,0.010458,{1,0},{0.987898,-1.00589},0.9986,1,100}</text:p>
          </table:table-cell>
          <table:table-cell/>
          <table:table-cell office:value-type="string" calcext:value-type="string">
            <text:p>{0.0738784,-0.513413,{0,0},{0.116741,-0.0200752},0.54361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69237*10^-26,2.29722*10^-12,{1,0},{-1.,1.},1.,1,1000}</text:p>
          </table:table-cell>
          <table:table-cell/>
          <table:table-cell office:value-type="string" calcext:value-type="string">
            <text:p>{1.36132*10^-10,-0.074103,{1,1},{1.00858,-0.934453},0.0000233351,0,100}</text:p>
          </table:table-cell>
          <table:table-cell/>
          <table:table-cell office:value-type="string" calcext:value-type="string">
            <text:p>{0.00231368,0.665242,{1,0},{0.224468,0.0511139},0.903799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7286*10^-31,8.45116*10^-15,{1,0},{-1.,1.},1.,1,1000}</text:p>
          </table:table-cell>
          <table:table-cell/>
          <table:table-cell office:value-type="string" calcext:value-type="string">
            <text:p>{0.000044831,-0.0233711,{0,1},{0.981225,-0.960948},0.986609,1,100}</text:p>
          </table:table-cell>
          <table:table-cell/>
          <table:table-cell office:value-type="string" calcext:value-type="string">
            <text:p>{0.000192689,0.58536,{1,0},{0.382255,0.0464286},0.97223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2915*10^-27,-6.21138*10^-14,{0,0},{-1.,1.},6.72057*10^-14,0,1000}</text:p>
          </table:table-cell>
          <table:table-cell/>
          <table:table-cell office:value-type="string" calcext:value-type="string">
            <text:p>{0.0000723341,0.208277,{1,1},{-0.595828,0.403273},0.0170099,0,100}</text:p>
          </table:table-cell>
          <table:table-cell/>
          <table:table-cell office:value-type="string" calcext:value-type="string">
            <text:p>{0.0000836419,0.180047,{1,1},{0.17111,-0.368062},0.0182912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67011*10^-30,8.21827*10^-13,{1,1},{-1.,1.},5.16531*10^-15,0,1000}</text:p>
          </table:table-cell>
          <table:table-cell/>
          <table:table-cell office:value-type="string" calcext:value-type="string">
            <text:p>{9.23164*10^-8,-0.000373079,{0,1},{-0.997108,0.999659},0.999392,1,100}</text:p>
          </table:table-cell>
          <table:table-cell/>
          <table:table-cell office:value-type="string" calcext:value-type="string">
            <text:p>{0.00461551,0.984613,{1,0},{-0.138917,-0.022055},0.86412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59396*10^-29,1.18299*10^-13,{1,0},{-1.,1.},1.,1,1000}</text:p>
          </table:table-cell>
          <table:table-cell/>
          <table:table-cell office:value-type="string" calcext:value-type="string">
            <text:p>{4.45643*10^-6,-0.00744126,{0,1},{0.998269,-0.987603},0.995778,1,100}</text:p>
          </table:table-cell>
          <table:table-cell/>
          <table:table-cell office:value-type="string" calcext:value-type="string">
            <text:p>{0.00032697,0.583179,{1,1},{-0.420169,-0.129583},0.0361646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1.7054*10^-14,{1,1},{1.,-1.},0.,0,1000}</text:p>
          </table:table-cell>
          <table:table-cell/>
          <table:table-cell office:value-type="string" calcext:value-type="string">
            <text:p>{0.00066893,-0.0478173,{0,0},{0.980311,-0.817964},0.0517274,0,100}</text:p>
          </table:table-cell>
          <table:table-cell/>
          <table:table-cell office:value-type="string" calcext:value-type="string">
            <text:p>{0.000032804,-1.03945,{0,1},{0.0986252,0.052869},0.98854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84966*10^-28,5.38096*10^-14,{0,1},{-1.,1.},1.,1,1000}</text:p>
          </table:table-cell>
          <table:table-cell/>
          <table:table-cell office:value-type="string" calcext:value-type="string">
            <text:p>{2.1607*10^-7,0.109877,{1,1},{-0.765334,0.654597},0.000929666,0,100}</text:p>
          </table:table-cell>
          <table:table-cell/>
          <table:table-cell office:value-type="string" calcext:value-type="string">
            <text:p>{0.0276371,0.30975,{0,0},{0.161914,0.115002},0.33248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95946*10^-29,-7.84254*10^-14,{0,1},{1.,-1.},1.,1,1000}</text:p>
          </table:table-cell>
          <table:table-cell/>
          <table:table-cell office:value-type="string" calcext:value-type="string">
            <text:p>{1.26518*10^-6,0.102959,{0,1},{-0.991739,0.894399},0.99775,1,100}</text:p>
          </table:table-cell>
          <table:table-cell/>
          <table:table-cell office:value-type="string" calcext:value-type="string">
            <text:p>{0.000323247,-0.305816,{1,1},{0.392337,-0.119759},0.0359582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70372*10^-32,1.08449*10^-15,{0,1},{-1.,1.},1.,1,1000}</text:p>
          </table:table-cell>
          <table:table-cell/>
          <table:table-cell office:value-type="string" calcext:value-type="string">
            <text:p>{8.14666*10^-6,-0.00527598,{0,0},{1.01398,-0.946025},0.00570847,0,100}</text:p>
          </table:table-cell>
          <table:table-cell/>
          <table:table-cell office:value-type="string" calcext:value-type="string">
            <text:p>{0.000397434,-0.0368548,{0,0},{0.0783578,0.131411},0.039871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2316*10^-29,-1.56744*10^-14,{0,1},{1.,-1.},1.,1,1000}</text:p>
          </table:table-cell>
          <table:table-cell/>
          <table:table-cell office:value-type="string" calcext:value-type="string">
            <text:p>{5.34579*10^-8,-0.0164255,{1,1},{-0.982347,0.9992},0.000462419,0,100}</text:p>
          </table:table-cell>
          <table:table-cell/>
          <table:table-cell office:value-type="string" calcext:value-type="string">
            <text:p>{0.00472959,0.633573,{0,1},{0.0700803,0.210288},0.862456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3.30095*10^-16,{0,1},{-1.,1.},1.,1,1000}</text:p>
          </table:table-cell>
          <table:table-cell/>
          <table:table-cell office:value-type="string" calcext:value-type="string">
            <text:p>{8.06946*10^-11,-0.0472998,{1,1},{-0.981869,1.02919},0.000017966,0,100}</text:p>
          </table:table-cell>
          <table:table-cell/>
          <table:table-cell office:value-type="string" calcext:value-type="string">
            <text:p>{0.00021359,0.26104,{1,1},{0.0838312,-0.317855},0.029229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7995*10^-27,1.30978*10^-14,{1,0},{1.,-1.},1.,1,1000}</text:p>
          </table:table-cell>
          <table:table-cell/>
          <table:table-cell office:value-type="string" calcext:value-type="string">
            <text:p>{1.04336*10^-6,-0.00411401,{0,1},{1.0021,-0.993486},0.997957,1,100}</text:p>
          </table:table-cell>
          <table:table-cell/>
          <table:table-cell office:value-type="string" calcext:value-type="string">
            <text:p>{1.27089*10^-9,-0.034912,{1,1},{0.161679,-0.126833},0.000071299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37267*10^-28,4.28457*10^-14,{0,0},{1.,-1.},4.6358*10^-14,0,1000}</text:p>
          </table:table-cell>
          <table:table-cell/>
          <table:table-cell office:value-type="string" calcext:value-type="string">
            <text:p>{2.21888*10^-6,0.117391,{1,1},{0.697883,-0.818027},0.00297918,0,100}</text:p>
          </table:table-cell>
          <table:table-cell/>
          <table:table-cell office:value-type="string" calcext:value-type="string">
            <text:p>{0.00458615,0.573248,{1,0},{0.272924,-0.0832994},0.86455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30597*10^-30,-2.11241*10^-15,{0,0},{1.,-1.},2.28558*10^-15,0,1000}</text:p>
          </table:table-cell>
          <table:table-cell/>
          <table:table-cell office:value-type="string" calcext:value-type="string">
            <text:p>{2.40044*10^-6,0.00295419,{0,1},{0.990898,-0.999316},0.996901,1,100}</text:p>
          </table:table-cell>
          <table:table-cell/>
          <table:table-cell office:value-type="string" calcext:value-type="string">
            <text:p>{0.00395815,-0.669824,{0,1},{0.177748,-0.186944},0.874172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18641*10^-28,1.0219*10^-13,{0,1},{1.,-1.},1.,1,1000}</text:p>
          </table:table-cell>
          <table:table-cell/>
          <table:table-cell office:value-type="string" calcext:value-type="string">
            <text:p>{2.81548*10^-7,-0.0391209,{0,1},{1.00536,-0.962127},1.00106,1,100}</text:p>
          </table:table-cell>
          <table:table-cell/>
          <table:table-cell office:value-type="string" calcext:value-type="string">
            <text:p>{0.000160744,-0.454647,{0,1},{0.0136663,-0.515755},0.97464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49601*10^-31,-7.71925*10^-15,{0,1},{1.,-1.},1.,1,1000}</text:p>
          </table:table-cell>
          <table:table-cell/>
          <table:table-cell office:value-type="string" calcext:value-type="string">
            <text:p>{0.000801363,-0.0455574,{1,0},{-0.888891,0.555066},0.943383,1,100}</text:p>
          </table:table-cell>
          <table:table-cell/>
          <table:table-cell office:value-type="string" calcext:value-type="string">
            <text:p>{0.00285567,0.788147,{1,0},{0.0896416,-0.233458},0.89312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21346*10^-29,-3.8443*10^-14,{1,0},{1.,-1.},1.,1,1000}</text:p>
          </table:table-cell>
          <table:table-cell/>
          <table:table-cell office:value-type="string" calcext:value-type="string">
            <text:p>{1.51012*10^-11,0.00412446,{1,1},{0.975957,-0.980089},7.77205*10^-6,0,100}</text:p>
          </table:table-cell>
          <table:table-cell/>
          <table:table-cell office:value-type="string" calcext:value-type="string">
            <text:p>{0.000301892,-0.401689,{1,1},{0.238106,0.131463},0.034750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4297*10^-32,-1.54536*10^-14,{1,1},{-1.,1.},2.40247*10^-16,0,1000}</text:p>
          </table:table-cell>
          <table:table-cell/>
          <table:table-cell office:value-type="string" calcext:value-type="string">
            <text:p>{0.00254857,-0.0933847,{0,0},{-0.621792,0.6385},0.100967,0,100}</text:p>
          </table:table-cell>
          <table:table-cell/>
          <table:table-cell office:value-type="string" calcext:value-type="string">
            <text:p>{0.00509919,0.255299,{1,0},{0.582775,-0.0442004},0.857183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4297*10^-32,-8.44052*10^-14,{1,1},{-1.,1.},2.40247*10^-16,0,1000}</text:p>
          </table:table-cell>
          <table:table-cell/>
          <table:table-cell office:value-type="string" calcext:value-type="string">
            <text:p>{0.00044315,0.0389172,{0,0},{-1.0109,0.876871},0.0421022,0,100}</text:p>
          </table:table-cell>
          <table:table-cell/>
          <table:table-cell office:value-type="string" calcext:value-type="string">
            <text:p>{0.0000476335,-0.361993,{1,1},{0.318923,0.0303118},0.013803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7127*10^-31,1.82172*10^-15,{0,0},{1.,-1.},1.97106*10^-15,0,1000}</text:p>
          </table:table-cell>
          <table:table-cell/>
          <table:table-cell office:value-type="string" calcext:value-type="string">
            <text:p>{3.68752*10^-8,0.00929652,{0,1},{-0.99878,0.990252},0.999616,1,100}</text:p>
          </table:table-cell>
          <table:table-cell/>
          <table:table-cell office:value-type="string" calcext:value-type="string">
            <text:p>{0.00112455,0.306554,{1,1},{-0.160948,-0.0835994},0.067068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51868*10^-28,8.75243*10^-14,{0,1},{-1.,1.},1.,1,1000}</text:p>
          </table:table-cell>
          <table:table-cell/>
          <table:table-cell office:value-type="string" calcext:value-type="string">
            <text:p>{1.18546*10^-6,-0.04003,{1,0},{1.03747,-0.927841},0.997822,1,100}</text:p>
          </table:table-cell>
          <table:table-cell/>
          <table:table-cell office:value-type="string" calcext:value-type="string">
            <text:p>{0.0000290233,0.848287,{1,0},{0.139087,-0.147423},0.98922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50561*10^-27,-7.17246*10^-14,{0,0},{1.,-1.},7.76043*10^-14,0,1000}</text:p>
          </table:table-cell>
          <table:table-cell/>
          <table:table-cell office:value-type="string" calcext:value-type="string">
            <text:p>{4.11811*10^-11,-0.00850866,{1,1},{0.92952,-0.920999},0.0000128345,0,100}</text:p>
          </table:table-cell>
          <table:table-cell/>
          <table:table-cell office:value-type="string" calcext:value-type="string">
            <text:p>{0.00320092,0.104676,{0,0},{-0.203571,-0.121648},0.11315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7286*10^-31,2.43523*10^-15,{1,0},{-1.,1.},1.,1,1000}</text:p>
          </table:table-cell>
          <table:table-cell/>
          <table:table-cell office:value-type="string" calcext:value-type="string">
            <text:p>{1.07721*10^-7,-0.0776704,{1,1},{-0.199881,0.276945},0.000656417,0,100}</text:p>
          </table:table-cell>
          <table:table-cell/>
          <table:table-cell office:value-type="string" calcext:value-type="string">
            <text:p>{0.00451283,-1.02763,{1,0},{0.180266,0.128654},0.86564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06269*10^-29,1.55345*10^-14,{0,0},{1.,-1.},1.6808*10^-14,0,1000}</text:p>
          </table:table-cell>
          <table:table-cell/>
          <table:table-cell office:value-type="string" calcext:value-type="string">
            <text:p>{0.000301082,-0.09411,{1,0},{-0.865482,0.848383},0.965297,1,100}</text:p>
          </table:table-cell>
          <table:table-cell/>
          <table:table-cell office:value-type="string" calcext:value-type="string">
            <text:p>{2.39637*10^-6,-0.125485,{1,1},{0.00454962,0.123797},0.00309604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1969*10^-37,-6.45559*10^-19,{0,0},{1.,-1.},6.9848*10^-19,0,1000}</text:p>
          </table:table-cell>
          <table:table-cell/>
          <table:table-cell office:value-type="string" calcext:value-type="string">
            <text:p>{0.00327105,-0.197661,{0,1},{0.305199,-0.671777},0.885614,1,100}</text:p>
          </table:table-cell>
          <table:table-cell/>
          <table:table-cell office:value-type="string" calcext:value-type="string">
            <text:p>{0.0105379,0.190326,{0,0},{0.598406,0.334013},0.20530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5.00475*10^-16,{0,1},{1.,-1.},1.,1,1000}</text:p>
          </table:table-cell>
          <table:table-cell/>
          <table:table-cell office:value-type="string" calcext:value-type="string">
            <text:p>{5.13109*10^-7,-0.0424674,{1,1},{1.00048,-0.956685},0.00143263,0,100}</text:p>
          </table:table-cell>
          <table:table-cell/>
          <table:table-cell office:value-type="string" calcext:value-type="string">
            <text:p>{0.0000135858,0.532326,{0,1},{0.473333,0.459028},0.992628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95258*10^-29,1.16212*10^-14,{0,0},{-1.,1.},1.25739*10^-14,0,1000}</text:p>
          </table:table-cell>
          <table:table-cell/>
          <table:table-cell office:value-type="string" calcext:value-type="string">
            <text:p>{0.00419164,-0.53961,{0,1},{0.144117,-0.313121},0.870514,1,100}</text:p>
          </table:table-cell>
          <table:table-cell/>
          <table:table-cell office:value-type="string" calcext:value-type="string">
            <text:p>{0.000770835,-0.282837,{1,1},{0.0929519,0.241217},0.055527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48504*10^-26,-1.14571*10^-12,{1,0},{1.,-1.},1.,1,1000}</text:p>
          </table:table-cell>
          <table:table-cell/>
          <table:table-cell office:value-type="string" calcext:value-type="string">
            <text:p>{0.00329271,0.909166,{1,0},{-0.0401479,0.378462},0.885236,1,100}</text:p>
          </table:table-cell>
          <table:table-cell/>
          <table:table-cell office:value-type="string" calcext:value-type="string">
            <text:p>{0.0979832,0.595618,{0,0},{-0.282059,-0.0336999},0.62604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61219*10^-31,-7.42199*10^-16,{0,0},{1.,-1.},8.03043*10^-16,0,1000}</text:p>
          </table:table-cell>
          <table:table-cell/>
          <table:table-cell office:value-type="string" calcext:value-type="string">
            <text:p>{1.24492*10^-7,0.000652204,{0,0},{0.99046,-1.00015},0.00070567,0,100}</text:p>
          </table:table-cell>
          <table:table-cell/>
          <table:table-cell office:value-type="string" calcext:value-type="string">
            <text:p>{0.000312061,-0.0118307,{1,1},{0.281798,-0.302624},0.0353305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2.08669*10^-15,{0,1},{1.,-1.},1.,1,1000}</text:p>
          </table:table-cell>
          <table:table-cell/>
          <table:table-cell office:value-type="string" calcext:value-type="string">
            <text:p>{4.11646*10^-10,-0.113043,{1,1},{1.01648,-0.903396},0.0000405781,0,100}</text:p>
          </table:table-cell>
          <table:table-cell/>
          <table:table-cell office:value-type="string" calcext:value-type="string">
            <text:p>{0.000349587,0.657084,{0,1},{-0.0598682,0.299405},0.962605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-1.15351*10^-16,{1,1},{1.,-1.},0.,0,1000}</text:p>
          </table:table-cell>
          <table:table-cell/>
          <table:table-cell office:value-type="string" calcext:value-type="string">
            <text:p>{0.000139012,-0.0217949,{0,0},{0.955147,-0.922693},0.0235807,0,100}</text:p>
          </table:table-cell>
          <table:table-cell/>
          <table:table-cell office:value-type="string" calcext:value-type="string">
            <text:p>{0.0000466849,-0.0209627,{1,1},{0.0867454,-0.0531526},0.0136653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71326*10^-27,-4.11916*10^-13,{1,0},{1.,-1.},1.,1,1000}</text:p>
          </table:table-cell>
          <table:table-cell/>
          <table:table-cell office:value-type="string" calcext:value-type="string">
            <text:p>{8.51074*10^-6,0.0186848,{0,1},{0.974534,-1.02555},1.00583,1,100}</text:p>
          </table:table-cell>
          <table:table-cell/>
          <table:table-cell office:value-type="string" calcext:value-type="string">
            <text:p>{1.15465*10^-15,0.117181,{1,1},{-0.0920695,-0.0251114},6.79603*10^-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13782*10^-32,5.5877*10^-16,{0,0},{-1.,1.},6.04577*10^-16,0,1000}</text:p>
          </table:table-cell>
          <table:table-cell/>
          <table:table-cell office:value-type="string" calcext:value-type="string">
            <text:p>{0.00557032,0.138179,{0,0},{-0.390265,0.00156616},0.149269,0,100}</text:p>
          </table:table-cell>
          <table:table-cell/>
          <table:table-cell office:value-type="string" calcext:value-type="string">
            <text:p>{1.05437*10^-7,-0.513899,{1,1},{0.393991,0.119308},0.000649422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74969*10^-29,4.69477*10^-14,{0,1},{1.,-1.},1.,1,1000}</text:p>
          </table:table-cell>
          <table:table-cell/>
          <table:table-cell office:value-type="string" calcext:value-type="string">
            <text:p>{0.00553502,-0.137739,{0,0},{-0.0831693,-0.255091},0.148795,0,100}</text:p>
          </table:table-cell>
          <table:table-cell/>
          <table:table-cell office:value-type="string" calcext:value-type="string">
            <text:p>{0.0642421,0.477377,{0,0},{0.176728,0.00874084},0.506921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1.04219*10^-16,{1,0},{-1.,1.},1.,1,1000}</text:p>
          </table:table-cell>
          <table:table-cell/>
          <table:table-cell office:value-type="string" calcext:value-type="string">
            <text:p>{4.38427*10^-6,-0.00387045,{0,0},{1.00234,-0.979936},0.00418773,0,100}</text:p>
          </table:table-cell>
          <table:table-cell/>
          <table:table-cell office:value-type="string" calcext:value-type="string">
            <text:p>{0.0000384951,-0.012025,{1,1},{0.240258,-0.216764},0.0124089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3131*10^-26,2.81131*10^-13,{0,0},{-1.,1.},3.04177*10^-13,0,1000}</text:p>
          </table:table-cell>
          <table:table-cell/>
          <table:table-cell office:value-type="string" calcext:value-type="string">
            <text:p>{2.51614*10^-8,0.000536129,{0,1},{0.99828,-1.00016},0.999683,1,100}</text:p>
          </table:table-cell>
          <table:table-cell/>
          <table:table-cell office:value-type="string" calcext:value-type="string">
            <text:p>{0.0279844,0.311722,{0,0},{0.337078,0.13787},0.33457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32212*10^-36,-4.26436*10^-18,{0,0},{-1.,1.},4.61394*10^-18,0,10000}</text:p>
          </table:table-cell>
          <table:table-cell/>
          <table:table-cell office:value-type="string" calcext:value-type="string">
            <text:p>{0.00158067,0.0918662,{0,1},{-0.807309,0.816598},0.920485,1,100}</text:p>
          </table:table-cell>
          <table:table-cell/>
          <table:table-cell office:value-type="string" calcext:value-type="string">
            <text:p>{0.00138072,-0.0687125,{0,0},{0.220458,0.0147036},0.0743161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95347*10^-34,-4.51021*10^-17,{0,0},{-1.,1.},4.87995*10^-17,0,10000}</text:p>
          </table:table-cell>
          <table:table-cell/>
          <table:table-cell office:value-type="string" calcext:value-type="string">
            <text:p>{0.00735568,-0.158868,{0,0},{0.237339,0.176022},0.171531,0,100}</text:p>
          </table:table-cell>
          <table:table-cell/>
          <table:table-cell office:value-type="string" calcext:value-type="string">
            <text:p>{0.000811852,0.245335,{1,1},{-0.272784,0.0801293},0.056986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3.90134*10^-16,{0,1},{1.,-1.},1.,1,10000}</text:p>
          </table:table-cell>
          <table:table-cell/>
          <table:table-cell office:value-type="string" calcext:value-type="string">
            <text:p>{1.69702*10^-9,0.000870498,{1,1},{0.993974,-0.994768},0.0000823899,0,100}</text:p>
          </table:table-cell>
          <table:table-cell/>
          <table:table-cell office:value-type="string" calcext:value-type="string">
            <text:p>{0.0276604,0.309882,{0,0},{-0.0267321,0.0963947},0.332628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8.06699*10^-17,{1,1},{-1.,1.},0.,0,10000}</text:p>
          </table:table-cell>
          <table:table-cell/>
          <table:table-cell office:value-type="string" calcext:value-type="string">
            <text:p>{2.34765*10^-6,-0.00283223,{0,0},{0.999111,-0.989593},0.00306441,0,100}</text:p>
          </table:table-cell>
          <table:table-cell/>
          <table:table-cell office:value-type="string" calcext:value-type="string">
            <text:p>{7.54077*10^-7,0.49685,{1,0},{0.505192,0.305594},1.00174,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0.,0.,{1,0},{1.,-1.},1.,1,10000}</text:p>
          </table:table-cell>
          <table:table-cell/>
          <table:table-cell office:value-type="string" calcext:value-type="string">
            <text:p>{0.000278489,0.0090934,{1,0},{-0.970217,0.860245},0.966624,1,100}</text:p>
          </table:table-cell>
          <table:table-cell/>
          <table:table-cell office:value-type="string" calcext:value-type="string">
            <text:p>{0.00657983,0.150222,{0,0},{0.190551,0.0197986},0.162232,0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5502*10^-33,{0,0},{-1.,1.},7.62894*10^-17,0,10000}</text:p>
          </table:table-cell>
          <table:table-cell/>
          <table:table-cell office:value-type="string" calcext:value-type="string">
            <text:p>{0.0000168652,-0.00759118,{0,0},{0.981161,-0.969533},0.00821344,0,100}</text:p>
          </table:table-cell>
          <table:table-cell/>
          <table:table-cell office:value-type="string" calcext:value-type="string">
            <text:p>{0.0252585,0.295916,{0,0},{-0.0156125,0.262103},0.317858,0,10}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Program name: XOR_program_symmetry_no_bi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 b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 epochs/run</text:p>
          </table:table-cell>
          <table:table-cell/>
          <table:table-cell office:value-type="string" calcext:value-type="string">
            <text:p>100 epochs/run</text:p>
          </table:table-cell>
          <table:table-cell/>
          <table:table-cell office:value-type="string" calcext:value-type="string">
            <text:p>10 epochs/run</text:p>
          </table:table-cell>
        </table:table-row>
        <table:table-row table:style-name="ro1">
          <table:table-cell office:value-type="string" calcext:value-type="string">
            <text:p>{0.,{0,0,0},{0.996249,0.018749,0.986461},1.,1000}</text:p>
          </table:table-cell>
          <table:table-cell/>
          <table:table-cell office:value-type="string" calcext:value-type="string">
            <text:p>{7.3283*10^-6,{1,0,1},{1.00233,0.0468268,0.950785},0.994586,100}</text:p>
          </table:table-cell>
          <table:table-cell/>
          <table:table-cell office:value-type="string" calcext:value-type="string">
            <text:p>{0.0000906919,{1,1,0},{0.666422,0.245437,0.914956},0.0190465,10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 epochs/run</text:p>
          </table:table-cell>
          <table:table-cell/>
          <table:table-cell office:value-type="string" calcext:value-type="string">
            <text:p>100 epochs/run</text:p>
          </table:table-cell>
          <table:table-cell/>
          <table:table-cell office:value-type="string" calcext:value-type="string">
            <text:p>10 epochs/ru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34349*10^-7,0.0240633,{0,1,1},{0.996449,-0.00394278,0.962641},0.000733072,1000}</text:p>
          </table:table-cell>
          <table:table-cell/>
          <table:table-cell office:value-type="string" calcext:value-type="string">
            <text:p>{0.000094575,0.0321798,{0,1,0},{0.73738,0.0568954,0.757807},0.98055,100}</text:p>
          </table:table-cell>
          <table:table-cell/>
          <table:table-cell office:value-type="string" calcext:value-type="string">
            <text:p>{5.66995*10^-6,-0.105065,{1,1,1},{0.776423,0.205199,1.16741},0.99523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51047*10^-7,2.02738,{1,0,1},{0.962316,-2.00601,0.992549},0.999223,1000}</text:p>
          </table:table-cell>
          <table:table-cell/>
          <table:table-cell office:value-type="string" calcext:value-type="string">
            <text:p>{0.0000128076,0.12579,{0,1,0},{0.938598,-0.0718664,0.82798},0.992842,100}</text:p>
          </table:table-cell>
          <table:table-cell/>
          <table:table-cell office:value-type="string" calcext:value-type="string">
            <text:p>{0.000793258,0.15255,{0,0,0},{0.580971,0.179872,0.591276},0.9436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89348*10^-7,0.0255864,{0,1,0},{0.995423,-0.006803,0.963483},0.99913,1000}</text:p>
          </table:table-cell>
          <table:table-cell/>
          <table:table-cell office:value-type="string" calcext:value-type="string">
            <text:p>{0.0000664728,0.0815161,{0,0,0},{0.679251,-0.0254089,0.725355},0.983694,100}</text:p>
          </table:table-cell>
          <table:table-cell/>
          <table:table-cell office:value-type="string" calcext:value-type="string">
            <text:p>{0.000211601,0.129565,{1,1,0},{0.591952,0.169363,0.583192},0.02909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0969*10^-7,0.0233025,{1,0,1},{0.994507,-0.00305788,0.963367},0.999126,1000}</text:p>
          </table:table-cell>
          <table:table-cell/>
          <table:table-cell office:value-type="string" calcext:value-type="string">
            <text:p>{0.0000173186,-0.0581604,{0,0,0},{0.974197,0.0527223,1.07617},0.991677,100}</text:p>
          </table:table-cell>
          <table:table-cell/>
          <table:table-cell office:value-type="string" calcext:value-type="string">
            <text:p>{0.000792595,2.39965,{1,0,0},{0.447829,1.3195,0.594701},0.056306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448*10^-7,0.0271395,{1,1,0},{0.995029,-0.0056063,0.962264},0.000676698,1000}</text:p>
          </table:table-cell>
          <table:table-cell/>
          <table:table-cell office:value-type="string" calcext:value-type="string">
            <text:p>{0.000395981,0.0123099,{0,1,0},{0.931084,0.115551,0.743462},0.960201,100}</text:p>
          </table:table-cell>
          <table:table-cell/>
          <table:table-cell office:value-type="string" calcext:value-type="string">
            <text:p>{0.0000766028,0.627188,{1,0,1},{0.632628,0.232853,0.655708},0.98249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84709*10^-7,0.028851,{1,0,0},{0.991949,-0.00735303,0.96248},0.00106716,1000}</text:p>
          </table:table-cell>
          <table:table-cell/>
          <table:table-cell office:value-type="string" calcext:value-type="string">
            <text:p>{0.000184686,0.0587763,{1,1,0},{-0.775131,-0.389082,1.26447},0.0271798,100}</text:p>
          </table:table-cell>
          <table:table-cell/>
          <table:table-cell office:value-type="string" calcext:value-type="string">
            <text:p>{0.0000427958,0.345266,{1,0,0},{0.581755,0.424825,0.577147},0.013083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97742*10^-7,0.0226145,{0,0,0},{0.998789,-0.00712495,0.96569},0.998739,1000}</text:p>
          </table:table-cell>
          <table:table-cell/>
          <table:table-cell office:value-type="string" calcext:value-type="string">
            <text:p>{0.0000712122,0.453751,{0,1,1},{0.723426,-0.222844,0.686153},0.0168775,100}</text:p>
          </table:table-cell>
          <table:table-cell/>
          <table:table-cell office:value-type="string" calcext:value-type="string">
            <text:p>{3.98361*10^-7,0.807367,{1,0,1},{0.577883,0.185973,0.592127},0.99873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9523*10^-7,0.0111633,{1,1,0},{1.00365,0.00421553,0.970066},0.000893361,1000}</text:p>
          </table:table-cell>
          <table:table-cell/>
          <table:table-cell office:value-type="string" calcext:value-type="string">
            <text:p>{5.38553*10^-10,0.119126,{0,1,1},{0.877367,0.0956319,0.780905},0.0000464135,100}</text:p>
          </table:table-cell>
          <table:table-cell/>
          <table:table-cell office:value-type="string" calcext:value-type="string">
            <text:p>{0.000270245,2.79286,{1,1,0},{1.12232,0.968743,0.634212},0.032878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21343*10^-7,-1.97179,{0,1,0},{0.993162,-0.00867503,0.961382},0.999059,1000}</text:p>
          </table:table-cell>
          <table:table-cell/>
          <table:table-cell office:value-type="string" calcext:value-type="string">
            <text:p>{0.000245233,0.00919217,{1,0,0},{1.10407,0.131446,0.838266},0.0313198,100}</text:p>
          </table:table-cell>
          <table:table-cell/>
          <table:table-cell office:value-type="string" calcext:value-type="string">
            <text:p>{0.000134849,0.511203,{1,1,1},{0.596749,0.187486,0.607164},0.97677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07418*10^-7,-0.0240348,{0,0,0},{1.01085,0.0299188,1.00341},0.998575,1000}</text:p>
          </table:table-cell>
          <table:table-cell/>
          <table:table-cell office:value-type="string" calcext:value-type="string">
            <text:p>{1.98971*10^-7,0.343006,{1,0,1},{0.917967,-0.159289,0.758044},0.999108,100}</text:p>
          </table:table-cell>
          <table:table-cell/>
          <table:table-cell office:value-type="string" calcext:value-type="string">
            <text:p>{2.25793*10^-6,0.731095,{1,0,1},{0.625875,0.205075,0.608113},0.99699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15856*10^-8,0.0228455,{0,0,1},{0.994295,-0.00365674,0.965151},0.000355447,1000}</text:p>
          </table:table-cell>
          <table:table-cell/>
          <table:table-cell office:value-type="string" calcext:value-type="string">
            <text:p>{2.93345*10^-6,-0.119145,{0,1,0},{0.89747,0.156426,0.721494},0.996575,100}</text:p>
          </table:table-cell>
          <table:table-cell/>
          <table:table-cell office:value-type="string" calcext:value-type="string">
            <text:p>{0.000384914,0.249799,{0,0,1},{0.584158,0.179968,0.623256},0.039238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21407*10^-7,0.0098617,{1,1,0},{1.00432,0.00535217,0.972334},0.000941079,1000}</text:p>
          </table:table-cell>
          <table:table-cell/>
          <table:table-cell office:value-type="string" calcext:value-type="string">
            <text:p>{0.000094743,-0.101801,{1,1,1},{1.03256,0.232562,0.747567},0.980533,100}</text:p>
          </table:table-cell>
          <table:table-cell/>
          <table:table-cell office:value-type="string" calcext:value-type="string">
            <text:p>{4.09418*10^-6,0.266821,{1,1,0},{0.592762,0.180943,0.605178},0.0040468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64473*10^-7,-0.0115796,{1,1,0},{1.00192,0.0277961,0.992305},0.000811104,1000}</text:p>
          </table:table-cell>
          <table:table-cell/>
          <table:table-cell office:value-type="string" calcext:value-type="string">
            <text:p>{0.000151337,0.416166,{1,1,1},{0.803874,-0.0752364,0.754924},0.975396,100}</text:p>
          </table:table-cell>
          <table:table-cell/>
          <table:table-cell office:value-type="string" calcext:value-type="string">
            <text:p>{0.000334425,0.252295,{0,0,1},{0.574447,0.191959,0.6252},0.036574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52251*10^-8,0.0179407,{1,0,0},{0.966242,-0.0000431698,0.998651},0.000617171,1000}</text:p>
          </table:table-cell>
          <table:table-cell/>
          <table:table-cell office:value-type="string" calcext:value-type="string">
            <text:p>{0.000194079,0.0816483,{0,0,1},{0.89776,0.0378052,0.811587},0.0278624,100}</text:p>
          </table:table-cell>
          <table:table-cell/>
          <table:table-cell office:value-type="string" calcext:value-type="string">
            <text:p>{0.0000133279,0.291202,{0,1,1},{0.574673,0.0468402,0.607493},0.0073014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68337*10^-7,-0.0279656,{1,1,1},{1.00603,0.0386321,1.00905},0.998365,1000}</text:p>
          </table:table-cell>
          <table:table-cell/>
          <table:table-cell office:value-type="string" calcext:value-type="string">
            <text:p>{0.000179898,0.372584,{1,0,1},{0.790912,-0.223368,0.731764},0.973175,100}</text:p>
          </table:table-cell>
          <table:table-cell/>
          <table:table-cell office:value-type="string" calcext:value-type="string">
            <text:p>{0.000781165,0.151954,{0,0,0},{0.540425,0.170942,0.57188},0.94410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2603*10^-7,1.97687,{1,1,0},{-0.992166,0.0321411,1.00209},0.000700293,1000}</text:p>
          </table:table-cell>
          <table:table-cell/>
          <table:table-cell office:value-type="string" calcext:value-type="string">
            <text:p>{0.000602211,0.142217,{0,0,0},{0.816366,-0.0208872,0.733789},0.95092,100}</text:p>
          </table:table-cell>
          <table:table-cell/>
          <table:table-cell office:value-type="string" calcext:value-type="string">
            <text:p>{3.54211*10^-8,0.607627,{1,1,1},{0.602352,0.212782,0.564888},0.99962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73394*10^-7,-0.0218263,{1,1,1},{1.00244,0.0356733,1.00208},0.999167,1000}</text:p>
          </table:table-cell>
          <table:table-cell/>
          <table:table-cell office:value-type="string" calcext:value-type="string">
            <text:p>{0.000251499,0.075446,{0,1,0},{1.00406,0.0385401,0.815648},0.968283,100}</text:p>
          </table:table-cell>
          <table:table-cell/>
          <table:table-cell office:value-type="string" calcext:value-type="string">
            <text:p>{4.1515*10^-9,0.404433,{0,0,1},{0.528101,0.17872,0.58834},0.00012886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28536*10^-7,0.0291709,{1,1,1},{0.99279,-0.0128502,0.966608},0.998546,1000}</text:p>
          </table:table-cell>
          <table:table-cell/>
          <table:table-cell office:value-type="string" calcext:value-type="string">
            <text:p>{0.0000505634,0.217269,{1,1,0},{0.726785,-0.0201541,0.67293},0.0142216,100}</text:p>
          </table:table-cell>
          <table:table-cell/>
          <table:table-cell office:value-type="string" calcext:value-type="string">
            <text:p>{0.00011326,0.696597,{1,0,1},{0.60221,0.0775288,0.607982},0.97871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248*10^-7,1.9811,{0,0,1},{0.996488,0.630705,1.00241},0.000670762,1000}</text:p>
          </table:table-cell>
          <table:table-cell/>
          <table:table-cell office:value-type="string" calcext:value-type="string">
            <text:p>{2.08245*10^-8,0.0108158,{0,0,0},{0.722467,0.0695927,0.662026},0.999711,100}</text:p>
          </table:table-cell>
          <table:table-cell/>
          <table:table-cell office:value-type="string" calcext:value-type="string">
            <text:p>{3.77096*10^-6,0.459375,{1,1,1},{0.672085,0.214872,0.613968},0.99611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89133*10^-7,0.0238151,{0,0,0},{0.997429,-0.00248017,0.961577},0.998601,1000}</text:p>
          </table:table-cell>
          <table:table-cell/>
          <table:table-cell office:value-type="string" calcext:value-type="string">
            <text:p>{8.71154*10^-7,2.61872,{0,1,0},{1.01229,-0.646236,0.397432},0.998133,100}</text:p>
          </table:table-cell>
          <table:table-cell/>
          <table:table-cell office:value-type="string" calcext:value-type="string">
            <text:p>{0.000345973,0.522838,{0,0,1},{0.569589,0.193907,0.600725},0.037200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65462*10^-7,-0.0169818,{1,0,0},{0.998821,0.0339021,0.998482},0.000813539,1000}</text:p>
          </table:table-cell>
          <table:table-cell/>
          <table:table-cell office:value-type="string" calcext:value-type="string">
            <text:p>{0.000245928,0.469925,{1,0,1},{0.770316,0.0646961,0.646417},0.968636,100}</text:p>
          </table:table-cell>
          <table:table-cell/>
          <table:table-cell office:value-type="string" calcext:value-type="string">
            <text:p>{0.000209853,-0.0579132,{0,1,0},{0.584764,0.166805,0.57628},0.97102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53603*10^-7,5.97263,{0,0,0},{1.00657,2.0059,-0.959726},0.998152,1000}</text:p>
          </table:table-cell>
          <table:table-cell/>
          <table:table-cell office:value-type="string" calcext:value-type="string">
            <text:p>{0.000122297,-5.20136,{0,0,1},{1.79807,1.15835,0.296388},0.0221176,100}</text:p>
          </table:table-cell>
          <table:table-cell/>
          <table:table-cell office:value-type="string" calcext:value-type="string">
            <text:p>{0.000217532,1.34887,{1,0,1},{-0.073911,0.738097,0.615157},0.97050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07929*10^-8,-0.00706561,{1,0,1},{1.00303,0.0228484,0.988401},0.999397,1000}</text:p>
          </table:table-cell>
          <table:table-cell/>
          <table:table-cell office:value-type="string" calcext:value-type="string">
            <text:p>{0.000213707,-4.79068,{1,1,1},{0.31557,0.881307,-0.51559},0.970763,100}</text:p>
          </table:table-cell>
          <table:table-cell/>
          <table:table-cell office:value-type="string" calcext:value-type="string">
            <text:p>{0.000194717,0.0672265,{1,1,0},{0.634984,0.190937,0.585833},0.027908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58422*10^-7,1.98002,{1,0,0},{1.00202,0.634463,0.998963},0.000796046,1000}</text:p>
          </table:table-cell>
          <table:table-cell/>
          <table:table-cell office:value-type="string" calcext:value-type="string">
            <text:p>{0.000566802,0.140043,{0,0,0},{0.780609,-0.298,0.62254},0.952385,100}</text:p>
          </table:table-cell>
          <table:table-cell/>
          <table:table-cell office:value-type="string" calcext:value-type="string">
            <text:p>{3.90357*10^-8,0.390324,{0,0,1},{0.584058,0.191592,0.59702},0.00039514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1034*10^-7,0.0262338,{1,1,0},{0.995316,-0.00511315,0.961873},0.000666436,1000}</text:p>
          </table:table-cell>
          <table:table-cell/>
          <table:table-cell office:value-type="string" calcext:value-type="string">
            <text:p>{0.000204961,0.0955542,{0,1,0},{1.02508,-0.203799,0.682178},0.971367,100}</text:p>
          </table:table-cell>
          <table:table-cell/>
          <table:table-cell office:value-type="string" calcext:value-type="string">
            <text:p>{0.000162673,0.529042,{0,0,1},{0.625892,-0.38164,0.573072},0.025508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72908*10^-7,0.0279199,{1,1,1},{0.994089,-0.00769057,0.963429},0.998779,1000}</text:p>
          </table:table-cell>
          <table:table-cell/>
          <table:table-cell office:value-type="string" calcext:value-type="string">
            <text:p>{0.000200398,1.97459,{1,1,0},{1.05536,0.0776819,0.642105},0.0283124,100}</text:p>
          </table:table-cell>
          <table:table-cell/>
          <table:table-cell office:value-type="string" calcext:value-type="string">
            <text:p>{0.00033778,0.529689,{1,0,0},{0.593126,0.616754,0.588857},0.036757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46853*10^-8,0.0158584,{0,0,1},{0.998512,0.0027104,0.968782},0.000582015,1000}</text:p>
          </table:table-cell>
          <table:table-cell/>
          <table:table-cell office:value-type="string" calcext:value-type="string">
            <text:p>{1.16481*10^-6,-0.00868615,{1,0,0},{1.03827,0.0897718,0.877089},0.00215853,100}</text:p>
          </table:table-cell>
          <table:table-cell/>
          <table:table-cell office:value-type="string" calcext:value-type="string">
            <text:p>{1.36578*10^-6,1.39144,{0,1,1},{0.575118,0.963347,0.614422},0.0023373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97378*10^-7,0.0250275,{0,1,0},{0.996774,-0.00399936,0.961718},0.998909,1000}</text:p>
          </table:table-cell>
          <table:table-cell/>
          <table:table-cell office:value-type="string" calcext:value-type="string">
            <text:p>{0.0000775605,0.0384213,{0,1,0},{1.01099,0.0463187,0.679494},0.982386,100}</text:p>
          </table:table-cell>
          <table:table-cell/>
          <table:table-cell office:value-type="string" calcext:value-type="string">
            <text:p>{0.00181072,0.18846,{0,0,0},{0.591935,0.207609,0.630102},0.91489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9131*10^-11,-1.98516,{0,1,0},{-0.992659,-0.012003,0.975112},0.99998,1000}</text:p>
          </table:table-cell>
          <table:table-cell/>
          <table:table-cell office:value-type="string" calcext:value-type="string">
            <text:p>{0.000168299,0.0326556,{0,1,0},{0.939853,0.0703384,0.816619},0.974054,100}</text:p>
          </table:table-cell>
          <table:table-cell/>
          <table:table-cell office:value-type="string" calcext:value-type="string">
            <text:p>{0.00010917,0.484724,{1,0,0},{0.607628,0.192753,0.598354},0.020896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37316*10^-7,0.0223339,{1,0,0},{0.997541,-0.00241386,0.962538},0.000974301,1000}</text:p>
          </table:table-cell>
          <table:table-cell/>
          <table:table-cell office:value-type="string" calcext:value-type="string">
            <text:p>{0.0000293008,0.131374,{1,1,1},{0.886255,0.0675158,0.848496},0.989174,100}</text:p>
          </table:table-cell>
          <table:table-cell/>
          <table:table-cell office:value-type="string" calcext:value-type="string">
            <text:p>{7.63912*10^-6,0.338208,{1,0,0},{0.614416,0.187398,0.609291},0.0055277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1817*10^-7,0.0268433,{1,0,1},{0.994079,-0.00720522,0.962612},0.999331,1000}</text:p>
          </table:table-cell>
          <table:table-cell/>
          <table:table-cell office:value-type="string" calcext:value-type="string">
            <text:p>{1.59831*10^-7,0.142632,{0,0,1},{0.902068,0.0304099,0.839364},0.000799576,100}</text:p>
          </table:table-cell>
          <table:table-cell/>
          <table:table-cell office:value-type="string" calcext:value-type="string">
            <text:p>{0.000712309,0.148424,{0,0,0},{0.585518,0.724419,0.608244},0.94662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35559*10^-7,0.0187722,{1,0,1},{0.998299,0.000348257,0.965652},0.999264,1000}</text:p>
          </table:table-cell>
          <table:table-cell/>
          <table:table-cell office:value-type="string" calcext:value-type="string">
            <text:p>{0.000131889,0.251698,{1,1,0},{0.714764,0.130394,0.746275},0.0229686,100}</text:p>
          </table:table-cell>
          <table:table-cell/>
          <table:table-cell office:value-type="string" calcext:value-type="string">
            <text:p>{0.000144713,1.48467,{1,1,1},{1.29231,0.715189,0.606979},0.97594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72148*10^-8,0.0204175,{1,0,0},{0.992088,-0.000199712,0.970214},0.000385823,1000}</text:p>
          </table:table-cell>
          <table:table-cell/>
          <table:table-cell office:value-type="string" calcext:value-type="string">
            <text:p>{0.000129373,0.0477042,{0,1,0},{0.811436,0.0486825,0.801426},0.977252,100}</text:p>
          </table:table-cell>
          <table:table-cell/>
          <table:table-cell office:value-type="string" calcext:value-type="string">
            <text:p>{0.0000111691,0.168442,{1,1,0},{0.678948,0.204715,0.623017},0.0066840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71596*10^-7,0.0197103,{1,1,0},{1.00131,1.9973,0.365171},0.000828484,1000}</text:p>
          </table:table-cell>
          <table:table-cell/>
          <table:table-cell office:value-type="string" calcext:value-type="string">
            <text:p>{4.71042*10^-7,1.62311,{1,1,0},{0.912125,0.488357,0.945723},0.00137265,100}</text:p>
          </table:table-cell>
          <table:table-cell/>
          <table:table-cell office:value-type="string" calcext:value-type="string">
            <text:p>{0.000414038,0.129314,{0,0,0},{0.621161,0.200564,0.597534},0.95930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3372*10^-9,-0.0242695,{0,1,1},{1.01165,0.0294406,1.00316},0.000171315,1000}</text:p>
          </table:table-cell>
          <table:table-cell/>
          <table:table-cell office:value-type="string" calcext:value-type="string">
            <text:p>{0.000384562,0.126916,{0,0,0},{0.93518,-0.085529,0.841298},0.960779,100}</text:p>
          </table:table-cell>
          <table:table-cell/>
          <table:table-cell office:value-type="string" calcext:value-type="string">
            <text:p>{0.000216721,0.524035,{0,0,1},{0.548338,0.191371,0.585745},0.029442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63909*10^-8,1.97561,{1,0,0},{1.01118,0.0295115,1.00199},0.000430771,1000}</text:p>
          </table:table-cell>
          <table:table-cell/>
          <table:table-cell office:value-type="string" calcext:value-type="string">
            <text:p>{4.4784*10^-6,0.0263359,{1,0,1},{1.08937,0.0620704,0.842846},0.995768,100}</text:p>
          </table:table-cell>
          <table:table-cell/>
          <table:table-cell office:value-type="string" calcext:value-type="string">
            <text:p>{0.0000569497,0.722716,{1,0,1},{0.602233,0.18335,0.596641},0.98490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63499*10^-8,0.0272689,{0,0,1},{0.993678,-0.00616155,0.96255},0.000255734,1000}</text:p>
          </table:table-cell>
          <table:table-cell/>
          <table:table-cell office:value-type="string" calcext:value-type="string">
            <text:p>{0.000393197,0.214784,{0,0,1},{0.733036,-0.0423089,0.657584},0.0396584,100}</text:p>
          </table:table-cell>
          <table:table-cell/>
          <table:table-cell office:value-type="string" calcext:value-type="string">
            <text:p>{0.000141296,0.526618,{1,0,0},{0.571934,0.198965,0.581147},0.023773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06006*10^-8,0.0283726,{1,0,1},{0.992232,-0.0107132,0.966614},0.999597,1000}</text:p>
          </table:table-cell>
          <table:table-cell/>
          <table:table-cell office:value-type="string" calcext:value-type="string">
            <text:p>{0.000126077,0.0662618,{1,0,1},{0.989437,0.0399825,0.848539},0.977543,100}</text:p>
          </table:table-cell>
          <table:table-cell/>
          <table:table-cell office:value-type="string" calcext:value-type="string">
            <text:p>{1.13874*10^-7,0.379988,{0,0,1},{0.638663,0.194412,0.603471},0.00067490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11923*10^-8,-0.0212409,{0,1,1},{1.00209,0.0342321,1.00117},0.000494741,1000}</text:p>
          </table:table-cell>
          <table:table-cell/>
          <table:table-cell office:value-type="string" calcext:value-type="string">
            <text:p>{6.7424*10^-6,0.0425991,{1,0,0},{0.911484,0.0773436,0.831677},0.00519323,100}</text:p>
          </table:table-cell>
          <table:table-cell/>
          <table:table-cell office:value-type="string" calcext:value-type="string">
            <text:p>{0.000214587,0.16408,{1,1,0},{0.599816,0.126597,0.595893},0.029297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51738*10^-7,0.0265851,{1,0,0},{0.993585,-0.00661578,0.963169},0.00100347,1000}</text:p>
          </table:table-cell>
          <table:table-cell/>
          <table:table-cell office:value-type="string" calcext:value-type="string">
            <text:p>{2.89023*10^-7,0.0208788,{0,0,0},{0.680407,-0.086423,0.706022},0.998925,100}</text:p>
          </table:table-cell>
          <table:table-cell/>
          <table:table-cell office:value-type="string" calcext:value-type="string">
            <text:p>{0.000219316,0.381729,{1,1,0},{0.544484,0.183898,0.617037},0.029618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16959*10^-9,0.0259456,{0,0,1},{0.991988,-0.00500468,0.965495},0.000180772,1000}</text:p>
          </table:table-cell>
          <table:table-cell/>
          <table:table-cell office:value-type="string" calcext:value-type="string">
            <text:p>{0.000238151,2.24894,{0,1,1},{-0.77047,1.98705,0.651585},0.0308643,100}</text:p>
          </table:table-cell>
          <table:table-cell/>
          <table:table-cell office:value-type="string" calcext:value-type="string">
            <text:p>{2.36167*10^-6,0.773419,{1,0,0},{0.191269,0.715613,0.60364},0.0030735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35628*10^-7,0.0223602,{0,1,1},{0.997677,-0.00215802,0.962518},0.000736554,1000}</text:p>
          </table:table-cell>
          <table:table-cell/>
          <table:table-cell office:value-type="string" calcext:value-type="string">
            <text:p>{0.0000638614,0.541119,{1,0,1},{0.712153,-0.309538,0.666029},0.984017,100}</text:p>
          </table:table-cell>
          <table:table-cell/>
          <table:table-cell office:value-type="string" calcext:value-type="string">
            <text:p>{0.0000161641,-0.114466,{0,1,0},{0.584532,0.171629,0.575277},0.99195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3874*10^-7,0.0179322,{1,1,1},{0.9994,0.000901716,0.965601},0.999355,1000}</text:p>
          </table:table-cell>
          <table:table-cell/>
          <table:table-cell office:value-type="string" calcext:value-type="string">
            <text:p>{0.000175599,0.121826,{1,1,0},{0.850808,0.13147,0.815595},0.0265028,100}</text:p>
          </table:table-cell>
          <table:table-cell/>
          <table:table-cell office:value-type="string" calcext:value-type="string">
            <text:p>{0.0000702321,0.754611,{1,0,1},{0.571017,-0.224062,0.591721},0.98323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49805*10^-8,0.0205478,{0,0,1},{0.997751,-0.00112422,0.964079},0.000583028,1000}</text:p>
          </table:table-cell>
          <table:table-cell/>
          <table:table-cell office:value-type="string" calcext:value-type="string">
            <text:p>{1.54621*10^-6,0.117933,{1,1,0},{0.793462,0.120366,0.789111},0.00248693,100}</text:p>
          </table:table-cell>
          <table:table-cell/>
          <table:table-cell office:value-type="string" calcext:value-type="string">
            <text:p>{0.0607069,2.16001,{0,1,0},{0.604818,0.335388,0.139951},0.50722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13114*10^-8,0.0273467,{1,1,0},{0.966559,-0.007457,0.992034},0.000453041,1000}</text:p>
          </table:table-cell>
          <table:table-cell/>
          <table:table-cell office:value-type="string" calcext:value-type="string">
            <text:p>{0.0000445092,-0.211117,{1,0,0},{1.13742,0.164277,0.739942},0.013343,100}</text:p>
          </table:table-cell>
          <table:table-cell/>
          <table:table-cell office:value-type="string" calcext:value-type="string">
            <text:p>{3.37486*10^-9,0.201781,{1,1,0},{0.601697,0.203385,0.600185},0.00011618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1421*10^-8,0.0304826,{0,1,0},{0.989828,-0.0198922,0.975315},0.999723,1000}</text:p>
          </table:table-cell>
          <table:table-cell/>
          <table:table-cell office:value-type="string" calcext:value-type="string">
            <text:p>{0.000168516,0.257374,{1,1,1},{0.89116,-0.119661,0.8681},0.974037,100}</text:p>
          </table:table-cell>
          <table:table-cell/>
          <table:table-cell office:value-type="string" calcext:value-type="string">
            <text:p>{0.000309235,0.546139,{1,0,0},{0.573962,0.202142,0.599099},0.035170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7072*10^-7,0.0244069,{1,0,1},{0.994345,-0.00350423,0.964248},0.999287,1000}</text:p>
          </table:table-cell>
          <table:table-cell/>
          <table:table-cell office:value-type="string" calcext:value-type="string">
            <text:p>{0.0000170617,0.240298,{0,1,0},{2.53936,1.81764,0.969434},0.991739,100}</text:p>
          </table:table-cell>
          <table:table-cell/>
          <table:table-cell office:value-type="string" calcext:value-type="string">
            <text:p>{0.000187651,0.0941034,{0,1,1},{1.11064,0.178051,0.621984},0.027397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1202*10^-7,-0.0293627,{1,1,0},{-0.990344,0.0357668,1.0083},0.000636245,1000}</text:p>
          </table:table-cell>
          <table:table-cell/>
          <table:table-cell office:value-type="string" calcext:value-type="string">
            <text:p>{0.0000716566,0.000398631,{1,0,1},{1.04706,0.0622693,0.869472},0.98307,100}</text:p>
          </table:table-cell>
          <table:table-cell/>
          <table:table-cell office:value-type="string" calcext:value-type="string">
            <text:p>{0.000168085,0.126227,{1,1,1},{0.454022,0.736805,0.579985},0.9740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73205*10^-8,0.0273383,{1,0,1},{0.991666,1.96563,0.991325},0.999737,1000}</text:p>
          </table:table-cell>
          <table:table-cell/>
          <table:table-cell office:value-type="string" calcext:value-type="string">
            <text:p>{0.0000990543,0.379608,{1,0,0},{0.710511,-0.1559,0.659338},0.0199052,100}</text:p>
          </table:table-cell>
          <table:table-cell/>
          <table:table-cell office:value-type="string" calcext:value-type="string">
            <text:p>{0.000366446,0.524668,{1,0,0},{0.600706,0.18894,0.604548},0.038285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64044*10^-7,0.0254635,{1,1,1},{0.994502,-0.00478345,0.962699},0.998793,1000}</text:p>
          </table:table-cell>
          <table:table-cell/>
          <table:table-cell office:value-type="string" calcext:value-type="string">
            <text:p>{0.0001645,0.36732,{1,0,0},{0.735082,0.105186,0.620305},0.0256515,100}</text:p>
          </table:table-cell>
          <table:table-cell/>
          <table:table-cell office:value-type="string" calcext:value-type="string">
            <text:p>{0.000242113,1.55059,{1,1,0},{0.613011,0.723508,0.130479},0.031119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8882*10^-7,0.0259573,{0,0,1},{0.984875,-0.0257519,0.994918},0.00107484,1000}</text:p>
          </table:table-cell>
          <table:table-cell/>
          <table:table-cell office:value-type="string" calcext:value-type="string">
            <text:p>{0.0000995547,0.659166,{1,1,1},{0.674064,-0.135001,0.711538},0.980045,100}</text:p>
          </table:table-cell>
          <table:table-cell/>
          <table:table-cell office:value-type="string" calcext:value-type="string">
            <text:p>{4.33955*10^-8,0.371702,{1,0,0},{0.615303,0.217123,0.611618},0.00041663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41972*10^-7,0.0280573,{0,0,0},{0.988802,-0.0299832,0.988161},0.998059,1000}</text:p>
          </table:table-cell>
          <table:table-cell/>
          <table:table-cell office:value-type="string" calcext:value-type="string">
            <text:p>{0.000244269,-0.00478667,{0,1,1},{0.786945,0.147444,0.744193},0.0312582,100}</text:p>
          </table:table-cell>
          <table:table-cell/>
          <table:table-cell office:value-type="string" calcext:value-type="string">
            <text:p>{3.89605*10^-8,-0.192004,{0,1,0},{0.602003,0.204654,0.597563},0.99960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03918*10^-8,0.0250157,{0,1,1},{0.99204,-0.00206256,0.962932},0.000491495,1000}</text:p>
          </table:table-cell>
          <table:table-cell/>
          <table:table-cell office:value-type="string" calcext:value-type="string">
            <text:p>{6.33515*10^-8,1.42586,{1,1,0},{0.970783,0.617638,0.966195},0.000503394,100}</text:p>
          </table:table-cell>
          <table:table-cell/>
          <table:table-cell office:value-type="string" calcext:value-type="string">
            <text:p>{0.0000787504,-0.119583,{1,0,1},{0.817588,0.199236,1.21693},0.98225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0056*10^-7,0.027078,{0,1,0},{0.991516,-0.00827713,0.965734},0.999128,1000}</text:p>
          </table:table-cell>
          <table:table-cell/>
          <table:table-cell office:value-type="string" calcext:value-type="string">
            <text:p>{0.0000765285,0.084455,{0,0,0},{1.2348,-0.13062,0.787481},0.982504,100}</text:p>
          </table:table-cell>
          <table:table-cell/>
          <table:table-cell office:value-type="string" calcext:value-type="string">
            <text:p>{0.000165166,1.50062,{0,1,1},{0.680134,0.419212,1.18268},0.025703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6043*10^-12,-0.00337967,{1,1,1},{1.0069,0.0152133,0.982254},0.999998,1000}</text:p>
          </table:table-cell>
          <table:table-cell/>
          <table:table-cell office:value-type="string" calcext:value-type="string">
            <text:p>{2.77526*10^-8,-0.0129941,{1,0,0},{1.02462,0.0514626,0.936271},0.000333182,100}</text:p>
          </table:table-cell>
          <table:table-cell/>
          <table:table-cell office:value-type="string" calcext:value-type="string">
            <text:p>{7.10742*10^-6,0.0465275,{0,0,0},{0.896764,-0.0123877,0.568089},0.99466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34875*10^-7,1.97795,{1,0,1},{1.00239,0.0370459,1.0024},0.999265,1000}</text:p>
          </table:table-cell>
          <table:table-cell/>
          <table:table-cell office:value-type="string" calcext:value-type="string">
            <text:p>{0.000166468,0.306876,{1,1,1},{0.874475,-0.0149077,0.730847},0.974195,100}</text:p>
          </table:table-cell>
          <table:table-cell/>
          <table:table-cell office:value-type="string" calcext:value-type="string">
            <text:p>{0.00012425,0.258721,{1,1,1},{0.805091,0.194757,0.646021},0.97770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85446*10^-7,0.0296372,{1,0,0},{0.989049,-0.0135173,0.967481},0.000861268,1000}</text:p>
          </table:table-cell>
          <table:table-cell/>
          <table:table-cell office:value-type="string" calcext:value-type="string">
            <text:p>{0.0000427386,0.236657,{0,1,0},{0.829683,-0.309612,0.765846},0.986925,100}</text:p>
          </table:table-cell>
          <table:table-cell/>
          <table:table-cell office:value-type="string" calcext:value-type="string">
            <text:p>{0.000251324,0.248021,{1,0,0},{0.638013,0.198624,0.613082},0.031706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63536*10^-7,-0.0116495,{1,0,0},{0.993542,0.0262505,1.0033},0.000808793,1000}</text:p>
          </table:table-cell>
          <table:table-cell/>
          <table:table-cell office:value-type="string" calcext:value-type="string">
            <text:p>{0.0000316655,0.13447,{1,1,0},{0.852082,0.0811131,0.850935},0.0112544,100}</text:p>
          </table:table-cell>
          <table:table-cell/>
          <table:table-cell office:value-type="string" calcext:value-type="string">
            <text:p>{0.000340434,0.51515,{1,0,0},{0.607908,0.216431,0.621792},0.036901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5251*10^-7,0.0254729,{1,0,1},{0.994656,-0.00497892,0.962293},0.999238,1000}</text:p>
          </table:table-cell>
          <table:table-cell/>
          <table:table-cell office:value-type="string" calcext:value-type="string">
            <text:p>{4.65219*10^-8,1.34956,{0,1,0},{1.03597,0.663667,1.03822},0.999569,100}</text:p>
          </table:table-cell>
          <table:table-cell/>
          <table:table-cell office:value-type="string" calcext:value-type="string">
            <text:p>{0.000359325,0.517194,{0,0,1},{0.597059,-0.389362,0.607558},0.037911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90315*10^-7,0.0286962,{0,1,0},{0.992628,-0.00779411,0.965134},0.998922,1000}</text:p>
          </table:table-cell>
          <table:table-cell/>
          <table:table-cell office:value-type="string" calcext:value-type="string">
            <text:p>{0.0000142072,0.0553438,{0,0,0},{0.99786,0.0304824,0.843992},0.992462,100}</text:p>
          </table:table-cell>
          <table:table-cell/>
          <table:table-cell office:value-type="string" calcext:value-type="string">
            <text:p>{0.0000687412,0.296926,{0,0,1},{0.611645,0.194726,0.620867},0.016582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16251*10^-7,-0.0179301,{0,0,1},{1.00314,0.0327433,0.998512},0.000930057,1000}</text:p>
          </table:table-cell>
          <table:table-cell/>
          <table:table-cell office:value-type="string" calcext:value-type="string">
            <text:p>{0.000388849,0.127273,{0,0,0},{0.859822,0.0920711,0.750106},0.960562,100}</text:p>
          </table:table-cell>
          <table:table-cell/>
          <table:table-cell office:value-type="string" calcext:value-type="string">
            <text:p>{0.0000286322,0.656329,{1,1,1},{0.617807,0.185548,0.606292},0.98929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03239*10^-7,0.0156485,{0,1,0},{0.996133,0.00347035,0.970107},0.999098,1000}</text:p>
          </table:table-cell>
          <table:table-cell/>
          <table:table-cell office:value-type="string" calcext:value-type="string">
            <text:p>{0.0000333873,2.07379,{0,0,1},{0.934182,0.0774844,0.857644},0.0115564,100}</text:p>
          </table:table-cell>
          <table:table-cell/>
          <table:table-cell office:value-type="string" calcext:value-type="string">
            <text:p>{0.0000574708,0.316538,{1,0,0},{0.604873,0.207955,0.59784},0.015161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28299*10^-7,2.02837,{0,0,1},{0.992672,1.96042,0.99131},0.000955613,1000}</text:p>
          </table:table-cell>
          <table:table-cell/>
          <table:table-cell office:value-type="string" calcext:value-type="string">
            <text:p>{0.00128162,-0.172448,{0,0,0},{-0.336743,1.37526,0.312195},0.928401,100}</text:p>
          </table:table-cell>
          <table:table-cell/>
          <table:table-cell office:value-type="string" calcext:value-type="string">
            <text:p>{0.000182373,0.313816,{0,1,1},{0.594596,0.188689,0.602597},0.027009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5022*10^-11,0.0256676,{0,1,1},{0.981419,-0.00395227,0.976592},7.07168*10^-6,1000}</text:p>
          </table:table-cell>
          <table:table-cell/>
          <table:table-cell office:value-type="string" calcext:value-type="string">
            <text:p>{0.0000847767,-0.13661,{0,1,0},{-0.75989,0.223267,0.94329},0.981585,100}</text:p>
          </table:table-cell>
          <table:table-cell/>
          <table:table-cell office:value-type="string" calcext:value-type="string">
            <text:p>{3.8399*10^-6,-0.112597,{0,1,0},{0.574304,0.152478,0.60021},0.99608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70811*10^-8,4.02892,{0,0,1},{-1.0045,1.99527,2.95561},0.00059019,1000}</text:p>
          </table:table-cell>
          <table:table-cell/>
          <table:table-cell office:value-type="string" calcext:value-type="string">
            <text:p>{0.0000106699,0.00962395,{0,1,1},{0.91204,0.0979968,0.840867},0.00653295,100}</text:p>
          </table:table-cell>
          <table:table-cell/>
          <table:table-cell office:value-type="string" calcext:value-type="string">
            <text:p>{0.000398641,0.542419,{1,0,0},{0.585659,0.207539,0.650587},0.03993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82489*10^-7,0.0303065,{1,1,1},{0.989438,-0.0132665,0.965918},0.998121,1000}</text:p>
          </table:table-cell>
          <table:table-cell/>
          <table:table-cell office:value-type="string" calcext:value-type="string">
            <text:p>{0.000396261,0.237181,{0,1,0},{0.840549,-0.109297,0.797696},0.960187,100}</text:p>
          </table:table-cell>
          <table:table-cell/>
          <table:table-cell office:value-type="string" calcext:value-type="string">
            <text:p>{0.000082475,0.323511,{0,0,1},{0.611563,0.209221,0.59043},0.018163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98148*10^-8,2.02508,{0,0,1},{0.995841,-0.0051098,0.962199},0.000399073,1000}</text:p>
          </table:table-cell>
          <table:table-cell/>
          <table:table-cell office:value-type="string" calcext:value-type="string">
            <text:p>{0.0000296723,-0.0835351,{1,0,0},{1.1501,0.15719,0.843713},0.0108945,100}</text:p>
          </table:table-cell>
          <table:table-cell/>
          <table:table-cell office:value-type="string" calcext:value-type="string">
            <text:p>{0.0276945,1.60851,{0,0,0},{0.411477,0.73256,0.581924},0.66716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24932*10^-8,0.0148893,{1,1,1},{1.00134,0.00189612,0.968244},0.999542,1000}</text:p>
          </table:table-cell>
          <table:table-cell/>
          <table:table-cell office:value-type="string" calcext:value-type="string">
            <text:p>{2.1649*10^-7,0.282189,{0,1,1},{0.828227,-0.0253409,0.723729},0.000930569,100}</text:p>
          </table:table-cell>
          <table:table-cell/>
          <table:table-cell office:value-type="string" calcext:value-type="string">
            <text:p>{0.000398745,0.227079,{1,0,0},{0.644834,0.207126,0.6342},0.039937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58267*10^-9,-0.00191233,{1,0,0},{-0.991669,0.0142111,0.981208},0.00010164,1000}</text:p>
          </table:table-cell>
          <table:table-cell/>
          <table:table-cell office:value-type="string" calcext:value-type="string">
            <text:p>{6.25675*10^-6,-0.036506,{1,1,1},{1.05558,0.0954115,0.84045},0.994997,100}</text:p>
          </table:table-cell>
          <table:table-cell/>
          <table:table-cell office:value-type="string" calcext:value-type="string">
            <text:p>{0.000160694,0.523504,{1,1,1},{0.560926,0.201753,0.612017},0.97464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6371*10^-8,0.0279282,{0,1,1},{0.989643,-0.00957052,0.970169},0.000324783,1000}</text:p>
          </table:table-cell>
          <table:table-cell/>
          <table:table-cell office:value-type="string" calcext:value-type="string">
            <text:p>{0.0000135728,-0.0292084,{1,1,1},{1.1522,0.0145588,0.807733},0.992632,100}</text:p>
          </table:table-cell>
          <table:table-cell/>
          <table:table-cell office:value-type="string" calcext:value-type="string">
            <text:p>{0.000251725,0.271954,{0,0,1},{0.6234,0.198377,0.614034},0.031731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6757*10^-8,0.587659,{0,1,1},{-0.988334,2.00879,0.392884},0.00028054,1000}</text:p>
          </table:table-cell>
          <table:table-cell/>
          <table:table-cell office:value-type="string" calcext:value-type="string">
            <text:p>{0.000313154,0.120484,{0,0,0},{0.869001,0.0541756,0.886465},0.964608,100}</text:p>
          </table:table-cell>
          <table:table-cell/>
          <table:table-cell office:value-type="string" calcext:value-type="string">
            <text:p>{0.000395594,0.127829,{0,0,0},{1.16178,0.185147,0.648196},0.96022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07057*10^-8,0.00681463,{1,0,1},{1.00601,0.00649196,0.973666},0.99955,1000}</text:p>
          </table:table-cell>
          <table:table-cell/>
          <table:table-cell office:value-type="string" calcext:value-type="string">
            <text:p>{9.31415*10^-6,0.0388655,{0,1,1},{0.995188,0.0603054,0.851041},0.00610382,100}</text:p>
          </table:table-cell>
          <table:table-cell/>
          <table:table-cell office:value-type="string" calcext:value-type="string">
            <text:p>{0.000242031,-0.106345,{1,1,0},{0.749131,0.244328,0.613925},0.031114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258*10^-9,-0.00521513,{0,0,0},{1.00635,0.0179958,0.984417},0.999933,1000}</text:p>
          </table:table-cell>
          <table:table-cell/>
          <table:table-cell office:value-type="string" calcext:value-type="string">
            <text:p>{1.79247*10^-6,-0.0329574,{0,0,0},{0.982851,0.0841593,1.00003},0.997322,100}</text:p>
          </table:table-cell>
          <table:table-cell/>
          <table:table-cell office:value-type="string" calcext:value-type="string">
            <text:p>{0.0000307207,0.52949,{1,1,1},{1.19744,-0.383941,0.589863},0.98891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5474*10^-7,0.0137524,{1,0,0},{1.00319,0.00104383,0.968599},0.000708445,1000}</text:p>
          </table:table-cell>
          <table:table-cell/>
          <table:table-cell office:value-type="string" calcext:value-type="string">
            <text:p>{0.000377701,0.38594,{0,0,1},{0.829322,-0.139728,0.740399},0.0388691,100}</text:p>
          </table:table-cell>
          <table:table-cell/>
          <table:table-cell office:value-type="string" calcext:value-type="string">
            <text:p>{0.000236443,0.262555,{0,1,1},{0.546172,0.0183676,0.606856},0.030753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95237*10^-7,0.023913,{1,0,0},{0.997077,-0.00553326,0.962104},0.00108671,1000}</text:p>
          </table:table-cell>
          <table:table-cell/>
          <table:table-cell office:value-type="string" calcext:value-type="string">
            <text:p>{0.0000719766,0.0348594,{1,1,0},{1.00363,0.0446695,0.83452},0.0169678,100}</text:p>
          </table:table-cell>
          <table:table-cell/>
          <table:table-cell office:value-type="string" calcext:value-type="string">
            <text:p>{0.0000583673,0.322839,{0,1,1},{1.03627,0.170133,0.585923},0.015279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2678*10^-7,0.0258389,{1,0,1},{0.995808,-0.00543745,0.961856},0.999329,1000}</text:p>
          </table:table-cell>
          <table:table-cell/>
          <table:table-cell office:value-type="string" calcext:value-type="string">
            <text:p>{2.80398*10^-8,1.28978,{1,1,0},{1.46483,0.257049,0.764435},0.000334902,100}</text:p>
          </table:table-cell>
          <table:table-cell/>
          <table:table-cell office:value-type="string" calcext:value-type="string">
            <text:p>{0.000475755,0.133952,{0,0,0},{0.596759,0.19087,0.588922},0.95637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29414*10^-7,0.025861,{0,1,0},{0.996076,-0.00615408,0.962046},0.999042,1000}</text:p>
          </table:table-cell>
          <table:table-cell/>
          <table:table-cell office:value-type="string" calcext:value-type="string">
            <text:p>{0.00010867,0.0861728,{1,0,1},{0.965112,0.027256,0.856471},0.979151,100}</text:p>
          </table:table-cell>
          <table:table-cell/>
          <table:table-cell office:value-type="string" calcext:value-type="string">
            <text:p>{1.2797*10^-7,0.252659,{0,1,1},{0.593366,0.173965,0.590406},0.00071545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58503*10^-7,0.026947,{0,1,0},{0.993932,-0.00491239,0.963136},0.998802,1000}</text:p>
          </table:table-cell>
          <table:table-cell/>
          <table:table-cell office:value-type="string" calcext:value-type="string">
            <text:p>{0.000236444,0.419458,{1,1,0},{0.969552,-0.276788,0.689454},0.0307535,100}</text:p>
          </table:table-cell>
          <table:table-cell/>
          <table:table-cell office:value-type="string" calcext:value-type="string">
            <text:p>{0.0000503234,0.345906,{1,1,0},{0.572957,0.157147,0.581778},0.014187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13945*10^-7,0.0284286,{0,1,0},{0.991078,-0.00558709,0.963053},0.998713,1000}</text:p>
          </table:table-cell>
          <table:table-cell/>
          <table:table-cell office:value-type="string" calcext:value-type="string">
            <text:p>{0.0000258313,-0.088771,{0,1,0},{0.805267,0.153065,0.795275},0.989835,100}</text:p>
          </table:table-cell>
          <table:table-cell/>
          <table:table-cell office:value-type="string" calcext:value-type="string">
            <text:p>{0.0000670059,0.342695,{0,0,1},{0.473458,0.710973,0.575625},0.016371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2465*10^-10,2.0326,{0,1,1},{-1.02413,-4.02051,-1.01591},0.0000360361,1000}</text:p>
          </table:table-cell>
          <table:table-cell/>
          <table:table-cell office:value-type="string" calcext:value-type="string">
            <text:p>{9.07862*10^-8,0.579829,{1,0,1},{0.736423,0.0261866,0.668118},0.999397,100}</text:p>
          </table:table-cell>
          <table:table-cell/>
          <table:table-cell office:value-type="string" calcext:value-type="string">
            <text:p>{0.000144435,0.066852,{1,1,0},{0.61993,0.214119,0.603055},0.024036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71248*10^-7,0.0113259,{1,0,1},{0.99745,0.00814046,0.972907},0.999172,1000}</text:p>
          </table:table-cell>
          <table:table-cell/>
          <table:table-cell office:value-type="string" calcext:value-type="string">
            <text:p>{0.0000214018,0.0549738,{1,1,0},{0.819612,0.0640829,0.740551},0.00925242,100}</text:p>
          </table:table-cell>
          <table:table-cell/>
          <table:table-cell office:value-type="string" calcext:value-type="string">
            <text:p>{0.000203878,0.0478144,{0,1,1},{0.571509,0.222,0.622085},0.028557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57208*10^-7,0.026478,{1,0,1},{0.993724,-0.00514782,0.961869},0.999207,1000}</text:p>
          </table:table-cell>
          <table:table-cell/>
          <table:table-cell office:value-type="string" calcext:value-type="string">
            <text:p>{0.000224997,0.110824,{0,0,0},{0.995559,0.145362,0.617891},0.97,100}</text:p>
          </table:table-cell>
          <table:table-cell/>
          <table:table-cell office:value-type="string" calcext:value-type="string">
            <text:p>{0.0000194806,0.280892,{1,1,0},{0.589008,0.190002,0.624509},0.0088273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54951*10^-14,-0.000455457,{0,0,0},{1.00106,0.017476,0.982483},0.999999,1000}</text:p>
          </table:table-cell>
          <table:table-cell/>
          <table:table-cell office:value-type="string" calcext:value-type="string">
            <text:p>{0.000130029,0.169854,{1,1,1},{0.834929,0.0879324,0.810775},0.977194,100}</text:p>
          </table:table-cell>
          <table:table-cell/>
          <table:table-cell office:value-type="string" calcext:value-type="string">
            <text:p>{3.67334*10^-7,0.798088,{1,0,1},{0.585153,0.200921,0.594591},0.99878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80964*10^-7,0.0249703,{1,0,0},{0.995761,-0.00459937,0.961683},0.00106012,1000}</text:p>
          </table:table-cell>
          <table:table-cell/>
          <table:table-cell office:value-type="string" calcext:value-type="string">
            <text:p>{0.000174219,0.323769,{1,0,1},{0.837693,-0.210486,0.734642},0.973602,100}</text:p>
          </table:table-cell>
          <table:table-cell/>
          <table:table-cell office:value-type="string" calcext:value-type="string">
            <text:p>{0.000282535,2.28694,{0,0,1},{0.576676,0.689488,0.59567},0.033617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47925*10^-7,0.0274017,{1,0,0},{0.992691,-0.00612844,0.96167},0.000995842,1000}</text:p>
          </table:table-cell>
          <table:table-cell/>
          <table:table-cell office:value-type="string" calcext:value-type="string">
            <text:p>{0.249817,9.41483,{1,0,0},{0.572987,1.33528,2.04102},0.999634,100}</text:p>
          </table:table-cell>
          <table:table-cell/>
          <table:table-cell office:value-type="string" calcext:value-type="string">
            <text:p>{0.0000627363,0.724185,{1,0,1},{0.604788,0.196403,0.590688},0.98415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96182*10^-7,0.0284938,{0,1,0},{0.990082,-0.00748685,0.965591},0.998912,1000}</text:p>
          </table:table-cell>
          <table:table-cell/>
          <table:table-cell office:value-type="string" calcext:value-type="string">
            <text:p>{0.0000141207,0.00574541,{1,1,1},{0.960103,0.125375,0.853517},0.992484,100}</text:p>
          </table:table-cell>
          <table:table-cell/>
          <table:table-cell office:value-type="string" calcext:value-type="string">
            <text:p>{3.00324*10^-6,0.764582,{1,0,1},{0.579542,0.19099,0.618375},0.99653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61576*10^-7,2.03031,{1,1,1},{-1.01243,1.98369,0.974951},0.998641,1000}</text:p>
          </table:table-cell>
          <table:table-cell/>
          <table:table-cell office:value-type="string" calcext:value-type="string">
            <text:p>{0.0000164871,0.236713,{0,1,1},{0.662905,0.0386667,0.667172},0.00812086,100}</text:p>
          </table:table-cell>
          <table:table-cell/>
          <table:table-cell office:value-type="string" calcext:value-type="string">
            <text:p>{0.0000373432,0.556296,{1,1,1},{0.578833,0.198943,0.595404},0.98777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03117*10^-8,0.00801939,{1,0,1},{1.00275,0.00770734,0.973619},0.999399,1000}</text:p>
          </table:table-cell>
          <table:table-cell/>
          <table:table-cell office:value-type="string" calcext:value-type="string">
            <text:p>{0.0000332023,-0.245928,{1,1,0},{1.1483,0.166098,0.848495},0.0115243,100}</text:p>
          </table:table-cell>
          <table:table-cell/>
          <table:table-cell office:value-type="string" calcext:value-type="string">
            <text:p>{0.0000230699,0.341328,{0,0,1},{0.571041,0.17181,0.596176},0.0096062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93085*10^-7,-6.02598,{0,0,0},{1.00327,0.0399964,-0.994608},0.998335,1000}</text:p>
          </table:table-cell>
          <table:table-cell/>
          <table:table-cell office:value-type="string" calcext:value-type="string">
            <text:p>{5.18466*10^-8,0.0135865,{0,0,0},{0.745904,-0.303139,0.600727},0.999545,100}</text:p>
          </table:table-cell>
          <table:table-cell/>
          <table:table-cell office:value-type="string" calcext:value-type="string">
            <text:p>{0.0000113941,-0.237117,{1,0,1},{0.308649,0.187892,-0.0191652},0.99324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99943*10^-8,0.014467,{1,1,1},{0.999744,0.00412286,0.968933},0.9996,1000}</text:p>
          </table:table-cell>
          <table:table-cell/>
          <table:table-cell office:value-type="string" calcext:value-type="string">
            <text:p>{0.000128171,0.358486,{1,0,1},{0.99531,-0.224125,0.742364},0.977358,100}</text:p>
          </table:table-cell>
          <table:table-cell/>
          <table:table-cell office:value-type="string" calcext:value-type="string">
            <text:p>{0.0000366934,0.373228,{1,0,1},{0.938043,0.187092,0.618515},0.98788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82003*10^-9,0.0273226,{1,1,0},{0.988255,-0.00711142,0.969755},0.000176862,1000}</text:p>
          </table:table-cell>
          <table:table-cell/>
          <table:table-cell office:value-type="string" calcext:value-type="string">
            <text:p>{0.0000192704,0.0228173,{1,1,1},{1.01827,0.0597719,0.839406},0.99122,100}</text:p>
          </table:table-cell>
          <table:table-cell/>
          <table:table-cell office:value-type="string" calcext:value-type="string">
            <text:p>{0.0000923068,0.31758,{0,1,1},{0.566808,0.19103,0.579923},0.019215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5427*10^-7,0.0188533,{0,1,1},{1.0028,-0.00526086,0.967475},0.000884142,1000}</text:p>
          </table:table-cell>
          <table:table-cell/>
          <table:table-cell office:value-type="string" calcext:value-type="string">
            <text:p>{5.77888*10^-6,1.94842,{1,0,1},{0.951513,0.117965,1.05589},0.995192,100}</text:p>
          </table:table-cell>
          <table:table-cell/>
          <table:table-cell office:value-type="string" calcext:value-type="string">
            <text:p>{0.000111625,2.29364,{0,0,1},{1.07859,0.725323,0.613488},0.021130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73647*10^-7,-0.0275337,{0,0,0},{1.0135,0.0173138,1.0205},0.998131,1000}</text:p>
          </table:table-cell>
          <table:table-cell/>
          <table:table-cell office:value-type="string" calcext:value-type="string">
            <text:p>{0.0000307191,0.0364234,{1,0,0},{0.896426,0.0228674,1.00452},0.011085,100}</text:p>
          </table:table-cell>
          <table:table-cell/>
          <table:table-cell office:value-type="string" calcext:value-type="string">
            <text:p>{0.0712312,1.47848,{0,0,0},{0.580054,-0.383973,0.602291},0.46621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48139*10^-7,0.0232994,{0,0,0},{0.964266,-0.00233756,0.99482},0.998661,1000}</text:p>
          </table:table-cell>
          <table:table-cell/>
          <table:table-cell office:value-type="string" calcext:value-type="string">
            <text:p>{0.0000896711,0.362073,{1,0,1},{0.790625,0.102764,0.759412},0.981061,100}</text:p>
          </table:table-cell>
          <table:table-cell/>
          <table:table-cell office:value-type="string" calcext:value-type="string">
            <text:p>{0.0000562007,0.494676,{1,1,1},{0.596007,0.210578,0.620591},0.98500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50727*10^-7,0.0219141,{0,0,0},{0.997152,-0.00248604,0.963653},0.998816,1000}</text:p>
          </table:table-cell>
          <table:table-cell/>
          <table:table-cell office:value-type="string" calcext:value-type="string">
            <text:p>{0.00029557,0.1027,{0,0,1},{1.18502,0.173641,0.778564},0.0343843,100}</text:p>
          </table:table-cell>
          <table:table-cell/>
          <table:table-cell office:value-type="string" calcext:value-type="string">
            <text:p>{2.31022*10^-6,0.27387,{1,1,0},{0.572526,0.188722,0.592718},0.0030398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72765*10^-7,0.0128745,{1,0,1},{0.991322,0.00854208,0.977446},0.999169,1000}</text:p>
          </table:table-cell>
          <table:table-cell/>
          <table:table-cell office:value-type="string" calcext:value-type="string">
            <text:p>{2.32819*10^-6,0.113529,{0,0,1},{0.985773,-0.0243936,0.851284},0.00305168,100}</text:p>
          </table:table-cell>
          <table:table-cell/>
          <table:table-cell office:value-type="string" calcext:value-type="string">
            <text:p>{0.000291836,0.528381,{0,0,1},{0.607093,0.221459,0.589973},0.034166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04091*10^-7,0.0222301,{0,1,0},{0.994388,-0.00108416,0.966423},0.998897,1000}</text:p>
          </table:table-cell>
          <table:table-cell/>
          <table:table-cell office:value-type="string" calcext:value-type="string">
            <text:p>{8.98465*10^-6,-0.0062957,{1,0,1},{0.91772,0.0369806,1.03923},0.994005,100}</text:p>
          </table:table-cell>
          <table:table-cell/>
          <table:table-cell office:value-type="string" calcext:value-type="string">
            <text:p>{0.0000543786,0.279058,{0,1,1},{0.563847,0.199213,0.599233},0.014748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43968*10^-8,-0.0268568,{0,1,0},{1.00608,0.0391185,1.00523},0.999629,1000}</text:p>
          </table:table-cell>
          <table:table-cell/>
          <table:table-cell office:value-type="string" calcext:value-type="string">
            <text:p>{8.03079*10^-7,0.368291,{0,0,1},{0.78375,0.113072,0.658669},0.00179229,100}</text:p>
          </table:table-cell>
          <table:table-cell/>
          <table:table-cell office:value-type="string" calcext:value-type="string">
            <text:p>{4.6009*10^-6,0.560494,{1,1,1},{0.618343,0.192208,0.587229},0.9957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34338*10^-8,1.96304,{1,1,0},{1.01249,-1.96125,1.01316},0.000503721,1000}</text:p>
          </table:table-cell>
          <table:table-cell/>
          <table:table-cell office:value-type="string" calcext:value-type="string">
            <text:p>{0.0000440673,0.448468,{1,0,1},{0.733114,0.0572526,0.744901},0.986723,100}</text:p>
          </table:table-cell>
          <table:table-cell/>
          <table:table-cell office:value-type="string" calcext:value-type="string">
            <text:p>{0.0000805914,0.35539,{1,1,0},{0.572284,0.157887,0.57966},0.017954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41524*10^-8,0.0264874,{1,1,0},{0.993143,-0.00530065,0.964055},0.000506566,1000}</text:p>
          </table:table-cell>
          <table:table-cell/>
          <table:table-cell office:value-type="string" calcext:value-type="string">
            <text:p>{0.0000779204,0.320874,{0,1,1},{0.699196,-0.0930579,0.687345},0.0176545,100}</text:p>
          </table:table-cell>
          <table:table-cell/>
          <table:table-cell office:value-type="string" calcext:value-type="string">
            <text:p>{0.000091111,0.322665,{0,1,1},{0.58689,0.17834,0.587238},0.019090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09028*10^-8,-1.41386,{0,1,1},{0.996483,0.0138368,0.387223},0.000404489,1000}</text:p>
          </table:table-cell>
          <table:table-cell/>
          <table:table-cell office:value-type="string" calcext:value-type="string">
            <text:p>{0.0000907326,0.197441,{0,0,1},{0.781938,0.130295,0.714409},0.0190507,100}</text:p>
          </table:table-cell>
          <table:table-cell/>
          <table:table-cell office:value-type="string" calcext:value-type="string">
            <text:p>{0.000195112,0.698232,{1,0,1},{0.58718,-0.345616,0.60768},0.97206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56619*10^-7,0.0245441,{1,0,0},{0.995723,-0.0041622,0.962894},0.00101315,1000}</text:p>
          </table:table-cell>
          <table:table-cell/>
          <table:table-cell office:value-type="string" calcext:value-type="string">
            <text:p>{0.000151197,0.062113,{0,1,0},{0.815333,0.0381354,0.682318},0.975408,100}</text:p>
          </table:table-cell>
          <table:table-cell/>
          <table:table-cell office:value-type="string" calcext:value-type="string">
            <text:p>{0.000724938,0.14909,{0,0,0},{0.603781,0.183211,0.580182},0.94615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1466*10^-7,2.01831,{1,1,0},{0.996884,0.00161243,0.966735},0.000697039,1000}</text:p>
          </table:table-cell>
          <table:table-cell/>
          <table:table-cell office:value-type="string" calcext:value-type="string">
            <text:p>{0.0000957732,0.268576,{1,0,1},{0.799431,-0.0141211,0.842636},0.980427,100}</text:p>
          </table:table-cell>
          <table:table-cell/>
          <table:table-cell office:value-type="string" calcext:value-type="string">
            <text:p>{0.000556046,0.139363,{0,0,0},{0.577707,0.200216,0.592833},0.95283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3211*10^-7,0.0243004,{1,0,1},{0.995984,-0.00446923,0.960837},0.999121,1000}</text:p>
          </table:table-cell>
          <table:table-cell/>
          <table:table-cell office:value-type="string" calcext:value-type="string">
            <text:p>{0.0000818265,0.229802,{0,1,1},{0.700497,-0.00319846,0.687507},0.0180916,100}</text:p>
          </table:table-cell>
          <table:table-cell/>
          <table:table-cell office:value-type="string" calcext:value-type="string">
            <text:p>{0.000169197,0.119053,{0,1,1},{0.60387,0.203256,0.574559},0.026015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11043*10^-8,0.00834103,{0,0,1},{0.973267,0.00581922,1.00582},0.000494385,1000}</text:p>
          </table:table-cell>
          <table:table-cell/>
          <table:table-cell office:value-type="string" calcext:value-type="string">
            <text:p>{0.0000370222,0.308128,{1,0,0},{0.762243,0.0790529,0.751378},0.0121692,100}</text:p>
          </table:table-cell>
          <table:table-cell/>
          <table:table-cell office:value-type="string" calcext:value-type="string">
            <text:p>{0.0000637744,0.496672,{1,1,1},{0.610915,0.209876,0.601866},0.98402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00224*10^-8,0.0287153,{0,0,1},{0.993146,-0.00582802,0.960575},0.000283001,1000}</text:p>
          </table:table-cell>
          <table:table-cell/>
          <table:table-cell office:value-type="string" calcext:value-type="string">
            <text:p>{0.000174531,-0.889626,{0,0,1},{0.210329,-0.248846,-0.00643154},0.026422,100}</text:p>
          </table:table-cell>
          <table:table-cell/>
          <table:table-cell office:value-type="string" calcext:value-type="string">
            <text:p>{1.58233*10^-6,0.238461,{1,1,0},{0.599773,0.19371,0.610678},0.0025158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44505*10^-8,0.0306451,{0,1,1},{0.986943,-0.0148883,0.97117},0.000421666,1000}</text:p>
          </table:table-cell>
          <table:table-cell/>
          <table:table-cell office:value-type="string" calcext:value-type="string">
            <text:p>{0.000214285,0.0871593,{1,0,1},{1.27368,0.168312,0.748632},0.970723,100}</text:p>
          </table:table-cell>
          <table:table-cell/>
          <table:table-cell office:value-type="string" calcext:value-type="string">
            <text:p>{3.97594*10^-6,0.613476,{1,0,1},{0.722575,0.230122,0.623719},0.99601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2782*10^-6,0.0286762,{0,0,0},{0.99327,-0.0111565,0.96706},0.997972,1000}</text:p>
          </table:table-cell>
          <table:table-cell/>
          <table:table-cell office:value-type="string" calcext:value-type="string">
            <text:p>{0.000142561,-2.32666,{1,1,1},{-0.916789,-1.82486,1.16708},0.97612,100}</text:p>
          </table:table-cell>
          <table:table-cell/>
          <table:table-cell office:value-type="string" calcext:value-type="string">
            <text:p>{7.06085*10^-8,0.0146774,{0,0,0},{0.594024,0.193611,0.585213},0.99946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36045*10^-7,0.0272323,{0,0,0},{0.990751,-0.00883951,0.966854},0.998171,1000}</text:p>
          </table:table-cell>
          <table:table-cell/>
          <table:table-cell office:value-type="string" calcext:value-type="string">
            <text:p>{9.70356*10^-15,0.0595039,{0,1,1},{0.982735,0.0528922,0.887886},1.97013*10^-7,100}</text:p>
          </table:table-cell>
          <table:table-cell/>
          <table:table-cell office:value-type="string" calcext:value-type="string">
            <text:p>{0.000287886,0.518218,{0,0,1},{0.102277,1.20414,0.599729},0.033934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9509*10^-7,0.0263433,{1,0,1},{0.994719,-0.00586739,0.962558},0.999338,1000}</text:p>
          </table:table-cell>
          <table:table-cell/>
          <table:table-cell office:value-type="string" calcext:value-type="string">
            <text:p>{0.0000557001,-2.02903,{1,1,1},{-0.716103,0.178175,0.644936},0.985074,100}</text:p>
          </table:table-cell>
          <table:table-cell/>
          <table:table-cell office:value-type="string" calcext:value-type="string">
            <text:p>{0.000412378,0.56191,{1,0,0},{0.567273,0.72557,0.0034216},0.040614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51674*10^-8,1.97939,{0,1,0},{1.0012,0.0364268,1.0017},0.999383,1000}</text:p>
          </table:table-cell>
          <table:table-cell/>
          <table:table-cell office:value-type="string" calcext:value-type="string">
            <text:p>{0.000200709,0.0900646,{1,1,0},{1.34141,-0.323799,0.640764},0.0283344,100}</text:p>
          </table:table-cell>
          <table:table-cell/>
          <table:table-cell office:value-type="string" calcext:value-type="string">
            <text:p>{0.00014166,0.435658,{1,0,1},{0.879086,0.160978,0.58664},0.97619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68109*10^-7,0.0313015,{0,1,0},{0.988819,-0.0130688,0.969589},0.99918,1000}</text:p>
          </table:table-cell>
          <table:table-cell/>
          <table:table-cell office:value-type="string" calcext:value-type="string">
            <text:p>{0.0000107238,0.0964708,{1,0,1},{0.998952,0.0111293,0.853},0.993451,100}</text:p>
          </table:table-cell>
          <table:table-cell/>
          <table:table-cell office:value-type="string" calcext:value-type="string">
            <text:p>{0.000119484,0.894057,{0,0,1},{0.28652,0.745829,0.0114677},0.021861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96742*10^-7,0.027622,{0,1,0},{0.993018,-0.00660509,0.962447},0.998911,1000}</text:p>
          </table:table-cell>
          <table:table-cell/>
          <table:table-cell office:value-type="string" calcext:value-type="string">
            <text:p>{2.6028*10^-7,2.02034,{0,0,0},{0.999118,0.0414272,0.924303},0.99898,100}</text:p>
          </table:table-cell>
          <table:table-cell/>
          <table:table-cell office:value-type="string" calcext:value-type="string">
            <text:p>{3.45993*10^-6,1.61967,{1,1,0},{0.874993,0.466487,0.599806},0.0037201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89674*10^-8,0.0268572,{0,0,1},{0.994217,-0.00560857,0.961397},0.000340396,1000}</text:p>
          </table:table-cell>
          <table:table-cell/>
          <table:table-cell office:value-type="string" calcext:value-type="string">
            <text:p>{0.000185994,0.449351,{0,0,1},{0.982543,-0.167849,0.656273},0.0272759,100}</text:p>
          </table:table-cell>
          <table:table-cell/>
          <table:table-cell office:value-type="string" calcext:value-type="string">
            <text:p>{0.000010323,0.747758,{1,0,1},{0.576403,0.191422,0.624752},0.99357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23186*10^-7,1.96888,{1,1,1},{-0.987788,0.00875593,-0.961935},0.998078,1000}</text:p>
          </table:table-cell>
          <table:table-cell/>
          <table:table-cell office:value-type="string" calcext:value-type="string">
            <text:p>{0.000395989,0.0773895,{0,1,0},{0.859308,0.050472,0.716379},0.960201,100}</text:p>
          </table:table-cell>
          <table:table-cell/>
          <table:table-cell office:value-type="string" calcext:value-type="string">
            <text:p>{2.4275*10^-6,1.09241,{1,1,1},{0.621608,-0.376092,0.626519},0.99688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39843*10^-7,0.0273834,{1,0,1},{0.993389,-0.0065353,0.961815},0.999252,1000}</text:p>
          </table:table-cell>
          <table:table-cell/>
          <table:table-cell office:value-type="string" calcext:value-type="string">
            <text:p>{0.000229175,0.515757,{0,0,1},{0.708882,1.44328,0.595584},0.0302771,100}</text:p>
          </table:table-cell>
          <table:table-cell/>
          <table:table-cell office:value-type="string" calcext:value-type="string">
            <text:p>{0.000300427,0.461448,{0,1,0},{0.600868,-0.342222,0.618875},0.96533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193*10^-7,0.0243045,{1,1,0},{0.99619,-0.0036686,0.963433},0.000698369,1000}</text:p>
          </table:table-cell>
          <table:table-cell/>
          <table:table-cell office:value-type="string" calcext:value-type="string">
            <text:p>{0.000062445,-0.0802454,{0,0,0},{1.14849,0.177188,0.803449},0.984196,100}</text:p>
          </table:table-cell>
          <table:table-cell/>
          <table:table-cell office:value-type="string" calcext:value-type="string">
            <text:p>{5.84561*10^-8,-0.150998,{0,1,0},{0.566416,0.164998,0.585297},0.99951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6.65063*10^-8,0.0233354,{0,1,1},{0.993843,-0.00317852,0.965384},0.000515776,1000}</text:p>
          </table:table-cell>
          <table:table-cell/>
          <table:table-cell office:value-type="string" calcext:value-type="string">
            <text:p>{0.0001581,0.326416,{0,1,1},{1.00528,-0.185149,0.75735},0.0251475,100}</text:p>
          </table:table-cell>
          <table:table-cell/>
          <table:table-cell office:value-type="string" calcext:value-type="string">
            <text:p>{0.000142947,0.0684611,{1,0,0},{1.03038,0.164159,0.585499},0.023912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69734*10^-8,0.0218024,{0,0,1},{0.995583,-0.00179405,0.9632},0.000554882,1000}</text:p>
          </table:table-cell>
          <table:table-cell/>
          <table:table-cell office:value-type="string" calcext:value-type="string">
            <text:p>{0.000395678,-2.86836,{0,1,0},{-1.90338,0.740525,-0.813951},0.960217,100}</text:p>
          </table:table-cell>
          <table:table-cell/>
          <table:table-cell office:value-type="string" calcext:value-type="string">
            <text:p>{0.000569406,0.00295621,{0,1,0},{0.549074,0.13725,0.620992},0.95227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24701*10^-8,0.0287261,{0,1,1},{0.992462,-0.00639733,0.962413},0.000574352,1000}</text:p>
          </table:table-cell>
          <table:table-cell/>
          <table:table-cell office:value-type="string" calcext:value-type="string">
            <text:p>{0.0000275513,0.0965482,{0,1,1},{0.976185,0.17797,0.790824},0.0104979,100}</text:p>
          </table:table-cell>
          <table:table-cell/>
          <table:table-cell office:value-type="string" calcext:value-type="string">
            <text:p>{0.000131014,0.515226,{1,1,1},{0.585893,0.194124,0.608064},0.97710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9085*10^-7,0.0271613,{0,1,1},{0.993013,-0.00777807,0.963549},0.000718568,1000}</text:p>
          </table:table-cell>
          <table:table-cell/>
          <table:table-cell office:value-type="string" calcext:value-type="string">
            <text:p>{0.000336559,0.0440374,{0,1,0},{0.947805,0.0786649,0.866102},0.963309,100}</text:p>
          </table:table-cell>
          <table:table-cell/>
          <table:table-cell office:value-type="string" calcext:value-type="string">
            <text:p>{0.000622619,0.143427,{0,0,0},{0.591969,0.195779,0.597874},0.95009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41924*10^-8,0.0277704,{1,0,1},{0.990777,-0.00926673,0.966592},0.999455,1000}</text:p>
          </table:table-cell>
          <table:table-cell/>
          <table:table-cell office:value-type="string" calcext:value-type="string">
            <text:p>{0.0000164107,0.0952858,{0,0,1},{0.939298,0.0334838,0.847334},0.00810202,100}</text:p>
          </table:table-cell>
          <table:table-cell/>
          <table:table-cell office:value-type="string" calcext:value-type="string">
            <text:p>{2.38128*10^-9,0.105094,{1,0,1},{1.12171,0.184308,0.766909},0.99990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87265*10^-9,-0.0202426,{0,0,1},{0.998837,0.0118273,1.02683},0.000107194,1000}</text:p>
          </table:table-cell>
          <table:table-cell/>
          <table:table-cell office:value-type="string" calcext:value-type="string">
            <text:p>{3.92579*10^-9,-0.0255633,{0,1,0},{0.96011,0.03269,1.06613},0.999875,100}</text:p>
          </table:table-cell>
          <table:table-cell/>
          <table:table-cell office:value-type="string" calcext:value-type="string">
            <text:p>{0.000075361,0.108964,{1,1,1},{1.1945,0.181285,0.599385},0.98263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37238*10^-7,0.0292587,{1,0,0},{0.993898,1.99226,0.957595},0.00132248,1000}</text:p>
          </table:table-cell>
          <table:table-cell/>
          <table:table-cell office:value-type="string" calcext:value-type="string">
            <text:p>{0.0000365738,-0.0449121,{0,1,0},{1.1162,0.115068,0.891206},0.987905,100}</text:p>
          </table:table-cell>
          <table:table-cell/>
          <table:table-cell office:value-type="string" calcext:value-type="string">
            <text:p>{0.0000809195,0.0856484,{0,0,0},{0.594196,0.76129,0.331586},0.98200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5927*10^-8,0.0253578,{0,0,1},{0.996801,-0.00489656,0.962246},0.000379088,1000}</text:p>
          </table:table-cell>
          <table:table-cell/>
          <table:table-cell office:value-type="string" calcext:value-type="string">
            <text:p>{0.00024536,0.139226,{1,0,1},{0.961796,0.0791256,0.785702},0.968672,100}</text:p>
          </table:table-cell>
          <table:table-cell/>
          <table:table-cell office:value-type="string" calcext:value-type="string">
            <text:p>{0.000127534,-0.00705019,{1,1,1},{0.600051,0.714808,0.596152},0.97741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5476*10^-7,0.0264342,{1,1,0},{0.995397,-0.00523281,0.960453},0.000679636,1000}</text:p>
          </table:table-cell>
          <table:table-cell/>
          <table:table-cell office:value-type="string" calcext:value-type="string">
            <text:p>{2.60891*10^-6,1.40049,{1,1,1},{0.976906,0.539103,1.1197},0.99677,100}</text:p>
          </table:table-cell>
          <table:table-cell/>
          <table:table-cell office:value-type="string" calcext:value-type="string">
            <text:p>{0.00022755,0.0661905,{1,1,0},{0.635587,0.187082,0.57637},0.030169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34089*10^-7,0.013873,{0,0,1},{1.00124,0.00314863,0.968897},0.000732364,1000}</text:p>
          </table:table-cell>
          <table:table-cell/>
          <table:table-cell office:value-type="string" calcext:value-type="string">
            <text:p>{0.000131842,0.0115923,{0,1,1},{0.905367,0.106272,0.785289},0.0229645,100}</text:p>
          </table:table-cell>
          <table:table-cell/>
          <table:table-cell office:value-type="string" calcext:value-type="string">
            <text:p>{0.00462943,0.240524,{0,0,0},{0.606158,0.203961,0.600004},0.8639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72302*10^-7,1.98131,{0,0,1},{0.999425,0.633212,1.00034},0.000830186,1000}</text:p>
          </table:table-cell>
          <table:table-cell/>
          <table:table-cell office:value-type="string" calcext:value-type="string">
            <text:p>{0.000245903,0.621246,{1,0,1},{0.618209,-0.355575,0.647204},0.968637,100}</text:p>
          </table:table-cell>
          <table:table-cell/>
          <table:table-cell office:value-type="string" calcext:value-type="string">
            <text:p>{0.00024019,0.52622,{0,0,1},{0.572803,0.1916,0.586449},0.030996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13508*10^-8,0.0121314,{1,1,1},{0.992188,0.00839066,0.976406},0.999708,1000}</text:p>
          </table:table-cell>
          <table:table-cell/>
          <table:table-cell office:value-type="string" calcext:value-type="string">
            <text:p>{0.0000691211,0.0525333,{0,1,0},{0.953366,0.0297873,0.917045},0.983372,100}</text:p>
          </table:table-cell>
          <table:table-cell/>
          <table:table-cell office:value-type="string" calcext:value-type="string">
            <text:p>{0.000160182,0.101718,{0,0,0},{0.578317,0.205701,0.607719},0.97468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81428*10^-7,0.0276661,{0,1,1},{0.995814,-0.00674454,0.960495},0.000851888,1000}</text:p>
          </table:table-cell>
          <table:table-cell/>
          <table:table-cell office:value-type="string" calcext:value-type="string">
            <text:p>{8.57619*10^-6,0.0552231,{1,1,0},{1.19599,-0.202441,0.726318},0.00585703,100}</text:p>
          </table:table-cell>
          <table:table-cell/>
          <table:table-cell office:value-type="string" calcext:value-type="string">
            <text:p>{0.000224662,0.332834,{1,1,0},{0.600654,0.177295,0.608659},0.029977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10276*10^-7,0.0273442,{0,1,1},{0.994578,-0.00605901,0.962307},0.000664157,1000}</text:p>
          </table:table-cell>
          <table:table-cell/>
          <table:table-cell office:value-type="string" calcext:value-type="string">
            <text:p>{0.000165764,0.049696,{1,1,0},{0.760995,0.0867082,0.769354},0.0257498,100}</text:p>
          </table:table-cell>
          <table:table-cell/>
          <table:table-cell office:value-type="string" calcext:value-type="string">
            <text:p>{1.64976*10^-7,0.388758,{0,0,1},{0.617566,0.206188,0.593095},0.00081234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3152*10^-7,0.0228747,{1,1,1},{0.995545,-0.00259608,0.962568},0.998848,1000}</text:p>
          </table:table-cell>
          <table:table-cell/>
          <table:table-cell office:value-type="string" calcext:value-type="string">
            <text:p>{0.000389029,0.127288,{0,0,0},{0.924706,0.122899,0.81183},0.960552,100}</text:p>
          </table:table-cell>
          <table:table-cell/>
          <table:table-cell office:value-type="string" calcext:value-type="string">
            <text:p>{0.00012296,0.556578,{1,0,1},{0.728139,0.20372,0.620123},0.97782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44283*10^-7,0.0191342,{1,0,1},{0.998223,0.000612075,0.965094},0.99924,1000}</text:p>
          </table:table-cell>
          <table:table-cell/>
          <table:table-cell office:value-type="string" calcext:value-type="string">
            <text:p>{0.0000204699,-1.81508,{0,1,0},{-0.679309,-0.124272,0.877386},0.990951,100}</text:p>
          </table:table-cell>
          <table:table-cell/>
          <table:table-cell office:value-type="string" calcext:value-type="string">
            <text:p>{0.000359602,0.53217,{1,0,0},{0.592607,-0.351864,0.602751},0.037926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13624*10^-7,0.0261749,{0,0,0},{0.991894,-0.00560247,0.966094},0.99831,1000}</text:p>
          </table:table-cell>
          <table:table-cell/>
          <table:table-cell office:value-type="string" calcext:value-type="string">
            <text:p>{0.0000368995,0.0650626,{0,0,1},{1.02491,0.0472201,0.864625},0.012149,100}</text:p>
          </table:table-cell>
          <table:table-cell/>
          <table:table-cell office:value-type="string" calcext:value-type="string">
            <text:p>{0.0000516336,0.442922,{1,1,0},{0.56194,0.0716403,0.594802},0.014371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59473*10^-7,0.0257358,{1,0,0},{0.996314,-0.0071178,0.963145},0.00119912,1000}</text:p>
          </table:table-cell>
          <table:table-cell/>
          <table:table-cell office:value-type="string" calcext:value-type="string">
            <text:p>{0.0000315416,-0.0570771,{0,1,0},{1.02844,0.124675,0.864483},0.988768,100}</text:p>
          </table:table-cell>
          <table:table-cell/>
          <table:table-cell office:value-type="string" calcext:value-type="string">
            <text:p>{0.000100617,-0.140306,{1,0,1},{0.817276,0.216605,1.23256},0.97993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25335*10^-8,0.0174443,{1,1,1},{1.00121,-0.00065784,0.966744},0.999425,1000}</text:p>
          </table:table-cell>
          <table:table-cell/>
          <table:table-cell office:value-type="string" calcext:value-type="string">
            <text:p>{0.000169094,0.0779113,{0,0,1},{0.95895,0.0874786,0.818972},0.0260073,100}</text:p>
          </table:table-cell>
          <table:table-cell/>
          <table:table-cell office:value-type="string" calcext:value-type="string">
            <text:p>{0.000153253,2.92524,{1,1,0},{1.43358,0.741766,0.589217},0.024759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68752*10^-7,4.03605,{1,0,1},{-1.00587,-0.00377286,0.945089},0.998492,1000}</text:p>
          </table:table-cell>
          <table:table-cell/>
          <table:table-cell office:value-type="string" calcext:value-type="string">
            <text:p>{0.0000571407,0.680816,{1,1,1},{0.869248,-0.250827,0.622288},0.984882,100}</text:p>
          </table:table-cell>
          <table:table-cell/>
          <table:table-cell office:value-type="string" calcext:value-type="string">
            <text:p>{0.0000395258,-0.121185,{0,1,0},{0.574512,0.192722,0.591251},0.98742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84176*10^-7,0.0273715,{0,1,0},{0.994029,-0.00495246,0.961153},0.99876,1000}</text:p>
          </table:table-cell>
          <table:table-cell/>
          <table:table-cell office:value-type="string" calcext:value-type="string">
            <text:p>{0.000361865,0.0702748,{0,1,0},{0.7466,0.0547007,0.688277},0.961954,100}</text:p>
          </table:table-cell>
          <table:table-cell/>
          <table:table-cell office:value-type="string" calcext:value-type="string">
            <text:p>{0.00482172,0.570229,{0,1,0},{0.607843,-0.327119,0.624046},0.86112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4405*10^-7,0.0259261,{1,1,1},{0.994377,-0.0042216,0.962109},0.998827,1000}</text:p>
          </table:table-cell>
          <table:table-cell/>
          <table:table-cell office:value-type="string" calcext:value-type="string">
            <text:p>{0.0000501968,0.0708047,{0,1,0},{0.973601,0.0051571,0.859089},0.98583,100}</text:p>
          </table:table-cell>
          <table:table-cell/>
          <table:table-cell office:value-type="string" calcext:value-type="string">
            <text:p>{0.000793444,1.61038,{1,0,1},{0.0387807,0.260191,0.503395},0.94366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7.16593*10^-8,0.0170429,{1,1,1},{0.997002,0.00261772,0.968606},0.999465,1000}</text:p>
          </table:table-cell>
          <table:table-cell/>
          <table:table-cell office:value-type="string" calcext:value-type="string">
            <text:p>{1.09098*10^-6,4.53352,{0,0,1},{2.09081,1.35716,0.495588},0.002089,100}</text:p>
          </table:table-cell>
          <table:table-cell/>
          <table:table-cell office:value-type="string" calcext:value-type="string">
            <text:p>{0.115628,1.63349,{1,0,0},{-0.016208,0.705866,0.0127102},0.68008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39239*10^-7,-0.0239833,{1,1,1},{1.00382,0.0316665,1.00842},0.999022,1000}</text:p>
          </table:table-cell>
          <table:table-cell/>
          <table:table-cell office:value-type="string" calcext:value-type="string">
            <text:p>{0.000139144,0.216382,{1,1,1},{0.816537,0.104104,0.764806},0.976408,100}</text:p>
          </table:table-cell>
          <table:table-cell/>
          <table:table-cell office:value-type="string" calcext:value-type="string">
            <text:p>{0.000398744,-0.045668,{0,1,0},{0.612228,0.173754,0.610093},0.96006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76725*10^-8,-0.00450817,{1,0,1},{1.01089,0.013373,0.98201},0.999667,1000}</text:p>
          </table:table-cell>
          <table:table-cell/>
          <table:table-cell office:value-type="string" calcext:value-type="string">
            <text:p>{0.0000150744,0.101113,{1,0,1},{1.01271,0.0319526,0.830002},0.992235,100}</text:p>
          </table:table-cell>
          <table:table-cell/>
          <table:table-cell office:value-type="string" calcext:value-type="string">
            <text:p>{0.000240084,0.327326,{1,1,0},{0.592592,0.192738,0.629192},0.030989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018*10^-7,-0.021661,{1,0,0},{1.00286,0.0324105,1.00637},0.000872193,1000}</text:p>
          </table:table-cell>
          <table:table-cell/>
          <table:table-cell office:value-type="string" calcext:value-type="string">
            <text:p>{0.0000152204,0.163458,{1,1,0},{0.813852,-0.0336177,0.681312},0.00780266,100}</text:p>
          </table:table-cell>
          <table:table-cell/>
          <table:table-cell office:value-type="string" calcext:value-type="string">
            <text:p>{0.000275696,-0.0560792,{0,1,0},{0.601906,0.172743,0.583304},0.96679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78988*10^-7,-1.97431,{1,0,0},{0.995005,-0.00477602,0.96119},0.00105639,1000}</text:p>
          </table:table-cell>
          <table:table-cell/>
          <table:table-cell office:value-type="string" calcext:value-type="string">
            <text:p>{0.0000118472,1.89329,{0,1,1},{1.23865,0.310807,0.743018},0.00688396,100}</text:p>
          </table:table-cell>
          <table:table-cell/>
          <table:table-cell office:value-type="string" calcext:value-type="string">
            <text:p>{0.0000199029,-0.126269,{0,1,0},{0.60647,0.186493,0.62324},0.99107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66474*10^-7,2.01872,{0,1,0},{0.998879,-0.00053518,0.965189},0.999184,1000}</text:p>
          </table:table-cell>
          <table:table-cell/>
          <table:table-cell office:value-type="string" calcext:value-type="string">
            <text:p>{8.37976*10^-6,0.11157,{0,1,1},{0.86615,0.142435,0.794482},0.00578956,100}</text:p>
          </table:table-cell>
          <table:table-cell/>
          <table:table-cell office:value-type="string" calcext:value-type="string">
            <text:p>{0.000069342,0.105292,{1,1,1},{1.18189,0.191174,0.604035},0.98334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89156*10^-7,0.024505,{0,1,0},{0.996363,-0.00362378,0.961399},0.998925,1000}</text:p>
          </table:table-cell>
          <table:table-cell/>
          <table:table-cell office:value-type="string" calcext:value-type="string">
            <text:p>{0.000103686,-0.051725,{0,1,1},{0.972328,0.162812,0.797752},0.0203652,100}</text:p>
          </table:table-cell>
          <table:table-cell/>
          <table:table-cell office:value-type="string" calcext:value-type="string">
            <text:p>{0.000234473,0.281267,{0,0,1},{0.623883,0.19715,0.606748},0.03062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22284*10^-7,-1.97704,{0,0,0},{0.995839,-0.00236513,0.963429},0.9987,1000}</text:p>
          </table:table-cell>
          <table:table-cell/>
          <table:table-cell office:value-type="string" calcext:value-type="string">
            <text:p>{0.000209637,0.46277,{1,0,1},{0.745088,-0.284608,0.683279},0.971042,100}</text:p>
          </table:table-cell>
          <table:table-cell/>
          <table:table-cell office:value-type="string" calcext:value-type="string">
            <text:p>{0.000112788,0.507655,{1,0,0},{0.585458,0.176634,0.587238},0.021240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45052*10^-7,0.0270325,{0,1,0},{-1.00497,-0.00520765,0.959883},0.998825,1000}</text:p>
          </table:table-cell>
          <table:table-cell/>
          <table:table-cell office:value-type="string" calcext:value-type="string">
            <text:p>{0.000106292,-0.139496,{0,1,0},{0.82269,0.231228,0.784126},0.97938,100}</text:p>
          </table:table-cell>
          <table:table-cell/>
          <table:table-cell office:value-type="string" calcext:value-type="string">
            <text:p>{0.000108249,0.0921549,{0,0,0},{0.599956,0.148809,0.638793},0.97919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99691*10^-7,0.0277763,{1,1,1},{0.993815,-0.00582367,0.961591},0.998736,1000}</text:p>
          </table:table-cell>
          <table:table-cell/>
          <table:table-cell office:value-type="string" calcext:value-type="string">
            <text:p>{2.81154*10^-6,0.498171,{1,1,1},{0.795158,0.011758,0.658025},0.996646,100}</text:p>
          </table:table-cell>
          <table:table-cell/>
          <table:table-cell office:value-type="string" calcext:value-type="string">
            <text:p>{0.000279962,0.551412,{0,0,1},{0.601627,0.151409,0.565706},0.033464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72556*10^-12,0.0270958,{0,0,1},{0.986715,-0.00816414,0.971512},4.78563*10^-6,1000}</text:p>
          </table:table-cell>
          <table:table-cell/>
          <table:table-cell office:value-type="string" calcext:value-type="string">
            <text:p>{0.0000221567,-0.0571695,{0,1,1},{0.976634,0.0290412,1.08999},0.00941419,100}</text:p>
          </table:table-cell>
          <table:table-cell/>
          <table:table-cell office:value-type="string" calcext:value-type="string">
            <text:p>{0.000245705,0.0263431,{1,1,0},{0.64943,0.21091,0.618015},0.0313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31434*10^-7,0.0250626,{0,1,1},{0.995866,-0.00412419,0.961917},0.000725076,1000}</text:p>
          </table:table-cell>
          <table:table-cell/>
          <table:table-cell office:value-type="string" calcext:value-type="string">
            <text:p>{0.0000330829,0.100372,{1,0,0},{0.96804,-0.287721,0.680481},0.0115035,100}</text:p>
          </table:table-cell>
          <table:table-cell/>
          <table:table-cell office:value-type="string" calcext:value-type="string">
            <text:p>{0.000144341,0.515396,{0,1,0},{0.595121,-0.416313,0.602027},0.97597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38883*10^-8,-0.0160319,{0,1,0},{1.00624,0.0290639,0.995954},0.999581,1000}</text:p>
          </table:table-cell>
          <table:table-cell/>
          <table:table-cell office:value-type="string" calcext:value-type="string">
            <text:p>{0.000244791,0.121047,{1,1,0},{0.824432,-0.0586897,0.625621},0.0312916,100}</text:p>
          </table:table-cell>
          <table:table-cell/>
          <table:table-cell office:value-type="string" calcext:value-type="string">
            <text:p>{0.000124771,0.687994,{1,0,1},{0.60853,0.199798,0.607965},0.9776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74043*10^-7,0.0286442,{1,1,1},{0.990557,-0.00874785,0.964759},0.998485,1000}</text:p>
          </table:table-cell>
          <table:table-cell/>
          <table:table-cell office:value-type="string" calcext:value-type="string">
            <text:p>{0.000019978,0.0801061,{0,1,1},{0.854969,0.0493984,0.810214},0.00893935,100}</text:p>
          </table:table-cell>
          <table:table-cell/>
          <table:table-cell office:value-type="string" calcext:value-type="string">
            <text:p>{4.28225*10^-8,0.792806,{1,0,1},{0.61157,0.174822,0.582672},0.99958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56587*10^-8,-0.0211236,{0,1,1},{1.00254,0.0347781,1.00218},0.000618575,1000}</text:p>
          </table:table-cell>
          <table:table-cell/>
          <table:table-cell office:value-type="string" calcext:value-type="string">
            <text:p>{5.38231*10^-6,0.174575,{0,0,1},{0.901603,0.145029,0.782027},0.00463996,100}</text:p>
          </table:table-cell>
          <table:table-cell/>
          <table:table-cell office:value-type="string" calcext:value-type="string">
            <text:p>{0.0000377825,2.44367,{1,0,1},{0.878299,1.3093,0.607299},0.98770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62633*10^-9,0.0277415,{0,0,1},{0.993344,-0.00989173,0.965813},0.000102495,1000}</text:p>
          </table:table-cell>
          <table:table-cell/>
          <table:table-cell office:value-type="string" calcext:value-type="string">
            <text:p>{9.61777*10^-7,0.0282037,{0,0,0},{1.09533,0.0447599,0.82968},0.998039,100}</text:p>
          </table:table-cell>
          <table:table-cell/>
          <table:table-cell office:value-type="string" calcext:value-type="string">
            <text:p>{0.000788891,0.0588764,{0,1,0},{0.57469,0.0934594,0.612545},0.94382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4687*10^-7,0.0258901,{1,1,1},{0.993897,-0.00426607,0.962625},0.998822,1000}</text:p>
          </table:table-cell>
          <table:table-cell/>
          <table:table-cell office:value-type="string" calcext:value-type="string">
            <text:p>{0.0000224133,0.0620454,{0,0,0},{0.910153,0.0393254,0.947714},0.990531,100}</text:p>
          </table:table-cell>
          <table:table-cell/>
          <table:table-cell office:value-type="string" calcext:value-type="string">
            <text:p>{1.02128*10^-7,0.0160964,{0,0,0},{0.62359,0.198284,0.592757},0.99936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58101*10^-8,3.97021,{1,1,0},{1.01086,0.0303381,1.01314},0.00032131,1000}</text:p>
          </table:table-cell>
          <table:table-cell/>
          <table:table-cell office:value-type="string" calcext:value-type="string">
            <text:p>{0.000245117,0.343771,{0,1,1},{0.780198,0.121104,0.648373},0.0313124,100}</text:p>
          </table:table-cell>
          <table:table-cell/>
          <table:table-cell office:value-type="string" calcext:value-type="string">
            <text:p>{3.15745*10^-7,2.39356,{1,0,0},{0.585096,0.735402,0.583892},0.0011238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66786*10^-8,0.0188921,{1,0,0},{0.992615,0.000996521,0.969545},0.000326672,1000}</text:p>
          </table:table-cell>
          <table:table-cell/>
          <table:table-cell office:value-type="string" calcext:value-type="string">
            <text:p>{0.000322017,0.132376,{1,0,0},{0.746286,0.0876228,0.713367},0.0358897,100}</text:p>
          </table:table-cell>
          <table:table-cell/>
          <table:table-cell office:value-type="string" calcext:value-type="string">
            <text:p>{0.00024225,-0.0919769,{0,1,1},{1.0853,0.18915,0.789915},0.031128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11289*10^-7,0.0278258,{0,0,0},{0.991953,-0.00696092,0.964962},0.998091,1000}</text:p>
          </table:table-cell>
          <table:table-cell/>
          <table:table-cell office:value-type="string" calcext:value-type="string">
            <text:p>{6.35285*10^-7,0.439444,{0,1,1},{0.779811,-0.0989567,0.684937},0.0015941,100}</text:p>
          </table:table-cell>
          <table:table-cell/>
          <table:table-cell office:value-type="string" calcext:value-type="string">
            <text:p>{8.98314*10^-7,0.185732,{0,1,1},{0.559421,0.186355,0.600187},0.0018955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7055*10^-8,0.02491,{1,1,0},{0.995137,-0.00458074,0.964011},0.000590102,1000}</text:p>
          </table:table-cell>
          <table:table-cell/>
          <table:table-cell office:value-type="string" calcext:value-type="string">
            <text:p>{0.0000517815,0.0765572,{0,0,0},{0.777658,0.0263166,0.721524},0.985608,100}</text:p>
          </table:table-cell>
          <table:table-cell/>
          <table:table-cell office:value-type="string" calcext:value-type="string">
            <text:p>{0.0079584,0.620276,{0,1,0},{0.577499,-0.342654,0.574338},0.8215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6764*10^-6,0.0289502,{0,0,0},{0.994046,-0.00674861,0.957709},0.997933,1000}</text:p>
          </table:table-cell>
          <table:table-cell/>
          <table:table-cell office:value-type="string" calcext:value-type="string">
            <text:p>{0.0000107609,0.0219582,{1,0,0},{1.02966,0.0899645,0.858795},0.00656076,100}</text:p>
          </table:table-cell>
          <table:table-cell/>
          <table:table-cell office:value-type="string" calcext:value-type="string">
            <text:p>{1.96622*10^-8,0.14176,{1,1,0},{0.628076,0.219502,0.620644},0.00028044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76259*10^-7,-0.0132851,{0,1,1},{0.99296,0.0134532,1.01828},0.000839663,1000}</text:p>
          </table:table-cell>
          <table:table-cell/>
          <table:table-cell office:value-type="string" calcext:value-type="string">
            <text:p>{0.0000737051,0.414367,{0,1,1},{1.24416,-0.265044,0.767017},0.0171703,100}</text:p>
          </table:table-cell>
          <table:table-cell/>
          <table:table-cell office:value-type="string" calcext:value-type="string">
            <text:p>{4.28511*10^-6,0.152933,{1,1,0},{0.61962,0.186456,0.615476},0.004140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03552*10^-8,0.0181945,{1,0,0},{0.996965,0.000867758,0.967662},0.00056694,1000}</text:p>
          </table:table-cell>
          <table:table-cell/>
          <table:table-cell office:value-type="string" calcext:value-type="string">
            <text:p>{0.00039325,0.0867373,{0,1,0},{0.909016,0.0408994,0.82353},0.960339,100}</text:p>
          </table:table-cell>
          <table:table-cell/>
          <table:table-cell office:value-type="string" calcext:value-type="string">
            <text:p>{5.54538*10^-7,1.50401,{1,1,0},{0.76442,0.756143,0.154315},0.0014893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66816*10^-7,0.0267318,{0,1,0},{0.995186,-0.00457057,0.960899},0.998789,1000}</text:p>
          </table:table-cell>
          <table:table-cell/>
          <table:table-cell office:value-type="string" calcext:value-type="string">
            <text:p>{0.0000371453,0.334403,{0,0,1},{0.970166,-0.147718,0.736027},0.0121894,100}</text:p>
          </table:table-cell>
          <table:table-cell/>
          <table:table-cell office:value-type="string" calcext:value-type="string">
            <text:p>{0.000322903,0.121423,{0,0,0},{0.571416,0.170461,0.573724},0.96406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40377*10^-8,0.0259564,{1,1,0},{0.994482,-0.00671057,0.962551},0.00046492,1000}</text:p>
          </table:table-cell>
          <table:table-cell/>
          <table:table-cell office:value-type="string" calcext:value-type="string">
            <text:p>{0.000214308,0.313677,{1,0,1},{0.797592,-0.0615081,0.77926},0.970721,100}</text:p>
          </table:table-cell>
          <table:table-cell/>
          <table:table-cell office:value-type="string" calcext:value-type="string">
            <text:p>{0.000303297,-0.04895,{0,1,0},{0.562081,0.168463,0.591493},0.96516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031*10^-7,0.0301721,{1,0,1},{0.990692,-0.00978683,0.963112},0.999367,1000}</text:p>
          </table:table-cell>
          <table:table-cell/>
          <table:table-cell office:value-type="string" calcext:value-type="string">
            <text:p>{7.56216*10^-8,-3.43138,{0,0,1},{-1.14255,0.613253,0.446308},0.000549987,100}</text:p>
          </table:table-cell>
          <table:table-cell/>
          <table:table-cell office:value-type="string" calcext:value-type="string">
            <text:p>{0.000255369,0.114427,{0,0,0},{0.568948,0.168986,0.571386},0.96803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56347*10^-7,0.027234,{0,1,0},{0.991207,-0.0069723,0.965514},0.998987,1000}</text:p>
          </table:table-cell>
          <table:table-cell/>
          <table:table-cell office:value-type="string" calcext:value-type="string">
            <text:p>{0.0000836015,0.288815,{1,1,0},{0.83256,-0.0350211,0.790597},0.0182868,100}</text:p>
          </table:table-cell>
          <table:table-cell/>
          <table:table-cell office:value-type="string" calcext:value-type="string">
            <text:p>{5.27192*10^-6,0.248295,{0,1,1},{0.576965,0.172025,0.622854},0.0045921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98008*10^-7,0.0250371,{1,0,0},{0.996002,-0.0042745,0.961542},0.0010918,1000}</text:p>
          </table:table-cell>
          <table:table-cell/>
          <table:table-cell office:value-type="string" calcext:value-type="string">
            <text:p>{4.59306*10^-6,0.00551682,{1,0,1},{1.03183,0.064792,0.920948},0.995714,100}</text:p>
          </table:table-cell>
          <table:table-cell/>
          <table:table-cell office:value-type="string" calcext:value-type="string">
            <text:p>{1.3503*10^-7,0.414893,{0,1,0},{0.579768,-0.397633,0.605582},0.99926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76993*10^-7,0.0249055,{1,1,1},{0.994455,-0.00404366,0.964025},0.998947,1000}</text:p>
          </table:table-cell>
          <table:table-cell/>
          <table:table-cell office:value-type="string" calcext:value-type="string">
            <text:p>{0.000215553,0.0124665,{1,0,1},{-0.823448,0.248562,0.70135},0.970637,100}</text:p>
          </table:table-cell>
          <table:table-cell/>
          <table:table-cell office:value-type="string" calcext:value-type="string">
            <text:p>{1.38015*10^-8,-0.304618,{1,1,0},{1.14137,0.173007,0.591024},0.0002349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43578*10^-7,-0.0167424,{0,0,1},{1.01411,0.0220053,0.994941},0.00117231,1000}</text:p>
          </table:table-cell>
          <table:table-cell/>
          <table:table-cell office:value-type="string" calcext:value-type="string">
            <text:p>{0.000109496,0.0924211,{0,0,0},{0.969233,0.014432,0.860134},0.979072,100}</text:p>
          </table:table-cell>
          <table:table-cell/>
          <table:table-cell office:value-type="string" calcext:value-type="string">
            <text:p>{0.142471,0.670286,{0,0,0},{0.575446,-0.415725,0.590724},0.24509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31909*10^-7,0.0254991,{1,0,0},{0.994261,1.99379,0.962099},0.000963138,1000}</text:p>
          </table:table-cell>
          <table:table-cell/>
          <table:table-cell office:value-type="string" calcext:value-type="string">
            <text:p>{0.000174676,0.063052,{1,0,1},{0.941305,0.145384,0.891679},0.973567,100}</text:p>
          </table:table-cell>
          <table:table-cell/>
          <table:table-cell office:value-type="string" calcext:value-type="string">
            <text:p>{5.43573*10^-6,0.239369,{1,1,0},{0.63353,0.170607,0.588659},0.00466293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91344*10^-7,0.0216681,{1,1,1},{0.998367,-0.00259234,0.963724},0.999125,1000}</text:p>
          </table:table-cell>
          <table:table-cell/>
          <table:table-cell office:value-type="string" calcext:value-type="string">
            <text:p>{0.0000223502,0.0238353,{0,1,0},{1.02927,0.0381662,0.866882},0.990545,100}</text:p>
          </table:table-cell>
          <table:table-cell/>
          <table:table-cell office:value-type="string" calcext:value-type="string">
            <text:p>{1.41863*10^-8,0.2232,{1,1,0},{0.596668,0.189959,0.597089},0.000238212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89184*10^-9,0.0280551,{0,0,1},{0.991616,-0.00699282,0.964415},0.000139883,1000}</text:p>
          </table:table-cell>
          <table:table-cell/>
          <table:table-cell office:value-type="string" calcext:value-type="string">
            <text:p>{7.07917*10^-8,-0.0403704,{0,0,1},{0.970393,0.0658043,1.05506},0.000532134,100}</text:p>
          </table:table-cell>
          <table:table-cell/>
          <table:table-cell office:value-type="string" calcext:value-type="string">
            <text:p>{0.000157697,0.742379,{1,0,1},{0.552198,0.180032,0.604106},0.97488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692*10^-7,0.0247355,{0,0,0},{0.996749,-0.00457876,0.961769},0.998491,1000}</text:p>
          </table:table-cell>
          <table:table-cell/>
          <table:table-cell office:value-type="string" calcext:value-type="string">
            <text:p>{0.000232576,0.142331,{1,0,1},{0.960197,0.103397,0.785717},0.969499,100}</text:p>
          </table:table-cell>
          <table:table-cell/>
          <table:table-cell office:value-type="string" calcext:value-type="string">
            <text:p>{0.0000976835,0.336448,{0,0,1},{0.576165,0.189817,0.573749},0.01976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6082*10^-7,0.0250016,{1,0,1},{0.964919,-0.00546488,0.99383},0.999349,1000}</text:p>
          </table:table-cell>
          <table:table-cell/>
          <table:table-cell office:value-type="string" calcext:value-type="string">
            <text:p>{5.44162*10^-7,6.34966,{1,0,0},{0.674795,1.78624,0.49224},0.00147535,100}</text:p>
          </table:table-cell>
          <table:table-cell/>
          <table:table-cell office:value-type="string" calcext:value-type="string">
            <text:p>{0.000234516,0.0744564,{1,1,0},{0.624015,0.189538,0.602269},0.030627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07719*10^-7,0.00253441,{1,1,0},{1.00585,0.0108368,0.977691},0.000911524,1000}</text:p>
          </table:table-cell>
          <table:table-cell/>
          <table:table-cell office:value-type="string" calcext:value-type="string">
            <text:p>{1.13509*10^-7,0.313836,{1,1,0},{0.886841,-0.18415,0.762362},0.000673823,100}</text:p>
          </table:table-cell>
          <table:table-cell/>
          <table:table-cell office:value-type="string" calcext:value-type="string">
            <text:p>{0.000227626,0.307593,{1,1,0},{0.592961,0.210595,0.625254},0.030174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34167*10^-8,0.0130405,{1,0,0},{1.00226,0.00394607,0.9696},0.000577639,1000}</text:p>
          </table:table-cell>
          <table:table-cell/>
          <table:table-cell office:value-type="string" calcext:value-type="string">
            <text:p>{0.0000216332,2.2357,{1,1,0},{0.762211,1.94059,0.901413},0.00930229,100}</text:p>
          </table:table-cell>
          <table:table-cell/>
          <table:table-cell office:value-type="string" calcext:value-type="string">
            <text:p>{0.000237475,2.04092,{0,0,1},{0.819019,0.717233,1.07143},0.030820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80584*10^-7,0.0292649,{1,1,1},{0.986701,-0.0199148,0.979091},0.998476,1000}</text:p>
          </table:table-cell>
          <table:table-cell/>
          <table:table-cell office:value-type="string" calcext:value-type="string">
            <text:p>{0.0000127238,0.141574,{1,0,0},{0.804591,-0.0287414,0.759128},0.00713409,100}</text:p>
          </table:table-cell>
          <table:table-cell/>
          <table:table-cell office:value-type="string" calcext:value-type="string">
            <text:p>{0.00042585,-0.13024,{0,0,0},{0.556873,0.185003,0.592563},0.95872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02048*10^-7,0.0288507,{1,1,1},{0.993802,-0.00796914,0.961345},0.998583,1000}</text:p>
          </table:table-cell>
          <table:table-cell/>
          <table:table-cell office:value-type="string" calcext:value-type="string">
            <text:p>{0.0000619541,0.298685,{1,0,1},{1.00916,-0.188319,0.772244},0.984258,100}</text:p>
          </table:table-cell>
          <table:table-cell/>
          <table:table-cell office:value-type="string" calcext:value-type="string">
            <text:p>{0.0000150631,-0.141164,{0,1,0},{0.62917,0.197325,0.591194},0.992238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19538*10^-7,0.0245901,{1,1,1},{0.995895,-0.00339701,0.961502},0.998869,1000}</text:p>
          </table:table-cell>
          <table:table-cell/>
          <table:table-cell office:value-type="string" calcext:value-type="string">
            <text:p>{0.000168027,0.209621,{1,1,1},{0.9042,-0.049245,0.832473},0.974075,100}</text:p>
          </table:table-cell>
          <table:table-cell/>
          <table:table-cell office:value-type="string" calcext:value-type="string">
            <text:p>{0.000241392,0.646607,{1,0,1},{0.63376,0.218859,0.606821},0.96892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33535*10^-8,0.02653,{0,0,1},{0.994786,-0.00517263,0.961302},0.000365259,1000}</text:p>
          </table:table-cell>
          <table:table-cell/>
          <table:table-cell office:value-type="string" calcext:value-type="string">
            <text:p>{0.0000135913,0.0547325,{0,0,0},{0.749918,-0.186718,0.714275},0.992627,100}</text:p>
          </table:table-cell>
          <table:table-cell/>
          <table:table-cell office:value-type="string" calcext:value-type="string">
            <text:p>{0.00028769,0.117927,{0,0,0},{0.568536,0.105108,0.614797},0.96607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7*10^-8,0.0277176,{1,1,0},{0.992809,-0.00463608,0.962855},0.000622897,1000}</text:p>
          </table:table-cell>
          <table:table-cell/>
          <table:table-cell office:value-type="string" calcext:value-type="string">
            <text:p>{0.000183803,0.123757,{0,0,1},{0.755364,0.00126471,0.770934},0.0271148,100}</text:p>
          </table:table-cell>
          <table:table-cell/>
          <table:table-cell office:value-type="string" calcext:value-type="string">
            <text:p>{0.000279189,0.259567,{1,0,0},{0.623397,0.218156,0.605029},0.033417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3.58725*10^-9,2.00201,{0,1,0},{1.02101,-0.00897851,0.98658},0.99988,1000}</text:p>
          </table:table-cell>
          <table:table-cell/>
          <table:table-cell office:value-type="string" calcext:value-type="string">
            <text:p>{4.71288*10^-6,0.127778,{0,1,1},{0.886924,0.0199907,0.810253},0.00434184,100}</text:p>
          </table:table-cell>
          <table:table-cell/>
          <table:table-cell office:value-type="string" calcext:value-type="string">
            <text:p>{0.000161931,0.435469,{1,1,1},{0.63308,0.212144,0.61731},0.9745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4.37803*10^-8,0.0273574,{1,1,0},{0.994569,-0.00890196,0.96476},0.000418475,1000}</text:p>
          </table:table-cell>
          <table:table-cell/>
          <table:table-cell office:value-type="string" calcext:value-type="string">
            <text:p>{0.0000229408,0.243556,{0,0,1},{0.948283,0.24016,0.694036},0.00957931,100}</text:p>
          </table:table-cell>
          <table:table-cell/>
          <table:table-cell office:value-type="string" calcext:value-type="string">
            <text:p>{0.000314431,-0.0358898,{0,1,0},{1.17294,0.156498,0.609714},0.96453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3332*10^-8,0.0269162,{0,1,1},{0.994298,-0.0098959,0.967242},0.000611006,1000}</text:p>
          </table:table-cell>
          <table:table-cell/>
          <table:table-cell office:value-type="string" calcext:value-type="string">
            <text:p>{0.00022376,0.499355,{0,1,1},{0.553077,-0.262576,0.652551},0.0299172,100}</text:p>
          </table:table-cell>
          <table:table-cell/>
          <table:table-cell office:value-type="string" calcext:value-type="string">
            <text:p>{0.0000926339,-0.0484989,{1,0,1},{1.32433,0.231656,0.635556},0.98075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02142*10^-7,0.0285312,{1,0,1},{0.988342,-0.0093326,0.967029},0.999361,1000}</text:p>
          </table:table-cell>
          <table:table-cell/>
          <table:table-cell office:value-type="string" calcext:value-type="string">
            <text:p>{0.00032194,0.238893,{1,0,0},{0.639776,-0.277119,0.686469},0.0358854,100}</text:p>
          </table:table-cell>
          <table:table-cell/>
          <table:table-cell office:value-type="string" calcext:value-type="string">
            <text:p>{0.000106035,0.469554,{1,0,0},{0.622123,0.201483,0.613738},0.020594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31199*10^-11,0.00242576,{1,0,0},{0.999548,-0.000455468,0.996382},9.61662*10^-6,100000}</text:p>
          </table:table-cell>
          <table:table-cell/>
          <table:table-cell office:value-type="string" calcext:value-type="string">
            <text:p>{0.00075673,2.15073,{0,0,0},{0.508374,-0.138006,0.650876},0.944983,100}</text:p>
          </table:table-cell>
          <table:table-cell/>
          <table:table-cell office:value-type="string" calcext:value-type="string">
            <text:p>{5.06909*10^-7,0.0240287,{0,0,0},{0.568436,0.127642,0.601031},0.99857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27188*10^-12,0.00242003,{1,1,0},{0.999555,-0.000448542,0.996378},5.75218*10^-6,100000}</text:p>
          </table:table-cell>
          <table:table-cell/>
          <table:table-cell office:value-type="string" calcext:value-type="string">
            <text:p>{4.85783*10^-6,0.0290998,{1,0,1},{0.921049,0.0166041,1.00755},0.995592,100}</text:p>
          </table:table-cell>
          <table:table-cell/>
          <table:table-cell office:value-type="string" calcext:value-type="string">
            <text:p>{0.000341835,0.296265,{1,0,0},{0.580549,0.186814,0.622522},0.0369776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5.4256*10^-11,0.00244348,{0,0,0},{0.999523,-0.000475489,0.996409},0.999985,100000}</text:p>
          </table:table-cell>
          <table:table-cell/>
          <table:table-cell office:value-type="string" calcext:value-type="string">
            <text:p>{0.0000607262,0.0433066,{1,1,0},{1.00845,0.027923,0.846172},0.0155854,100}</text:p>
          </table:table-cell>
          <table:table-cell/>
          <table:table-cell office:value-type="string" calcext:value-type="string">
            <text:p>{0.000182243,0.252113,{1,0,0},{0.642804,0.187373,0.601519},0.0269995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21657*10^-14,-0.000299006,{0,0,0},{0.998888,-0.000150747,1.00177},1.,100000}</text:p>
          </table:table-cell>
          <table:table-cell/>
          <table:table-cell office:value-type="string" calcext:value-type="string">
            <text:p>{0.00030151,-0.0261752,{1,0,0},{1.14551,0.168415,0.72282},0.0347281,100}</text:p>
          </table:table-cell>
          <table:table-cell/>
          <table:table-cell office:value-type="string" calcext:value-type="string">
            <text:p>{0.000194333,0.428359,{1,1,0},{0.634998,-0.170158,0.604154},0.0278807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1.62345*10^-11,0.0000445138,{1,1,0},{0.99982,-0.00167155,1.00178},8.0584*10^-6,100000}</text:p>
          </table:table-cell>
          <table:table-cell/>
          <table:table-cell office:value-type="string" calcext:value-type="string">
            <text:p>{0.0000430412,0.148819,{0,1,0},{0.732137,-0.0757355,0.634796},0.986879,100}</text:p>
          </table:table-cell>
          <table:table-cell/>
          <table:table-cell office:value-type="string" calcext:value-type="string">
            <text:p>{0.000165247,0.618294,{1,1,1},{0.163693,0.740967,0.579566},0.97429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9.072*10^-13,-0.000512955,{0,1,1},{0.999443,-0.000352918,1.00174},1.90494*10^-6,100000}</text:p>
          </table:table-cell>
          <table:table-cell/>
          <table:table-cell office:value-type="string" calcext:value-type="string">
            <text:p>{0.000190658,0.204532,{1,1,0},{0.787294,0.114461,0.744334},0.0276158,100}</text:p>
          </table:table-cell>
          <table:table-cell/>
          <table:table-cell office:value-type="string" calcext:value-type="string">
            <text:p>{0.0000797996,0.711732,{1,1,1},{0.58557,0.188815,0.599231},0.98213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2.0673*10^-11,2.00032,{1,0,1},{0.999856,-0.00210887,1.00175},0.999991,100000}</text:p>
          </table:table-cell>
          <table:table-cell/>
          <table:table-cell office:value-type="string" calcext:value-type="string">
            <text:p>{0.000373248,0.139814,{0,1,0},{0.890632,-0.0138544,0.799653},0.961361,100}</text:p>
          </table:table-cell>
          <table:table-cell/>
          <table:table-cell office:value-type="string" calcext:value-type="string">
            <text:p>{0.000133692,0.680512,{1,1,0},{0.594507,-0.372206,0.600202},0.0231251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{8.69643*10^-12,-0.0000585418,{1,0,0},{-1.00149,1.00179},5.89794*10^-6,100000}</text:p>
          </table:table-cell>
          <table:table-cell/>
          <table:table-cell office:value-type="string" calcext:value-type="string">
            <text:p>{0.0000362512,0.26166,{0,1,1},{0.764549,0.053913,0.754427},0.0120418,100}</text:p>
          </table:table-cell>
          <table:table-cell/>
          <table:table-cell office:value-type="string" calcext:value-type="string">
            <text:p>{1.38899*10^-8,-0.173571,{0,1,0},{0.556384,0.183345,0.59987},0.999764,10}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{0.000345649,-0.0540441,{0,1,0},{0.812242,0.177577,0.784178},0.962817,100}</text:p>
          </table:table-cell>
          <table:table-cell/>
          <table:table-cell office:value-type="string" calcext:value-type="string">
            <text:p>{2.20673*10^-7,-0.202988,{0,1,0},{0.632755,0.222505,0.649204},0.99906,10}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rogram name: XOR_program_symmetry_sine_nobi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000 epochs/run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{7.22552*10^-7,{0,0,1},{0.962818,-0.000445304,1.03713},0.00170006,1000}</text:p>
          </table:table-cell>
          <table:table-cell table:number-columns-repeated="4"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Snake Xo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000 epochs/run</text:p>
          </table:table-cell>
          <table:table-cell/>
          <table:table-cell office:value-type="string" calcext:value-type="string">
            <text:p>100 epochs/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orm[{{</text:p>
          </table:table-cell>
          <table:table-cell/>
          <table:table-cell office:value-type="string" calcext:value-type="string">
            <text:p>TableForm[{</text:p>
          </table:table-cell>
          <table:table-cell/>
          <table:table-cell office:value-type="string" calcext:value-type="string">
            <text:p>10 epochs/run</text:p>
          </table:table-cell>
        </table:table-row>
        <table:table-row table:style-name="ro1">
          <table:table-cell office:value-type="string" calcext:value-type="string">
            <text:p><text:s text:c="2"/>0.00978998589365518, {0, 1}, {0.896130032475962, </text:p>
          </table:table-cell>
          <table:table-cell/>
          <table:table-cell office:value-type="string" calcext:value-type="string">
            <text:p>t[0], </text:p>
          </table:table-cell>
          <table:table-cell/>
          <table:table-cell office:value-type="string" calcext:value-type="string">
            <text:p>TableForm[{</text:p>
          </table:table-cell>
        </table:table-row>
        <table:table-row table:style-name="ro1">
          <table:table-cell office:value-type="string" calcext:value-type="string">
            <text:p><text:s text:c="3"/>0.6854457796126282}, 0.8021112848729854, 1000}, {</text:p>
          </table:table-cell>
          <table:table-cell/>
          <table:table-cell office:value-type="string" calcext:value-type="string">
            <text:p>t[1], {0., {0, 0}, {0.5921908684844923, 0.20764932665001293`}, 0., </text:p>
          </table:table-cell>
          <table:table-cell/>
          <table:table-cell office:value-type="string" calcext:value-type="string">
            <text:p>t[0], </text:p>
          </table:table-cell>
        </table:table-row>
        <table:table-row table:style-name="ro1">
          <table:table-cell office:value-type="string" calcext:value-type="string">
            <text:p><text:s text:c="2"/>0.009782852125204761, {0, 1}, {0.896130032475962, </text:p>
          </table:table-cell>
          <table:table-cell/>
          <table:table-cell office:value-type="string" calcext:value-type="string">
            <text:p><text:s text:c="3"/>100}, {0.03040530564143573, {1, 0}, {0.5824222562825913, </text:p>
          </table:table-cell>
          <table:table-cell/>
          <table:table-cell office:value-type="string" calcext:value-type="string">
            <text:p>t[1], {0.20879993009511483`, {0, 1}, {0.5921908684844923, </text:p>
          </table:table-cell>
        </table:table-row>
        <table:table-row table:style-name="ro1">
          <table:table-cell office:value-type="string" calcext:value-type="string">
            <text:p><text:s text:c="3"/>0.6855030976320586}, 0.8021833968019392, 1000}, {</text:p>
          </table:table-cell>
          <table:table-cell/>
          <table:table-cell office:value-type="string" calcext:value-type="string">
            <text:p><text:s text:c="3"/>0.20764932665001293`}, 0.6512576559037562, 100}, {</text:p>
          </table:table-cell>
          <table:table-cell/>
          <table:table-cell office:value-type="string" calcext:value-type="string">
            <text:p><text:s text:c="3"/>0.20749383156979512`}, 0.086107380279029, 10}, {</text:p>
          </table:table-cell>
        </table:table-row>
        <table:table-row table:style-name="ro1">
          <table:table-cell office:value-type="string" calcext:value-type="string">
            <text:p><text:s text:c="2"/>0.00011703942718247071`, {1, 0}, {0.8959880958974799, </text:p>
          </table:table-cell>
          <table:table-cell/>
          <table:table-cell office:value-type="string" calcext:value-type="string">
            <text:p><text:s text:c="2"/>0.20955493177047907`, {1, 1}, {0.5846634657590429, </text:p>
          </table:table-cell>
          <table:table-cell/>
          <table:table-cell office:value-type="string" calcext:value-type="string">
            <text:p><text:s text:c="2"/>0.2088584456327778, {0, 1}, {0.5921908684844923, </text:p>
          </table:table-cell>
        </table:table-row>
        <table:table-row table:style-name="ro1">
          <table:table-cell office:value-type="string" calcext:value-type="string">
            <text:p><text:s text:c="3"/>0.6855030976320586}, 0.9783630476099363, 1000}, {</text:p>
          </table:table-cell>
          <table:table-cell/>
          <table:table-cell office:value-type="string" calcext:value-type="string">
            <text:p><text:s text:c="3"/>0.2098412853312987}, 0.9155434053511151, 100}, {</text:p>
          </table:table-cell>
          <table:table-cell/>
          <table:table-cell office:value-type="string" calcext:value-type="string">
            <text:p><text:s text:c="3"/>0.20733949388984785`}, 0.08597933145299651, 10}, {</text:p>
          </table:table-cell>
        </table:table-row>
        <table:table-row table:style-name="ro1">
          <table:table-cell office:value-type="string" calcext:value-type="string">
            <text:p><text:s text:c="2"/>0., {0, 0}, {0.8959880958974799, 0.6855030976320586}, 0., 1000}, {</text:p>
          </table:table-cell>
          <table:table-cell/>
          <table:table-cell office:value-type="string" calcext:value-type="string">
            <text:p><text:s text:c="2"/>0., {0, 0}, {0.5846634657590429, 0.2098412853312987}, 0., 100}, {</text:p>
          </table:table-cell>
          <table:table-cell/>
          <table:table-cell office:value-type="string" calcext:value-type="string">
            <text:p><text:s text:c="2"/>0., {0, 0}, {0.5921908684844923, 0.20733949388984785`}, 0., 10}, {</text:p>
          </table:table-cell>
        </table:table-row>
        <table:table-row table:style-name="ro1">
          <table:table-cell office:value-type="string" calcext:value-type="string">
            <text:p><text:s text:c="2"/>0.009775496164891843, {0, 1}, {0.8959880958974799, </text:p>
          </table:table-cell>
          <table:table-cell/>
          <table:table-cell office:value-type="string" calcext:value-type="string">
            <text:p><text:s text:c="2"/>0.21116098703090838`, {1, 1}, {0.5868395128511399, </text:p>
          </table:table-cell>
          <table:table-cell/>
          <table:table-cell office:value-type="string" calcext:value-type="string">
            <text:p><text:s text:c="2"/>0.20891203788279103`, {0, 1}, {0.5921908684844923, </text:p>
          </table:table-cell>
        </table:table-row>
        <table:table-row table:style-name="ro1">
          <table:table-cell office:value-type="string" calcext:value-type="string">
            <text:p><text:s text:c="3"/>0.6855622337436273}, 0.8022577823034055, 1000}, {</text:p>
          </table:table-cell>
          <table:table-cell/>
          <table:table-cell office:value-type="string" calcext:value-type="string">
            <text:p><text:s text:c="3"/>0.2119704382495671}, 0.9190451284478002, 100}, {</text:p>
          </table:table-cell>
          <table:table-cell/>
          <table:table-cell office:value-type="string" calcext:value-type="string">
            <text:p><text:s text:c="3"/>0.20719805975528172`}, 0.08586207193270659, 10}, {</text:p>
          </table:table-cell>
        </table:table-row>
        <table:table-row table:style-name="ro1">
          <table:table-cell office:value-type="string" calcext:value-type="string">
            <text:p><text:s text:c="2"/>0.009768173129566455, {0, 1}, {0.8959880958974799, </text:p>
          </table:table-cell>
          <table:table-cell/>
          <table:table-cell office:value-type="string" calcext:value-type="string">
            <text:p><text:s text:c="2"/>0.03175117208074093, {1, 0}, {0.5778761014588595, </text:p>
          </table:table-cell>
          <table:table-cell/>
          <table:table-cell office:value-type="string" calcext:value-type="string">
            <text:p><text:s text:c="2"/>0.20896522616290958`, {0, 1}, {0.5921908684844923, </text:p>
          </table:table-cell>
        </table:table-row>
        <table:table-row table:style-name="ro1">
          <table:table-cell office:value-type="string" calcext:value-type="string">
            <text:p><text:s text:c="3"/>0.6856211383243409}, 0.8023318626630336, 1000}, {</text:p>
          </table:table-cell>
          <table:table-cell/>
          <table:table-cell office:value-type="string" calcext:value-type="string">
            <text:p><text:s text:c="3"/>0.2119704382495671}, 0.6436228285608578, 100}, {</text:p>
          </table:table-cell>
          <table:table-cell/>
          <table:table-cell office:value-type="string" calcext:value-type="string">
            <text:p><text:s text:c="3"/>0.20705761416312304`}, 0.08574571116584946, 10}, {</text:p>
          </table:table-cell>
        </table:table-row>
        <table:table-row table:style-name="ro1">
          <table:table-cell office:value-type="string" calcext:value-type="string">
            <text:p><text:s text:c="2"/>0.009760882781899589, {0, 1}, {0.8959880958974799, </text:p>
          </table:table-cell>
          <table:table-cell/>
          <table:table-cell office:value-type="string" calcext:value-type="string">
            <text:p><text:s text:c="2"/>0., {0, 0}, {0.5778761014588595, 0.2119704382495671}, 0., 100}, {</text:p>
          </table:table-cell>
          <table:table-cell/>
          <table:table-cell office:value-type="string" calcext:value-type="string">
            <text:p><text:s text:c="2"/>0.20901801541822437`, {0, 1}, {0.5921908684844923, </text:p>
          </table:table-cell>
        </table:table-row>
        <table:table-row table:style-name="ro1">
          <table:table-cell office:value-type="string" calcext:value-type="string">
            <text:p><text:s text:c="3"/>0.6856798128816763}, 0.8024056399398041, 1000}, {</text:p>
          </table:table-cell>
          <table:table-cell/>
          <table:table-cell office:value-type="string" calcext:value-type="string">
            <text:p><text:s text:c="2"/>0., {0, 0}, {0.5778761014588595, 0.2119704382495671}, 0., 100}, {</text:p>
          </table:table-cell>
          <table:table-cell/>
          <table:table-cell office:value-type="string" calcext:value-type="string">
            <text:p><text:s text:c="3"/>0.2069181456432866}, 0.08563023799291272, 10}, {</text:p>
          </table:table-cell>
        </table:table-row>
        <table:table-row table:style-name="ro1">
          <table:table-cell office:value-type="string" calcext:value-type="string">
            <text:p><text:s text:c="2"/>0.030288807991033496`, {1, 1}, {0.8965681505723293, </text:p>
          </table:table-cell>
          <table:table-cell/>
          <table:table-cell office:value-type="string" calcext:value-type="string">
            <text:p><text:s text:c="2"/>0.034107512939063334`, {1, 0}, {0.5702533369194461, </text:p>
          </table:table-cell>
          <table:table-cell/>
          <table:table-cell office:value-type="string" calcext:value-type="string">
            <text:p><text:s text:c="2"/>0.20907041051043745`, {0, 1}, {0.5921908684844923, </text:p>
          </table:table-cell>
        </table:table-row>
        <table:table-row table:style-name="ro1">
          <table:table-cell office:value-type="string" calcext:value-type="string">
            <text:p><text:s text:c="3"/>0.6862546680283315}, 0.3480736013605944, 1000}, {</text:p>
          </table:table-cell>
          <table:table-cell/>
          <table:table-cell office:value-type="string" calcext:value-type="string">
            <text:p><text:s text:c="3"/>0.2119704382495671}, 0.6306356111422579, 100}, {</text:p>
          </table:table-cell>
          <table:table-cell/>
          <table:table-cell office:value-type="string" calcext:value-type="string">
            <text:p><text:s text:c="3"/>0.20677964291124018`}, 0.085515641445, 10}, {</text:p>
          </table:table-cell>
        </table:table-row>
        <table:table-row table:style-name="ro1">
          <table:table-cell office:value-type="string" calcext:value-type="string">
            <text:p><text:s text:c="2"/>0., {0, 0}, {0.8965681505723293, 0.6862546680283315}, 0., 1000}, {</text:p>
          </table:table-cell>
          <table:table-cell/>
          <table:table-cell office:value-type="string" calcext:value-type="string">
            <text:p><text:s text:c="2"/>0., {0, 0}, {0.5702533369194461, 0.2119704382495671}, 0., 100}, {</text:p>
          </table:table-cell>
          <table:table-cell/>
          <table:table-cell office:value-type="string" calcext:value-type="string">
            <text:p><text:s text:c="2"/>0.21257915573190514`, {1, 1}, {0.5940616383261869, </text:p>
          </table:table-cell>
        </table:table-row>
        <table:table-row table:style-name="ro1">
          <table:table-cell office:value-type="string" calcext:value-type="string">
            <text:p><text:s text:c="2"/>0.029959011757764595`, {1, 1}, {0.8971408270334227, </text:p>
          </table:table-cell>
          <table:table-cell/>
          <table:table-cell office:value-type="string" calcext:value-type="string">
            <text:p><text:s text:c="2"/>0.20710706024595463`, {0, 1}, {0.5702533369194461, </text:p>
          </table:table-cell>
          <table:table-cell/>
          <table:table-cell office:value-type="string" calcext:value-type="string">
            <text:p><text:s text:c="3"/>0.20861393671990566`}, 0.9221261426332195, 10}, {</text:p>
          </table:table-cell>
        </table:table-row>
        <table:table-row table:style-name="ro1">
          <table:table-cell office:value-type="string" calcext:value-type="string">
            <text:p><text:s text:c="3"/>0.6868222545922235}, 0.3461734349008577, 1000}, {</text:p>
          </table:table-cell>
          <table:table-cell/>
          <table:table-cell office:value-type="string" calcext:value-type="string">
            <text:p><text:s text:c="3"/>0.21191940175391835`}, 0.0898196656794773, 100}, {</text:p>
          </table:table-cell>
          <table:table-cell/>
          <table:table-cell office:value-type="string" calcext:value-type="string">
            <text:p><text:s text:c="2"/>0.029912633275502736`, {1, 0}, {0.5841241881770627, </text:p>
          </table:table-cell>
        </table:table-row>
        <table:table-row table:style-name="ro1">
          <table:table-cell office:value-type="string" calcext:value-type="string">
            <text:p><text:s text:c="2"/>0.02964045064677292, {1, 1}, {0.8976984575158031, </text:p>
          </table:table-cell>
          <table:table-cell/>
          <table:table-cell office:value-type="string" calcext:value-type="string">
            <text:p><text:s text:c="2"/>0.20712667680312538`, {0, 1}, {0.5702533369194461, </text:p>
          </table:table-cell>
          <table:table-cell/>
          <table:table-cell office:value-type="string" calcext:value-type="string">
            <text:p><text:s text:c="3"/>0.20861393671990566`}, 0.6540946182812257, 10}}]</text:p>
          </table:table-cell>
        </table:table-row>
        <table:table-row table:style-name="ro1">
          <table:table-cell office:value-type="string" calcext:value-type="string">
            <text:p><text:s text:c="3"/>0.6873750158438141}, 0.34432804501970454`, 1000}, {</text:p>
          </table:table-cell>
          <table:table-cell/>
          <table:table-cell office:value-type="string" calcext:value-type="string">
            <text:p><text:s text:c="3"/>0.21186854642644407`}, 0.08977656192970856, 100}, {</text:p>
          </table:table-cell>
          <table:table-cell/>
          <table:table-cell office:value-type="string" calcext:value-type="string">
            <text:p>TableForm[{</text:p>
          </table:table-cell>
        </table:table-row>
        <table:table-row table:style-name="ro1">
          <table:table-cell office:value-type="string" calcext:value-type="string">
            <text:p><text:s text:c="2"/>0.00011016106436027192`, {1, 0}, {0.8975511634271941, </text:p>
          </table:table-cell>
          <table:table-cell/>
          <table:table-cell office:value-type="string" calcext:value-type="string">
            <text:p><text:s text:c="2"/>0.03628148753992627, {1, 0}, {0.5635632920701086, </text:p>
          </table:table-cell>
          <table:table-cell/>
          <table:table-cell office:value-type="string" calcext:value-type="string">
            <text:p>t[0], </text:p>
          </table:table-cell>
        </table:table-row>
        <table:table-row table:style-name="ro1">
          <table:table-cell office:value-type="string" calcext:value-type="string">
            <text:p><text:s text:c="3"/>0.6873750158438141}, 0.979008471769757, 1000}, {</text:p>
          </table:table-cell>
          <table:table-cell/>
          <table:table-cell office:value-type="string" calcext:value-type="string">
            <text:p><text:s text:c="3"/>0.21186854642644407`}, 0.6190459999426373, 100}, {</text:p>
          </table:table-cell>
          <table:table-cell/>
          <table:table-cell office:value-type="string" calcext:value-type="string">
            <text:p>t[1], {0.21282732801962106`, {1, 1}, {0.5939667507656186, </text:p>
          </table:table-cell>
        </table:table-row>
        <table:table-row table:style-name="ro1">
          <table:table-cell office:value-type="string" calcext:value-type="string">
            <text:p><text:s text:c="2"/>0.029372901704217483`, {1, 1}, {0.8980969182516585, </text:p>
          </table:table-cell>
          <table:table-cell/>
          <table:table-cell office:value-type="string" calcext:value-type="string">
            <text:p><text:s text:c="2"/>0., {0, 0}, {0.5635632920701086, 0.21186854642644407`}, 0., 100}, {</text:p>
          </table:table-cell>
          <table:table-cell/>
          <table:table-cell office:value-type="string" calcext:value-type="string">
            <text:p><text:s text:c="3"/>0.20939175649631336`}, 0.9226642466674886, 10}, {</text:p>
          </table:table-cell>
        </table:table-row>
        <table:table-row table:style-name="ro1">
          <table:table-cell office:value-type="string" calcext:value-type="string">
            <text:p><text:s text:c="3"/>0.6879160728425324}, 0.3427704870855569, 1000}, {</text:p>
          </table:table-cell>
          <table:table-cell/>
          <table:table-cell office:value-type="string" calcext:value-type="string">
            <text:p><text:s text:c="2"/>0.03828290663467795, {1, 0}, {0.5576650799159978, </text:p>
          </table:table-cell>
          <table:table-cell/>
          <table:table-cell office:value-type="string" calcext:value-type="string">
            <text:p><text:s text:c="2"/>0.2081420546768132, {0, 1}, {0.5939667507656186, </text:p>
          </table:table-cell>
        </table:table-row>
        <table:table-row table:style-name="ro1">
          <table:table-cell office:value-type="string" calcext:value-type="string">
            <text:p><text:s text:c="2"/>0., {0, 0}, {0.8980969182516585, 0.6879160728425324}, 0., 1000}, {</text:p>
          </table:table-cell>
          <table:table-cell/>
          <table:table-cell office:value-type="string" calcext:value-type="string">
            <text:p><text:s text:c="3"/>0.21186854642644407`}, 0.6086796369485588, 100}, {</text:p>
          </table:table-cell>
          <table:table-cell/>
          <table:table-cell office:value-type="string" calcext:value-type="string">
            <text:p><text:s text:c="3"/>0.20922265364891543`}, 0.08754823759978805, 10}, {</text:p>
          </table:table-cell>
        </table:table-row>
        <table:table-row table:style-name="ro1">
          <table:table-cell office:value-type="string" calcext:value-type="string">
            <text:p><text:s text:c="2"/>0.00010845545433242867`, {1, 0}, {0.8979500374913577, </text:p>
          </table:table-cell>
          <table:table-cell/>
          <table:table-cell office:value-type="string" calcext:value-type="string">
            <text:p><text:s text:c="2"/>0.2071362075057925, {0, 1}, {0.5576650799159978, </text:p>
          </table:table-cell>
          <table:table-cell/>
          <table:table-cell office:value-type="string" calcext:value-type="string">
            <text:p><text:s text:c="2"/>0.21396974099336025`, {1, 1}, {0.5956514339752532, </text:p>
          </table:table-cell>
        </table:table-row>
        <table:table-row table:style-name="ro1">
          <table:table-cell office:value-type="string" calcext:value-type="string">
            <text:p><text:s text:c="3"/>0.6879160728425324}, 0.9791716103039694, 1000}, {</text:p>
          </table:table-cell>
          <table:table-cell/>
          <table:table-cell office:value-type="string" calcext:value-type="string">
            <text:p><text:s text:c="3"/>0.21184383483266978`}, 0.08975562071322295, 100}, {</text:p>
          </table:table-cell>
          <table:table-cell/>
          <table:table-cell office:value-type="string" calcext:value-type="string">
            <text:p><text:s text:c="3"/>0.21087669163262507`}, 0.9251372676383981, 10}, {</text:p>
          </table:table-cell>
        </table:table-row>
        <table:table-row table:style-name="ro1">
          <table:table-cell office:value-type="string" calcext:value-type="string">
            <text:p><text:s text:c="2"/>0.02910909113914052, {1, 1}, {0.8984921486127543, </text:p>
          </table:table-cell>
          <table:table-cell/>
          <table:table-cell office:value-type="string" calcext:value-type="string">
            <text:p><text:s text:c="2"/>0.20714571644113844`, {0, 1}, {0.5576650799159978, </text:p>
          </table:table-cell>
          <table:table-cell/>
          <table:table-cell office:value-type="string" calcext:value-type="string">
            <text:p><text:s text:c="2"/>0., {0, 0}, {0.5956514339752532, 0.21087669163262507`}, 0., 10}, {</text:p>
          </table:table-cell>
        </table:table-row>
        <table:table-row table:style-name="ro1">
          <table:table-cell office:value-type="string" calcext:value-type="string">
            <text:p><text:s text:c="3"/>0.6884535382367742}, 0.3412277312244157, 1000}, {</text:p>
          </table:table-cell>
          <table:table-cell/>
          <table:table-cell office:value-type="string" calcext:value-type="string">
            <text:p><text:s text:c="3"/>0.21181917737167508`}, 0.08973472780482629, 100}, {</text:p>
          </table:table-cell>
          <table:table-cell/>
          <table:table-cell office:value-type="string" calcext:value-type="string">
            <text:p><text:s text:c="2"/>0., {0, 0}, {0.5956514339752532, 0.21087669163262507`}, 0., 10}, {</text:p>
          </table:table-cell>
        </table:table-row>
        <table:table-row table:style-name="ro1">
          <table:table-cell office:value-type="string" calcext:value-type="string">
            <text:p><text:s text:c="2"/>0.00010679708673373638`, {1, 0}, {0.8983424002082507, </text:p>
          </table:table-cell>
          <table:table-cell/>
          <table:table-cell office:value-type="string" calcext:value-type="string">
            <text:p><text:s text:c="2"/>0.20715520369105123`, {0, 1}, {0.5576650799159978, </text:p>
          </table:table-cell>
          <table:table-cell/>
          <table:table-cell office:value-type="string" calcext:value-type="string">
            <text:p><text:s text:c="2"/>0., {0, 0}, {0.5956514339752532, 0.21087669163262507`}, 0., 10}, {</text:p>
          </table:table-cell>
        </table:table-row>
        <table:table-row table:style-name="ro1">
          <table:table-cell office:value-type="string" calcext:value-type="string">
            <text:p><text:s text:c="3"/>0.6884535382367742}, 0.9793314648091611, 1000}, {</text:p>
          </table:table-cell>
          <table:table-cell/>
          <table:table-cell office:value-type="string" calcext:value-type="string">
            <text:p><text:s text:c="3"/>0.21179457384606792`}, 0.08971388302127503, 100}, {</text:p>
          </table:table-cell>
          <table:table-cell/>
          <table:table-cell office:value-type="string" calcext:value-type="string">
            <text:p><text:s text:c="2"/>0.02941503521936938, {1, 0}, {0.5858646115328214, </text:p>
          </table:table-cell>
        </table:table-row>
        <table:table-row table:style-name="ro1">
          <table:table-cell office:value-type="string" calcext:value-type="string">
            <text:p><text:s text:c="2"/>0.00010742316696887704`, {1, 0}, {0.8981937389125946, </text:p>
          </table:table-cell>
          <table:table-cell/>
          <table:table-cell office:value-type="string" calcext:value-type="string">
            <text:p><text:s text:c="2"/>0.04019446955731452, {1, 0}, {0.5522438337524188, </text:p>
          </table:table-cell>
          <table:table-cell/>
          <table:table-cell office:value-type="string" calcext:value-type="string">
            <text:p><text:s text:c="3"/>0.21087669163262507`}, 0.6569837600382782, 10}, {</text:p>
          </table:table-cell>
        </table:table-row>
        <table:table-row table:style-name="ro1">
          <table:table-cell office:value-type="string" calcext:value-type="string">
            <text:p><text:s text:c="3"/>0.6884535382367742}, 0.9792709704068061, 1000}, {</text:p>
          </table:table-cell>
          <table:table-cell/>
          <table:table-cell office:value-type="string" calcext:value-type="string">
            <text:p><text:s text:c="3"/>0.21179457384606792`}, 0.5990288311745369, 100}, {</text:p>
          </table:table-cell>
          <table:table-cell/>
          <table:table-cell office:value-type="string" calcext:value-type="string">
            <text:p><text:s text:c="2"/>0.21197700061128547`, {1, 1}, {0.5880305448327098, </text:p>
          </table:table-cell>
        </table:table-row>
        <table:table-row table:style-name="ro1">
          <table:table-cell office:value-type="string" calcext:value-type="string">
            <text:p><text:s text:c="2"/>0.009414529071458204, {0, 1}, {0.8981937389125946, </text:p>
          </table:table-cell>
          <table:table-cell/>
          <table:table-cell office:value-type="string" calcext:value-type="string">
            <text:p><text:s text:c="2"/>0.042023180799359926`, {1, 0}, {0.5472356431020122, </text:p>
          </table:table-cell>
          <table:table-cell/>
          <table:table-cell office:value-type="string" calcext:value-type="string">
            <text:p><text:s text:c="3"/>0.21299609240554127`}, 0.9208192018225629, 10}, {</text:p>
          </table:table-cell>
        </table:table-row>
        <table:table-row table:style-name="ro1">
          <table:table-cell office:value-type="string" calcext:value-type="string">
            <text:p><text:s text:c="3"/>0.6885060254473497}, 0.8059430076347858, 1000}, {</text:p>
          </table:table-cell>
          <table:table-cell/>
          <table:table-cell office:value-type="string" calcext:value-type="string">
            <text:p><text:s text:c="3"/>0.21179457384606792`}, 0.5900088742455031, 100}, {</text:p>
          </table:table-cell>
          <table:table-cell/>
          <table:table-cell office:value-type="string" calcext:value-type="string">
            <text:p><text:s text:c="2"/>0., {0, 0}, {0.5880305448327098, 0.21299609240554127`}, 0., 10}}]</text:p>
          </table:table-cell>
        </table:table-row>
        <table:table-row table:style-name="ro1">
          <table:table-cell office:value-type="string" calcext:value-type="string">
            <text:p><text:s text:c="2"/>0.00010804824514395332`, {1, 0}, {0.8980459624055326, </text:p>
          </table:table-cell>
          <table:table-cell/>
          <table:table-cell office:value-type="string" calcext:value-type="string">
            <text:p><text:s text:c="2"/>0.043774548125460236`, {1, 0}, {0.5425902497234815, </text:p>
          </table:table-cell>
          <table:table-cell/>
          <table:table-cell office:value-type="string" calcext:value-type="string">
            <text:p>TableForm[{</text:p>
          </table:table-cell>
        </table:table-row>
        <table:table-row table:style-name="ro1">
          <table:table-cell office:value-type="string" calcext:value-type="string">
            <text:p><text:s text:c="3"/>0.6885060254473497}, 0.9792107484363719, 1000}, {</text:p>
          </table:table-cell>
          <table:table-cell/>
          <table:table-cell office:value-type="string" calcext:value-type="string">
            <text:p><text:s text:c="3"/>0.21179457384606792`}, 0.581552640703946, 100}, {</text:p>
          </table:table-cell>
          <table:table-cell/>
          <table:table-cell office:value-type="string" calcext:value-type="string">
            <text:p>t[0], </text:p>
          </table:table-cell>
        </table:table-row>
        <table:table-row table:style-name="ro1">
          <table:table-cell office:value-type="string" calcext:value-type="string">
            <text:p><text:s text:c="2"/>0.009408175768679458, {0, 1}, {0.8980459624055326, </text:p>
          </table:table-cell>
          <table:table-cell/>
          <table:table-cell office:value-type="string" calcext:value-type="string">
            <text:p><text:s text:c="2"/>0., {0, 0}, {0.5425902497234815, 0.21179457384606792`}, 0., 100}, {</text:p>
          </table:table-cell>
          <table:table-cell/>
          <table:table-cell office:value-type="string" calcext:value-type="string">
            <text:p>t[1], {0.030460813752462863`, {1, 0}, {0.5822318034998744, </text:p>
          </table:table-cell>
        </table:table-row>
        <table:table-row table:style-name="ro1">
          <table:table-cell office:value-type="string" calcext:value-type="string">
            <text:p><text:s text:c="3"/>0.6885585909165312}, 0.8060084974162068, 1000}, {</text:p>
          </table:table-cell>
          <table:table-cell/>
          <table:table-cell office:value-type="string" calcext:value-type="string">
            <text:p><text:s text:c="2"/>0.207158151019996, {0, 1}, {0.5425902497234815, </text:p>
          </table:table-cell>
          <table:table-cell/>
          <table:table-cell office:value-type="string" calcext:value-type="string">
            <text:p><text:s text:c="3"/>0.20764932665001293`}, 0.6509394679860648, 10}, {</text:p>
          </table:table-cell>
        </table:table-row>
        <table:table-row table:style-name="ro1">
          <table:table-cell office:value-type="string" calcext:value-type="string">
            <text:p><text:s text:c="2"/>0., {0, 0}, {0.8980459624055326, 0.6885585909165312}, 0., 1000}, {</text:p>
          </table:table-cell>
          <table:table-cell/>
          <table:table-cell office:value-type="string" calcext:value-type="string">
            <text:p><text:s text:c="3"/>0.21178692999604545`}, 0.08970740743429971, 100}, {</text:p>
          </table:table-cell>
          <table:table-cell/>
          <table:table-cell office:value-type="string" calcext:value-type="string">
            <text:p><text:s text:c="2"/>0.03312400771906111, {1, 0}, {0.5733853949919077, </text:p>
          </table:table-cell>
        </table:table-row>
        <table:table-row table:style-name="ro1">
          <table:table-cell office:value-type="string" calcext:value-type="string">
            <text:p><text:s text:c="2"/>0.009401648989280647, {0, 1}, {0.8980459624055326, </text:p>
          </table:table-cell>
          <table:table-cell/>
          <table:table-cell office:value-type="string" calcext:value-type="string">
            <text:p><text:s text:c="2"/>0., {0, 0}, {0.5425902497234815, 0.21178692999604545`}, 0., 100}, {</text:p>
          </table:table-cell>
          <table:table-cell/>
          <table:table-cell office:value-type="string" calcext:value-type="string">
            <text:p><text:s text:c="3"/>0.20764932665001293`}, 0.6359999575875788, 10}, {</text:p>
          </table:table-cell>
        </table:table-row>
        <table:table-row table:style-name="ro1">
          <table:table-cell office:value-type="string" calcext:value-type="string">
            <text:p><text:s text:c="3"/>0.6886126194138544}, 0.8060757984233979, 1000}, {</text:p>
          </table:table-cell>
          <table:table-cell/>
          <table:table-cell office:value-type="string" calcext:value-type="string">
            <text:p><text:s text:c="2"/>0.19797211355795233`, {1, 1}, {0.5481905385210359, </text:p>
          </table:table-cell>
          <table:table-cell/>
          <table:table-cell office:value-type="string" calcext:value-type="string">
            <text:p><text:s text:c="2"/>0.20877638642608376`, {0, 1}, {0.5733853949919077, </text:p>
          </table:table-cell>
        </table:table-row>
        <table:table-row table:style-name="ro1">
          <table:table-cell office:value-type="string" calcext:value-type="string">
            <text:p><text:s text:c="2"/>0.009395149651160345, {0, 1}, {0.8980459624055326, </text:p>
          </table:table-cell>
          <table:table-cell/>
          <table:table-cell office:value-type="string" calcext:value-type="string">
            <text:p><text:s text:c="3"/>0.21716200903884336`}, 0.8898811461267225, 100}, {</text:p>
          </table:table-cell>
          <table:table-cell/>
          <table:table-cell office:value-type="string" calcext:value-type="string">
            <text:p><text:s text:c="3"/>0.2075559029034178}, 0.08615890566010599, 10}, {</text:p>
          </table:table-cell>
        </table:table-row>
        <table:table-row table:style-name="ro1">
          <table:table-cell office:value-type="string" calcext:value-type="string">
            <text:p><text:s text:c="3"/>0.6886664487137191}, 0.8061428396869453, 1000}, {</text:p>
          </table:table-cell>
          <table:table-cell/>
          <table:table-cell office:value-type="string" calcext:value-type="string">
            <text:p><text:s text:c="2"/>0.20506875122695117`, {0, 1}, {0.5481905385210359, </text:p>
          </table:table-cell>
          <table:table-cell/>
          <table:table-cell office:value-type="string" calcext:value-type="string">
            <text:p><text:s text:c="2"/>0., {0, 0}, {0.5733853949919077, 0.2075559029034178}, 0., 10}, {</text:p>
          </table:table-cell>
        </table:table-row>
        <table:table-row table:style-name="ro1">
          <table:table-cell office:value-type="string" calcext:value-type="string">
            <text:p><text:s text:c="2"/>0., {0, 0}, {0.8980459624055326, 0.6886664487137191}, 0., 1000}, {</text:p>
          </table:table-cell>
          <table:table-cell/>
          <table:table-cell office:value-type="string" calcext:value-type="string">
            <text:p><text:s text:c="3"/>0.21715162082875664`}, 0.09430965285711218, 100}, {</text:p>
          </table:table-cell>
          <table:table-cell/>
          <table:table-cell office:value-type="string" calcext:value-type="string">
            <text:p><text:s text:c="2"/>0.03559092905267146, {1, 0}, {0.5656549952545067, </text:p>
          </table:table-cell>
        </table:table-row>
        <table:table-row table:style-name="ro1">
          <table:table-cell office:value-type="string" calcext:value-type="string">
            <text:p><text:s text:c="2"/>0.02886819833659619, {1, 1}, {0.8985935747221199, </text:p>
          </table:table-cell>
          <table:table-cell/>
          <table:table-cell office:value-type="string" calcext:value-type="string">
            <text:p><text:s text:c="2"/>0.043276673355714335`, {1, 0}, {0.5438964343850204, </text:p>
          </table:table-cell>
          <table:table-cell/>
          <table:table-cell office:value-type="string" calcext:value-type="string">
            <text:p><text:s text:c="3"/>0.2075559029034178}, 0.6226888337052747, 10}, {</text:p>
          </table:table-cell>
        </table:table-row>
        <table:table-row table:style-name="ro1">
          <table:table-cell office:value-type="string" calcext:value-type="string">
            <text:p><text:s text:c="3"/>0.6892093365565582}, 0.33981287990066644`, 1000}, {</text:p>
          </table:table-cell>
          <table:table-cell/>
          <table:table-cell office:value-type="string" calcext:value-type="string">
            <text:p><text:s text:c="3"/>0.21715162082875664`}, 0.583939074866604, 100}, {</text:p>
          </table:table-cell>
          <table:table-cell/>
          <table:table-cell office:value-type="string" calcext:value-type="string">
            <text:p><text:s text:c="2"/>0.2036684637691641, {1, 1}, {0.5687471463116003, </text:p>
          </table:table-cell>
        </table:table-row>
        <table:table-row table:style-name="ro1">
          <table:table-cell office:value-type="string" calcext:value-type="string">
            <text:p><text:s text:c="2"/>0.028571627681169397`, {1, 1}, {0.8991272152477978, </text:p>
          </table:table-cell>
          <table:table-cell/>
          <table:table-cell office:value-type="string" calcext:value-type="string">
            <text:p><text:s text:c="2"/>0.044819637133072444`, {1, 0}, {0.5398842665485963, </text:p>
          </table:table-cell>
          <table:table-cell/>
          <table:table-cell office:value-type="string" calcext:value-type="string">
            <text:p><text:s text:c="3"/>0.2105639903782824}, 0.9025928512217767, 10}, {</text:p>
          </table:table-cell>
        </table:table-row>
        <table:table-row table:style-name="ro1">
          <table:table-cell office:value-type="string" calcext:value-type="string">
            <text:p><text:s text:c="3"/>0.68973845157236}, 0.3380628798384667, 1000}, {</text:p>
          </table:table-cell>
          <table:table-cell/>
          <table:table-cell office:value-type="string" calcext:value-type="string">
            <text:p><text:s text:c="3"/>0.21715162082875664`}, 0.5765870236609537, 100}, {</text:p>
          </table:table-cell>
          <table:table-cell/>
          <table:table-cell office:value-type="string" calcext:value-type="string">
            <text:p><text:s text:c="2"/>0.20765852902726475`, {0, 1}, {0.5687471463116003, </text:p>
          </table:table-cell>
        </table:table-row>
        <table:table-row table:style-name="ro1">
          <table:table-cell office:value-type="string" calcext:value-type="string">
            <text:p><text:s text:c="2"/>0.00010414865019106171`, {1, 0}, {0.8989785933577188, </text:p>
          </table:table-cell>
          <table:table-cell/>
          <table:table-cell office:value-type="string" calcext:value-type="string">
            <text:p><text:s text:c="2"/>0.19908102216797038`, {1, 1}, {0.5454887267664186, </text:p>
          </table:table-cell>
          <table:table-cell/>
          <table:table-cell office:value-type="string" calcext:value-type="string">
            <text:p><text:s text:c="3"/>0.21048597590294263`}, 0.08860869210362829, 10}, {</text:p>
          </table:table-cell>
        </table:table-row>
        <table:table-row table:style-name="ro1">
          <table:table-cell office:value-type="string" calcext:value-type="string">
            <text:p><text:s text:c="3"/>0.68973845157236}, 0.9795893508000297, 1000}, {</text:p>
          </table:table-cell>
          <table:table-cell/>
          <table:table-cell office:value-type="string" calcext:value-type="string">
            <text:p><text:s text:c="3"/>0.22253059316846382`}, 0.892369928153051, 100}, {</text:p>
          </table:table-cell>
          <table:table-cell/>
          <table:table-cell office:value-type="string" calcext:value-type="string">
            <text:p><text:s text:c="2"/>0.207688315530729, {0, 1}, {0.5687471463116003, 0.2104083286632301},</text:p>
          </table:table-cell>
        </table:table-row>
        <table:table-row table:style-name="ro1">
          <table:table-cell office:value-type="string" calcext:value-type="string">
            <text:p><text:s text:c="2"/>0.02832434980126763, {1, 1}, {0.8995013201678883, </text:p>
          </table:table-cell>
          <table:table-cell/>
          <table:table-cell office:value-type="string" calcext:value-type="string">
            <text:p><text:s text:c="2"/>0.044242799079252326`, {1, 0}, {0.5413719120922564, </text:p>
          </table:table-cell>
          <table:table-cell/>
          <table:table-cell office:value-type="string" calcext:value-type="string">
            <text:p><text:s text:c="4"/>0.08854332954170771, 10}, {</text:p>
          </table:table-cell>
        </table:table-row>
        <table:table-row table:style-name="ro1">
          <table:table-cell office:value-type="string" calcext:value-type="string">
            <text:p><text:s text:c="3"/>0.6902568059042272}, 0.3365967902477243, 1000}, {</text:p>
          </table:table-cell>
          <table:table-cell/>
          <table:table-cell office:value-type="string" calcext:value-type="string">
            <text:p><text:s text:c="3"/>0.22253059316846382`}, 0.5793205539641741, 100}, {</text:p>
          </table:table-cell>
          <table:table-cell/>
          <table:table-cell office:value-type="string" calcext:value-type="string">
            <text:p><text:s text:c="2"/>0., {0, 0}, {0.5687471463116003, 0.2104083286632301}, 0., 10}}]</text:p>
          </table:table-cell>
        </table:table-row>
        <table:table-row table:style-name="ro1">
          <table:table-cell office:value-type="string" calcext:value-type="string">
            <text:p><text:s text:c="2"/>0., {0, 0}, {0.8995013201678883, 0.6902568059042272}, 0., 1000}, {</text:p>
          </table:table-cell>
          <table:table-cell/>
          <table:table-cell office:value-type="string" calcext:value-type="string">
            <text:p><text:s text:c="2"/>0.2029361231866514, {0, 1}, {0.5413719120922564, </text:p>
          </table:table-cell>
          <table:table-cell/>
          <table:table-cell office:value-type="string" calcext:value-type="string">
            <text:p>TableForm[{</text:p>
          </table:table-cell>
        </table:table-row>
        <table:table-row table:style-name="ro1">
          <table:table-cell office:value-type="string" calcext:value-type="string">
            <text:p><text:s text:c="2"/>0.00010261223211971678`, {1, 0}, {0.8993532434772463, </text:p>
          </table:table-cell>
          <table:table-cell/>
          <table:table-cell office:value-type="string" calcext:value-type="string">
            <text:p><text:s text:c="3"/>0.2225211884539897}, 0.09903135862195199, 100}, {</text:p>
          </table:table-cell>
          <table:table-cell/>
          <table:table-cell office:value-type="string" calcext:value-type="string">
            <text:p>t[0], </text:p>
          </table:table-cell>
        </table:table-row>
        <table:table-row table:style-name="ro1">
          <table:table-cell office:value-type="string" calcext:value-type="string">
            <text:p><text:s text:c="3"/>0.6902568059042272}, 0.9797404608028991, 1000}, {</text:p>
          </table:table-cell>
          <table:table-cell/>
          <table:table-cell office:value-type="string" calcext:value-type="string">
            <text:p><text:s text:c="2"/>0.20163451334269988`, {1, 1}, {0.5466529479692886, </text:p>
          </table:table-cell>
          <table:table-cell/>
          <table:table-cell office:value-type="string" calcext:value-type="string">
            <text:p>t[1], {0.21282732801962106`, {1, 1}, {0.5939667507656186, </text:p>
          </table:table-cell>
        </table:table-row>
        <table:table-row table:style-name="ro1">
          <table:table-cell office:value-type="string" calcext:value-type="string">
            <text:p><text:s text:c="2"/>0.009198511738049529, {0, 1}, {0.8993532434772463, </text:p>
          </table:table-cell>
          <table:table-cell/>
          <table:table-cell office:value-type="string" calcext:value-type="string">
            <text:p><text:s text:c="3"/>0.22759789573081}, 0.8980746368597654, 100}, {</text:p>
          </table:table-cell>
          <table:table-cell/>
          <table:table-cell office:value-type="string" calcext:value-type="string">
            <text:p><text:s text:c="3"/>0.20939175649631336`}, 0.9226642466674886, 10}, {</text:p>
          </table:table-cell>
        </table:table-row>
        <table:table-row table:style-name="ro1">
          <table:table-cell office:value-type="string" calcext:value-type="string">
            <text:p><text:s text:c="3"/>0.6903084243141856}, 0.808182255898475, 1000}, {</text:p>
          </table:table-cell>
          <table:table-cell/>
          <table:table-cell office:value-type="string" calcext:value-type="string">
            <text:p><text:s text:c="2"/>0.20088940983172418`, {0, 1}, {0.5466529479692886, </text:p>
          </table:table-cell>
          <table:table-cell/>
          <table:table-cell office:value-type="string" calcext:value-type="string">
            <text:p><text:s text:c="2"/>0.2081420546768132, {0, 1}, {0.5939667507656186, </text:p>
          </table:table-cell>
        </table:table-row>
        <table:table-row table:style-name="ro1">
          <table:table-cell office:value-type="string" calcext:value-type="string">
            <text:p><text:s text:c="2"/>0.009192402479705233, {0, 1}, {0.8993532434772463, </text:p>
          </table:table-cell>
          <table:table-cell/>
          <table:table-cell office:value-type="string" calcext:value-type="string">
            <text:p><text:s text:c="3"/>0.2275810122850005}, 0.10358623430533109`, 100}, {</text:p>
          </table:table-cell>
          <table:table-cell/>
          <table:table-cell office:value-type="string" calcext:value-type="string">
            <text:p><text:s text:c="3"/>0.20922265364891543`}, 0.08754823759978805, 10}, {</text:p>
          </table:table-cell>
        </table:table-row>
        <table:table-row table:style-name="ro1">
          <table:table-cell office:value-type="string" calcext:value-type="string">
            <text:p><text:s text:c="3"/>0.6903598581030285}, 0.8082459650520466, 1000}, {</text:p>
          </table:table-cell>
          <table:table-cell/>
          <table:table-cell office:value-type="string" calcext:value-type="string">
            <text:p><text:s text:c="2"/>0.2053165109874071, {1, 1}, {0.5513598748223563, </text:p>
          </table:table-cell>
          <table:table-cell/>
          <table:table-cell office:value-type="string" calcext:value-type="string">
            <text:p><text:s text:c="2"/>0.21396974099336025`, {1, 1}, {0.5956514339752532, </text:p>
          </table:table-cell>
        </table:table-row>
        <table:table-row table:style-name="ro1">
          <table:table-cell office:value-type="string" calcext:value-type="string">
            <text:p><text:s text:c="2"/>0., {0, 0}, {0.8993532434772463, 0.6903598581030285}, 0., 1000}, {</text:p>
          </table:table-cell>
          <table:table-cell/>
          <table:table-cell office:value-type="string" calcext:value-type="string">
            <text:p><text:s text:c="3"/>0.23211911005573063`}, 0.9062373000211525, 100}, {</text:p>
          </table:table-cell>
          <table:table-cell/>
          <table:table-cell office:value-type="string" calcext:value-type="string">
            <text:p><text:s text:c="3"/>0.21087669163262507`}, 0.9251372676383981, 10}, {</text:p>
          </table:table-cell>
        </table:table-row>
        <table:table-row table:style-name="ro1">
          <table:table-cell office:value-type="string" calcext:value-type="string">
            <text:p><text:s text:c="2"/>0.00010320155637296231`, {1, 0}, {0.8992090446432401, </text:p>
          </table:table-cell>
          <table:table-cell/>
          <table:table-cell office:value-type="string" calcext:value-type="string">
            <text:p><text:s text:c="2"/>0., {0, 0}, {0.5513598748223563, 0.23211911005573063`}, 0., 100}, {</text:p>
          </table:table-cell>
          <table:table-cell/>
          <table:table-cell office:value-type="string" calcext:value-type="string">
            <text:p><text:s text:c="2"/>0., {0, 0}, {0.5956514339752532, 0.21087669163262507`}, 0., 10}, {</text:p>
          </table:table-cell>
        </table:table-row>
        <table:table-row table:style-name="ro1">
          <table:table-cell office:value-type="string" calcext:value-type="string">
            <text:p><text:s text:c="3"/>0.6903598581030285}, 0.9796823666365433, 1000}, {</text:p>
          </table:table-cell>
          <table:table-cell/>
          <table:table-cell office:value-type="string" calcext:value-type="string">
            <text:p><text:s text:c="2"/>0.04209044260092866, {1, 0}, {0.5470545794376463, </text:p>
          </table:table-cell>
          <table:table-cell/>
          <table:table-cell office:value-type="string" calcext:value-type="string">
            <text:p><text:s text:c="2"/>0., {0, 0}, {0.5956514339752532, 0.21087669163262507`}, 0., 10}, {</text:p>
          </table:table-cell>
        </table:table-row>
        <table:table-row table:style-name="ro1">
          <table:table-cell office:value-type="string" calcext:value-type="string">
            <text:p><text:s text:c="2"/>0.009186096399716586, {0, 1}, {0.8992090446432401, </text:p>
          </table:table-cell>
          <table:table-cell/>
          <table:table-cell office:value-type="string" calcext:value-type="string">
            <text:p><text:s text:c="3"/>0.23211911005573063`}, 0.5896808919831851, 100}, {</text:p>
          </table:table-cell>
          <table:table-cell/>
          <table:table-cell office:value-type="string" calcext:value-type="string">
            <text:p><text:s text:c="2"/>0., {0, 0}, {0.5956514339752532, 0.21087669163262507`}, 0., 10}, {</text:p>
          </table:table-cell>
        </table:table-row>
        <table:table-row table:style-name="ro1">
          <table:table-cell office:value-type="string" calcext:value-type="string">
            <text:p><text:s text:c="3"/>0.6904129758278446}, 0.8083117489284585, 1000}, {</text:p>
          </table:table-cell>
          <table:table-cell/>
          <table:table-cell office:value-type="string" calcext:value-type="string">
            <text:p><text:s text:c="2"/>0.20725868864861097`, {1, 1}, {0.5517899703392501, </text:p>
          </table:table-cell>
          <table:table-cell/>
          <table:table-cell office:value-type="string" calcext:value-type="string">
            <text:p><text:s text:c="2"/>0., {0, 0}, {0.5956514339752532, 0.21087669163262507`}, 0., 10}, {</text:p>
          </table:table-cell>
        </table:table-row>
        <table:table-row table:style-name="ro1">
          <table:table-cell office:value-type="string" calcext:value-type="string">
            <text:p><text:s text:c="2"/>0.00917981653548248, {0, 1}, {0.8992090446432401, </text:p>
          </table:table-cell>
          <table:table-cell/>
          <table:table-cell office:value-type="string" calcext:value-type="string">
            <text:p><text:s text:c="3"/>0.23668397520133772`}, 0.9105134565696675, 100}, {</text:p>
          </table:table-cell>
          <table:table-cell/>
          <table:table-cell office:value-type="string" calcext:value-type="string">
            <text:p><text:s text:c="2"/>0., {0, 0}, {0.5956514339752532, 0.21087669163262507`}, 0., 10}, {</text:p>
          </table:table-cell>
        </table:table-row>
        <table:table-row table:style-name="ro1">
          <table:table-cell office:value-type="string" calcext:value-type="string">
            <text:p><text:s text:c="3"/>0.6904658999155359}, 0.8083772817698018, 1000}, {</text:p>
          </table:table-cell>
          <table:table-cell/>
          <table:table-cell office:value-type="string" calcext:value-type="string">
            <text:p><text:s text:c="2"/>0.21042867110356078`, {1, 1}, {0.5560431597826069, </text:p>
          </table:table-cell>
          <table:table-cell/>
          <table:table-cell office:value-type="string" calcext:value-type="string">
            <text:p><text:s text:c="2"/>0.2075546485623124, {0, 1}, {0.5956514339752532, </text:p>
          </table:table-cell>
        </table:table-row>
        <table:table-row table:style-name="ro1">
          <table:table-cell office:value-type="string" calcext:value-type="string">
            <text:p><text:s text:c="2"/>0., {0, 0}, {0.8992090446432401, 0.6904658999155359}, 0., 1000}, {</text:p>
          </table:table-cell>
          <table:table-cell/>
          <table:table-cell office:value-type="string" calcext:value-type="string">
            <text:p><text:s text:c="3"/>0.24079446567577784`}, 0.9174500991412248, 100}, {</text:p>
          </table:table-cell>
          <table:table-cell/>
          <table:table-cell office:value-type="string" calcext:value-type="string">
            <text:p><text:s text:c="3"/>0.21075659041114636`}, 0.08883668080346342, 10}}]</text:p>
          </table:table-cell>
        </table:table-row>
        <table:table-row table:style-name="ro1">
          <table:table-cell office:value-type="string" calcext:value-type="string">
            <text:p><text:s text:c="2"/>0.02805491855496212, {1, 1}, {0.8997424419380334, </text:p>
          </table:table-cell>
          <table:table-cell/>
          <table:table-cell office:value-type="string" calcext:value-type="string">
            <text:p><text:s text:c="2"/>0.21320907620303153`, {1, 1}, {0.5598912237589397, </text:p>
          </table:table-cell>
          <table:table-cell/>
          <table:table-cell office:value-type="string" calcext:value-type="string">
            <text:p>TableForm[{</text:p>
          </table:table-cell>
        </table:table-row>
        <table:table-row table:style-name="ro1">
          <table:table-cell office:value-type="string" calcext:value-type="string">
            <text:p><text:s text:c="3"/>0.6909947751338754}, 0.3349920509800919, 1000}, {</text:p>
          </table:table-cell>
          <table:table-cell/>
          <table:table-cell office:value-type="string" calcext:value-type="string">
            <text:p><text:s text:c="3"/>0.2445216689712865}, 0.923491366939684, 100}, {</text:p>
          </table:table-cell>
          <table:table-cell/>
          <table:table-cell office:value-type="string" calcext:value-type="string">
            <text:p>t[0], </text:p>
          </table:table-cell>
        </table:table-row>
        <table:table-row table:style-name="ro1">
          <table:table-cell office:value-type="string" calcext:value-type="string">
            <text:p><text:s text:c="2"/>0.02777200446140043, {1, 1}, {0.9002624626860649, </text:p>
          </table:table-cell>
          <table:table-cell/>
          <table:table-cell office:value-type="string" calcext:value-type="string">
            <text:p><text:s text:c="2"/>0.21566615244059237`, {1, 1}, {0.5633949664840281, </text:p>
          </table:table-cell>
          <table:table-cell/>
          <table:table-cell office:value-type="string" calcext:value-type="string">
            <text:p>t[1], {0.030460813752462863`, {1, 0}, {0.5822318034998744, </text:p>
          </table:table-cell>
        </table:table-row>
        <table:table-row table:style-name="ro1">
          <table:table-cell office:value-type="string" calcext:value-type="string">
            <text:p><text:s text:c="3"/>0.6915104610224436}, 0.33329869163499837`, 1000}, {</text:p>
          </table:table-cell>
          <table:table-cell/>
          <table:table-cell office:value-type="string" calcext:value-type="string">
            <text:p><text:s text:c="3"/>0.24792196556767646`}, 0.9287973997392378, 100}, {</text:p>
          </table:table-cell>
          <table:table-cell/>
          <table:table-cell office:value-type="string" calcext:value-type="string">
            <text:p><text:s text:c="3"/>0.20764932665001293`}, 0.6509394679860648, 10}, {</text:p>
          </table:table-cell>
        </table:table-row>
        <table:table-row table:style-name="ro1">
          <table:table-cell office:value-type="string" calcext:value-type="string">
            <text:p><text:s text:c="2"/>0., {0, 0}, {0.9002624626860649, 0.6915104610224436}, 0., 1000}, {</text:p>
          </table:table-cell>
          <table:table-cell/>
          <table:table-cell office:value-type="string" calcext:value-type="string">
            <text:p><text:s text:c="2"/>0., {0, 0}, {0.5633949664840281, 0.24792196556767646`}, 0., 100}, {</text:p>
          </table:table-cell>
          <table:table-cell/>
          <table:table-cell office:value-type="string" calcext:value-type="string">
            <text:p><text:s text:c="2"/>0.03312400771906111, {1, 0}, {0.5733853949919077, </text:p>
          </table:table-cell>
        </table:table-row>
        <table:table-row table:style-name="ro1">
          <table:table-cell office:value-type="string" calcext:value-type="string">
            <text:p><text:s text:c="2"/>0., {0, 0}, {0.9002624626860649, 0.6915104610224436}, 0., 1000}, {</text:p>
          </table:table-cell>
          <table:table-cell/>
          <table:table-cell office:value-type="string" calcext:value-type="string">
            <text:p><text:s text:c="2"/>0.21796210626327234`, {1, 1}, {0.5667687604118878, </text:p>
          </table:table-cell>
          <table:table-cell/>
          <table:table-cell office:value-type="string" calcext:value-type="string">
            <text:p><text:s text:c="3"/>0.20764932665001293`}, 0.6359999575875788, 10}, {</text:p>
          </table:table-cell>
        </table:table-row>
        <table:table-row table:style-name="ro1">
          <table:table-cell office:value-type="string" calcext:value-type="string">
            <text:p><text:s text:c="2"/>0., {0, 0}, {0.9002624626860649, 0.6915104610224436}, 0., 1000}, {</text:p>
          </table:table-cell>
          <table:table-cell/>
          <table:table-cell office:value-type="string" calcext:value-type="string">
            <text:p><text:s text:c="3"/>0.25119860432733687`}, 0.9337282394000351, 100}, {</text:p>
          </table:table-cell>
          <table:table-cell/>
          <table:table-cell office:value-type="string" calcext:value-type="string">
            <text:p><text:s text:c="2"/>0.03565587399049365, {1, 0}, {0.5654569867455423, </text:p>
          </table:table-cell>
        </table:table-row>
        <table:table-row table:style-name="ro1">
          <table:table-cell office:value-type="string" calcext:value-type="string">
            <text:p><text:s text:c="2"/>0.00905003698709633, {0, 1}, {0.9002624626860649, </text:p>
          </table:table-cell>
          <table:table-cell/>
          <table:table-cell office:value-type="string" calcext:value-type="string">
            <text:p><text:s text:c="2"/>0.03694788154786789, {1, 0}, {0.5615729052512441, </text:p>
          </table:table-cell>
          <table:table-cell/>
          <table:table-cell office:value-type="string" calcext:value-type="string">
            <text:p><text:s text:c="3"/>0.20764932665001293`}, 0.6223447392634724, 10}, {</text:p>
          </table:table-cell>
        </table:table-row>
        <table:table-row table:style-name="ro1">
          <table:table-cell office:value-type="string" calcext:value-type="string">
            <text:p><text:s text:c="3"/>0.691565756842944}, 0.809736635296268, 1000}, {</text:p>
          </table:table-cell>
          <table:table-cell/>
          <table:table-cell office:value-type="string" calcext:value-type="string">
            <text:p><text:s text:c="3"/>0.25119860432733687`}, 0.615563365180331, 100}, {</text:p>
          </table:table-cell>
          <table:table-cell/>
          <table:table-cell office:value-type="string" calcext:value-type="string">
            <text:p><text:s text:c="2"/>0., {0, 0}, {0.5654569867455423, 0.20764932665001293`}, 0., 10}, {</text:p>
          </table:table-cell>
        </table:table-row>
        <table:table-row table:style-name="ro1">
          <table:table-cell office:value-type="string" calcext:value-type="string">
            <text:p><text:s text:c="2"/>0.02747207882779646, {1, 1}, {0.9007903676329831, </text:p>
          </table:table-cell>
          <table:table-cell/>
          <table:table-cell office:value-type="string" calcext:value-type="string">
            <text:p><text:s text:c="2"/>0.03859637221310197, {1, 0}, {0.5567623725896225, </text:p>
          </table:table-cell>
          <table:table-cell/>
          <table:table-cell office:value-type="string" calcext:value-type="string">
            <text:p><text:s text:c="2"/>0.20876508475532402`, {0, 1}, {0.5654569867455423, </text:p>
          </table:table-cell>
        </table:table-row>
        <table:table-row table:style-name="ro1">
          <table:table-cell office:value-type="string" calcext:value-type="string">
            <text:p><text:s text:c="3"/>0.6920892169657819}, 0.3314940652729485, 1000}, {</text:p>
          </table:table-cell>
          <table:table-cell/>
          <table:table-cell office:value-type="string" calcext:value-type="string">
            <text:p><text:s text:c="3"/>0.25119860432733687`}, 0.6070808112952386, 100}, {</text:p>
          </table:table-cell>
          <table:table-cell/>
          <table:table-cell office:value-type="string" calcext:value-type="string">
            <text:p><text:s text:c="3"/>0.20758569366417012`}, 0.08618364042806936, 10}, {</text:p>
          </table:table-cell>
        </table:table-row>
        <table:table-row table:style-name="ro1">
          <table:table-cell office:value-type="string" calcext:value-type="string">
            <text:p><text:s text:c="2"/>0.00009743405247655004, {1, 0}, {0.9006477535153846, </text:p>
          </table:table-cell>
          <table:table-cell/>
          <table:table-cell office:value-type="string" calcext:value-type="string">
            <text:p><text:s text:c="2"/>0., {0, 0}, {0.5567623725896225, 0.25119860432733687`}, 0., 100}, {</text:p>
          </table:table-cell>
          <table:table-cell/>
          <table:table-cell office:value-type="string" calcext:value-type="string">
            <text:p><text:s text:c="2"/>0.03799644151422225, {1, 0}, {0.5584948931676404, </text:p>
          </table:table-cell>
        </table:table-row>
        <table:table-row table:style-name="ro1">
          <table:table-cell office:value-type="string" calcext:value-type="string">
            <text:p><text:s text:c="3"/>0.6920892169657819}, 0.9802582622369205, 1000}, {</text:p>
          </table:table-cell>
          <table:table-cell/>
          <table:table-cell office:value-type="string" calcext:value-type="string">
            <text:p><text:s text:c="2"/>0.21714300875714818`, {1, 1}, {0.5606284427067076, </text:p>
          </table:table-cell>
          <table:table-cell/>
          <table:table-cell office:value-type="string" calcext:value-type="string">
            <text:p><text:s text:c="3"/>0.20758569366417012`}, 0.6101464812818935, 10}, {</text:p>
          </table:table-cell>
        </table:table-row>
        <table:table-row table:style-name="ro1">
          <table:table-cell office:value-type="string" calcext:value-type="string">
            <text:p><text:s text:c="2"/>0.00009799075216052232, {1, 0}, {0.9005061417012945, </text:p>
          </table:table-cell>
          <table:table-cell/>
          <table:table-cell office:value-type="string" calcext:value-type="string">
            <text:p><text:s text:c="3"/>0.2549428737588339}, 0.9319721213794931, 100}, {</text:p>
          </table:table-cell>
          <table:table-cell/>
          <table:table-cell office:value-type="string" calcext:value-type="string">
            <text:p><text:s text:c="2"/>0.20878387296781295`, {0, 1}, {0.5584948931676404, </text:p>
          </table:table-cell>
        </table:table-row>
        <table:table-row table:style-name="ro1">
          <table:table-cell office:value-type="string" calcext:value-type="string">
            <text:p><text:s text:c="3"/>0.6920892169657819}, 0.9802019443216742, 1000}, {</text:p>
          </table:table-cell>
          <table:table-cell/>
          <table:table-cell office:value-type="string" calcext:value-type="string">
            <text:p><text:s text:c="2"/>0.18924865949272637`, {0, 1}, {0.5606284427067076, </text:p>
          </table:table-cell>
          <table:table-cell/>
          <table:table-cell office:value-type="string" calcext:value-type="string">
            <text:p><text:s text:c="3"/>0.2075361667625537}, 0.086142521028989, 10}, {</text:p>
          </table:table-cell>
        </table:table-row>
        <table:table-row table:style-name="ro1">
          <table:table-cell office:value-type="string" calcext:value-type="string">
            <text:p><text:s text:c="2"/>0.00009854591481015546, {1, 0}, {0.9003655204968832, </text:p>
          </table:table-cell>
          <table:table-cell/>
          <table:table-cell office:value-type="string" calcext:value-type="string">
            <text:p><text:s text:c="3"/>0.2548976383389772}, 0.12994561206157607`, 100}, {</text:p>
          </table:table-cell>
          <table:table-cell/>
          <table:table-cell office:value-type="string" calcext:value-type="string">
            <text:p><text:s text:c="2"/>0.208802592186311, {0, 1}, {0.5584948931676404, </text:p>
          </table:table-cell>
        </table:table-row>
        <table:table-row table:style-name="ro1">
          <table:table-cell office:value-type="string" calcext:value-type="string">
            <text:p><text:s text:c="3"/>0.6920892169657819}, 0.980145940988286, 1000}, {</text:p>
          </table:table-cell>
          <table:table-cell/>
          <table:table-cell office:value-type="string" calcext:value-type="string">
            <text:p><text:s text:c="2"/>0., {0, 0}, {0.5606284427067076, 0.2548976383389772}, 0., 100}, {</text:p>
          </table:table-cell>
          <table:table-cell/>
          <table:table-cell office:value-type="string" calcext:value-type="string">
            <text:p><text:s text:c="3"/>0.20748681219333848`}, 0.08610155446830743, 10}, {</text:p>
          </table:table-cell>
        </table:table-row>
        <table:table-row table:style-name="ro1">
          <table:table-cell office:value-type="string" calcext:value-type="string">
            <text:p><text:s text:c="2"/>0.027306621710989656`, {1, 1}, {0.900887315916861, </text:p>
          </table:table-cell>
          <table:table-cell/>
          <table:table-cell office:value-type="string" calcext:value-type="string">
            <text:p><text:s text:c="2"/>0., {0, 0}, {0.5606284427067076, 0.2548976383389772}, 0., 100}, {</text:p>
          </table:table-cell>
          <table:table-cell/>
          <table:table-cell office:value-type="string" calcext:value-type="string">
            <text:p><text:s text:c="2"/>0.20108710966643106`, {1, 1}, {0.5620079559482634, </text:p>
          </table:table-cell>
        </table:table-row>
        <table:table-row table:style-name="ro1">
          <table:table-cell office:value-type="string" calcext:value-type="string">
            <text:p><text:s text:c="3"/>0.6926066528699878}, 0.3304943068253349, 1000}, {</text:p>
          </table:table-cell>
          <table:table-cell/>
          <table:table-cell office:value-type="string" calcext:value-type="string">
            <text:p><text:s text:c="2"/>0.21973089882816033`, {1, 1}, {0.5645458441780751, </text:p>
          </table:table-cell>
          <table:table-cell/>
          <table:table-cell office:value-type="string" calcext:value-type="string">
            <text:p><text:s text:c="3"/>0.21089597165943932`}, 0.8968547478079849, 10}}]</text:p>
          </table:table-cell>
        </table:table-row>
        <table:table-row table:style-name="ro1">
          <table:table-cell office:value-type="string" calcext:value-type="string">
            <text:p><text:s text:c="2"/>0.00009705701385913703, {1, 0}, {0.9007440086606091, </text:p>
          </table:table-cell>
          <table:table-cell/>
          <table:table-cell office:value-type="string" calcext:value-type="string">
            <text:p><text:s text:c="3"/>0.2586905435989445}, 0.9375092507877676, 100}, {</text:p>
          </table:table-cell>
          <table:table-cell/>
          <table:table-cell office:value-type="string" calcext:value-type="string">
            <text:p>TableForm[{</text:p>
          </table:table-cell>
        </table:table-row>
        <table:table-row table:style-name="ro1">
          <table:table-cell office:value-type="string" calcext:value-type="string">
            <text:p><text:s text:c="3"/>0.6926066528699878}, 0.9802964963664695, 1000}, {</text:p>
          </table:table-cell>
          <table:table-cell/>
          <table:table-cell office:value-type="string" calcext:value-type="string">
            <text:p><text:s text:c="2"/>0.22201713250630187`, {1, 1}, {0.5681087813525326, </text:p>
          </table:table-cell>
          <table:table-cell/>
          <table:table-cell office:value-type="string" calcext:value-type="string">
            <text:p>t[0], </text:p>
          </table:table-cell>
        </table:table-row>
        <table:table-row table:style-name="ro1">
          <table:table-cell office:value-type="string" calcext:value-type="string">
            <text:p><text:s text:c="2"/>0.027072278140170557`, {1, 1}, {0.9012552555267479, </text:p>
          </table:table-cell>
          <table:table-cell/>
          <table:table-cell office:value-type="string" calcext:value-type="string">
            <text:p><text:s text:c="3"/>0.26214711737915897`}, 0.9423738801692285, 100}, {</text:p>
          </table:table-cell>
          <table:table-cell/>
          <table:table-cell office:value-type="string" calcext:value-type="string">
            <text:p>t[1], {0.21282732801962106`, {1, 1}, {0.5939667507656186, </text:p>
          </table:table-cell>
        </table:table-row>
        <table:table-row table:style-name="ro1">
          <table:table-cell office:value-type="string" calcext:value-type="string">
            <text:p><text:s text:c="3"/>0.6931136859547741}, 0.32907311126964206`, 1000}, {</text:p>
          </table:table-cell>
          <table:table-cell/>
          <table:table-cell office:value-type="string" calcext:value-type="string">
            <text:p><text:s text:c="2"/>0., {0, 0}, {0.5681087813525326, 0.26214711737915897`}, 0., 100}, {</text:p>
          </table:table-cell>
          <table:table-cell/>
          <table:table-cell office:value-type="string" calcext:value-type="string">
            <text:p><text:s text:c="3"/>0.20939175649631336`}, 0.9226642466674886, 10}, {</text:p>
          </table:table-cell>
        </table:table-row>
        <table:table-row table:style-name="ro1">
          <table:table-cell office:value-type="string" calcext:value-type="string">
            <text:p><text:s text:c="2"/>0.00886389160845992, {0, 1}, {0.9012552555267479, </text:p>
          </table:table-cell>
          <table:table-cell/>
          <table:table-cell office:value-type="string" calcext:value-type="string">
            <text:p><text:s text:c="2"/>0.036220861250030566`, {1, 0}, {0.5637457276353164, </text:p>
          </table:table-cell>
          <table:table-cell/>
          <table:table-cell office:value-type="string" calcext:value-type="string">
            <text:p><text:s text:c="2"/>0.21402596937879767`, {1, 1}, {0.5956453539762732, </text:p>
          </table:table-cell>
        </table:table-row>
        <table:table-row table:style-name="ro1">
          <table:table-cell office:value-type="string" calcext:value-type="string">
            <text:p><text:s text:c="3"/>0.6931641436755621}, 0.8117035145472978, 1000}, {</text:p>
          </table:table-cell>
          <table:table-cell/>
          <table:table-cell office:value-type="string" calcext:value-type="string">
            <text:p><text:s text:c="3"/>0.26214711737915897`}, 0.6193644196871209, 100}, {</text:p>
          </table:table-cell>
          <table:table-cell/>
          <table:table-cell office:value-type="string" calcext:value-type="string">
            <text:p><text:s text:c="3"/>0.21103989814125798`}, 0.925258816502275, 10}, {</text:p>
          </table:table-cell>
        </table:table-row>
        <table:table-row table:style-name="ro1">
          <table:table-cell office:value-type="string" calcext:value-type="string">
            <text:p><text:s text:c="2"/>0.02679507803591477, {1, 1}, {0.9017532189221383, </text:p>
          </table:table-cell>
          <table:table-cell/>
          <table:table-cell office:value-type="string" calcext:value-type="string">
            <text:p><text:s text:c="2"/>0.18601568970809554`, {0, 1}, {0.5637457276353164, </text:p>
          </table:table-cell>
          <table:table-cell/>
          <table:table-cell office:value-type="string" calcext:value-type="string">
            <text:p><text:s text:c="2"/>0., {0, 0}, {0.5956453539762732, 0.21103989814125798`}, 0., 10}, {</text:p>
          </table:table-cell>
        </table:table-row>
        <table:table-row table:style-name="ro1">
          <table:table-cell office:value-type="string" calcext:value-type="string">
            <text:p><text:s text:c="3"/>0.6936580739854191}, 0.32738404381346853`, 1000}, {</text:p>
          </table:table-cell>
          <table:table-cell/>
          <table:table-cell office:value-type="string" calcext:value-type="string">
            <text:p><text:s text:c="3"/>0.2621156948884451}, 0.1374092750137049, 100}, {</text:p>
          </table:table-cell>
          <table:table-cell/>
          <table:table-cell office:value-type="string" calcext:value-type="string">
            <text:p><text:s text:c="2"/>0.21518382837422004`, {1, 1}, {0.597289966042843, </text:p>
          </table:table-cell>
        </table:table-row>
        <table:table-row table:style-name="ro1">
          <table:table-cell office:value-type="string" calcext:value-type="string">
            <text:p><text:s text:c="2"/>0.00009373861469179233, {1, 0}, {0.9016035040619863, </text:p>
          </table:table-cell>
          <table:table-cell/>
          <table:table-cell office:value-type="string" calcext:value-type="string">
            <text:p><text:s text:c="2"/>0.03759247868399552, {1, 0}, {0.5596730768918806, </text:p>
          </table:table-cell>
          <table:table-cell/>
          <table:table-cell office:value-type="string" calcext:value-type="string">
            <text:p><text:s text:c="3"/>0.21265506731565376`}, 0.9277582193097942, 10}, {</text:p>
          </table:table-cell>
        </table:table-row>
        <table:table-row table:style-name="ro1">
          <table:table-cell office:value-type="string" calcext:value-type="string">
            <text:p><text:s text:c="3"/>0.6936580739854191}, 0.9806362591742409, 1000}, {</text:p>
          </table:table-cell>
          <table:table-cell/>
          <table:table-cell office:value-type="string" calcext:value-type="string">
            <text:p><text:s text:c="3"/>0.2621156948884451}, 0.6122244015722726, 100}, {</text:p>
          </table:table-cell>
          <table:table-cell/>
          <table:table-cell office:value-type="string" calcext:value-type="string">
            <text:p><text:s text:c="2"/>0.029046601422986266`, {1, 0}, {0.587167545819879, </text:p>
          </table:table-cell>
        </table:table-row>
        <table:table-row table:style-name="ro1">
          <table:table-cell office:value-type="string" calcext:value-type="string">
            <text:p><text:s text:c="2"/>0., {0, 0}, {0.9016035040619863, 0.6936580739854191}, 0., 1000}, {</text:p>
          </table:table-cell>
          <table:table-cell/>
          <table:table-cell office:value-type="string" calcext:value-type="string">
            <text:p><text:s text:c="2"/>0.03891202738582691, {1, 0}, {0.5558588990983651, </text:p>
          </table:table-cell>
          <table:table-cell/>
          <table:table-cell office:value-type="string" calcext:value-type="string">
            <text:p><text:s text:c="3"/>0.21265506731565376`}, 0.6591387295512365, 10}, {</text:p>
          </table:table-cell>
        </table:table-row>
        <table:table-row table:style-name="ro1">
          <table:table-cell office:value-type="string" calcext:value-type="string">
            <text:p><text:s text:c="2"/>0.00880116926947927, {0, 1}, {0.9016035040619863, </text:p>
          </table:table-cell>
          <table:table-cell/>
          <table:table-cell office:value-type="string" calcext:value-type="string">
            <text:p><text:s text:c="3"/>0.2621156948884451}, 0.6054773649797675, 100}, {</text:p>
          </table:table-cell>
          <table:table-cell/>
          <table:table-cell office:value-type="string" calcext:value-type="string">
            <text:p><text:s text:c="2"/>0.21293352203540322`, {1, 1}, {0.5891011775470317, </text:p>
          </table:table-cell>
        </table:table-row>
        <table:table-row table:style-name="ro1">
          <table:table-cell office:value-type="string" calcext:value-type="string">
            <text:p><text:s text:c="3"/>0.6937083951252895}, 0.8123709055665485, 1000}, {</text:p>
          </table:table-cell>
          <table:table-cell/>
          <table:table-cell office:value-type="string" calcext:value-type="string">
            <text:p><text:s text:c="2"/>0.04018262930345288, {1, 0}, {0.5522768117495949, </text:p>
          </table:table-cell>
          <table:table-cell/>
          <table:table-cell office:value-type="string" calcext:value-type="string">
            <text:p><text:s text:c="3"/>0.21455016305420477`}, 0.9228944079046166, 10}, {</text:p>
          </table:table-cell>
        </table:table-row>
        <table:table-row table:style-name="ro1">
          <table:table-cell office:value-type="string" calcext:value-type="string">
            <text:p><text:s text:c="2"/>0.00009429501815602739, {1, 0}, {0.9014578151466457, </text:p>
          </table:table-cell>
          <table:table-cell/>
          <table:table-cell office:value-type="string" calcext:value-type="string">
            <text:p><text:s text:c="3"/>0.2621156948884451}, 0.5990878934057846, 100}, {</text:p>
          </table:table-cell>
          <table:table-cell/>
          <table:table-cell office:value-type="string" calcext:value-type="string">
            <text:p><text:s text:c="2"/>0.03121162802791769, {1, 0}, {0.5796809192616835, </text:p>
          </table:table-cell>
        </table:table-row>
        <table:table-row table:style-name="ro1">
          <table:table-cell office:value-type="string" calcext:value-type="string">
            <text:p><text:s text:c="3"/>0.6937083951252895}, 0.9805788756086546, 1000}, {</text:p>
          </table:table-cell>
          <table:table-cell/>
          <table:table-cell office:value-type="string" calcext:value-type="string">
            <text:p><text:s text:c="2"/>0.18602403745362273`, {0, 1}, {0.5522768117495949, </text:p>
          </table:table-cell>
          <table:table-cell/>
          <table:table-cell office:value-type="string" calcext:value-type="string">
            <text:p><text:s text:c="3"/>0.21455016305420477`}, 0.6466637407345932, 10}, {</text:p>
          </table:table-cell>
        </table:table-row>
        <table:table-row table:style-name="ro1">
          <table:table-cell office:value-type="string" calcext:value-type="string">
            <text:p><text:s text:c="2"/>0.026598349122187216`, {1, 1}, {0.9019547027162372, </text:p>
          </table:table-cell>
          <table:table-cell/>
          <table:table-cell office:value-type="string" calcext:value-type="string">
            <text:p><text:s text:c="3"/>0.26209723403318924`}, 0.13738992017569673`, 100}, {</text:p>
          </table:table-cell>
          <table:table-cell/>
          <table:table-cell office:value-type="string" calcext:value-type="string">
            <text:p><text:s text:c="2"/>0.03378359551520596, {1, 0}, {0.5712773118006972, </text:p>
          </table:table-cell>
        </table:table-row>
        <table:table-row table:style-name="ro1">
          <table:table-cell office:value-type="string" calcext:value-type="string">
            <text:p><text:s text:c="3"/>0.6942012641053422}, 0.3261800062676265, 1000}, {</text:p>
          </table:table-cell>
          <table:table-cell/>
          <table:table-cell office:value-type="string" calcext:value-type="string">
            <text:p><text:s text:c="2"/>0.04140698728402222, {1, 0}, {0.5489045898226406, </text:p>
          </table:table-cell>
          <table:table-cell/>
          <table:table-cell office:value-type="string" calcext:value-type="string">
            <text:p><text:s text:c="3"/>0.21455016305420477`}, 0.6323937132463268, 10}, {</text:p>
          </table:table-cell>
        </table:table-row>
        <table:table-row table:style-name="ro1">
          <table:table-cell office:value-type="string" calcext:value-type="string">
            <text:p><text:s text:c="2"/>0.008739090335750559, {0, 1}, {0.9019547027162372, </text:p>
          </table:table-cell>
          <table:table-cell/>
          <table:table-cell office:value-type="string" calcext:value-type="string">
            <text:p><text:s text:c="3"/>0.26209723403318924`}, 0.5930258618338398, 100}, {</text:p>
          </table:table-cell>
          <table:table-cell/>
          <table:table-cell office:value-type="string" calcext:value-type="string">
            <text:p><text:s text:c="2"/>0., {0, 0}, {0.5712773118006972, 0.21455016305420477`}, 0., 10}}]</text:p>
          </table:table-cell>
        </table:table-row>
        <table:table-row table:style-name="ro1">
          <table:table-cell office:value-type="string" calcext:value-type="string">
            <text:p><text:s text:c="3"/>0.6942499356128475}, 0.8130337962545042, 1000}, {</text:p>
          </table:table-cell>
          <table:table-cell/>
          <table:table-cell office:value-type="string" calcext:value-type="string">
            <text:p><text:s text:c="2"/>0.2187197164395087, {1, 1}, {0.5535914419228865, </text:p>
          </table:table-cell>
          <table:table-cell/>
          <table:table-cell office:value-type="string" calcext:value-type="string">
            <text:p>TableForm[{</text:p>
          </table:table-cell>
        </table:table-row>
        <table:table-row table:style-name="ro1">
          <table:table-cell office:value-type="string" calcext:value-type="string">
            <text:p><text:s text:c="2"/>0.026332405516158463`, {1, 1}, {0.9024389246213702, </text:p>
          </table:table-cell>
          <table:table-cell/>
          <table:table-cell office:value-type="string" calcext:value-type="string">
            <text:p><text:s text:c="3"/>0.2666164496247272}, 0.9353495954764907, 100}, {</text:p>
          </table:table-cell>
          <table:table-cell/>
          <table:table-cell office:value-type="string" calcext:value-type="string">
            <text:p>t[0], </text:p>
          </table:table-cell>
        </table:table-row>
        <table:table-row table:style-name="ro1">
          <table:table-cell office:value-type="string" calcext:value-type="string">
            <text:p><text:s text:c="3"/>0.6947303080190613}, 0.32454525426299774`, 1000}, {</text:p>
          </table:table-cell>
          <table:table-cell/>
          <table:table-cell office:value-type="string" calcext:value-type="string">
            <text:p><text:s text:c="2"/>0.18397975760372415`, {0, 1}, {0.5535914419228865, </text:p>
          </table:table-cell>
          <table:table-cell/>
          <table:table-cell office:value-type="string" calcext:value-type="string">
            <text:p>t[1], {0., {0, 0}, {0.5921908684844923, 0.20764932665001293`}, 0., </text:p>
          </table:table-cell>
        </table:table-row>
        <table:table-row table:style-name="ro1">
          <table:table-cell office:value-type="string" calcext:value-type="string">
            <text:p><text:s text:c="2"/>0.02608697296208937, {1, 1}, {0.9029117495428167, </text:p>
          </table:table-cell>
          <table:table-cell/>
          <table:table-cell office:value-type="string" calcext:value-type="string">
            <text:p><text:s text:c="3"/>0.266592167970586}, 0.14214276804651427`, 100}, {</text:p>
          </table:table-cell>
          <table:table-cell/>
          <table:table-cell office:value-type="string" calcext:value-type="string">
            <text:p><text:s text:c="3"/>10}, {0.20879544080339046`, {0, 1}, {0.5921908684844923, </text:p>
          </table:table-cell>
        </table:table-row>
        <table:table-row table:style-name="ro1">
          <table:table-cell office:value-type="string" calcext:value-type="string">
            <text:p><text:s text:c="3"/>0.695199433106206}, 0.32302924302353414`, 1000}, {</text:p>
          </table:table-cell>
          <table:table-cell/>
          <table:table-cell office:value-type="string" calcext:value-type="string">
            <text:p><text:s text:c="2"/>0.18399083955273288`, {0, 1}, {0.5535914419228865, </text:p>
          </table:table-cell>
          <table:table-cell/>
          <table:table-cell office:value-type="string" calcext:value-type="string">
            <text:p><text:s text:c="3"/>0.20750566845452925`}, 0.08611720488152204, 10}, {</text:p>
          </table:table-cell>
        </table:table-row>
        <table:table-row table:style-name="ro1">
          <table:table-cell office:value-type="string" calcext:value-type="string">
            <text:p><text:s text:c="2"/>0., {0, 0}, {0.9029117495428167, 0.695199433106206}, 0., 1000}, {</text:p>
          </table:table-cell>
          <table:table-cell/>
          <table:table-cell office:value-type="string" calcext:value-type="string">
            <text:p><text:s text:c="3"/>0.2665679388894306}, 0.1421169320875184, 100}, {</text:p>
          </table:table-cell>
          <table:table-cell/>
          <table:table-cell office:value-type="string" calcext:value-type="string">
            <text:p><text:s text:c="2"/>0.21282292068899614`, {1, 1}, {0.5940335662424521, </text:p>
          </table:table-cell>
        </table:table-row>
        <table:table-row table:style-name="ro1">
          <table:table-cell office:value-type="string" calcext:value-type="string">
            <text:p><text:s text:c="2"/>0., {0, 0}, {0.9029117495428167, 0.695199433106206}, 0., 1000}, {</text:p>
          </table:table-cell>
          <table:table-cell/>
          <table:table-cell office:value-type="string" calcext:value-type="string">
            <text:p><text:s text:c="2"/>0.22143679924360937`, {1, 1}, {0.5578072366724217, </text:p>
          </table:table-cell>
          <table:table-cell/>
          <table:table-cell office:value-type="string" calcext:value-type="string">
            <text:p><text:s text:c="3"/>0.20931279551334211`}, 0.9226546931306341, 10}, {</text:p>
          </table:table-cell>
        </table:table-row>
        <table:table-row table:style-name="ro1">
          <table:table-cell office:value-type="string" calcext:value-type="string">
            <text:p><text:s text:c="2"/>0.008625579998080892, {0, 1}, {0.9029117495428167, </text:p>
          </table:table-cell>
          <table:table-cell/>
          <table:table-cell office:value-type="string" calcext:value-type="string">
            <text:p><text:s text:c="3"/>0.27064311021602144`}, 0.9411414330346091, 100}, {</text:p>
          </table:table-cell>
          <table:table-cell/>
          <table:table-cell office:value-type="string" calcext:value-type="string">
            <text:p><text:s text:c="2"/>0., {0, 0}, {0.5940335662424521, 0.20931279551334211`}, 0., 10}, {</text:p>
          </table:table-cell>
        </table:table-row>
        <table:table-row table:style-name="ro1">
          <table:table-cell office:value-type="string" calcext:value-type="string">
            <text:p><text:s text:c="3"/>0.6952476404402431}, 0.8142519986855213, 1000}, {</text:p>
          </table:table-cell>
          <table:table-cell/>
          <table:table-cell office:value-type="string" calcext:value-type="string">
            <text:p><text:s text:c="2"/>0.1821334601319207, {0, 1}, {0.5578072366724217, </text:p>
          </table:table-cell>
          <table:table-cell/>
          <table:table-cell office:value-type="string" calcext:value-type="string">
            <text:p><text:s text:c="2"/>0., {0, 0}, {0.5940335662424521, 0.20931279551334211`}, 0., 10}, {</text:p>
          </table:table-cell>
        </table:table-row>
        <table:table-row table:style-name="ro1">
          <table:table-cell office:value-type="string" calcext:value-type="string">
            <text:p><text:s text:c="2"/>0., {0, 0}, {0.9029117495428167, 0.6952476404402431}, 0., 1000}, {</text:p>
          </table:table-cell>
          <table:table-cell/>
          <table:table-cell office:value-type="string" calcext:value-type="string">
            <text:p><text:s text:c="3"/>0.27060863035649124`}, 0.14645806164683223`, 100}, {</text:p>
          </table:table-cell>
          <table:table-cell/>
          <table:table-cell office:value-type="string" calcext:value-type="string">
            <text:p><text:s text:c="2"/>0.20815806394723604`, {0, 1}, {0.5940335662424521, </text:p>
          </table:table-cell>
        </table:table-row>
        <table:table-row table:style-name="ro1">
          <table:table-cell office:value-type="string" calcext:value-type="string">
            <text:p><text:s text:c="2"/>0.008619975358230971, {0, 1}, {0.9029117495428167, </text:p>
          </table:table-cell>
          <table:table-cell/>
          <table:table-cell office:value-type="string" calcext:value-type="string">
            <text:p><text:s text:c="2"/>0., {0, 0}, {0.5578072366724217, 0.27060863035649124`}, 0., 100}, {</text:p>
          </table:table-cell>
          <table:table-cell/>
          <table:table-cell office:value-type="string" calcext:value-type="string">
            <text:p><text:s text:c="3"/>0.2091807204400358}, 0.08751314760762482, 10}, {</text:p>
          </table:table-cell>
        </table:table-row>
        <table:table-row table:style-name="ro1">
          <table:table-cell office:value-type="string" calcext:value-type="string">
            <text:p><text:s text:c="3"/>0.6952971572136375}, 0.8143123551958185, 1000}, {</text:p>
          </table:table-cell>
          <table:table-cell/>
          <table:table-cell office:value-type="string" calcext:value-type="string">
            <text:p><text:s text:c="2"/>0., {0, 0}, {0.5578072366724217, 0.27060863035649124`}, 0., 100}, {</text:p>
          </table:table-cell>
          <table:table-cell/>
          <table:table-cell office:value-type="string" calcext:value-type="string">
            <text:p><text:s text:c="2"/>0.029817193385753272`, {1, 0}, {0.5844563113942342, </text:p>
          </table:table-cell>
        </table:table-row>
        <table:table-row table:style-name="ro1">
          <table:table-cell office:value-type="string" calcext:value-type="string">
            <text:p><text:s text:c="2"/>0., {0, 0}, {0.9029117495428167, 0.6952971572136375}, 0., 1000}, {</text:p>
          </table:table-cell>
          <table:table-cell/>
          <table:table-cell office:value-type="string" calcext:value-type="string">
            <text:p><text:s text:c="2"/>0., {0, 0}, {0.5578072366724217, 0.27060863035649124`}, 0., 100}, {</text:p>
          </table:table-cell>
          <table:table-cell/>
          <table:table-cell office:value-type="string" calcext:value-type="string">
            <text:p><text:s text:c="3"/>0.2091807204400358}, 0.6546468857198287, 10}, {</text:p>
          </table:table-cell>
        </table:table-row>
        <table:table-row table:style-name="ro1">
          <table:table-cell office:value-type="string" calcext:value-type="string">
            <text:p><text:s text:c="2"/>0., {0, 0}, {0.9029117495428167, 0.6952971572136375}, 0., 1000}, {</text:p>
          </table:table-cell>
          <table:table-cell/>
          <table:table-cell office:value-type="string" calcext:value-type="string">
            <text:p><text:s text:c="2"/>0.18213902396828327`, {0, 1}, {0.5578072366724217, </text:p>
          </table:table-cell>
          <table:table-cell/>
          <table:table-cell office:value-type="string" calcext:value-type="string">
            <text:p><text:s text:c="2"/>0.21091136257057486`, {1, 1}, {0.5867309671257245, </text:p>
          </table:table-cell>
        </table:table-row>
        <table:table-row table:style-name="ro1">
          <table:table-cell office:value-type="string" calcext:value-type="string">
            <text:p><text:s text:c="2"/>0., {0, 0}, {0.9029117495428167, 0.6952971572136375}, 0., 1000}, {</text:p>
          </table:table-cell>
          <table:table-cell/>
          <table:table-cell office:value-type="string" calcext:value-type="string">
            <text:p><text:s text:c="3"/>0.2705965859835872}, 0.1464450246919458, 100}, {</text:p>
          </table:table-cell>
          <table:table-cell/>
          <table:table-cell office:value-type="string" calcext:value-type="string">
            <text:p><text:s text:c="3"/>0.2114048980244046}, 0.9185017421226263, 10}, {</text:p>
          </table:table-cell>
        </table:table-row>
        <table:table-row table:style-name="ro1">
          <table:table-cell office:value-type="string" calcext:value-type="string">
            <text:p><text:s text:c="2"/>0.008613885462827667, {0, 1}, {0.9029117495428167, </text:p>
          </table:table-cell>
          <table:table-cell/>
          <table:table-cell office:value-type="string" calcext:value-type="string">
            <text:p><text:s text:c="2"/>0.22423730617386195`, {1, 1}, {0.5623476082078807, </text:p>
          </table:table-cell>
          <table:table-cell/>
          <table:table-cell office:value-type="string" calcext:value-type="string">
            <text:p><text:s text:c="2"/>0.20734911939857342`, {0, 1}, {0.5867309671257245, </text:p>
          </table:table-cell>
        </table:table-row>
        <table:table-row table:style-name="ro1">
          <table:table-cell office:value-type="string" calcext:value-type="string">
            <text:p><text:s text:c="3"/>0.6953509885814205}, 0.8143779596833645, 1000}, {</text:p>
          </table:table-cell>
          <table:table-cell/>
          <table:table-cell office:value-type="string" calcext:value-type="string">
            <text:p><text:s text:c="3"/>0.2749779214167585}, 0.9470740333761917, 100}, {</text:p>
          </table:table-cell>
          <table:table-cell/>
          <table:table-cell office:value-type="string" calcext:value-type="string">
            <text:p><text:s text:c="3"/>0.21129118328772004`}, 0.08928792827024981, 10}}]</text:p>
          </table:table-cell>
        </table:table-row>
        <table:table-row table:style-name="ro1">
          <table:table-cell office:value-type="string" calcext:value-type="string">
            <text:p><text:s text:c="2"/>0.00008935709046986504, {1, 0}, {0.902774036680691, </text:p>
          </table:table-cell>
          <table:table-cell/>
          <table:table-cell office:value-type="string" calcext:value-type="string">
            <text:p><text:s text:c="2"/>0., {0, 0}, {0.5623476082078807, 0.2749779214167585}, 0.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53509885814205}, 0.9810942241132647, 1000}, {</text:p>
          </table:table-cell>
          <table:table-cell/>
          <table:table-cell office:value-type="string" calcext:value-type="string">
            <text:p><text:s text:c="2"/>0.18011050045755456`, {0, 1}, {0.5623476082078807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008986094485844087, {1, 0}, {0.9026372694611439, </text:p>
          </table:table-cell>
          <table:table-cell/>
          <table:table-cell office:value-type="string" calcext:value-type="string">
            <text:p><text:s text:c="3"/>0.27496495273034277`}, 0.15121145045999926`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53509885814205}, 0.9810409974040362, 1000}, {</text:p>
          </table:table-cell>
          <table:table-cell/>
          <table:table-cell office:value-type="string" calcext:value-type="string">
            <text:p><text:s text:c="2"/>0.18011654518273082`, {0, 1}, {0.5623476082078807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, {0, 0}, {0.9026372694611439, 0.6953509885814205}, 0., 1000}, {</text:p>
          </table:table-cell>
          <table:table-cell/>
          <table:table-cell office:value-type="string" calcext:value-type="string">
            <text:p><text:s text:c="3"/>0.2749520025357515}, 0.15119720739683984`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25855524466091455`, {1, 1}, {0.9031480300102493, </text:p>
          </table:table-cell>
          <table:table-cell/>
          <table:table-cell office:value-type="string" calcext:value-type="string">
            <text:p><text:s text:c="2"/>0., {0, 0}, {0.5623476082078807, 0.2749520025357515}, 0.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58575420202061}, 0.3215930625252445, 1000}, {</text:p>
          </table:table-cell>
          <table:table-cell/>
          <table:table-cell office:value-type="string" calcext:value-type="string">
            <text:p><text:s text:c="2"/>0.18012030380723948`, {0, 1}, {0.5623476082078807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, {0, 0}, {0.9031480300102493, 0.6958575420202061}, 0., 1000}, {</text:p>
          </table:table-cell>
          <table:table-cell/>
          <table:table-cell office:value-type="string" calcext:value-type="string">
            <text:p><text:s text:c="3"/>0.27494394987593274`}, 0.15118835114675883`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, {0, 0}, {0.9031480300102493, 0.6958575420202061}, 0., 1000}, {</text:p>
          </table:table-cell>
          <table:table-cell/>
          <table:table-cell office:value-type="string" calcext:value-type="string">
            <text:p><text:s text:c="2"/>0.18012405845941568`, {0, 1}, {0.5623476082078807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25593799332200542`, {1, 1}, {0.9036594639488035, </text:p>
          </table:table-cell>
          <table:table-cell/>
          <table:table-cell office:value-type="string" calcext:value-type="string">
            <text:p><text:s text:c="3"/>0.27493590557503844`}, 0.1511795043487329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63647596101272}, 0.3199612434792723, 1000}, {</text:p>
          </table:table-cell>
          <table:table-cell/>
          <table:table-cell office:value-type="string" calcext:value-type="string">
            <text:p><text:s text:c="2"/>0.22694865491388042`, {1, 1}, {0.5669618866511884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8493659234443406, {0, 1}, {0.9036594639488035, </text:p>
          </table:table-cell>
          <table:table-cell/>
          <table:table-cell office:value-type="string" calcext:value-type="string">
            <text:p><text:s text:c="3"/>0.2793868309431448}, 0.952782566830188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64196143883762}, 0.8156778989437956, 1000}, {</text:p>
          </table:table-cell>
          <table:table-cell/>
          <table:table-cell office:value-type="string" calcext:value-type="string">
            <text:p><text:s text:c="2"/>0.03619765665637557, {1, 0}, {0.5638156150956154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8487544778231297, {0, 1}, {0.9036594639488035, </text:p>
          </table:table-cell>
          <table:table-cell/>
          <table:table-cell office:value-type="string" calcext:value-type="string">
            <text:p><text:s text:c="3"/>0.2793868309431448}, 0.6194863647311672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64742648704475}, 0.8157442562281295, 1000}, {</text:p>
          </table:table-cell>
          <table:table-cell/>
          <table:table-cell office:value-type="string" calcext:value-type="string">
            <text:p><text:s text:c="2"/>0., {0, 0}, {0.5638156150956154, 0.2793868309431448}, 0.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8481456321191065, {0, 1}, {0.9036594639488035, </text:p>
          </table:table-cell>
          <table:table-cell/>
          <table:table-cell office:value-type="string" calcext:value-type="string">
            <text:p><text:s text:c="2"/>0.22866420381093186`, {1, 1}, {0.5684530996068168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65287123217727}, 0.8158103551098372, 1000}, {</text:p>
          </table:table-cell>
          <table:table-cell/>
          <table:table-cell office:value-type="string" calcext:value-type="string">
            <text:p><text:s text:c="3"/>0.2838595974795833}, 0.9563769211162132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2530006753196064, {1, 1}, {0.9041557783472135, </text:p>
          </table:table-cell>
          <table:table-cell/>
          <table:table-cell office:value-type="string" calcext:value-type="string">
            <text:p><text:s text:c="2"/>0., {0, 0}, {0.5684530996068168, 0.2838595974795833}, 0.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70210158452177}, 0.3181198989812529, 1000}, {</text:p>
          </table:table-cell>
          <table:table-cell/>
          <table:table-cell office:value-type="string" calcext:value-type="string">
            <text:p><text:s text:c="2"/>0., {0, 0}, {0.5684530996068168, 0.2838595974795833}, 0.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8420722853848425, {0, 1}, {0.9041557783472135, </text:p>
          </table:table-cell>
          <table:table-cell/>
          <table:table-cell office:value-type="string" calcext:value-type="string">
            <text:p><text:s text:c="2"/>0.17591818625054034`, {0, 1}, {0.5684530996068168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7073446697254}, 0.8164710066082372, 1000}, {</text:p>
          </table:table-cell>
          <table:table-cell/>
          <table:table-cell office:value-type="string" calcext:value-type="string">
            <text:p><text:s text:c="3"/>0.2838555618672643}, 0.16114796000596063`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008487423437968932, {1, 0}, {0.9040170779039574, </text:p>
          </table:table-cell>
          <table:table-cell/>
          <table:table-cell office:value-type="string" calcext:value-type="string">
            <text:p><text:s text:c="2"/>0.1759201068452193, {0, 1}, {0.5684530996068168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7073446697254}, 0.98157455733181, 1000}, {</text:p>
          </table:table-cell>
          <table:table-cell/>
          <table:table-cell office:value-type="string" calcext:value-type="string">
            <text:p><text:s text:c="3"/>0.28385152889855686`}, 0.1611433809160965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25077134304478204`, {1, 1}, {0.904502889171507, </text:p>
          </table:table-cell>
          <table:table-cell/>
          <table:table-cell office:value-type="string" calcext:value-type="string">
            <text:p><text:s text:c="2"/>0.2312131021641332, {1, 1}, {0.5731874542034652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75553874066688}, 0.3167152304798631, 1000}, {</text:p>
          </table:table-cell>
          <table:table-cell/>
          <table:table-cell office:value-type="string" calcext:value-type="string">
            <text:p><text:s text:c="3"/>0.2884154196283996}, 0.9616924709368025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8361647665559005, {0, 1}, {0.904502889171507, </text:p>
          </table:table-cell>
          <table:table-cell/>
          <table:table-cell office:value-type="string" calcext:value-type="string">
            <text:p><text:s text:c="2"/>0.034074570231760686`, {1, 0}, {0.5703571421208884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7606141939899}, 0.817115909215055, 1000}, {</text:p>
          </table:table-cell>
          <table:table-cell/>
          <table:table-cell office:value-type="string" calcext:value-type="string">
            <text:p><text:s text:c="3"/>0.2884154196283996}, 0.6308140293469391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00836622239433326, {1, 0}, {0.9043615891319831, </text:p>
          </table:table-cell>
          <table:table-cell/>
          <table:table-cell office:value-type="string" calcext:value-type="string">
            <text:p><text:s text:c="2"/>0., {0, 0}, {0.5703571421208884, 0.2884154196283996}, 0.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7606141939899}, 0.9817065887332808, 1000}, {</text:p>
          </table:table-cell>
          <table:table-cell/>
          <table:table-cell office:value-type="string" calcext:value-type="string">
            <text:p><text:s text:c="2"/>0.0348692938345553, {1, 0}, {0.5678736114627358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8356027455728011, {0, 1}, {0.9043615891319831, </text:p>
          </table:table-cell>
          <table:table-cell/>
          <table:table-cell office:value-type="string" calcext:value-type="string">
            <text:p><text:s text:c="3"/>0.2884154196283996}, 0.6265335686594828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76569676126112}, 0.8171773815335968, 1000}, {</text:p>
          </table:table-cell>
          <table:table-cell/>
          <table:table-cell office:value-type="string" calcext:value-type="string">
            <text:p><text:s text:c="2"/>0.03564023642237304, {1, 0}, {0.5655046388786823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, {0, 0}, {0.9043615891319831, 0.6976569676126112}, 0., 1000}, {</text:p>
          </table:table-cell>
          <table:table-cell/>
          <table:table-cell office:value-type="string" calcext:value-type="string">
            <text:p><text:s text:c="3"/>0.2884154196283996}, 0.6224275623281115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8350270180962035, {0, 1}, {0.9043615891319831, </text:p>
          </table:table-cell>
          <table:table-cell/>
          <table:table-cell office:value-type="string" calcext:value-type="string">
            <text:p><text:s text:c="2"/>0.03638856202226661, {1, 0}, {0.5632416431461736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77090594063795}, 0.8172403744700484, 1000}, {</text:p>
          </table:table-cell>
          <table:table-cell/>
          <table:table-cell office:value-type="string" calcext:value-type="string">
            <text:p><text:s text:c="3"/>0.2884154196283996}, 0.6184842754366913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008414567261662692, {1, 0}, {0.9042237240220489, </text:p>
          </table:table-cell>
          <table:table-cell/>
          <table:table-cell office:value-type="string" calcext:value-type="string">
            <text:p><text:s text:c="2"/>0.2313130068396389, {1, 1}, {0.5685040056031103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77090594063795}, 0.9816538099195907, 1000}, {</text:p>
          </table:table-cell>
          <table:table-cell/>
          <table:table-cell office:value-type="string" calcext:value-type="string">
            <text:p><text:s text:c="3"/>0.29347464993316763`}, 0.9619002169448532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8344509108405927, {0, 1}, {0.9042237240220489, </text:p>
          </table:table-cell>
          <table:table-cell/>
          <table:table-cell office:value-type="string" calcext:value-type="string">
            <text:p><text:s text:c="2"/>0., {0, 0}, {0.5685040056031103, 0.29347464993316763`}, 0.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77612125330385}, 0.8173034307010016, 1000}, {</text:p>
          </table:table-cell>
          <table:table-cell/>
          <table:table-cell office:value-type="string" calcext:value-type="string">
            <text:p><text:s text:c="2"/>0., {0, 0}, {0.5685040056031103, 0.29347464993316763`}, 0.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833877174842836, {0, 1}, {0.9042237240220489, </text:p>
          </table:table-cell>
          <table:table-cell/>
          <table:table-cell office:value-type="string" calcext:value-type="string">
            <text:p><text:s text:c="2"/>0.2339978852634558, {1, 1}, {0.5738483527225239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78131778427997}, 0.8173662490290652, 1000}, {</text:p>
          </table:table-cell>
          <table:table-cell/>
          <table:table-cell office:value-type="string" calcext:value-type="string">
            <text:p><text:s text:c="3"/>0.29861059135073226`}, 0.9674665581061824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8333057943808614, {0, 1}, {0.9042237240220489, </text:p>
          </table:table-cell>
          <table:table-cell/>
          <table:table-cell office:value-type="string" calcext:value-type="string">
            <text:p><text:s text:c="2"/>0.23622460059273406`, {1, 1}, {0.5786062193347279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78649564606616}, 0.8174288309309642, 1000}, {</text:p>
          </table:table-cell>
          <table:table-cell/>
          <table:table-cell office:value-type="string" calcext:value-type="string">
            <text:p><text:s text:c="3"/>0.3031965877520509}, 0.9720588471748695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008462975856366316, {1, 0}, {0.9040862711424431, </text:p>
          </table:table-cell>
          <table:table-cell/>
          <table:table-cell office:value-type="string" calcext:value-type="string">
            <text:p><text:s text:c="2"/>0., {0, 0}, {0.5786062193347279, 0.3031965877520509}, 0.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78649564606616}, 0.9816011132332781, 1000}, {</text:p>
          </table:table-cell>
          <table:table-cell/>
          <table:table-cell office:value-type="string" calcext:value-type="string">
            <text:p><text:s text:c="2"/>0.2382163132939502, {1, 1}, {0.5831824617188938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8327340298159288, {0, 1}, {0.9040862711424431, </text:p>
          </table:table-cell>
          <table:table-cell/>
          <table:table-cell office:value-type="string" calcext:value-type="string">
            <text:p><text:s text:c="3"/>0.30761170449013664`}, 0.9761481717320383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7916796547377}, 0.8174914763836024, 1000}, {</text:p>
          </table:table-cell>
          <table:table-cell/>
          <table:table-cell office:value-type="string" calcext:value-type="string">
            <text:p><text:s text:c="2"/>0.030905186193826796`, {1, 0}, {0.580716433297837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, {0, 0}, {0.9040862711424431, 0.697916796547377}, 0., 1000}, {</text:p>
          </table:table-cell>
          <table:table-cell/>
          <table:table-cell office:value-type="string" calcext:value-type="string">
            <text:p><text:s text:c="3"/>0.30761170449013664`}, 0.6484025813870256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2484684927626358, {1, 1}, {0.9045741971546741, </text:p>
          </table:table-cell>
          <table:table-cell/>
          <table:table-cell office:value-type="string" calcext:value-type="string">
            <text:p><text:s text:c="2"/>0.2394527443871333, {1, 1}, {0.5849986815521727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84008239098705}, 0.3152576677973976, 1000}, {</text:p>
          </table:table-cell>
          <table:table-cell/>
          <table:table-cell office:value-type="string" calcext:value-type="string">
            <text:p><text:s text:c="3"/>0.31174963261030153`}, 0.9786781787434178, 100},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00833990145516029, {1, 0}, {0.9044368999474648, </text:p>
          </table:table-cell>
          <table:table-cell/>
          <table:table-cell office:value-type="string" calcext:value-type="string">
            <text:p><text:s text:c="2"/>0.030398423100711804`, {1, 0}, {0.5824458889986346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0.6984008239098705}, 0.9817353878166983, 1000}, {</text:p>
          </table:table-cell>
          <table:table-cell/>
          <table:table-cell office:value-type="string" calcext:value-type="string">
            <text:p><text:s text:c="3"/>0.31174963261030153`}, 0.6512971287717189, 100}}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.00826843716791109, {0, 1}, {0.9044368999474648,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0.6984524129582392}, 0.8181381054985835, 1000}, {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0.008262800551072903, {0, 1}, {0.9044368999474648,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0.6985038175603401}, 0.8182001039486226, 1000}, {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0.02461839125713474, {1, 1}, {0.9049138233623422,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0.6989769875924291}, 0.3138049792921377, 1000}}]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2:06:25.685913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5T07:10:02.945718257</meta:creation-date>
    <dc:date>2020-08-26T12:12:37.804756718</dc:date>
    <meta:editing-duration>PT1H36M11S</meta:editing-duration>
    <meta:editing-cycles>21</meta:editing-cycles>
    <meta:generator>LibreOffice/6.4.5.2$Linux_X86_64 LibreOffice_project/40$Build-2</meta:generator>
    <meta:document-statistic meta:table-count="1" meta:cell-count="4137" meta:object-count="0"/>
  </office:meta>
</office:document-meta>
</file>